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adornments="Regular" style:font-pitch="fixed" style:font-charset="x-symbol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4.46pt"/>
    </style:style>
    <style:style style:name="co2" style:family="table-column">
      <style:table-column-properties fo:break-before="auto" style:column-width="180.85pt"/>
    </style:style>
    <style:style style:name="co3" style:family="table-column">
      <style:table-column-properties fo:break-before="auto" style:column-width="159.99pt"/>
    </style:style>
    <style:style style:name="co4" style:family="table-column">
      <style:table-column-properties fo:break-before="auto" style:column-width="483.51pt"/>
    </style:style>
    <style:style style:name="co5" style:family="table-column">
      <style:table-column-properties fo:break-before="auto" style:column-width="230.26pt"/>
    </style:style>
    <style:style style:name="co6" style:family="table-column">
      <style:table-column-properties fo:break-before="auto" style:column-width="222.55pt"/>
    </style:style>
    <style:style style:name="co7" style:family="table-column">
      <style:table-column-properties fo:break-before="auto" style:column-width="256.51pt"/>
    </style:style>
    <style:style style:name="co8" style:family="table-column">
      <style:table-column-properties fo:break-before="auto" style:column-width="94.39pt"/>
    </style:style>
    <style:style style:name="co9" style:family="table-column">
      <style:table-column-properties fo:break-before="auto" style:column-width="130.71pt"/>
    </style:style>
    <style:style style:name="co10" style:family="table-column">
      <style:table-column-properties fo:break-before="auto" style:column-width="112.96pt"/>
    </style:style>
    <style:style style:name="co11" style:family="table-column">
      <style:table-column-properties fo:break-before="auto" style:column-width="84.36pt"/>
    </style:style>
    <style:style style:name="co12" style:family="table-column">
      <style:table-column-properties fo:break-before="auto" style:column-width="89.74pt"/>
    </style:style>
    <style:style style:name="co13" style:family="table-column">
      <style:table-column-properties fo:break-before="auto" style:column-width="122.94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99.24pt"/>
    </style:style>
    <style:style style:name="co16" style:family="table-column">
      <style:table-column-properties fo:break-before="auto" style:column-width="542.44pt"/>
    </style:style>
    <style:style style:name="co17" style:family="table-column">
      <style:table-column-properties fo:break-before="auto" style:column-width="121.86pt"/>
    </style:style>
    <style:style style:name="co18" style:family="table-column">
      <style:table-column-properties fo:break-before="auto" style:column-width="103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ext-properties style:font-name="Webdings"/>
    </style:style>
    <style:style style:name="ce3" style:family="table-cell" style:parent-style-name="Default">
      <style:text-properties style:font-name="Verdana"/>
    </style:style>
    <style:style style:name="ce4" style:family="table-cell" style:parent-style-name="Default">
      <style:text-properties style:font-name="Verdana" style:font-name-asian="Droid Sans Fallback" style:font-name-complex="FreeSans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Arial1"/>
    </style:style>
    <style:style style:name="ce7" style:family="table-cell" style:parent-style-name="Default" style:data-style-name="N2">
      <style:text-properties style:font-name="Arial"/>
    </style:style>
    <style:style style:name="ce8" style:family="table-cell" style:parent-style-name="Default" style:data-style-name="N2">
      <style:text-properties style:font-name="Verdana"/>
    </style:style>
    <style:style style:name="ce9" style:family="table-cell" style:parent-style-name="Default" style:data-style-name="N123">
      <style:text-properties style:font-name="Verdana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3" table:default-cell-style-name="ce2"/>
        <table:table-column table:style-name="co14" table:number-columns-repeated="2" table:default-cell-style-name="ce2"/>
        <table:table-column table:style-name="co15" table:visibility="collapse" table:default-cell-style-name="ce2"/>
        <table:table-column table:style-name="co14" table:number-columns-repeated="11" table:default-cell-style-name="ce2"/>
        <table:table-column table:style-name="co16" table:default-cell-style-name="ce2"/>
        <table:table-column table:style-name="co14" table:number-columns-repeated="993" table:default-cell-style-name="ce2"/>
        <table:table-column table:style-name="co14" table:default-cell-style-name="Default"/>
        <table:table-row table:style-name="ro1">
          <table:table-cell table:style-name="ce1" office:value-type="string" calcext:value-type="string">
            <text:p>Мессьє</text:p>
          </table:table-cell>
          <table:table-cell table:style-name="ce1" office:value-type="string" calcext:value-type="string">
            <text:p>NGC</text:p>
          </table:table-cell>
          <table:table-cell table:style-name="ce1" office:value-type="string" calcext:value-type="string">
            <text:p>Назва</text:p>
          </table:table-cell>
          <table:table-cell table:style-name="ce1" office:value-type="string" calcext:value-type="string">
            <text:p>Зображення</text:p>
          </table:table-cell>
          <table:table-cell table:style-name="ce1" office:value-type="string" calcext:value-type="string">
            <text:p>Тип об'єкта</text:p>
          </table:table-cell>
          <table:table-cell table:style-name="ce1" office:value-type="string" calcext:value-type="string">
            <text:p>Сузір'я, у якому цей об'єкт перебуває</text:p>
          </table:table-cell>
          <table:table-cell table:style-name="ce1" office:value-type="string" calcext:value-type="string">
            <text:p>Відстань до об'єкта в тисячах світлових років</text:p>
          </table:table-cell>
          <table:table-cell table:style-name="ce1" office:value-type="string" calcext:value-type="string">
            <text:p>Видима величина</text:p>
          </table:table-cell>
          <table:table-cell table:style-name="ce5" office:value-type="string" calcext:value-type="string">
            <text:p><text:a xlink:href="https://uk.wikipedia.org/wiki/Пряме_піднесення" xlink:type="simple">α</text:a></text:p>
          </table:table-cell>
          <table:table-cell table:style-name="ce5" office:value-type="string" calcext:value-type="string">
            <text:p><text:a xlink:href="https://uk.wikipedia.org/wiki/Схилення_%28астрономія%29" xlink:type="simple">δ</text:a>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Кількість зірок</text:p>
          </table:table-cell>
          <table:table-cell table:style-name="ce1" table:number-columns-repeated="2"/>
          <table:table-cell table:style-name="ce1" office:value-type="string" calcext:value-type="string">
            <text:p>a_num</text:p>
          </table:table-cell>
          <table:table-cell table:style-name="ce1" table:number-columns-repeated="3"/>
          <table:table-cell table:style-name="ce1" office:value-type="string" calcext:value-type="string">
            <text:p>b_num</text:p>
          </table:table-cell>
          <table:table-cell table:style-name="ce1" table:number-columns-repeated="2"/>
          <table:table-cell table:style-name="ce7"/>
          <table:table-cell table:style-name="ce7" office:value-type="string" calcext:value-type="string">
            <text:p>y</text:p>
          </table:table-cell>
          <table:table-cell table:style-name="ce7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color</text:p>
          </table:table-cell>
          <table:table-cell table:style-name="ce1" table:number-columns-repeated="3"/>
          <table:table-cell table:style-name="ce1" office:value-type="string" calcext:value-type="string">
            <text:p>image_</text:p>
          </table:table-cell>
          <table:table-cell table:style-name="ce1"/>
          <table:table-cell table:style-name="ce1" office:value-type="string" calcext:value-type="string">
            <text:p>big file</text:p>
          </table:table-cell>
          <table:table-cell table:style-name="ce1" table:number-columns-repeated="19"/>
          <table:table-cell table:style-name="ce1" office:value-type="string" calcext:value-type="string">
            <text:p>Розсіяне скупчення </text:p>
          </table:table-cell>
          <table:table-cell table:style-name="ce1" office:value-type="string" calcext:value-type="string">
            <text:p>darkred</text:p>
          </table:table-cell>
          <table:table-cell table:style-name="ce1" table:number-columns-repeated="971"/>
        </table:table-row>
        <table:table-row table:style-name="ro1">
          <table:table-cell office:value-type="string" calcext:value-type="string">
            <text:p>M1[2] </text:p>
          </table:table-cell>
          <table:table-cell office:value-type="string" calcext:value-type="string">
            <text:p>NGC 1952 </text:p>
          </table:table-cell>
          <table:table-cell office:value-type="string" calcext:value-type="string">
            <text:p>Крабоподібна туманність </text:p>
          </table:table-cell>
          <table:table-cell office:value-type="string" calcext:value-type="string">
            <text:p>Crab Nebula.jpg </text:p>
          </table:table-cell>
          <table:table-cell office:value-type="string" calcext:value-type="string">
            <text:p>Залишок наднової </text:p>
          </table:table-cell>
          <table:table-cell office:value-type="string" calcext:value-type="string">
            <text:p>Телець </text:p>
          </table:table-cell>
          <table:table-cell office:value-type="float" office:value="6.3" calcext:value-type="float">
            <text:p>6.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5h 34,5m s </text:p>
          </table:table-cell>
          <table:table-cell office:value-type="string" calcext:value-type="string">
            <text:p>+22° 01′ ″ </text:p>
          </table:table-cell>
          <table:table-cell office:value-type="string" calcext:value-type="string">
            <text:p>6×4' </text:p>
          </table:table-cell>
          <table:table-cell table:number-columns-repeated="2"/>
          <table:table-cell table:style-name="ce6" table:formula="of:=SUBSTITUTE(SUBSTITUTE(SUBSTITUTE([.I2];&quot;h &quot;;&quot;:&quot;) ;&quot;m s&quot;;&quot;&quot;); &quot;,&quot;; &quot;:&quot;)" office:value-type="string" office:string-value="05:34:5 " calcext:value-type="string">
            <text:p>05:34:5 </text:p>
          </table:table-cell>
          <table:table-cell table:style-name="ce6" table:formula="of:=TIMEVALUE([.N2])" office:value-type="float" office:value="0.232002314814815" calcext:value-type="float">
            <text:p>0.2320023148</text:p>
          </table:table-cell>
          <table:table-cell table:style-name="ce6" table:formula="of:=SUBSTITUTE(SUBSTITUTE(SUBSTITUTE([.J2];&quot;° &quot;;&quot;.&quot;) ;&quot;′ ″ &quot;;&quot;&quot;); &quot;−&quot;; &quot;-&quot;)" office:value-type="string" office:string-value="+22.01" calcext:value-type="string">
            <text:p>+22.01</text:p>
          </table:table-cell>
          <table:table-cell table:style-name="ce6" table:formula="of:=([.P2]-ROUNDDOWN([.P2];0))" office:value-type="float" office:value="0.0100000000000016" calcext:value-type="float">
            <text:p>0.01</text:p>
          </table:table-cell>
          <table:table-cell table:style-name="ce3" table:formula="of:=[.P2]+[.Q2]/6*4" office:value-type="float" office:value="22.0166666666667" calcext:value-type="float">
            <text:p>22.0166666667</text:p>
          </table:table-cell>
          <table:table-cell table:style-name="ce3" table:formula="of:=ROUND([.R2]; 2)" office:value-type="float" office:value="22.02" calcext:value-type="float">
            <text:p>22.02</text:p>
          </table:table-cell>
          <table:table-cell table:style-name="ce3" table:formula="of:=SUBSTITUTE(SUBSTITUTE([.K2]; &quot;' &quot;; &quot;&quot;); &quot;′ &quot;; &quot;&quot;)" office:value-type="string" office:string-value="6×4" calcext:value-type="string">
            <text:p>6×4</text:p>
          </table:table-cell>
          <table:table-cell table:style-name="ce3" table:formula="of:=CONCATENATE(SUBSTITUTE([.T2]; &quot;×&quot;; &quot;+&quot;); &quot;i&quot;)" office:value-type="string" office:string-value="6+4i" calcext:value-type="string">
            <text:p>6+4i</text:p>
          </table:table-cell>
          <table:table-cell table:style-name="ce8" table:formula="of:=IMREAL([.U2])/60" office:value-type="float" office:value="0.1" calcext:value-type="float">
            <text:p>0.10</text:p>
          </table:table-cell>
          <table:table-cell table:style-name="ce8" table:formula="of:=IMAGINARY([.U2])/60" office:value-type="float" office:value="0.0666666666666667" calcext:value-type="float">
            <text:p>0.07</text:p>
          </table:table-cell>
          <table:table-cell table:style-name="ce8" table:formula="of:=IF([.V2]=0; [.W2]; [.V2])" office:value-type="float" office:value="0.1" calcext:value-type="float">
            <text:p>0.10</text:p>
          </table:table-cell>
          <table:table-cell table:style-name="ce3"/>
          <table:table-cell table:style-name="ce3" table:formula="of:=VLOOKUP([.E9];[Sheet3.A$1:.B$7];2)" office:value-type="string" office:string-value="darkviolet" calcext:value-type="string">
            <text:p>darkviolet</text:p>
          </table:table-cell>
          <table:table-cell table:style-name="ce3"/>
          <table:table-cell table:style-name="ce9" office:value-type="float" office:value="1" calcext:value-type="float">
            <text:p>001</text:p>
          </table:table-cell>
          <table:table-cell table:style-name="ce3"/>
          <table:table-cell table:style-name="ce1" table:formula="of:=SUBSTITUTE(TRIM([.D2]);&quot; &quot;;&quot;_&quot;)" office:value-type="string" office:string-value="Crab_Nebula.jpg" calcext:value-type="string">
            <text:p>Crab_Nebula.jpg</text:p>
          </table:table-cell>
          <table:table-cell table:style-name="ce10"/>
          <table:table-cell table:style-name="ce1" table:formula="of:=CONCATENATE(&quot;https://en.wikipedia.org/wiki/File:&quot;;[.AD2])" office:value-type="string" office:string-value="https://en.wikipedia.org/wiki/File:Crab_Nebula.jpg" calcext:value-type="string">
            <text:p>https://en.wikipedia.org/wiki/File:Crab_Nebula.jpg</text:p>
          </table:table-cell>
          <table:table-cell table:style-name="ce1"/>
          <table:table-cell table:number-columns-repeated="18"/>
          <table:table-cell office:value-type="string" calcext:value-type="string">
            <text:p>Кулясте скупчення </text:p>
          </table:table-cell>
          <table:table-cell table:style-name="Default" office:value-type="string" calcext:value-type="string">
            <text:p>darkorange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M2[3] </text:p>
          </table:table-cell>
          <table:table-cell office:value-type="string" calcext:value-type="string">
            <text:p>NGC 7089 </text:p>
          </table:table-cell>
          <table:table-cell office:value-type="string" calcext:value-type="string">
            <text:p>Мессьє 2 </text:p>
          </table:table-cell>
          <table:table-cell office:value-type="string" calcext:value-type="string">
            <text:p>Messier 2 Hubble WikiSky.jpg </text:p>
          </table:table-cell>
          <table:table-cell office:value-type="string" calcext:value-type="string">
            <text:p>Кулясте скупчення </text:p>
          </table:table-cell>
          <table:table-cell office:value-type="string" calcext:value-type="string">
            <text:p>Водолій </text:p>
          </table:table-cell>
          <table:table-cell office:value-type="float" office:value="36" calcext:value-type="float">
            <text:p>36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21h 33,5m s </text:p>
          </table:table-cell>
          <table:table-cell office:value-type="string" calcext:value-type="string">
            <text:p>-00° 49′ ″ </text:p>
          </table:table-cell>
          <table:table-cell office:value-type="string" calcext:value-type="string">
            <text:p>13′ </text:p>
          </table:table-cell>
          <table:table-cell table:number-columns-repeated="2"/>
          <table:table-cell table:style-name="ce6" table:formula="of:=SUBSTITUTE(SUBSTITUTE(SUBSTITUTE([.I3];&quot;h &quot;;&quot;:&quot;) ;&quot;m s&quot;;&quot;&quot;); &quot;,&quot;; &quot;:&quot;)" office:value-type="string" office:string-value="21:33:5 " calcext:value-type="string">
            <text:p>21:33:5 </text:p>
          </table:table-cell>
          <table:table-cell table:style-name="ce6" table:formula="of:=TIMEVALUE([.N3])" office:value-type="float" office:value="0.897974537037037" calcext:value-type="float">
            <text:p>0.897974537</text:p>
          </table:table-cell>
          <table:table-cell table:style-name="ce6" table:formula="of:=SUBSTITUTE(SUBSTITUTE(SUBSTITUTE([.J3];&quot;° &quot;;&quot;.&quot;) ;&quot;′ ″ &quot;;&quot;&quot;); &quot;−&quot;; &quot;-&quot;)" office:value-type="string" office:string-value="-00.49" calcext:value-type="string">
            <text:p>-00.49</text:p>
          </table:table-cell>
          <table:table-cell table:style-name="ce6" table:formula="of:=([.P3]-ROUNDDOWN([.P3];0))" office:value-type="float" office:value="-0.49" calcext:value-type="float">
            <text:p>-0.49</text:p>
          </table:table-cell>
          <table:table-cell table:style-name="ce3" table:formula="of:=[.P3]+[.Q3]/6*4" office:value-type="float" office:value="-0.816666666666667" calcext:value-type="float">
            <text:p>-0.8166666667</text:p>
          </table:table-cell>
          <table:table-cell table:style-name="ce3" table:formula="of:=ROUND([.R3]; 2)" office:value-type="float" office:value="-0.82" calcext:value-type="float">
            <text:p>-0.82</text:p>
          </table:table-cell>
          <table:table-cell table:style-name="ce3" table:formula="of:=SUBSTITUTE(SUBSTITUTE([.K3]; &quot;' &quot;; &quot;&quot;); &quot;′ &quot;; &quot;&quot;)" office:value-type="string" office:string-value="13" calcext:value-type="string">
            <text:p>13</text:p>
          </table:table-cell>
          <table:table-cell table:style-name="ce3" table:formula="of:=CONCATENATE(SUBSTITUTE([.T3]; &quot;×&quot;; &quot;+&quot;); &quot;i&quot;)" office:value-type="string" office:string-value="13i" calcext:value-type="string">
            <text:p>13i</text:p>
          </table:table-cell>
          <table:table-cell table:style-name="ce8" table:formula="of:=IMREAL([.U3])/60" office:value-type="float" office:value="0" calcext:value-type="float">
            <text:p>0.00</text:p>
          </table:table-cell>
          <table:table-cell table:style-name="ce8" table:formula="of:=IMAGINARY([.U3])/60" office:value-type="float" office:value="0.216666666666667" calcext:value-type="float">
            <text:p>0.22</text:p>
          </table:table-cell>
          <table:table-cell table:style-name="ce8" table:formula="of:=IF([.V3]=0; [.W3]; [.V3])" office:value-type="float" office:value="0.216666666666667" calcext:value-type="float">
            <text:p>0.22</text:p>
          </table:table-cell>
          <table:table-cell table:style-name="ce3"/>
          <table:table-cell table:style-name="ce3" table:formula="of:=VLOOKUP([.E10];[Sheet3.A$1:.B$7];2)" office:value-type="string" office:string-value="darkorange" calcext:value-type="string">
            <text:p>darkorange</text:p>
          </table:table-cell>
          <table:table-cell table:style-name="ce3"/>
          <table:table-cell table:style-name="ce9" office:value-type="float" office:value="2" calcext:value-type="float">
            <text:p>002</text:p>
          </table:table-cell>
          <table:table-cell table:style-name="ce3"/>
          <table:table-cell table:style-name="ce1" table:formula="of:=SUBSTITUTE(TRIM([.D3]);&quot; &quot;;&quot;_&quot;)" office:value-type="string" office:string-value="Messier_2_Hubble_WikiSky.jpg" calcext:value-type="string">
            <text:p>Messier_2_Hubble_WikiSky.jpg</text:p>
          </table:table-cell>
          <table:table-cell table:style-name="ce10"/>
          <table:table-cell table:style-name="ce1" table:formula="of:=CONCATENATE(&quot;https://en.wikipedia.org/wiki/File:&quot;;[.AD3])" office:value-type="string" office:string-value="https://en.wikipedia.org/wiki/File:Messier_2_Hubble_WikiSky.jpg" calcext:value-type="string">
            <text:p>https://en.wikipedia.org/wiki/File:Messier_2_Hubble_WikiSky.jpg</text:p>
          </table:table-cell>
          <table:table-cell table:style-name="ce1"/>
          <table:table-cell table:number-columns-repeated="18"/>
          <table:table-cell table:style-name="Default" office:value-type="string" calcext:value-type="string">
            <text:p>Галактична туманність </text:p>
          </table:table-cell>
          <table:table-cell table:style-name="Default" office:value-type="string" calcext:value-type="string">
            <text:p>yellowgreen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M3[4] </text:p>
          </table:table-cell>
          <table:table-cell office:value-type="string" calcext:value-type="string">
            <text:p>NGC 5272 </text:p>
          </table:table-cell>
          <table:table-cell office:value-type="string" calcext:value-type="string">
            <text:p>Мессьє 3 </text:p>
          </table:table-cell>
          <table:table-cell office:value-type="string" calcext:value-type="string">
            <text:p>M3LRGB 891x674.jpg </text:p>
          </table:table-cell>
          <table:table-cell office:value-type="string" calcext:value-type="string">
            <text:p>Кулясте скупчення </text:p>
          </table:table-cell>
          <table:table-cell office:value-type="string" calcext:value-type="string">
            <text:p>Гончі Пси 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3h 42,2m s </text:p>
          </table:table-cell>
          <table:table-cell office:value-type="string" calcext:value-type="string">
            <text:p>+28° 23′ ″ </text:p>
          </table:table-cell>
          <table:table-cell office:value-type="string" calcext:value-type="string">
            <text:p>16′ </text:p>
          </table:table-cell>
          <table:table-cell table:number-columns-repeated="2"/>
          <table:table-cell table:style-name="ce6" table:formula="of:=SUBSTITUTE(SUBSTITUTE(SUBSTITUTE([.I4];&quot;h &quot;;&quot;:&quot;) ;&quot;m s&quot;;&quot;&quot;); &quot;,&quot;; &quot;:&quot;)" office:value-type="string" office:string-value="13:42:2 " calcext:value-type="string">
            <text:p>13:42:2 </text:p>
          </table:table-cell>
          <table:table-cell table:style-name="ce6" table:formula="of:=TIMEVALUE([.N4])" office:value-type="float" office:value="0.570856481481482" calcext:value-type="float">
            <text:p>0.5708564815</text:p>
          </table:table-cell>
          <table:table-cell table:style-name="ce6" table:formula="of:=SUBSTITUTE(SUBSTITUTE(SUBSTITUTE([.J4];&quot;° &quot;;&quot;.&quot;) ;&quot;′ ″ &quot;;&quot;&quot;); &quot;−&quot;; &quot;-&quot;)" office:value-type="string" office:string-value="+28.23" calcext:value-type="string">
            <text:p>+28.23</text:p>
          </table:table-cell>
          <table:table-cell table:style-name="ce6" table:formula="of:=([.P4]-ROUNDDOWN([.P4];0))" office:value-type="float" office:value="0.23" calcext:value-type="float">
            <text:p>0.23</text:p>
          </table:table-cell>
          <table:table-cell table:style-name="ce3" table:formula="of:=[.P4]+[.Q4]/6*4" office:value-type="float" office:value="28.3833333333333" calcext:value-type="float">
            <text:p>28.3833333333</text:p>
          </table:table-cell>
          <table:table-cell table:style-name="ce3" table:formula="of:=ROUND([.R4]; 2)" office:value-type="float" office:value="28.38" calcext:value-type="float">
            <text:p>28.38</text:p>
          </table:table-cell>
          <table:table-cell table:style-name="ce3" table:formula="of:=SUBSTITUTE(SUBSTITUTE([.K4]; &quot;' &quot;; &quot;&quot;); &quot;′ &quot;; &quot;&quot;)" office:value-type="string" office:string-value="16" calcext:value-type="string">
            <text:p>16</text:p>
          </table:table-cell>
          <table:table-cell table:style-name="ce3" table:formula="of:=CONCATENATE(SUBSTITUTE([.T4]; &quot;×&quot;; &quot;+&quot;); &quot;i&quot;)" office:value-type="string" office:string-value="16i" calcext:value-type="string">
            <text:p>16i</text:p>
          </table:table-cell>
          <table:table-cell table:style-name="ce8" table:formula="of:=IMREAL([.U4])/60" office:value-type="float" office:value="0" calcext:value-type="float">
            <text:p>0.00</text:p>
          </table:table-cell>
          <table:table-cell table:style-name="ce8" table:formula="of:=IMAGINARY([.U4])/60" office:value-type="float" office:value="0.266666666666667" calcext:value-type="float">
            <text:p>0.27</text:p>
          </table:table-cell>
          <table:table-cell table:style-name="ce8" table:formula="of:=IF([.V4]=0; [.W4]; [.V4])" office:value-type="float" office:value="0.266666666666667" calcext:value-type="float">
            <text:p>0.27</text:p>
          </table:table-cell>
          <table:table-cell table:style-name="ce3"/>
          <table:table-cell table:style-name="ce3" table:formula="of:=VLOOKUP([.E11];[Sheet3.A$1:.B$7];2)" office:value-type="string" office:string-value="darkorange" calcext:value-type="string">
            <text:p>darkorange</text:p>
          </table:table-cell>
          <table:table-cell table:style-name="ce3"/>
          <table:table-cell table:style-name="ce9" office:value-type="float" office:value="3" calcext:value-type="float">
            <text:p>003</text:p>
          </table:table-cell>
          <table:table-cell table:style-name="ce3"/>
          <table:table-cell table:style-name="ce1" table:formula="of:=SUBSTITUTE(TRIM([.D4]);&quot; &quot;;&quot;_&quot;)" office:value-type="string" office:string-value="M3LRGB_891x674.jpg" calcext:value-type="string">
            <text:p>M3LRGB_891x674.jpg</text:p>
          </table:table-cell>
          <table:table-cell table:style-name="ce1"/>
          <table:table-cell table:style-name="ce1" table:formula="of:=CONCATENATE(&quot;https://en.wikipedia.org/wiki/File:&quot;;[.AD4])" office:value-type="string" office:string-value="https://en.wikipedia.org/wiki/File:M3LRGB_891x674.jpg" calcext:value-type="string">
            <text:p>https://en.wikipedia.org/wiki/File:M3LRGB_891x674.jpg</text:p>
          </table:table-cell>
          <table:table-cell table:style-name="ce1"/>
          <table:table-cell table:number-columns-repeated="18"/>
          <table:table-cell table:style-name="Default" office:value-type="string" calcext:value-type="string">
            <text:p>Планетарна туманність </text:p>
          </table:table-cell>
          <table:table-cell table:style-name="Default" office:value-type="string" calcext:value-type="string">
            <text:p>darkgreen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M4[5] </text:p>
          </table:table-cell>
          <table:table-cell office:value-type="string" calcext:value-type="string">
            <text:p>NGC 6121 </text:p>
          </table:table-cell>
          <table:table-cell office:value-type="string" calcext:value-type="string">
            <text:p>Мессьє 4 </text:p>
          </table:table-cell>
          <table:table-cell office:value-type="string" calcext:value-type="string">
            <text:p>Messier 4 Hubble WikiSky.jpg </text:p>
          </table:table-cell>
          <table:table-cell office:value-type="string" calcext:value-type="string">
            <text:p>Кулясте скупчення </text:p>
          </table:table-cell>
          <table:table-cell office:value-type="string" calcext:value-type="string">
            <text:p>Скорпіон </text:p>
          </table:table-cell>
          <table:table-cell office:value-type="float" office:value="7" calcext:value-type="float">
            <text:p>7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16h 23,6m s </text:p>
          </table:table-cell>
          <table:table-cell office:value-type="string" calcext:value-type="string">
            <text:p>-26° 32′ ″ </text:p>
          </table:table-cell>
          <table:table-cell office:value-type="string" calcext:value-type="string">
            <text:p>26′ </text:p>
          </table:table-cell>
          <table:table-cell table:number-columns-repeated="2"/>
          <table:table-cell table:style-name="ce6" table:formula="of:=SUBSTITUTE(SUBSTITUTE(SUBSTITUTE([.I5];&quot;h &quot;;&quot;:&quot;) ;&quot;m s&quot;;&quot;&quot;); &quot;,&quot;; &quot;:&quot;)" office:value-type="string" office:string-value="16:23:6 " calcext:value-type="string">
            <text:p>16:23:6 </text:p>
          </table:table-cell>
          <table:table-cell table:style-name="ce6" table:formula="of:=TIMEVALUE([.N5])" office:value-type="float" office:value="0.682708333333333" calcext:value-type="float">
            <text:p>0.6827083333</text:p>
          </table:table-cell>
          <table:table-cell table:style-name="ce6" table:formula="of:=SUBSTITUTE(SUBSTITUTE(SUBSTITUTE([.J5];&quot;° &quot;;&quot;.&quot;) ;&quot;′ ″ &quot;;&quot;&quot;); &quot;−&quot;; &quot;-&quot;)" office:value-type="string" office:string-value="-26.32" calcext:value-type="string">
            <text:p>-26.32</text:p>
          </table:table-cell>
          <table:table-cell table:style-name="ce6" table:formula="of:=([.P5]-ROUNDDOWN([.P5];0))" office:value-type="float" office:value="-0.32" calcext:value-type="float">
            <text:p>-0.32</text:p>
          </table:table-cell>
          <table:table-cell table:style-name="ce3" table:formula="of:=[.P5]+[.Q5]/6*4" office:value-type="float" office:value="-26.5333333333333" calcext:value-type="float">
            <text:p>-26.5333333333</text:p>
          </table:table-cell>
          <table:table-cell table:style-name="ce3" table:formula="of:=ROUND([.R5]; 2)" office:value-type="float" office:value="-26.53" calcext:value-type="float">
            <text:p>-26.53</text:p>
          </table:table-cell>
          <table:table-cell table:style-name="ce3" table:formula="of:=SUBSTITUTE(SUBSTITUTE([.K5]; &quot;' &quot;; &quot;&quot;); &quot;′ &quot;; &quot;&quot;)" office:value-type="string" office:string-value="26" calcext:value-type="string">
            <text:p>26</text:p>
          </table:table-cell>
          <table:table-cell table:style-name="ce3" table:formula="of:=CONCATENATE(SUBSTITUTE([.T5]; &quot;×&quot;; &quot;+&quot;); &quot;i&quot;)" office:value-type="string" office:string-value="26i" calcext:value-type="string">
            <text:p>26i</text:p>
          </table:table-cell>
          <table:table-cell table:style-name="ce8" table:formula="of:=IMREAL([.U5])/60" office:value-type="float" office:value="0" calcext:value-type="float">
            <text:p>0.00</text:p>
          </table:table-cell>
          <table:table-cell table:style-name="ce8" table:formula="of:=IMAGINARY([.U5])/60" office:value-type="float" office:value="0.433333333333333" calcext:value-type="float">
            <text:p>0.43</text:p>
          </table:table-cell>
          <table:table-cell table:style-name="ce8" table:formula="of:=IF([.V5]=0; [.W5]; [.V5])" office:value-type="float" office:value="0.433333333333333" calcext:value-type="float">
            <text:p>0.43</text:p>
          </table:table-cell>
          <table:table-cell table:style-name="ce3"/>
          <table:table-cell table:style-name="ce3" table:formula="of:=VLOOKUP([.E12];[Sheet3.A$1:.B$7];2)" office:value-type="string" office:string-value="darkred" calcext:value-type="string">
            <text:p>darkred</text:p>
          </table:table-cell>
          <table:table-cell table:style-name="ce3"/>
          <table:table-cell table:style-name="ce9" office:value-type="float" office:value="4" calcext:value-type="float">
            <text:p>004</text:p>
          </table:table-cell>
          <table:table-cell table:style-name="ce3"/>
          <table:table-cell table:style-name="ce1" table:formula="of:=SUBSTITUTE(TRIM([.D5]);&quot; &quot;;&quot;_&quot;)" office:value-type="string" office:string-value="Messier_4_Hubble_WikiSky.jpg" calcext:value-type="string">
            <text:p>Messier_4_Hubble_WikiSky.jpg</text:p>
          </table:table-cell>
          <table:table-cell table:style-name="ce1"/>
          <table:table-cell table:style-name="ce1" table:formula="of:=CONCATENATE(&quot;https://en.wikipedia.org/wiki/File:&quot;;[.AD5])" office:value-type="string" office:string-value="https://en.wikipedia.org/wiki/File:Messier_4_Hubble_WikiSky.jpg" calcext:value-type="string">
            <text:p>https://en.wikipedia.org/wiki/File:Messier_4_Hubble_WikiSky.jpg</text:p>
          </table:table-cell>
          <table:table-cell table:style-name="ce1"/>
          <table:table-cell table:number-columns-repeated="18"/>
          <table:table-cell table:style-name="Default" office:value-type="string" calcext:value-type="string">
            <text:p>Залишок наднової </text:p>
          </table:table-cell>
          <table:table-cell table:style-name="Default" office:value-type="string" calcext:value-type="string">
            <text:p>darkblue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M5[6] </text:p>
          </table:table-cell>
          <table:table-cell office:value-type="string" calcext:value-type="string">
            <text:p>NGC 5904 </text:p>
          </table:table-cell>
          <table:table-cell office:value-type="string" calcext:value-type="string">
            <text:p>Мессьє 5 </text:p>
          </table:table-cell>
          <table:table-cell office:value-type="string" calcext:value-type="string">
            <text:p>Messier 5 Hubble WikiSky.jpg </text:p>
          </table:table-cell>
          <table:table-cell office:value-type="string" calcext:value-type="string">
            <text:p>Кулясте скупчення </text:p>
          </table:table-cell>
          <table:table-cell office:value-type="string" calcext:value-type="string">
            <text:p>Змія 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5h 18,6m s </text:p>
          </table:table-cell>
          <table:table-cell office:value-type="string" calcext:value-type="string">
            <text:p>+02° 05′ ″ </text:p>
          </table:table-cell>
          <table:table-cell office:value-type="string" calcext:value-type="string">
            <text:p>17′ </text:p>
          </table:table-cell>
          <table:table-cell office:value-type="string" calcext:value-type="string">
            <text:p>ss</text:p>
          </table:table-cell>
          <table:table-cell/>
          <table:table-cell table:style-name="ce6" table:formula="of:=SUBSTITUTE(SUBSTITUTE(SUBSTITUTE([.I6];&quot;h &quot;;&quot;:&quot;) ;&quot;m s&quot;;&quot;&quot;); &quot;,&quot;; &quot;:&quot;)" office:value-type="string" office:string-value="15:18:6 " calcext:value-type="string">
            <text:p>15:18:6 </text:p>
          </table:table-cell>
          <table:table-cell table:style-name="ce6" table:formula="of:=TIMEVALUE([.N6])" office:value-type="float" office:value="0.637569444444444" calcext:value-type="float">
            <text:p>0.6375694444</text:p>
          </table:table-cell>
          <table:table-cell table:style-name="ce6" table:formula="of:=SUBSTITUTE(SUBSTITUTE(SUBSTITUTE([.J6];&quot;° &quot;;&quot;.&quot;) ;&quot;′ ″ &quot;;&quot;&quot;); &quot;−&quot;; &quot;-&quot;)" office:value-type="string" office:string-value="+02.05" calcext:value-type="string">
            <text:p>+02.05</text:p>
          </table:table-cell>
          <table:table-cell table:style-name="ce6" table:formula="of:=([.P6]-ROUNDDOWN([.P6];0))" office:value-type="float" office:value="0.0499999999999998" calcext:value-type="float">
            <text:p>0.05</text:p>
          </table:table-cell>
          <table:table-cell table:style-name="ce3" table:formula="of:=[.P6]+[.Q6]/6*4" office:value-type="float" office:value="2.08333333333333" calcext:value-type="float">
            <text:p>2.0833333333</text:p>
          </table:table-cell>
          <table:table-cell table:style-name="ce3" table:formula="of:=ROUND([.R6]; 2)" office:value-type="float" office:value="2.08" calcext:value-type="float">
            <text:p>2.08</text:p>
          </table:table-cell>
          <table:table-cell table:style-name="ce3" table:formula="of:=SUBSTITUTE(SUBSTITUTE([.K6]; &quot;' &quot;; &quot;&quot;); &quot;′ &quot;; &quot;&quot;)" office:value-type="string" office:string-value="17" calcext:value-type="string">
            <text:p>17</text:p>
          </table:table-cell>
          <table:table-cell table:style-name="ce3" table:formula="of:=CONCATENATE(SUBSTITUTE([.T6]; &quot;×&quot;; &quot;+&quot;); &quot;i&quot;)" office:value-type="string" office:string-value="17i" calcext:value-type="string">
            <text:p>17i</text:p>
          </table:table-cell>
          <table:table-cell table:style-name="ce8" table:formula="of:=IMREAL([.U6])/60" office:value-type="float" office:value="0" calcext:value-type="float">
            <text:p>0.00</text:p>
          </table:table-cell>
          <table:table-cell table:style-name="ce8" table:formula="of:=IMAGINARY([.U6])/60" office:value-type="float" office:value="0.283333333333333" calcext:value-type="float">
            <text:p>0.28</text:p>
          </table:table-cell>
          <table:table-cell table:style-name="ce8" table:formula="of:=IF([.V6]=0; [.W6]; [.V6])" office:value-type="float" office:value="0.283333333333333" calcext:value-type="float">
            <text:p>0.28</text:p>
          </table:table-cell>
          <table:table-cell table:style-name="ce3"/>
          <table:table-cell table:style-name="ce3" table:formula="of:=VLOOKUP([.E13];[Sheet3.A$1:.B$7];2)" office:value-type="string" office:string-value="darkorange" calcext:value-type="string">
            <text:p>darkorange</text:p>
          </table:table-cell>
          <table:table-cell table:style-name="ce3"/>
          <table:table-cell table:style-name="ce9" office:value-type="float" office:value="5" calcext:value-type="float">
            <text:p>005</text:p>
          </table:table-cell>
          <table:table-cell table:style-name="ce3"/>
          <table:table-cell table:style-name="ce1" table:formula="of:=SUBSTITUTE(TRIM([.D6]);&quot; &quot;;&quot;_&quot;)" office:value-type="string" office:string-value="Messier_5_Hubble_WikiSky.jpg" calcext:value-type="string">
            <text:p>Messier_5_Hubble_WikiSky.jpg</text:p>
          </table:table-cell>
          <table:table-cell table:style-name="ce1"/>
          <table:table-cell table:style-name="ce1" table:formula="of:=CONCATENATE(&quot;https://en.wikipedia.org/wiki/File:&quot;;[.AD6])" office:value-type="string" office:string-value="https://en.wikipedia.org/wiki/File:Messier_5_Hubble_WikiSky.jpg" calcext:value-type="string">
            <text:p>https://en.wikipedia.org/wiki/File:Messier_5_Hubble_WikiSky.jpg</text:p>
          </table:table-cell>
          <table:table-cell table:style-name="ce1"/>
          <table:table-cell table:number-columns-repeated="18"/>
          <table:table-cell table:style-name="Default" office:value-type="string" calcext:value-type="string">
            <text:p>Галактика </text:p>
          </table:table-cell>
          <table:table-cell table:style-name="Default" office:value-type="string" calcext:value-type="string">
            <text:p>darkslateblue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M6[7] </text:p>
          </table:table-cell>
          <table:table-cell office:value-type="string" calcext:value-type="string">
            <text:p>NGC 6405 </text:p>
          </table:table-cell>
          <table:table-cell office:value-type="string" calcext:value-type="string">
            <text:p>Скупчення Метелик </text:p>
          </table:table-cell>
          <table:table-cell office:value-type="string" calcext:value-type="string">
            <text:p>M6a.jpg </text:p>
          </table:table-cell>
          <table:table-cell office:value-type="string" calcext:value-type="string">
            <text:p>Розсіяне скупчення </text:p>
          </table:table-cell>
          <table:table-cell office:value-type="string" calcext:value-type="string">
            <text:p>Скорпіон 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7h 40,1m s </text:p>
          </table:table-cell>
          <table:table-cell office:value-type="string" calcext:value-type="string">
            <text:p>-32° 13′ ″ </text:p>
          </table:table-cell>
          <table:table-cell office:value-type="string" calcext:value-type="string">
            <text:p>25′ 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6" table:formula="of:=SUBSTITUTE(SUBSTITUTE(SUBSTITUTE([.I7];&quot;h &quot;;&quot;:&quot;) ;&quot;m s&quot;;&quot;&quot;); &quot;,&quot;; &quot;:&quot;)" office:value-type="string" office:string-value="17:40:1 " calcext:value-type="string">
            <text:p>17:40:1 </text:p>
          </table:table-cell>
          <table:table-cell table:style-name="ce6" table:formula="of:=TIMEVALUE([.N7])" office:value-type="float" office:value="0.736122685185185" calcext:value-type="float">
            <text:p>0.7361226852</text:p>
          </table:table-cell>
          <table:table-cell table:style-name="ce6" table:formula="of:=SUBSTITUTE(SUBSTITUTE(SUBSTITUTE([.J7];&quot;° &quot;;&quot;.&quot;) ;&quot;′ ″ &quot;;&quot;&quot;); &quot;−&quot;; &quot;-&quot;)" office:value-type="string" office:string-value="-32.13" calcext:value-type="string">
            <text:p>-32.13</text:p>
          </table:table-cell>
          <table:table-cell table:style-name="ce6" table:formula="of:=([.P7]-ROUNDDOWN([.P7];0))" office:value-type="float" office:value="-0.130000000000003" calcext:value-type="float">
            <text:p>-0.13</text:p>
          </table:table-cell>
          <table:table-cell table:style-name="ce3" table:formula="of:=[.P7]+[.Q7]/6*4" office:value-type="float" office:value="-32.2166666666667" calcext:value-type="float">
            <text:p>-32.2166666667</text:p>
          </table:table-cell>
          <table:table-cell table:style-name="ce3" table:formula="of:=ROUND([.R7]; 2)" office:value-type="float" office:value="-32.22" calcext:value-type="float">
            <text:p>-32.22</text:p>
          </table:table-cell>
          <table:table-cell table:style-name="ce3" table:formula="of:=SUBSTITUTE(SUBSTITUTE([.K7]; &quot;' &quot;; &quot;&quot;); &quot;′ &quot;; &quot;&quot;)" office:value-type="string" office:string-value="25" calcext:value-type="string">
            <text:p>25</text:p>
          </table:table-cell>
          <table:table-cell table:style-name="ce3" table:formula="of:=CONCATENATE(SUBSTITUTE([.T7]; &quot;×&quot;; &quot;+&quot;); &quot;i&quot;)" office:value-type="string" office:string-value="25i" calcext:value-type="string">
            <text:p>25i</text:p>
          </table:table-cell>
          <table:table-cell table:style-name="ce8" table:formula="of:=IMREAL([.U7])/60" office:value-type="float" office:value="0" calcext:value-type="float">
            <text:p>0.00</text:p>
          </table:table-cell>
          <table:table-cell table:style-name="ce8" table:formula="of:=IMAGINARY([.U7])/60" office:value-type="float" office:value="0.416666666666667" calcext:value-type="float">
            <text:p>0.42</text:p>
          </table:table-cell>
          <table:table-cell table:style-name="ce8" table:formula="of:=IF([.V7]=0; [.W7]; [.V7])" office:value-type="float" office:value="0.416666666666667" calcext:value-type="float">
            <text:p>0.42</text:p>
          </table:table-cell>
          <table:table-cell table:style-name="ce3"/>
          <table:table-cell table:style-name="ce3" table:formula="of:=VLOOKUP([.E14];[Sheet3.A$1:.B$7];2)" office:value-type="string" office:string-value="darkorange" calcext:value-type="string">
            <text:p>darkorange</text:p>
          </table:table-cell>
          <table:table-cell table:style-name="ce3"/>
          <table:table-cell table:style-name="ce9" office:value-type="float" office:value="6" calcext:value-type="float">
            <text:p>006</text:p>
          </table:table-cell>
          <table:table-cell table:style-name="ce3"/>
          <table:table-cell table:style-name="ce1" table:formula="of:=SUBSTITUTE(TRIM([.D7]);&quot; &quot;;&quot;_&quot;)" office:value-type="string" office:string-value="M6a.jpg" calcext:value-type="string">
            <text:p>M6a.jpg</text:p>
          </table:table-cell>
          <table:table-cell table:style-name="ce1"/>
          <table:table-cell table:style-name="ce1" table:formula="of:=CONCATENATE(&quot;https://en.wikipedia.org/wiki/File:&quot;;[.AD7])" office:value-type="string" office:string-value="https://en.wikipedia.org/wiki/File:M6a.jpg" calcext:value-type="string">
            <text:p>https://en.wikipedia.org/wiki/File:M6a.jpg</text:p>
          </table:table-cell>
          <table:table-cell table:style-name="ce1"/>
          <table:table-cell table:number-columns-repeated="18"/>
          <table:table-cell table:style-name="Default" office:value-type="string" calcext:value-type="string">
            <text:p>Інше</text:p>
          </table:table-cell>
          <table:table-cell table:style-name="Default" office:value-type="string" calcext:value-type="string">
            <text:p>darkviolet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M7[8] </text:p>
          </table:table-cell>
          <table:table-cell office:value-type="string" calcext:value-type="string">
            <text:p>NGC 6475 </text:p>
          </table:table-cell>
          <table:table-cell office:value-type="string" calcext:value-type="string">
            <text:p>Скупчення Птоломея </text:p>
          </table:table-cell>
          <table:table-cell office:value-type="string" calcext:value-type="string">
            <text:p>Open-cluster-Messier-7.jpeg </text:p>
          </table:table-cell>
          <table:table-cell office:value-type="string" calcext:value-type="string">
            <text:p>Розсіяне скупчення </text:p>
          </table:table-cell>
          <table:table-cell office:value-type="string" calcext:value-type="string">
            <text:p>Скорпіон 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7h 53,9m s </text:p>
          </table:table-cell>
          <table:table-cell office:value-type="string" calcext:value-type="string">
            <text:p>-34° 49′ ″ </text:p>
          </table:table-cell>
          <table:table-cell office:value-type="string" calcext:value-type="string">
            <text:p>80′ 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6" table:formula="of:=SUBSTITUTE(SUBSTITUTE(SUBSTITUTE([.I8];&quot;h &quot;;&quot;:&quot;) ;&quot;m s&quot;;&quot;&quot;); &quot;,&quot;; &quot;:&quot;)" office:value-type="string" office:string-value="17:53:9 " calcext:value-type="string">
            <text:p>17:53:9 </text:p>
          </table:table-cell>
          <table:table-cell table:style-name="ce6" table:formula="of:=TIMEVALUE([.N8])" office:value-type="float" office:value="0.745243055555556" calcext:value-type="float">
            <text:p>0.7452430556</text:p>
          </table:table-cell>
          <table:table-cell table:style-name="ce6" table:formula="of:=SUBSTITUTE(SUBSTITUTE(SUBSTITUTE([.J8];&quot;° &quot;;&quot;.&quot;) ;&quot;′ ″ &quot;;&quot;&quot;); &quot;−&quot;; &quot;-&quot;)" office:value-type="string" office:string-value="-34.49" calcext:value-type="string">
            <text:p>-34.49</text:p>
          </table:table-cell>
          <table:table-cell table:style-name="ce6" table:formula="of:=([.P8]-ROUNDDOWN([.P8];0))" office:value-type="float" office:value="-0.490000000000002" calcext:value-type="float">
            <text:p>-0.49</text:p>
          </table:table-cell>
          <table:table-cell table:style-name="ce3" table:formula="of:=[.P8]+[.Q8]/6*4" office:value-type="float" office:value="-34.8166666666667" calcext:value-type="float">
            <text:p>-34.8166666667</text:p>
          </table:table-cell>
          <table:table-cell table:style-name="ce3" table:formula="of:=ROUND([.R8]; 2)" office:value-type="float" office:value="-34.82" calcext:value-type="float">
            <text:p>-34.82</text:p>
          </table:table-cell>
          <table:table-cell table:style-name="ce3" table:formula="of:=SUBSTITUTE(SUBSTITUTE([.K8]; &quot;' &quot;; &quot;&quot;); &quot;′ &quot;; &quot;&quot;)" office:value-type="string" office:string-value="80" calcext:value-type="string">
            <text:p>80</text:p>
          </table:table-cell>
          <table:table-cell table:style-name="ce3" table:formula="of:=CONCATENATE(SUBSTITUTE([.T8]; &quot;×&quot;; &quot;+&quot;); &quot;i&quot;)" office:value-type="string" office:string-value="80i" calcext:value-type="string">
            <text:p>80i</text:p>
          </table:table-cell>
          <table:table-cell table:style-name="ce8" table:formula="of:=IMREAL([.U8])/60" office:value-type="float" office:value="0" calcext:value-type="float">
            <text:p>0.00</text:p>
          </table:table-cell>
          <table:table-cell table:style-name="ce8" table:formula="of:=IMAGINARY([.U8])/60" office:value-type="float" office:value="1.33333333333333" calcext:value-type="float">
            <text:p>1.33</text:p>
          </table:table-cell>
          <table:table-cell table:style-name="ce8" table:formula="of:=IF([.V8]=0; [.W8]; [.V8])" office:value-type="float" office:value="1.33333333333333" calcext:value-type="float">
            <text:p>1.33</text:p>
          </table:table-cell>
          <table:table-cell table:style-name="ce3"/>
          <table:table-cell table:style-name="ce3" table:formula="of:=VLOOKUP([.E15];[Sheet3.A$1:.B$7];2)" office:value-type="string" office:string-value="darkorange" calcext:value-type="string">
            <text:p>darkorange</text:p>
          </table:table-cell>
          <table:table-cell table:style-name="ce3"/>
          <table:table-cell table:style-name="ce9" office:value-type="float" office:value="7" calcext:value-type="float">
            <text:p>007</text:p>
          </table:table-cell>
          <table:table-cell table:style-name="ce3"/>
          <table:table-cell table:style-name="ce1" table:formula="of:=SUBSTITUTE(TRIM([.D8]);&quot; &quot;;&quot;_&quot;)" office:value-type="string" office:string-value="Open-cluster-Messier-7.jpeg" calcext:value-type="string">
            <text:p>Open-cluster-Messier-7.jpeg</text:p>
          </table:table-cell>
          <table:table-cell table:style-name="ce1"/>
          <table:table-cell table:style-name="ce1" table:formula="of:=CONCATENATE(&quot;https://en.wikipedia.org/wiki/File:&quot;;[.AD8])" office:value-type="string" office:string-value="https://en.wikipedia.org/wiki/File:Open-cluster-Messier-7.jpeg" calcext:value-type="string">
            <text:p>https://en.wikipedia.org/wiki/File:Open-cluster-Messier-7.jpeg</text:p>
          </table:table-cell>
          <table:table-cell table:style-name="ce1"/>
          <table:table-cell table:number-columns-repeated="991"/>
        </table:table-row>
        <table:table-row table:style-name="ro1">
          <table:table-cell office:value-type="string" calcext:value-type="string">
            <text:p>M8[9] </text:p>
          </table:table-cell>
          <table:table-cell office:value-type="string" calcext:value-type="string">
            <text:p>NGC 6523 </text:p>
          </table:table-cell>
          <table:table-cell office:value-type="string" calcext:value-type="string">
            <text:p>Туманність Лагуна </text:p>
          </table:table-cell>
          <table:table-cell office:value-type="string" calcext:value-type="string">
            <text:p>LagoonHunterWilson.jpg </text:p>
          </table:table-cell>
          <table:table-cell office:value-type="string" calcext:value-type="string">
            <text:p>Розсіяне скупчення з туманністю </text:p>
          </table:table-cell>
          <table:table-cell office:value-type="string" calcext:value-type="string">
            <text:p>Стрілець </text:p>
          </table:table-cell>
          <table:table-cell office:value-type="float" office:value="6.5" calcext:value-type="float">
            <text:p>6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h 03,8m s </text:p>
          </table:table-cell>
          <table:table-cell office:value-type="string" calcext:value-type="string">
            <text:p>-24° 23′ ″ </text:p>
          </table:table-cell>
          <table:table-cell office:value-type="string" calcext:value-type="string">
            <text:p>90×40' </text:p>
          </table:table-cell>
          <table:table-cell table:number-columns-repeated="2"/>
          <table:table-cell table:style-name="ce6" table:formula="of:=SUBSTITUTE(SUBSTITUTE(SUBSTITUTE([.I9];&quot;h &quot;;&quot;:&quot;) ;&quot;m s&quot;;&quot;&quot;); &quot;,&quot;; &quot;:&quot;)" office:value-type="string" office:string-value="18:03:8 " calcext:value-type="string">
            <text:p>18:03:8 </text:p>
          </table:table-cell>
          <table:table-cell table:style-name="ce6" table:formula="of:=TIMEVALUE([.N9])" office:value-type="float" office:value="0.752175925925926" calcext:value-type="float">
            <text:p>0.7521759259</text:p>
          </table:table-cell>
          <table:table-cell table:style-name="ce6" table:formula="of:=SUBSTITUTE(SUBSTITUTE(SUBSTITUTE([.J9];&quot;° &quot;;&quot;.&quot;) ;&quot;′ ″ &quot;;&quot;&quot;); &quot;−&quot;; &quot;-&quot;)" office:value-type="string" office:string-value="-24.23" calcext:value-type="string">
            <text:p>-24.23</text:p>
          </table:table-cell>
          <table:table-cell table:style-name="ce6" table:formula="of:=([.P9]-ROUNDDOWN([.P9];0))" office:value-type="float" office:value="-0.23" calcext:value-type="float">
            <text:p>-0.23</text:p>
          </table:table-cell>
          <table:table-cell table:style-name="ce3" table:formula="of:=[.P9]+[.Q9]/6*4" office:value-type="float" office:value="-24.3833333333333" calcext:value-type="float">
            <text:p>-24.3833333333</text:p>
          </table:table-cell>
          <table:table-cell table:style-name="ce3" table:formula="of:=ROUND([.R9]; 2)" office:value-type="float" office:value="-24.38" calcext:value-type="float">
            <text:p>-24.38</text:p>
          </table:table-cell>
          <table:table-cell table:style-name="ce3" table:formula="of:=SUBSTITUTE(SUBSTITUTE([.K9]; &quot;' &quot;; &quot;&quot;); &quot;′ &quot;; &quot;&quot;)" office:value-type="string" office:string-value="90×40" calcext:value-type="string">
            <text:p>90×40</text:p>
          </table:table-cell>
          <table:table-cell table:style-name="ce3" table:formula="of:=CONCATENATE(SUBSTITUTE([.T9]; &quot;×&quot;; &quot;+&quot;); &quot;i&quot;)" office:value-type="string" office:string-value="90+40i" calcext:value-type="string">
            <text:p>90+40i</text:p>
          </table:table-cell>
          <table:table-cell table:style-name="ce8" table:formula="of:=IMREAL([.U9])/60" office:value-type="float" office:value="1.5" calcext:value-type="float">
            <text:p>1.50</text:p>
          </table:table-cell>
          <table:table-cell table:style-name="ce8" table:formula="of:=IMAGINARY([.U9])/60" office:value-type="float" office:value="0.666666666666667" calcext:value-type="float">
            <text:p>0.67</text:p>
          </table:table-cell>
          <table:table-cell table:style-name="ce8" table:formula="of:=IF([.V9]=0; [.W9]; [.V9])" office:value-type="float" office:value="1.5" calcext:value-type="float">
            <text:p>1.50</text:p>
          </table:table-cell>
          <table:table-cell table:style-name="ce3"/>
          <table:table-cell table:style-name="ce3" table:formula="of:=VLOOKUP([.E16];[Sheet3.A$1:.B$7];2)" office:value-type="string" office:string-value="darkorange" calcext:value-type="string">
            <text:p>darkorange</text:p>
          </table:table-cell>
          <table:table-cell table:style-name="ce3"/>
          <table:table-cell table:style-name="ce9" office:value-type="float" office:value="8" calcext:value-type="float">
            <text:p>008</text:p>
          </table:table-cell>
          <table:table-cell table:style-name="ce3"/>
          <table:table-cell table:style-name="ce1" table:formula="of:=SUBSTITUTE(TRIM([.D9]);&quot; &quot;;&quot;_&quot;)" office:value-type="string" office:string-value="LagoonHunterWilson.jpg" calcext:value-type="string">
            <text:p>LagoonHunterWilson.jpg</text:p>
          </table:table-cell>
          <table:table-cell table:style-name="ce1"/>
          <table:table-cell table:style-name="ce1" table:formula="of:=CONCATENATE(&quot;https://en.wikipedia.org/wiki/File:&quot;;[.AD9])" office:value-type="string" office:string-value="https://en.wikipedia.org/wiki/File:LagoonHunterWilson.jpg" calcext:value-type="string">
            <text:p>https://en.wikipedia.org/wiki/File:LagoonHunterWilson.jpg</text:p>
          </table:table-cell>
          <table:table-cell table:style-name="ce1"/>
          <table:table-cell table:number-columns-repeated="991"/>
        </table:table-row>
        <table:table-row table:style-name="ro1">
          <table:table-cell office:value-type="string" calcext:value-type="string">
            <text:p>M9[10] </text:p>
          </table:table-cell>
          <table:table-cell office:value-type="string" calcext:value-type="string">
            <text:p>NGC 6333 </text:p>
          </table:table-cell>
          <table:table-cell office:value-type="string" calcext:value-type="string">
            <text:p>Мессьє 9 </text:p>
          </table:table-cell>
          <table:table-cell office:value-type="string" calcext:value-type="string">
            <text:p>Messier object 009.jpg </text:p>
          </table:table-cell>
          <table:table-cell office:value-type="string" calcext:value-type="string">
            <text:p>Кулясте скупчення </text:p>
          </table:table-cell>
          <table:table-cell office:value-type="string" calcext:value-type="string">
            <text:p>Змієносець 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7h 19,2m s </text:p>
          </table:table-cell>
          <table:table-cell office:value-type="string" calcext:value-type="string">
            <text:p>-18° 31′ ″ </text:p>
          </table:table-cell>
          <table:table-cell office:value-type="string" calcext:value-type="string">
            <text:p>9′ </text:p>
          </table:table-cell>
          <table:table-cell table:number-columns-repeated="2"/>
          <table:table-cell table:style-name="ce6" table:formula="of:=SUBSTITUTE(SUBSTITUTE(SUBSTITUTE([.I10];&quot;h &quot;;&quot;:&quot;) ;&quot;m s&quot;;&quot;&quot;); &quot;,&quot;; &quot;:&quot;)" office:value-type="string" office:string-value="17:19:2 " calcext:value-type="string">
            <text:p>17:19:2 </text:p>
          </table:table-cell>
          <table:table-cell table:style-name="ce6" table:formula="of:=TIMEVALUE([.N10])" office:value-type="float" office:value="0.721550925925926" calcext:value-type="float">
            <text:p>0.7215509259</text:p>
          </table:table-cell>
          <table:table-cell table:style-name="ce6" table:formula="of:=SUBSTITUTE(SUBSTITUTE(SUBSTITUTE([.J10];&quot;° &quot;;&quot;.&quot;) ;&quot;′ ″ &quot;;&quot;&quot;); &quot;−&quot;; &quot;-&quot;)" office:value-type="string" office:string-value="-18.31" calcext:value-type="string">
            <text:p>-18.31</text:p>
          </table:table-cell>
          <table:table-cell table:style-name="ce6" table:formula="of:=([.P10]-ROUNDDOWN([.P10];0))" office:value-type="float" office:value="-0.309999999999999" calcext:value-type="float">
            <text:p>-0.31</text:p>
          </table:table-cell>
          <table:table-cell table:style-name="ce3" table:formula="of:=[.P10]+[.Q10]/6*4" office:value-type="float" office:value="-18.5166666666667" calcext:value-type="float">
            <text:p>-18.5166666667</text:p>
          </table:table-cell>
          <table:table-cell table:style-name="ce3" table:formula="of:=ROUND([.R10]; 2)" office:value-type="float" office:value="-18.52" calcext:value-type="float">
            <text:p>-18.52</text:p>
          </table:table-cell>
          <table:table-cell table:style-name="ce3" table:formula="of:=SUBSTITUTE(SUBSTITUTE([.K10]; &quot;' &quot;; &quot;&quot;); &quot;′ &quot;; &quot;&quot;)" office:value-type="string" office:string-value="9" calcext:value-type="string">
            <text:p>9</text:p>
          </table:table-cell>
          <table:table-cell table:style-name="ce3" table:formula="of:=CONCATENATE(SUBSTITUTE([.T10]; &quot;×&quot;; &quot;+&quot;); &quot;i&quot;)" office:value-type="string" office:string-value="9i" calcext:value-type="string">
            <text:p>9i</text:p>
          </table:table-cell>
          <table:table-cell table:style-name="ce8" table:formula="of:=IMREAL([.U10])/60" office:value-type="float" office:value="0" calcext:value-type="float">
            <text:p>0.00</text:p>
          </table:table-cell>
          <table:table-cell table:style-name="ce8" table:formula="of:=IMAGINARY([.U10])/60" office:value-type="float" office:value="0.15" calcext:value-type="float">
            <text:p>0.15</text:p>
          </table:table-cell>
          <table:table-cell table:style-name="ce8" table:formula="of:=IF([.V10]=0; [.W10]; [.V10])" office:value-type="float" office:value="0.15" calcext:value-type="float">
            <text:p>0.15</text:p>
          </table:table-cell>
          <table:table-cell table:style-name="ce3"/>
          <table:table-cell table:style-name="ce3" table:formula="of:=VLOOKUP([.E17];[Sheet3.A$1:.B$7];2)" office:value-type="string" office:string-value="darkviolet" calcext:value-type="string">
            <text:p>darkviolet</text:p>
          </table:table-cell>
          <table:table-cell table:style-name="ce3"/>
          <table:table-cell table:style-name="ce9" office:value-type="float" office:value="9" calcext:value-type="float">
            <text:p>009</text:p>
          </table:table-cell>
          <table:table-cell table:style-name="ce3"/>
          <table:table-cell table:style-name="ce1" table:formula="of:=SUBSTITUTE(TRIM([.D10]);&quot; &quot;;&quot;_&quot;)" office:value-type="string" office:string-value="Messier_object_009.jpg" calcext:value-type="string">
            <text:p>Messier_object_009.jpg</text:p>
          </table:table-cell>
          <table:table-cell table:style-name="ce1"/>
          <table:table-cell table:style-name="ce1" table:formula="of:=CONCATENATE(&quot;https://en.wikipedia.org/wiki/File:&quot;;[.AD10])" office:value-type="string" office:string-value="https://en.wikipedia.org/wiki/File:Messier_object_009.jpg" calcext:value-type="string">
            <text:p>https://en.wikipedia.org/wiki/File:Messier_object_009.jpg</text:p>
          </table:table-cell>
          <table:table-cell table:style-name="ce1"/>
          <table:table-cell table:number-columns-repeated="991"/>
        </table:table-row>
        <table:table-row table:style-name="ro1">
          <table:table-cell office:value-type="string" calcext:value-type="string">
            <text:p>M10[11] </text:p>
          </table:table-cell>
          <table:table-cell office:value-type="string" calcext:value-type="string">
            <text:p>NGC 6254 </text:p>
          </table:table-cell>
          <table:table-cell office:value-type="string" calcext:value-type="string">
            <text:p>Мессьє 10 </text:p>
          </table:table-cell>
          <table:table-cell office:value-type="string" calcext:value-type="string">
            <text:p>Messier 10 Hubble WikiSky.jpg </text:p>
          </table:table-cell>
          <table:table-cell office:value-type="string" calcext:value-type="string">
            <text:p>Кулясте скупчення </text:p>
          </table:table-cell>
          <table:table-cell office:value-type="string" calcext:value-type="string">
            <text:p>Змієносець </text:p>
          </table:table-cell>
          <table:table-cell office:value-type="float" office:value="13" calcext:value-type="float">
            <text:p>13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16h 57,1m s </text:p>
          </table:table-cell>
          <table:table-cell office:value-type="string" calcext:value-type="string">
            <text:p>−04° 06′ ″ </text:p>
          </table:table-cell>
          <table:table-cell office:value-type="string" calcext:value-type="string">
            <text:p>15′ </text:p>
          </table:table-cell>
          <table:table-cell table:number-columns-repeated="2"/>
          <table:table-cell table:style-name="ce6" table:formula="of:=SUBSTITUTE(SUBSTITUTE(SUBSTITUTE([.I11];&quot;h &quot;;&quot;:&quot;) ;&quot;m s&quot;;&quot;&quot;); &quot;,&quot;; &quot;:&quot;)" office:value-type="string" office:string-value="16:57:1 " calcext:value-type="string">
            <text:p>16:57:1 </text:p>
          </table:table-cell>
          <table:table-cell table:style-name="ce6" table:formula="of:=TIMEVALUE([.N11])" office:value-type="float" office:value="0.706261574074074" calcext:value-type="float">
            <text:p>0.7062615741</text:p>
          </table:table-cell>
          <table:table-cell table:style-name="ce6" table:formula="of:=SUBSTITUTE(SUBSTITUTE(SUBSTITUTE([.J11];&quot;° &quot;;&quot;.&quot;) ;&quot;′ ″ &quot;;&quot;&quot;); &quot;−&quot;; &quot;-&quot;)" office:value-type="string" office:string-value="-04.06" calcext:value-type="string">
            <text:p>-04.06</text:p>
          </table:table-cell>
          <table:table-cell table:style-name="ce6" table:formula="of:=([.P11]-ROUNDDOWN([.P11];0))" office:value-type="float" office:value="-0.0599999999999996" calcext:value-type="float">
            <text:p>-0.06</text:p>
          </table:table-cell>
          <table:table-cell table:style-name="ce3" table:formula="of:=[.P11]+[.Q11]/6*4" office:value-type="float" office:value="-4.1" calcext:value-type="float">
            <text:p>-4.1</text:p>
          </table:table-cell>
          <table:table-cell table:style-name="ce3" table:formula="of:=ROUND([.R11]; 2)" office:value-type="float" office:value="-4.1" calcext:value-type="float">
            <text:p>-4.1</text:p>
          </table:table-cell>
          <table:table-cell table:style-name="ce3" table:formula="of:=SUBSTITUTE(SUBSTITUTE([.K11]; &quot;' &quot;; &quot;&quot;); &quot;′ &quot;; &quot;&quot;)" office:value-type="string" office:string-value="15" calcext:value-type="string">
            <text:p>15</text:p>
          </table:table-cell>
          <table:table-cell table:style-name="ce3" table:formula="of:=CONCATENATE(SUBSTITUTE([.T11]; &quot;×&quot;; &quot;+&quot;); &quot;i&quot;)" office:value-type="string" office:string-value="15i" calcext:value-type="string">
            <text:p>15i</text:p>
          </table:table-cell>
          <table:table-cell table:style-name="ce8" table:formula="of:=IMREAL([.U11])/60" office:value-type="float" office:value="0" calcext:value-type="float">
            <text:p>0.00</text:p>
          </table:table-cell>
          <table:table-cell table:style-name="ce8" table:formula="of:=IMAGINARY([.U11])/60" office:value-type="float" office:value="0.25" calcext:value-type="float">
            <text:p>0.25</text:p>
          </table:table-cell>
          <table:table-cell table:style-name="ce8" table:formula="of:=IF([.V11]=0; [.W11]; [.V11])" office:value-type="float" office:value="0.25" calcext:value-type="float">
            <text:p>0.25</text:p>
          </table:table-cell>
          <table:table-cell table:style-name="ce3"/>
          <table:table-cell table:style-name="ce3" table:formula="of:=VLOOKUP([.E18];[Sheet3.A$1:.B$7];2)" office:value-type="string" office:string-value="darkviolet" calcext:value-type="string">
            <text:p>darkviolet</text:p>
          </table:table-cell>
          <table:table-cell table:style-name="ce3"/>
          <table:table-cell table:style-name="ce9" office:value-type="float" office:value="10" calcext:value-type="float">
            <text:p>010</text:p>
          </table:table-cell>
          <table:table-cell table:style-name="ce3"/>
          <table:table-cell table:style-name="ce1" table:formula="of:=SUBSTITUTE(TRIM([.D11]);&quot; &quot;;&quot;_&quot;)" office:value-type="string" office:string-value="Messier_10_Hubble_WikiSky.jpg" calcext:value-type="string">
            <text:p>Messier_10_Hubble_WikiSky.jpg</text:p>
          </table:table-cell>
          <table:table-cell table:style-name="ce1"/>
          <table:table-cell table:style-name="ce1" table:formula="of:=CONCATENATE(&quot;https://en.wikipedia.org/wiki/File:&quot;;[.AD11])" office:value-type="string" office:string-value="https://en.wikipedia.org/wiki/File:Messier_10_Hubble_WikiSky.jpg" calcext:value-type="string">
            <text:p>https://en.wikipedia.org/wiki/File:Messier_10_Hubble_WikiSky.jpg</text:p>
          </table:table-cell>
          <table:table-cell table:style-name="ce1"/>
          <table:table-cell table:number-columns-repeated="991"/>
        </table:table-row>
        <table:table-row table:style-name="ro1">
          <table:table-cell office:value-type="string" calcext:value-type="string">
            <text:p>M11[12] </text:p>
          </table:table-cell>
          <table:table-cell office:value-type="string" calcext:value-type="string">
            <text:p>NGC 6705 </text:p>
          </table:table-cell>
          <table:table-cell office:value-type="string" calcext:value-type="string">
            <text:p>Скупчення Дика Качка </text:p>
          </table:table-cell>
          <table:table-cell office:value-type="string" calcext:value-type="string">
            <text:p>Messier11.jpg </text:p>
          </table:table-cell>
          <table:table-cell office:value-type="string" calcext:value-type="string">
            <text:p>Розсіяне скупчення </text:p>
          </table:table-cell>
          <table:table-cell office:value-type="string" calcext:value-type="string">
            <text:p>Щит 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8h 51,1m s </text:p>
          </table:table-cell>
          <table:table-cell office:value-type="string" calcext:value-type="string">
            <text:p>−06° 16′ ″ </text:p>
          </table:table-cell>
          <table:table-cell office:value-type="string" calcext:value-type="string">
            <text:p>14′ 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6" table:formula="of:=SUBSTITUTE(SUBSTITUTE(SUBSTITUTE([.I12];&quot;h &quot;;&quot;:&quot;) ;&quot;m s&quot;;&quot;&quot;); &quot;,&quot;; &quot;:&quot;)" office:value-type="string" office:string-value="18:51:1 " calcext:value-type="string">
            <text:p>18:51:1 </text:p>
          </table:table-cell>
          <table:table-cell table:style-name="ce6" table:formula="of:=TIMEVALUE([.N12])" office:value-type="float" office:value="0.785428240740741" calcext:value-type="float">
            <text:p>0.7854282407</text:p>
          </table:table-cell>
          <table:table-cell table:style-name="ce6" table:formula="of:=SUBSTITUTE(SUBSTITUTE(SUBSTITUTE([.J12];&quot;° &quot;;&quot;.&quot;) ;&quot;′ ″ &quot;;&quot;&quot;); &quot;−&quot;; &quot;-&quot;)" office:value-type="string" office:string-value="-06.16" calcext:value-type="string">
            <text:p>-06.16</text:p>
          </table:table-cell>
          <table:table-cell table:style-name="ce6" table:formula="of:=([.P12]-ROUNDDOWN([.P12];0))" office:value-type="float" office:value="-0.16" calcext:value-type="float">
            <text:p>-0.16</text:p>
          </table:table-cell>
          <table:table-cell table:style-name="ce3" table:formula="of:=[.P12]+[.Q12]/6*4" office:value-type="float" office:value="-6.26666666666667" calcext:value-type="float">
            <text:p>-6.2666666667</text:p>
          </table:table-cell>
          <table:table-cell table:style-name="ce3" table:formula="of:=ROUND([.R12]; 2)" office:value-type="float" office:value="-6.27" calcext:value-type="float">
            <text:p>-6.27</text:p>
          </table:table-cell>
          <table:table-cell table:style-name="ce3" table:formula="of:=SUBSTITUTE(SUBSTITUTE([.K12]; &quot;' &quot;; &quot;&quot;); &quot;′ &quot;; &quot;&quot;)" office:value-type="string" office:string-value="14" calcext:value-type="string">
            <text:p>14</text:p>
          </table:table-cell>
          <table:table-cell table:style-name="ce3" table:formula="of:=CONCATENATE(SUBSTITUTE([.T12]; &quot;×&quot;; &quot;+&quot;); &quot;i&quot;)" office:value-type="string" office:string-value="14i" calcext:value-type="string">
            <text:p>14i</text:p>
          </table:table-cell>
          <table:table-cell table:style-name="ce8" table:formula="of:=IMREAL([.U12])/60" office:value-type="float" office:value="0" calcext:value-type="float">
            <text:p>0.00</text:p>
          </table:table-cell>
          <table:table-cell table:style-name="ce8" table:formula="of:=IMAGINARY([.U12])/60" office:value-type="float" office:value="0.233333333333333" calcext:value-type="float">
            <text:p>0.23</text:p>
          </table:table-cell>
          <table:table-cell table:style-name="ce8" table:formula="of:=IF([.V12]=0; [.W12]; [.V12])" office:value-type="float" office:value="0.233333333333333" calcext:value-type="float">
            <text:p>0.23</text:p>
          </table:table-cell>
          <table:table-cell table:style-name="ce3"/>
          <table:table-cell table:style-name="ce3" table:formula="of:=VLOOKUP([.E19];[Sheet3.A$1:.B$7];2)" office:value-type="string" office:string-value="darkred" calcext:value-type="string">
            <text:p>darkred</text:p>
          </table:table-cell>
          <table:table-cell table:style-name="ce3"/>
          <table:table-cell table:style-name="ce9" office:value-type="float" office:value="11" calcext:value-type="float">
            <text:p>011</text:p>
          </table:table-cell>
          <table:table-cell table:style-name="ce3"/>
          <table:table-cell table:style-name="ce1" table:formula="of:=SUBSTITUTE(TRIM([.D12]);&quot; &quot;;&quot;_&quot;)" office:value-type="string" office:string-value="Messier11.jpg" calcext:value-type="string">
            <text:p>Messier11.jpg</text:p>
          </table:table-cell>
          <table:table-cell table:style-name="ce1"/>
          <table:table-cell table:style-name="ce1" table:formula="of:=CONCATENATE(&quot;https://en.wikipedia.org/wiki/File:&quot;;[.AD12])" office:value-type="string" office:string-value="https://en.wikipedia.org/wiki/File:Messier11.jpg" calcext:value-type="string">
            <text:p>https://en.wikipedia.org/wiki/File:Messier11.jpg</text:p>
          </table:table-cell>
          <table:table-cell table:style-name="ce1"/>
          <table:table-cell table:number-columns-repeated="991"/>
        </table:table-row>
        <table:table-row table:style-name="ro1">
          <table:table-cell office:value-type="string" calcext:value-type="string">
            <text:p>M12[13] </text:p>
          </table:table-cell>
          <table:table-cell office:value-type="string" calcext:value-type="string">
            <text:p>NGC 6218 </text:p>
          </table:table-cell>
          <table:table-cell office:value-type="string" calcext:value-type="string">
            <text:p>Мессьє 12 </text:p>
          </table:table-cell>
          <table:table-cell office:value-type="string" calcext:value-type="string">
            <text:p>M12 Hubble.jpg </text:p>
          </table:table-cell>
          <table:table-cell office:value-type="string" calcext:value-type="string">
            <text:p>Кулясте скупчення </text:p>
          </table:table-cell>
          <table:table-cell office:value-type="string" calcext:value-type="string">
            <text:p>Змієносець 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6h 47,2m s </text:p>
          </table:table-cell>
          <table:table-cell office:value-type="string" calcext:value-type="string">
            <text:p>−01° 57′ ″ </text:p>
          </table:table-cell>
          <table:table-cell office:value-type="string" calcext:value-type="string">
            <text:p>14′ </text:p>
          </table:table-cell>
          <table:table-cell table:number-columns-repeated="2"/>
          <table:table-cell table:style-name="ce6" table:formula="of:=SUBSTITUTE(SUBSTITUTE(SUBSTITUTE([.I13];&quot;h &quot;;&quot;:&quot;) ;&quot;m s&quot;;&quot;&quot;); &quot;,&quot;; &quot;:&quot;)" office:value-type="string" office:string-value="16:47:2 " calcext:value-type="string">
            <text:p>16:47:2 </text:p>
          </table:table-cell>
          <table:table-cell table:style-name="ce6" table:formula="of:=TIMEVALUE([.N13])" office:value-type="float" office:value="0.699328703703704" calcext:value-type="float">
            <text:p>0.6993287037</text:p>
          </table:table-cell>
          <table:table-cell table:style-name="ce6" table:formula="of:=SUBSTITUTE(SUBSTITUTE(SUBSTITUTE([.J13];&quot;° &quot;;&quot;.&quot;) ;&quot;′ ″ &quot;;&quot;&quot;); &quot;−&quot;; &quot;-&quot;)" office:value-type="string" office:string-value="-01.57" calcext:value-type="string">
            <text:p>-01.57</text:p>
          </table:table-cell>
          <table:table-cell table:style-name="ce6" table:formula="of:=([.P13]-ROUNDDOWN([.P13];0))" office:value-type="float" office:value="-0.57" calcext:value-type="float">
            <text:p>-0.57</text:p>
          </table:table-cell>
          <table:table-cell table:style-name="ce3" table:formula="of:=[.P13]+[.Q13]/6*4" office:value-type="float" office:value="-1.95" calcext:value-type="float">
            <text:p>-1.95</text:p>
          </table:table-cell>
          <table:table-cell table:style-name="ce3" table:formula="of:=ROUND([.R13]; 2)" office:value-type="float" office:value="-1.95" calcext:value-type="float">
            <text:p>-1.95</text:p>
          </table:table-cell>
          <table:table-cell table:style-name="ce3" table:formula="of:=SUBSTITUTE(SUBSTITUTE([.K13]; &quot;' &quot;; &quot;&quot;); &quot;′ &quot;; &quot;&quot;)" office:value-type="string" office:string-value="14" calcext:value-type="string">
            <text:p>14</text:p>
          </table:table-cell>
          <table:table-cell table:style-name="ce3" table:formula="of:=CONCATENATE(SUBSTITUTE([.T13]; &quot;×&quot;; &quot;+&quot;); &quot;i&quot;)" office:value-type="string" office:string-value="14i" calcext:value-type="string">
            <text:p>14i</text:p>
          </table:table-cell>
          <table:table-cell table:style-name="ce8" table:formula="of:=IMREAL([.U13])/60" office:value-type="float" office:value="0" calcext:value-type="float">
            <text:p>0.00</text:p>
          </table:table-cell>
          <table:table-cell table:style-name="ce8" table:formula="of:=IMAGINARY([.U13])/60" office:value-type="float" office:value="0.233333333333333" calcext:value-type="float">
            <text:p>0.23</text:p>
          </table:table-cell>
          <table:table-cell table:style-name="ce8" table:formula="of:=IF([.V13]=0; [.W13]; [.V13])" office:value-type="float" office:value="0.233333333333333" calcext:value-type="float">
            <text:p>0.23</text:p>
          </table:table-cell>
          <table:table-cell table:style-name="ce3"/>
          <table:table-cell table:style-name="ce3" table:formula="of:=VLOOKUP([.E20];[Sheet3.A$1:.B$7];2)" office:value-type="string" office:string-value="darkorange" calcext:value-type="string">
            <text:p>darkorange</text:p>
          </table:table-cell>
          <table:table-cell table:style-name="ce3"/>
          <table:table-cell table:style-name="ce9" office:value-type="float" office:value="12" calcext:value-type="float">
            <text:p>012</text:p>
          </table:table-cell>
          <table:table-cell table:style-name="ce3"/>
          <table:table-cell table:style-name="ce1" table:formula="of:=SUBSTITUTE(TRIM([.D13]);&quot; &quot;;&quot;_&quot;)" office:value-type="string" office:string-value="M12_Hubble.jpg" calcext:value-type="string">
            <text:p>M12_Hubble.jpg</text:p>
          </table:table-cell>
          <table:table-cell table:style-name="ce1"/>
          <table:table-cell table:style-name="ce1" table:formula="of:=CONCATENATE(&quot;https://en.wikipedia.org/wiki/File:&quot;;[.AD13])" office:value-type="string" office:string-value="https://en.wikipedia.org/wiki/File:M12_Hubble.jpg" calcext:value-type="string">
            <text:p>https://en.wikipedia.org/wiki/File:M12_Hubble.jpg</text:p>
          </table:table-cell>
          <table:table-cell table:style-name="ce1"/>
          <table:table-cell table:number-columns-repeated="991"/>
        </table:table-row>
        <table:table-row table:style-name="ro1">
          <table:table-cell office:value-type="string" calcext:value-type="string">
            <text:p>M13[14] </text:p>
          </table:table-cell>
          <table:table-cell office:value-type="string" calcext:value-type="string">
            <text:p>NGC 6205 </text:p>
          </table:table-cell>
          <table:table-cell office:value-type="string" calcext:value-type="string">
            <text:p>Кулясте скупчення Геркулеса </text:p>
          </table:table-cell>
          <table:table-cell office:value-type="string" calcext:value-type="string">
            <text:p>Messier 13 Hubble WikiSky.jpg </text:p>
          </table:table-cell>
          <table:table-cell office:value-type="string" calcext:value-type="string">
            <text:p>Кулясте скупчення </text:p>
          </table:table-cell>
          <table:table-cell office:value-type="string" calcext:value-type="string">
            <text:p>Геркулес 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6h 41,4m s </text:p>
          </table:table-cell>
          <table:table-cell office:value-type="string" calcext:value-type="string">
            <text:p>+36° 27′ ″ </text:p>
          </table:table-cell>
          <table:table-cell office:value-type="string" calcext:value-type="string">
            <text:p>16′ </text:p>
          </table:table-cell>
          <table:table-cell table:number-columns-repeated="2"/>
          <table:table-cell table:style-name="ce6" table:formula="of:=SUBSTITUTE(SUBSTITUTE(SUBSTITUTE([.I14];&quot;h &quot;;&quot;:&quot;) ;&quot;m s&quot;;&quot;&quot;); &quot;,&quot;; &quot;:&quot;)" office:value-type="string" office:string-value="16:41:4 " calcext:value-type="string">
            <text:p>16:41:4 </text:p>
          </table:table-cell>
          <table:table-cell table:style-name="ce6" table:formula="of:=TIMEVALUE([.N14])" office:value-type="float" office:value="0.695185185185185" calcext:value-type="float">
            <text:p>0.6951851852</text:p>
          </table:table-cell>
          <table:table-cell table:style-name="ce6" table:formula="of:=SUBSTITUTE(SUBSTITUTE(SUBSTITUTE([.J14];&quot;° &quot;;&quot;.&quot;) ;&quot;′ ″ &quot;;&quot;&quot;); &quot;−&quot;; &quot;-&quot;)" office:value-type="string" office:string-value="+36.27" calcext:value-type="string">
            <text:p>+36.27</text:p>
          </table:table-cell>
          <table:table-cell table:style-name="ce6" table:formula="of:=([.P14]-ROUNDDOWN([.P14];0))" office:value-type="float" office:value="0.270000000000003" calcext:value-type="float">
            <text:p>0.27</text:p>
          </table:table-cell>
          <table:table-cell table:style-name="ce3" table:formula="of:=[.P14]+[.Q14]/6*4" office:value-type="float" office:value="36.45" calcext:value-type="float">
            <text:p>36.45</text:p>
          </table:table-cell>
          <table:table-cell table:style-name="ce3" table:formula="of:=ROUND([.R14]; 2)" office:value-type="float" office:value="36.45" calcext:value-type="float">
            <text:p>36.45</text:p>
          </table:table-cell>
          <table:table-cell table:style-name="ce3" table:formula="of:=SUBSTITUTE(SUBSTITUTE([.K14]; &quot;' &quot;; &quot;&quot;); &quot;′ &quot;; &quot;&quot;)" office:value-type="string" office:string-value="16" calcext:value-type="string">
            <text:p>16</text:p>
          </table:table-cell>
          <table:table-cell table:style-name="ce3" table:formula="of:=CONCATENATE(SUBSTITUTE([.T14]; &quot;×&quot;; &quot;+&quot;); &quot;i&quot;)" office:value-type="string" office:string-value="16i" calcext:value-type="string">
            <text:p>16i</text:p>
          </table:table-cell>
          <table:table-cell table:style-name="ce8" table:formula="of:=IMREAL([.U14])/60" office:value-type="float" office:value="0" calcext:value-type="float">
            <text:p>0.00</text:p>
          </table:table-cell>
          <table:table-cell table:style-name="ce8" table:formula="of:=IMAGINARY([.U14])/60" office:value-type="float" office:value="0.266666666666667" calcext:value-type="float">
            <text:p>0.27</text:p>
          </table:table-cell>
          <table:table-cell table:style-name="ce8" table:formula="of:=IF([.V14]=0; [.W14]; [.V14])" office:value-type="float" office:value="0.266666666666667" calcext:value-type="float">
            <text:p>0.27</text:p>
          </table:table-cell>
          <table:table-cell table:style-name="ce3"/>
          <table:table-cell table:style-name="ce3" table:formula="of:=VLOOKUP([.E21];[Sheet3.A$1:.B$7];2)" office:value-type="string" office:string-value="darkviolet" calcext:value-type="string">
            <text:p>darkviolet</text:p>
          </table:table-cell>
          <table:table-cell table:style-name="ce3"/>
          <table:table-cell table:style-name="ce9" office:value-type="float" office:value="13" calcext:value-type="float">
            <text:p>013</text:p>
          </table:table-cell>
          <table:table-cell table:style-name="ce3"/>
          <table:table-cell table:formula="of:=SUBSTITUTE(TRIM([.D14]);&quot; &quot;;&quot;_&quot;)" office:value-type="string" office:string-value="Messier_13_Hubble_WikiSky.jpg" calcext:value-type="string">
            <text:p>Messier_13_Hubble_WikiSky.jpg</text:p>
          </table:table-cell>
          <table:table-cell/>
          <table:table-cell table:style-name="ce1" table:formula="of:=CONCATENATE(&quot;https://en.wikipedia.org/wiki/File:&quot;;[.AD14])" office:value-type="string" office:string-value="https://en.wikipedia.org/wiki/File:Messier_13_Hubble_WikiSky.jpg" calcext:value-type="string">
            <text:p>https://en.wikipedia.org/wiki/File:Messier_13_Hubble_WikiSky.jpg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14[15] </text:p>
          </table:table-cell>
          <table:table-cell office:value-type="string" calcext:value-type="string">
            <text:p>NGC 6402 </text:p>
          </table:table-cell>
          <table:table-cell office:value-type="string" calcext:value-type="string">
            <text:p>Мессьє 14 </text:p>
          </table:table-cell>
          <table:table-cell office:value-type="string" calcext:value-type="string">
            <text:p>Messier object 014.jpg </text:p>
          </table:table-cell>
          <table:table-cell office:value-type="string" calcext:value-type="string">
            <text:p>Кулясте скупчення </text:p>
          </table:table-cell>
          <table:table-cell office:value-type="string" calcext:value-type="string">
            <text:p>Змієносець </text:p>
          </table:table-cell>
          <table:table-cell office:value-type="float" office:value="27" calcext:value-type="float">
            <text:p>27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17h 37,6m s </text:p>
          </table:table-cell>
          <table:table-cell office:value-type="string" calcext:value-type="string">
            <text:p>-03° 15′ ″ </text:p>
          </table:table-cell>
          <table:table-cell office:value-type="string" calcext:value-type="string">
            <text:p>12′ </text:p>
          </table:table-cell>
          <table:table-cell table:number-columns-repeated="2"/>
          <table:table-cell table:style-name="ce6" table:formula="of:=SUBSTITUTE(SUBSTITUTE(SUBSTITUTE([.I15];&quot;h &quot;;&quot;:&quot;) ;&quot;m s&quot;;&quot;&quot;); &quot;,&quot;; &quot;:&quot;)" office:value-type="string" office:string-value="17:37:6 " calcext:value-type="string">
            <text:p>17:37:6 </text:p>
          </table:table-cell>
          <table:table-cell table:style-name="ce6" table:formula="of:=TIMEVALUE([.N15])" office:value-type="float" office:value="0.734097222222222" calcext:value-type="float">
            <text:p>0.7340972222</text:p>
          </table:table-cell>
          <table:table-cell table:style-name="ce6" table:formula="of:=SUBSTITUTE(SUBSTITUTE(SUBSTITUTE([.J15];&quot;° &quot;;&quot;.&quot;) ;&quot;′ ″ &quot;;&quot;&quot;); &quot;−&quot;; &quot;-&quot;)" office:value-type="string" office:string-value="-03.15" calcext:value-type="string">
            <text:p>-03.15</text:p>
          </table:table-cell>
          <table:table-cell table:style-name="ce6" table:formula="of:=([.P15]-ROUNDDOWN([.P15];0))" office:value-type="float" office:value="-0.15" calcext:value-type="float">
            <text:p>-0.15</text:p>
          </table:table-cell>
          <table:table-cell table:style-name="ce3" table:formula="of:=[.P15]+[.Q15]/6*4" office:value-type="float" office:value="-3.25" calcext:value-type="float">
            <text:p>-3.25</text:p>
          </table:table-cell>
          <table:table-cell table:style-name="ce3" table:formula="of:=ROUND([.R15]; 2)" office:value-type="float" office:value="-3.25" calcext:value-type="float">
            <text:p>-3.25</text:p>
          </table:table-cell>
          <table:table-cell table:style-name="ce3" table:formula="of:=SUBSTITUTE(SUBSTITUTE([.K15]; &quot;' &quot;; &quot;&quot;); &quot;′ &quot;; &quot;&quot;)" office:value-type="string" office:string-value="12" calcext:value-type="string">
            <text:p>12</text:p>
          </table:table-cell>
          <table:table-cell table:style-name="ce3" table:formula="of:=CONCATENATE(SUBSTITUTE([.T15]; &quot;×&quot;; &quot;+&quot;); &quot;i&quot;)" office:value-type="string" office:string-value="12i" calcext:value-type="string">
            <text:p>12i</text:p>
          </table:table-cell>
          <table:table-cell table:style-name="ce8" table:formula="of:=IMREAL([.U15])/60" office:value-type="float" office:value="0" calcext:value-type="float">
            <text:p>0.00</text:p>
          </table:table-cell>
          <table:table-cell table:style-name="ce8" table:formula="of:=IMAGINARY([.U15])/60" office:value-type="float" office:value="0.2" calcext:value-type="float">
            <text:p>0.20</text:p>
          </table:table-cell>
          <table:table-cell table:style-name="ce8" table:formula="of:=IF([.V15]=0; [.W15]; [.V15])" office:value-type="float" office:value="0.2" calcext:value-type="float">
            <text:p>0.20</text:p>
          </table:table-cell>
          <table:table-cell table:style-name="ce3"/>
          <table:table-cell table:style-name="ce3" table:formula="of:=VLOOKUP([.E22];[Sheet3.A$1:.B$7];2)" office:value-type="string" office:string-value="darkred" calcext:value-type="string">
            <text:p>darkred</text:p>
          </table:table-cell>
          <table:table-cell table:style-name="ce3"/>
          <table:table-cell table:style-name="ce9" office:value-type="float" office:value="14" calcext:value-type="float">
            <text:p>014</text:p>
          </table:table-cell>
          <table:table-cell table:style-name="ce3"/>
          <table:table-cell table:formula="of:=SUBSTITUTE(TRIM([.D15]);&quot; &quot;;&quot;_&quot;)" office:value-type="string" office:string-value="Messier_object_014.jpg" calcext:value-type="string">
            <text:p>Messier_object_014.jpg</text:p>
          </table:table-cell>
          <table:table-cell/>
          <table:table-cell table:style-name="ce1" table:formula="of:=CONCATENATE(&quot;https://en.wikipedia.org/wiki/File:&quot;;[.AD15])" office:value-type="string" office:string-value="https://en.wikipedia.org/wiki/File:Messier_object_014.jpg" calcext:value-type="string">
            <text:p>https://en.wikipedia.org/wiki/File:Messier_object_014.jpg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15[16] </text:p>
          </table:table-cell>
          <table:table-cell office:value-type="string" calcext:value-type="string">
            <text:p>NGC 7078 </text:p>
          </table:table-cell>
          <table:table-cell office:value-type="string" calcext:value-type="string">
            <text:p>Мессьє 15 </text:p>
          </table:table-cell>
          <table:table-cell office:value-type="string" calcext:value-type="string">
            <text:p>Messier 15 Hubble WikiSky.jpg </text:p>
          </table:table-cell>
          <table:table-cell office:value-type="string" calcext:value-type="string">
            <text:p>Кулясте скупчення </text:p>
          </table:table-cell>
          <table:table-cell office:value-type="string" calcext:value-type="string">
            <text:p>Пегас </text:p>
          </table:table-cell>
          <table:table-cell office:value-type="float" office:value="33" calcext:value-type="float">
            <text:p>33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21h 30m s </text:p>
          </table:table-cell>
          <table:table-cell office:value-type="string" calcext:value-type="string">
            <text:p>12° 10′ ″ </text:p>
          </table:table-cell>
          <table:table-cell office:value-type="string" calcext:value-type="string">
            <text:p>12′ </text:p>
          </table:table-cell>
          <table:table-cell table:number-columns-repeated="2"/>
          <table:table-cell table:style-name="ce6" table:formula="of:=SUBSTITUTE(SUBSTITUTE(SUBSTITUTE([.I16];&quot;h &quot;;&quot;:&quot;) ;&quot;m s&quot;;&quot;&quot;); &quot;,&quot;; &quot;:&quot;)" office:value-type="string" office:string-value="21:30 " calcext:value-type="string">
            <text:p>21:30 </text:p>
          </table:table-cell>
          <table:table-cell table:style-name="ce6" table:formula="of:=TIMEVALUE([.N16])" office:value-type="float" office:value="0.895833333333333" calcext:value-type="float">
            <text:p>0.8958333333</text:p>
          </table:table-cell>
          <table:table-cell table:style-name="ce6" table:formula="of:=SUBSTITUTE(SUBSTITUTE(SUBSTITUTE([.J16];&quot;° &quot;;&quot;.&quot;) ;&quot;′ ″ &quot;;&quot;&quot;); &quot;−&quot;; &quot;-&quot;)" office:value-type="string" office:string-value="12.10" calcext:value-type="string">
            <text:p>12.10</text:p>
          </table:table-cell>
          <table:table-cell table:style-name="ce6" table:formula="of:=([.P16]-ROUNDDOWN([.P16];0))" office:value-type="float" office:value="0.0999999999999996" calcext:value-type="float">
            <text:p>0.1</text:p>
          </table:table-cell>
          <table:table-cell table:style-name="ce3" table:formula="of:=[.P16]+[.Q16]/6*4" office:value-type="float" office:value="12.1666666666667" calcext:value-type="float">
            <text:p>12.1666666667</text:p>
          </table:table-cell>
          <table:table-cell table:style-name="ce3" table:formula="of:=ROUND([.R16]; 2)" office:value-type="float" office:value="12.17" calcext:value-type="float">
            <text:p>12.17</text:p>
          </table:table-cell>
          <table:table-cell table:style-name="ce3" table:formula="of:=SUBSTITUTE(SUBSTITUTE([.K16]; &quot;' &quot;; &quot;&quot;); &quot;′ &quot;; &quot;&quot;)" office:value-type="string" office:string-value="12" calcext:value-type="string">
            <text:p>12</text:p>
          </table:table-cell>
          <table:table-cell table:style-name="ce3" table:formula="of:=CONCATENATE(SUBSTITUTE([.T16]; &quot;×&quot;; &quot;+&quot;); &quot;i&quot;)" office:value-type="string" office:string-value="12i" calcext:value-type="string">
            <text:p>12i</text:p>
          </table:table-cell>
          <table:table-cell table:style-name="ce8" table:formula="of:=IMREAL([.U16])/60" office:value-type="float" office:value="0" calcext:value-type="float">
            <text:p>0.00</text:p>
          </table:table-cell>
          <table:table-cell table:style-name="ce8" table:formula="of:=IMAGINARY([.U16])/60" office:value-type="float" office:value="0.2" calcext:value-type="float">
            <text:p>0.20</text:p>
          </table:table-cell>
          <table:table-cell table:style-name="ce8" table:formula="of:=IF([.V16]=0; [.W16]; [.V16])" office:value-type="float" office:value="0.2" calcext:value-type="float">
            <text:p>0.20</text:p>
          </table:table-cell>
          <table:table-cell table:style-name="ce3"/>
          <table:table-cell table:style-name="ce3" table:formula="of:=VLOOKUP([.E23];[Sheet3.A$1:.B$7];2)" office:value-type="string" office:string-value="darkorange" calcext:value-type="string">
            <text:p>darkorange</text:p>
          </table:table-cell>
          <table:table-cell table:style-name="ce3"/>
          <table:table-cell table:style-name="ce9" office:value-type="float" office:value="15" calcext:value-type="float">
            <text:p>015</text:p>
          </table:table-cell>
          <table:table-cell table:style-name="ce3"/>
          <table:table-cell table:formula="of:=SUBSTITUTE(TRIM([.D16]);&quot; &quot;;&quot;_&quot;)" office:value-type="string" office:string-value="Messier_15_Hubble_WikiSky.jpg" calcext:value-type="string">
            <text:p>Messier_15_Hubble_WikiSky.jpg</text:p>
          </table:table-cell>
          <table:table-cell/>
          <table:table-cell table:style-name="ce1" table:formula="of:=CONCATENATE(&quot;https://en.wikipedia.org/wiki/File:&quot;;[.AD16])" office:value-type="string" office:string-value="https://en.wikipedia.org/wiki/File:Messier_15_Hubble_WikiSky.jpg" calcext:value-type="string">
            <text:p>https://en.wikipedia.org/wiki/File:Messier_15_Hubble_WikiSky.jpg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16[17] </text:p>
          </table:table-cell>
          <table:table-cell office:value-type="string" calcext:value-type="string">
            <text:p>NGC 6611 </text:p>
          </table:table-cell>
          <table:table-cell office:value-type="string" calcext:value-type="string">
            <text:p>Туманність Орла </text:p>
          </table:table-cell>
          <table:table-cell office:value-type="string" calcext:value-type="string">
            <text:p>Stellar spire eagle nebula.jpg </text:p>
          </table:table-cell>
          <table:table-cell office:value-type="string" calcext:value-type="string">
            <text:p>Розсіяне скупчення й емісійна туманність </text:p>
          </table:table-cell>
          <table:table-cell office:value-type="string" calcext:value-type="string">
            <text:p>Змія </text:p>
          </table:table-cell>
          <table:table-cell office:value-type="float" office:value="7" calcext:value-type="float">
            <text:p>7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18h 18,8m s </text:p>
          </table:table-cell>
          <table:table-cell office:value-type="string" calcext:value-type="string">
            <text:p>-13° 47′ ″ </text:p>
          </table:table-cell>
          <table:table-cell office:value-type="string" calcext:value-type="string">
            <text:p>7′ 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6" table:formula="of:=SUBSTITUTE(SUBSTITUTE(SUBSTITUTE([.I17];&quot;h &quot;;&quot;:&quot;) ;&quot;m s&quot;;&quot;&quot;); &quot;,&quot;; &quot;:&quot;)" office:value-type="string" office:string-value="18:18:8 " calcext:value-type="string">
            <text:p>18:18:8 </text:p>
          </table:table-cell>
          <table:table-cell table:style-name="ce6" table:formula="of:=TIMEVALUE([.N17])" office:value-type="float" office:value="0.762592592592593" calcext:value-type="float">
            <text:p>0.7625925926</text:p>
          </table:table-cell>
          <table:table-cell table:style-name="ce6" table:formula="of:=SUBSTITUTE(SUBSTITUTE(SUBSTITUTE([.J17];&quot;° &quot;;&quot;.&quot;) ;&quot;′ ″ &quot;;&quot;&quot;); &quot;−&quot;; &quot;-&quot;)" office:value-type="string" office:string-value="-13.47" calcext:value-type="string">
            <text:p>-13.47</text:p>
          </table:table-cell>
          <table:table-cell table:style-name="ce6" table:formula="of:=([.P17]-ROUNDDOWN([.P17];0))" office:value-type="float" office:value="-0.470000000000001" calcext:value-type="float">
            <text:p>-0.47</text:p>
          </table:table-cell>
          <table:table-cell table:style-name="ce3" table:formula="of:=[.P17]+[.Q17]/6*4" office:value-type="float" office:value="-13.7833333333333" calcext:value-type="float">
            <text:p>-13.7833333333</text:p>
          </table:table-cell>
          <table:table-cell table:style-name="ce3" table:formula="of:=ROUND([.R17]; 2)" office:value-type="float" office:value="-13.78" calcext:value-type="float">
            <text:p>-13.78</text:p>
          </table:table-cell>
          <table:table-cell table:style-name="ce3" table:formula="of:=SUBSTITUTE(SUBSTITUTE([.K17]; &quot;' &quot;; &quot;&quot;); &quot;′ &quot;; &quot;&quot;)" office:value-type="string" office:string-value="7" calcext:value-type="string">
            <text:p>7</text:p>
          </table:table-cell>
          <table:table-cell table:style-name="ce3" table:formula="of:=CONCATENATE(SUBSTITUTE([.T17]; &quot;×&quot;; &quot;+&quot;); &quot;i&quot;)" office:value-type="string" office:string-value="7i" calcext:value-type="string">
            <text:p>7i</text:p>
          </table:table-cell>
          <table:table-cell table:style-name="ce8" table:formula="of:=IMREAL([.U17])/60" office:value-type="float" office:value="0" calcext:value-type="float">
            <text:p>0.00</text:p>
          </table:table-cell>
          <table:table-cell table:style-name="ce8" table:formula="of:=IMAGINARY([.U17])/60" office:value-type="float" office:value="0.116666666666667" calcext:value-type="float">
            <text:p>0.12</text:p>
          </table:table-cell>
          <table:table-cell table:style-name="ce8" table:formula="of:=IF([.V17]=0; [.W17]; [.V17])" office:value-type="float" office:value="0.116666666666667" calcext:value-type="float">
            <text:p>0.12</text:p>
          </table:table-cell>
          <table:table-cell table:style-name="ce3"/>
          <table:table-cell table:style-name="ce3" table:formula="of:=VLOOKUP([.E24];[Sheet3.A$1:.B$7];2)" office:value-type="string" office:string-value="darkred" calcext:value-type="string">
            <text:p>darkred</text:p>
          </table:table-cell>
          <table:table-cell table:style-name="ce3"/>
          <table:table-cell table:style-name="ce9" office:value-type="float" office:value="16" calcext:value-type="float">
            <text:p>016</text:p>
          </table:table-cell>
          <table:table-cell table:style-name="ce3"/>
          <table:table-cell table:formula="of:=SUBSTITUTE(TRIM([.D17]);&quot; &quot;;&quot;_&quot;)" office:value-type="string" office:string-value="Stellar_spire_eagle_nebula.jpg" calcext:value-type="string">
            <text:p>Stellar_spire_eagle_nebula.jpg</text:p>
          </table:table-cell>
          <table:table-cell/>
          <table:table-cell table:style-name="ce1" table:formula="of:=CONCATENATE(&quot;https://en.wikipedia.org/wiki/File:&quot;;[.AD17])" office:value-type="string" office:string-value="https://en.wikipedia.org/wiki/File:Stellar_spire_eagle_nebula.jpg" calcext:value-type="string">
            <text:p>https://en.wikipedia.org/wiki/File:Stellar_spire_eagle_nebula.jpg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17[18] </text:p>
          </table:table-cell>
          <table:table-cell office:value-type="string" calcext:value-type="string">
            <text:p>NGC 6618 </text:p>
          </table:table-cell>
          <table:table-cell office:value-type="string" calcext:value-type="string">
            <text:p>Туманність Омега </text:p>
          </table:table-cell>
          <table:table-cell office:value-type="string" calcext:value-type="string">
            <text:p>Messier 17.jpg </text:p>
          </table:table-cell>
          <table:table-cell office:value-type="string" calcext:value-type="string">
            <text:p>Розсіяне скупчення й емісійна туманність </text:p>
          </table:table-cell>
          <table:table-cell office:value-type="string" calcext:value-type="string">
            <text:p>Стрілець 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8h 20,8m s </text:p>
          </table:table-cell>
          <table:table-cell office:value-type="string" calcext:value-type="string">
            <text:p>-16° 11′ ″ </text:p>
          </table:table-cell>
          <table:table-cell office:value-type="string" calcext:value-type="string">
            <text:p>11′ </text:p>
          </table:table-cell>
          <table:table-cell table:number-columns-repeated="2"/>
          <table:table-cell table:style-name="ce6" table:formula="of:=SUBSTITUTE(SUBSTITUTE(SUBSTITUTE([.I18];&quot;h &quot;;&quot;:&quot;) ;&quot;m s&quot;;&quot;&quot;); &quot;,&quot;; &quot;:&quot;)" office:value-type="string" office:string-value="18:20:8 " calcext:value-type="string">
            <text:p>18:20:8 </text:p>
          </table:table-cell>
          <table:table-cell table:style-name="ce6" table:formula="of:=TIMEVALUE([.N18])" office:value-type="float" office:value="0.763981481481481" calcext:value-type="float">
            <text:p>0.7639814815</text:p>
          </table:table-cell>
          <table:table-cell table:style-name="ce6" table:formula="of:=SUBSTITUTE(SUBSTITUTE(SUBSTITUTE([.J18];&quot;° &quot;;&quot;.&quot;) ;&quot;′ ″ &quot;;&quot;&quot;); &quot;−&quot;; &quot;-&quot;)" office:value-type="string" office:string-value="-16.11" calcext:value-type="string">
            <text:p>-16.11</text:p>
          </table:table-cell>
          <table:table-cell table:style-name="ce6" table:formula="of:=([.P18]-ROUNDDOWN([.P18];0))" office:value-type="float" office:value="-0.109999999999999" calcext:value-type="float">
            <text:p>-0.11</text:p>
          </table:table-cell>
          <table:table-cell table:style-name="ce3" table:formula="of:=[.P18]+[.Q18]/6*4" office:value-type="float" office:value="-16.1833333333333" calcext:value-type="float">
            <text:p>-16.1833333333</text:p>
          </table:table-cell>
          <table:table-cell table:style-name="ce3" table:formula="of:=ROUND([.R18]; 2)" office:value-type="float" office:value="-16.18" calcext:value-type="float">
            <text:p>-16.18</text:p>
          </table:table-cell>
          <table:table-cell table:style-name="ce3" table:formula="of:=SUBSTITUTE(SUBSTITUTE([.K18]; &quot;' &quot;; &quot;&quot;); &quot;′ &quot;; &quot;&quot;)" office:value-type="string" office:string-value="11" calcext:value-type="string">
            <text:p>11</text:p>
          </table:table-cell>
          <table:table-cell table:style-name="ce3" table:formula="of:=CONCATENATE(SUBSTITUTE([.T18]; &quot;×&quot;; &quot;+&quot;); &quot;i&quot;)" office:value-type="string" office:string-value="11i" calcext:value-type="string">
            <text:p>11i</text:p>
          </table:table-cell>
          <table:table-cell table:style-name="ce8" table:formula="of:=IMREAL([.U18])/60" office:value-type="float" office:value="0" calcext:value-type="float">
            <text:p>0.00</text:p>
          </table:table-cell>
          <table:table-cell table:style-name="ce8" table:formula="of:=IMAGINARY([.U18])/60" office:value-type="float" office:value="0.183333333333333" calcext:value-type="float">
            <text:p>0.18</text:p>
          </table:table-cell>
          <table:table-cell table:style-name="ce8" table:formula="of:=IF([.V18]=0; [.W18]; [.V18])" office:value-type="float" office:value="0.183333333333333" calcext:value-type="float">
            <text:p>0.18</text:p>
          </table:table-cell>
          <table:table-cell table:style-name="ce3"/>
          <table:table-cell table:style-name="ce3" table:formula="of:=VLOOKUP([.E25];[Sheet3.A$1:.B$7];2)" office:value-type="string" office:string-value="" calcext:value-type="error">
            <text:p>#N/A</text:p>
          </table:table-cell>
          <table:table-cell table:style-name="ce3"/>
          <table:table-cell table:style-name="ce9" office:value-type="float" office:value="17" calcext:value-type="float">
            <text:p>017</text:p>
          </table:table-cell>
          <table:table-cell table:style-name="ce3"/>
          <table:table-cell table:formula="of:=SUBSTITUTE(TRIM([.D18]);&quot; &quot;;&quot;_&quot;)" office:value-type="string" office:string-value="Messier_17.jpg" calcext:value-type="string">
            <text:p>Messier_17.jpg</text:p>
          </table:table-cell>
          <table:table-cell/>
          <table:table-cell table:style-name="ce1" table:formula="of:=CONCATENATE(&quot;https://en.wikipedia.org/wiki/File:&quot;;[.AD18])" office:value-type="string" office:string-value="https://en.wikipedia.org/wiki/File:Messier_17.jpg" calcext:value-type="string">
            <text:p>https://en.wikipedia.org/wiki/File:Messier_17.jpg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18[19] </text:p>
          </table:table-cell>
          <table:table-cell office:value-type="string" calcext:value-type="string">
            <text:p>NGC 6613 </text:p>
          </table:table-cell>
          <table:table-cell office:value-type="string" calcext:value-type="string">
            <text:p>Чорний Лебідь </text:p>
          </table:table-cell>
          <table:table-cell office:value-type="string" calcext:value-type="string">
            <text:p>Messier18.jpg </text:p>
          </table:table-cell>
          <table:table-cell office:value-type="string" calcext:value-type="string">
            <text:p>Розсіяне скупчення </text:p>
          </table:table-cell>
          <table:table-cell office:value-type="string" calcext:value-type="string">
            <text:p>Стрілець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8h 19,9m s </text:p>
          </table:table-cell>
          <table:table-cell office:value-type="string" calcext:value-type="string">
            <text:p>-17° 08′ ″ </text:p>
          </table:table-cell>
          <table:table-cell office:value-type="string" calcext:value-type="string">
            <text:p>9′ </text:p>
          </table:table-cell>
          <table:table-cell table:number-columns-repeated="2"/>
          <table:table-cell table:style-name="ce6" table:formula="of:=SUBSTITUTE(SUBSTITUTE(SUBSTITUTE([.I19];&quot;h &quot;;&quot;:&quot;) ;&quot;m s&quot;;&quot;&quot;); &quot;,&quot;; &quot;:&quot;)" office:value-type="string" office:string-value="18:19:9 " calcext:value-type="string">
            <text:p>18:19:9 </text:p>
          </table:table-cell>
          <table:table-cell table:style-name="ce6" table:formula="of:=TIMEVALUE([.N19])" office:value-type="float" office:value="0.763298611111111" calcext:value-type="float">
            <text:p>0.7632986111</text:p>
          </table:table-cell>
          <table:table-cell table:style-name="ce6" table:formula="of:=SUBSTITUTE(SUBSTITUTE(SUBSTITUTE([.J19];&quot;° &quot;;&quot;.&quot;) ;&quot;′ ″ &quot;;&quot;&quot;); &quot;−&quot;; &quot;-&quot;)" office:value-type="string" office:string-value="-17.08" calcext:value-type="string">
            <text:p>-17.08</text:p>
          </table:table-cell>
          <table:table-cell table:style-name="ce6" table:formula="of:=([.P19]-ROUNDDOWN([.P19];0))" office:value-type="float" office:value="-0.0799999999999983" calcext:value-type="float">
            <text:p>-0.08</text:p>
          </table:table-cell>
          <table:table-cell table:style-name="ce3" table:formula="of:=[.P19]+[.Q19]/6*4" office:value-type="float" office:value="-17.1333333333333" calcext:value-type="float">
            <text:p>-17.1333333333</text:p>
          </table:table-cell>
          <table:table-cell table:style-name="ce3" table:formula="of:=ROUND([.R19]; 2)" office:value-type="float" office:value="-17.13" calcext:value-type="float">
            <text:p>-17.13</text:p>
          </table:table-cell>
          <table:table-cell table:style-name="ce3" table:formula="of:=SUBSTITUTE(SUBSTITUTE([.K19]; &quot;' &quot;; &quot;&quot;); &quot;′ &quot;; &quot;&quot;)" office:value-type="string" office:string-value="9" calcext:value-type="string">
            <text:p>9</text:p>
          </table:table-cell>
          <table:table-cell table:style-name="ce3" table:formula="of:=CONCATENATE(SUBSTITUTE([.T19]; &quot;×&quot;; &quot;+&quot;); &quot;i&quot;)" office:value-type="string" office:string-value="9i" calcext:value-type="string">
            <text:p>9i</text:p>
          </table:table-cell>
          <table:table-cell table:style-name="ce8" table:formula="of:=IMREAL([.U19])/60" office:value-type="float" office:value="0" calcext:value-type="float">
            <text:p>0.00</text:p>
          </table:table-cell>
          <table:table-cell table:style-name="ce8" table:formula="of:=IMAGINARY([.U19])/60" office:value-type="float" office:value="0.15" calcext:value-type="float">
            <text:p>0.15</text:p>
          </table:table-cell>
          <table:table-cell table:style-name="ce8" table:formula="of:=IF([.V19]=0; [.W19]; [.V19])" office:value-type="float" office:value="0.15" calcext:value-type="float">
            <text:p>0.15</text:p>
          </table:table-cell>
          <table:table-cell table:style-name="ce3"/>
          <table:table-cell table:style-name="ce3" table:formula="of:=VLOOKUP([.E26];[Sheet3.A$1:.B$7];2)" office:value-type="string" office:string-value="darkred" calcext:value-type="string">
            <text:p>darkred</text:p>
          </table:table-cell>
          <table:table-cell table:style-name="ce3"/>
          <table:table-cell table:style-name="ce9" office:value-type="float" office:value="18" calcext:value-type="float">
            <text:p>018</text:p>
          </table:table-cell>
          <table:table-cell table:style-name="ce3"/>
          <table:table-cell table:formula="of:=SUBSTITUTE(TRIM([.D19]);&quot; &quot;;&quot;_&quot;)" office:value-type="string" office:string-value="Messier18.jpg" calcext:value-type="string">
            <text:p>Messier18.jpg</text:p>
          </table:table-cell>
          <table:table-cell/>
          <table:table-cell table:style-name="ce1" table:formula="of:=CONCATENATE(&quot;https://en.wikipedia.org/wiki/File:&quot;;[.AD19])" office:value-type="string" office:string-value="https://en.wikipedia.org/wiki/File:Messier18.jpg" calcext:value-type="string">
            <text:p>https://en.wikipedia.org/wiki/File:Messier18.jpg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19[20] </text:p>
          </table:table-cell>
          <table:table-cell office:value-type="string" calcext:value-type="string">
            <text:p>NGC 6273 </text:p>
          </table:table-cell>
          <table:table-cell office:value-type="string" calcext:value-type="string">
            <text:p>Мессьє 19 </text:p>
          </table:table-cell>
          <table:table-cell office:value-type="string" calcext:value-type="string">
            <text:p>Messier object 019.jpg </text:p>
          </table:table-cell>
          <table:table-cell office:value-type="string" calcext:value-type="string">
            <text:p>Кулясте скупчення </text:p>
          </table:table-cell>
          <table:table-cell office:value-type="string" calcext:value-type="string">
            <text:p>Змієносець </text:p>
          </table:table-cell>
          <table:table-cell office:value-type="float" office:value="27" calcext:value-type="float">
            <text:p>27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17h 02,6m s </text:p>
          </table:table-cell>
          <table:table-cell office:value-type="string" calcext:value-type="string">
            <text:p>-26° 16′ ″ </text:p>
          </table:table-cell>
          <table:table-cell office:value-type="string" calcext:value-type="string">
            <text:p>13′ </text:p>
          </table:table-cell>
          <table:table-cell table:number-columns-repeated="2"/>
          <table:table-cell table:style-name="ce6" table:formula="of:=SUBSTITUTE(SUBSTITUTE(SUBSTITUTE([.I20];&quot;h &quot;;&quot;:&quot;) ;&quot;m s&quot;;&quot;&quot;); &quot;,&quot;; &quot;:&quot;)" office:value-type="string" office:string-value="17:02:6 " calcext:value-type="string">
            <text:p>17:02:6 </text:p>
          </table:table-cell>
          <table:table-cell table:style-name="ce6" table:formula="of:=TIMEVALUE([.N20])" office:value-type="float" office:value="0.709791666666667" calcext:value-type="float">
            <text:p>0.7097916667</text:p>
          </table:table-cell>
          <table:table-cell table:style-name="ce6" table:formula="of:=SUBSTITUTE(SUBSTITUTE(SUBSTITUTE([.J20];&quot;° &quot;;&quot;.&quot;) ;&quot;′ ″ &quot;;&quot;&quot;); &quot;−&quot;; &quot;-&quot;)" office:value-type="string" office:string-value="-26.16" calcext:value-type="string">
            <text:p>-26.16</text:p>
          </table:table-cell>
          <table:table-cell table:style-name="ce6" table:formula="of:=([.P20]-ROUNDDOWN([.P20];0))" office:value-type="float" office:value="-0.16" calcext:value-type="float">
            <text:p>-0.16</text:p>
          </table:table-cell>
          <table:table-cell table:style-name="ce3" table:formula="of:=[.P20]+[.Q20]/6*4" office:value-type="float" office:value="-26.2666666666667" calcext:value-type="float">
            <text:p>-26.2666666667</text:p>
          </table:table-cell>
          <table:table-cell table:style-name="ce3" table:formula="of:=ROUND([.R20]; 2)" office:value-type="float" office:value="-26.27" calcext:value-type="float">
            <text:p>-26.27</text:p>
          </table:table-cell>
          <table:table-cell table:style-name="ce3" table:formula="of:=SUBSTITUTE(SUBSTITUTE([.K20]; &quot;' &quot;; &quot;&quot;); &quot;′ &quot;; &quot;&quot;)" office:value-type="string" office:string-value="13" calcext:value-type="string">
            <text:p>13</text:p>
          </table:table-cell>
          <table:table-cell table:style-name="ce3" table:formula="of:=CONCATENATE(SUBSTITUTE([.T20]; &quot;×&quot;; &quot;+&quot;); &quot;i&quot;)" office:value-type="string" office:string-value="13i" calcext:value-type="string">
            <text:p>13i</text:p>
          </table:table-cell>
          <table:table-cell table:style-name="ce8" table:formula="of:=IMREAL([.U20])/60" office:value-type="float" office:value="0" calcext:value-type="float">
            <text:p>0.00</text:p>
          </table:table-cell>
          <table:table-cell table:style-name="ce8" table:formula="of:=IMAGINARY([.U20])/60" office:value-type="float" office:value="0.216666666666667" calcext:value-type="float">
            <text:p>0.22</text:p>
          </table:table-cell>
          <table:table-cell table:style-name="ce8" table:formula="of:=IF([.V20]=0; [.W20]; [.V20])" office:value-type="float" office:value="0.216666666666667" calcext:value-type="float">
            <text:p>0.22</text:p>
          </table:table-cell>
          <table:table-cell table:style-name="ce3"/>
          <table:table-cell table:style-name="ce3" table:formula="of:=VLOOKUP([.E27];[Sheet3.A$1:.B$7];2)" office:value-type="string" office:string-value="darkred" calcext:value-type="string">
            <text:p>darkred</text:p>
          </table:table-cell>
          <table:table-cell table:style-name="ce3"/>
          <table:table-cell table:style-name="ce9" office:value-type="float" office:value="19" calcext:value-type="float">
            <text:p>019</text:p>
          </table:table-cell>
          <table:table-cell table:style-name="ce3"/>
          <table:table-cell table:formula="of:=SUBSTITUTE(TRIM([.D20]);&quot; &quot;;&quot;_&quot;)" office:value-type="string" office:string-value="Messier_object_019.jpg" calcext:value-type="string">
            <text:p>Messier_object_019.jpg</text:p>
          </table:table-cell>
          <table:table-cell/>
          <table:table-cell table:style-name="ce1" table:formula="of:=CONCATENATE(&quot;https://en.wikipedia.org/wiki/File:&quot;;[.AD20])" office:value-type="string" office:string-value="https://en.wikipedia.org/wiki/File:Messier_object_019.jpg" calcext:value-type="string">
            <text:p>https://en.wikipedia.org/wiki/File:Messier_object_019.jpg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20[21] </text:p>
          </table:table-cell>
          <table:table-cell office:value-type="string" calcext:value-type="string">
            <text:p>NGC 6514 </text:p>
          </table:table-cell>
          <table:table-cell office:value-type="string" calcext:value-type="string">
            <text:p>Потрійна туманність </text:p>
          </table:table-cell>
          <table:table-cell office:value-type="string" calcext:value-type="string">
            <text:p>Trifid.nebula.arp.750pix.jpg </text:p>
          </table:table-cell>
          <table:table-cell office:value-type="string" calcext:value-type="string">
            <text:p>Розсіяне скупчення й емісійна туманність </text:p>
          </table:table-cell>
          <table:table-cell office:value-type="string" calcext:value-type="string">
            <text:p>Стрілець </text:p>
          </table:table-cell>
          <table:table-cell office:value-type="float" office:value="2.2" calcext:value-type="float">
            <text:p>2.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h 02.3m s </text:p>
          </table:table-cell>
          <table:table-cell office:value-type="string" calcext:value-type="string">
            <text:p>-23° 02′ ″ </text:p>
          </table:table-cell>
          <table:table-cell office:value-type="string" calcext:value-type="string">
            <text:p>28′ </text:p>
          </table:table-cell>
          <table:table-cell table:number-columns-repeated="2"/>
          <table:table-cell table:style-name="ce6" table:formula="of:=SUBSTITUTE(SUBSTITUTE(SUBSTITUTE([.I21];&quot;h &quot;;&quot;:&quot;) ;&quot;m s&quot;;&quot;&quot;); &quot;,&quot;; &quot;:&quot;)" office:value-type="string" office:string-value="18:02.3 " calcext:value-type="string">
            <text:p>18:02.3 </text:p>
          </table:table-cell>
          <table:table-cell table:style-name="ce6" table:formula="of:=TIMEVALUE([.N21])" office:value-type="float" office:value="0.0125266203703704" calcext:value-type="float">
            <text:p>0.0125266204</text:p>
          </table:table-cell>
          <table:table-cell table:style-name="ce6" table:formula="of:=SUBSTITUTE(SUBSTITUTE(SUBSTITUTE([.J21];&quot;° &quot;;&quot;.&quot;) ;&quot;′ ″ &quot;;&quot;&quot;); &quot;−&quot;; &quot;-&quot;)" office:value-type="string" office:string-value="-23.02" calcext:value-type="string">
            <text:p>-23.02</text:p>
          </table:table-cell>
          <table:table-cell table:style-name="ce6" table:formula="of:=([.P21]-ROUNDDOWN([.P21];0))" office:value-type="float" office:value="-0.0199999999999996" calcext:value-type="float">
            <text:p>-0.02</text:p>
          </table:table-cell>
          <table:table-cell table:style-name="ce3" table:formula="of:=[.P21]+[.Q21]/6*4" office:value-type="float" office:value="-23.0333333333333" calcext:value-type="float">
            <text:p>-23.0333333333</text:p>
          </table:table-cell>
          <table:table-cell table:style-name="ce3" table:formula="of:=ROUND([.R21]; 2)" office:value-type="float" office:value="-23.03" calcext:value-type="float">
            <text:p>-23.03</text:p>
          </table:table-cell>
          <table:table-cell table:style-name="ce3" table:formula="of:=SUBSTITUTE(SUBSTITUTE([.K21]; &quot;' &quot;; &quot;&quot;); &quot;′ &quot;; &quot;&quot;)" office:value-type="string" office:string-value="28" calcext:value-type="string">
            <text:p>28</text:p>
          </table:table-cell>
          <table:table-cell table:style-name="ce3" table:formula="of:=CONCATENATE(SUBSTITUTE([.T21]; &quot;×&quot;; &quot;+&quot;); &quot;i&quot;)" office:value-type="string" office:string-value="28i" calcext:value-type="string">
            <text:p>28i</text:p>
          </table:table-cell>
          <table:table-cell table:style-name="ce8" table:formula="of:=IMREAL([.U21])/60" office:value-type="float" office:value="0" calcext:value-type="float">
            <text:p>0.00</text:p>
          </table:table-cell>
          <table:table-cell table:style-name="ce8" table:formula="of:=IMAGINARY([.U21])/60" office:value-type="float" office:value="0.466666666666667" calcext:value-type="float">
            <text:p>0.47</text:p>
          </table:table-cell>
          <table:table-cell table:style-name="ce8" table:formula="of:=IF([.V21]=0; [.W21]; [.V21])" office:value-type="float" office:value="0.466666666666667" calcext:value-type="float">
            <text:p>0.47</text:p>
          </table:table-cell>
          <table:table-cell table:style-name="ce3"/>
          <table:table-cell table:style-name="ce3" table:formula="of:=VLOOKUP([.E28];[Sheet3.A$1:.B$7];2)" office:value-type="string" office:string-value="darkgreen" calcext:value-type="string">
            <text:p>darkgreen</text:p>
          </table:table-cell>
          <table:table-cell table:style-name="ce3"/>
          <table:table-cell table:style-name="ce9" office:value-type="float" office:value="20" calcext:value-type="float">
            <text:p>020</text:p>
          </table:table-cell>
          <table:table-cell table:style-name="ce3"/>
          <table:table-cell table:formula="of:=SUBSTITUTE(TRIM([.D21]);&quot; &quot;;&quot;_&quot;)" office:value-type="string" office:string-value="Trifid.nebula.arp.750pix.jpg" calcext:value-type="string">
            <text:p>Trifid.nebula.arp.750pix.jpg</text:p>
          </table:table-cell>
          <table:table-cell/>
          <table:table-cell table:style-name="ce1" table:formula="of:=CONCATENATE(&quot;https://en.wikipedia.org/wiki/File:&quot;;[.AD21])" office:value-type="string" office:string-value="https://en.wikipedia.org/wiki/File:Trifid.nebula.arp.750pix.jpg" calcext:value-type="string">
            <text:p>https://en.wikipedia.org/wiki/File:Trifid.nebula.arp.750pix.jpg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21[22] </text:p>
          </table:table-cell>
          <table:table-cell office:value-type="string" calcext:value-type="string">
            <text:p>NGC 6531 </text:p>
          </table:table-cell>
          <table:table-cell office:value-type="string" calcext:value-type="string">
            <text:p>Мессьє 21 </text:p>
          </table:table-cell>
          <table:table-cell office:value-type="string" calcext:value-type="string">
            <text:p>Messier object 021.jpg </text:p>
          </table:table-cell>
          <table:table-cell office:value-type="string" calcext:value-type="string">
            <text:p>Розсіяне скупчення </text:p>
          </table:table-cell>
          <table:table-cell office:value-type="string" calcext:value-type="string">
            <text:p>Стрілець 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8h 04,6m s </text:p>
          </table:table-cell>
          <table:table-cell office:value-type="string" calcext:value-type="string">
            <text:p>-22° 30′ ″ </text:p>
          </table:table-cell>
          <table:table-cell office:value-type="string" calcext:value-type="string">
            <text:p>13′ </text:p>
          </table:table-cell>
          <table:table-cell office:value-type="float" office:value="57" calcext:value-type="float">
            <text:p>57</text:p>
          </table:table-cell>
          <table:table-cell/>
          <table:table-cell table:style-name="ce6" table:formula="of:=SUBSTITUTE(SUBSTITUTE(SUBSTITUTE([.I22];&quot;h &quot;;&quot;:&quot;) ;&quot;m s&quot;;&quot;&quot;); &quot;,&quot;; &quot;:&quot;)" office:value-type="string" office:string-value="18:04:6 " calcext:value-type="string">
            <text:p>18:04:6 </text:p>
          </table:table-cell>
          <table:table-cell table:style-name="ce6" table:formula="of:=TIMEVALUE([.N22])" office:value-type="float" office:value="0.752847222222222" calcext:value-type="float">
            <text:p>0.7528472222</text:p>
          </table:table-cell>
          <table:table-cell table:style-name="ce6" table:formula="of:=SUBSTITUTE(SUBSTITUTE(SUBSTITUTE([.J22];&quot;° &quot;;&quot;.&quot;) ;&quot;′ ″ &quot;;&quot;&quot;); &quot;−&quot;; &quot;-&quot;)" office:value-type="string" office:string-value="-22.30" calcext:value-type="string">
            <text:p>-22.30</text:p>
          </table:table-cell>
          <table:table-cell table:style-name="ce6" table:formula="of:=([.P22]-ROUNDDOWN([.P22];0))" office:value-type="float" office:value="-0.300000000000001" calcext:value-type="float">
            <text:p>-0.3</text:p>
          </table:table-cell>
          <table:table-cell table:style-name="ce3" table:formula="of:=[.P22]+[.Q22]/6*4" office:value-type="float" office:value="-22.5" calcext:value-type="float">
            <text:p>-22.5</text:p>
          </table:table-cell>
          <table:table-cell table:style-name="ce3" table:formula="of:=ROUND([.R22]; 2)" office:value-type="float" office:value="-22.5" calcext:value-type="float">
            <text:p>-22.5</text:p>
          </table:table-cell>
          <table:table-cell table:style-name="ce3" table:formula="of:=SUBSTITUTE(SUBSTITUTE([.K22]; &quot;' &quot;; &quot;&quot;); &quot;′ &quot;; &quot;&quot;)" office:value-type="string" office:string-value="13" calcext:value-type="string">
            <text:p>13</text:p>
          </table:table-cell>
          <table:table-cell table:style-name="ce3" table:formula="of:=CONCATENATE(SUBSTITUTE([.T22]; &quot;×&quot;; &quot;+&quot;); &quot;i&quot;)" office:value-type="string" office:string-value="13i" calcext:value-type="string">
            <text:p>13i</text:p>
          </table:table-cell>
          <table:table-cell table:style-name="ce8" table:formula="of:=IMREAL([.U22])/60" office:value-type="float" office:value="0" calcext:value-type="float">
            <text:p>0.00</text:p>
          </table:table-cell>
          <table:table-cell table:style-name="ce8" table:formula="of:=IMAGINARY([.U22])/60" office:value-type="float" office:value="0.216666666666667" calcext:value-type="float">
            <text:p>0.22</text:p>
          </table:table-cell>
          <table:table-cell table:style-name="ce8" table:formula="of:=IF([.V22]=0; [.W22]; [.V22])" office:value-type="float" office:value="0.216666666666667" calcext:value-type="float">
            <text:p>0.22</text:p>
          </table:table-cell>
          <table:table-cell table:style-name="ce3"/>
          <table:table-cell table:style-name="ce3" table:formula="of:=VLOOKUP([.E29];[Sheet3.A$1:.B$7];2)" office:value-type="string" office:string-value="darkorange" calcext:value-type="string">
            <text:p>darkorange</text:p>
          </table:table-cell>
          <table:table-cell table:style-name="ce3"/>
          <table:table-cell table:style-name="ce9" office:value-type="float" office:value="21" calcext:value-type="float">
            <text:p>021</text:p>
          </table:table-cell>
          <table:table-cell table:style-name="ce3"/>
          <table:table-cell table:formula="of:=SUBSTITUTE(TRIM([.D22]);&quot; &quot;;&quot;_&quot;)" office:value-type="string" office:string-value="Messier_object_021.jpg" calcext:value-type="string">
            <text:p>Messier_object_021.jpg</text:p>
          </table:table-cell>
          <table:table-cell/>
          <table:table-cell table:style-name="ce1" table:formula="of:=CONCATENATE(&quot;https://en.wikipedia.org/wiki/File:&quot;;[.AD22])" office:value-type="string" office:string-value="https://en.wikipedia.org/wiki/File:Messier_object_021.jpg" calcext:value-type="string">
            <text:p>https://en.wikipedia.org/wiki/File:Messier_object_021.jpg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22[23] </text:p>
          </table:table-cell>
          <table:table-cell office:value-type="string" calcext:value-type="string">
            <text:p>NGC 6656 </text:p>
          </table:table-cell>
          <table:table-cell office:value-type="string" calcext:value-type="string">
            <text:p>Мессьє 22 </text:p>
          </table:table-cell>
          <table:table-cell office:value-type="string" calcext:value-type="string">
            <text:p>Messier object 022.jpg </text:p>
          </table:table-cell>
          <table:table-cell office:value-type="string" calcext:value-type="string">
            <text:p>Кулясте скупчення </text:p>
          </table:table-cell>
          <table:table-cell office:value-type="string" calcext:value-type="string">
            <text:p>Стрілець </text:p>
          </table:table-cell>
          <table:table-cell office:value-type="float" office:value="10" calcext:value-type="float">
            <text:p>1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18h 36,4m s </text:p>
          </table:table-cell>
          <table:table-cell office:value-type="string" calcext:value-type="string">
            <text:p>-23° 54′ ″ </text:p>
          </table:table-cell>
          <table:table-cell office:value-type="string" calcext:value-type="string">
            <text:p>24′ </text:p>
          </table:table-cell>
          <table:table-cell table:number-columns-repeated="2"/>
          <table:table-cell table:style-name="ce6" table:formula="of:=SUBSTITUTE(SUBSTITUTE(SUBSTITUTE([.I23];&quot;h &quot;;&quot;:&quot;) ;&quot;m s&quot;;&quot;&quot;); &quot;,&quot;; &quot;:&quot;)" office:value-type="string" office:string-value="18:36:4 " calcext:value-type="string">
            <text:p>18:36:4 </text:p>
          </table:table-cell>
          <table:table-cell table:style-name="ce6" table:formula="of:=TIMEVALUE([.N23])" office:value-type="float" office:value="0.775046296296296" calcext:value-type="float">
            <text:p>0.7750462963</text:p>
          </table:table-cell>
          <table:table-cell table:style-name="ce6" table:formula="of:=SUBSTITUTE(SUBSTITUTE(SUBSTITUTE([.J23];&quot;° &quot;;&quot;.&quot;) ;&quot;′ ″ &quot;;&quot;&quot;); &quot;−&quot;; &quot;-&quot;)" office:value-type="string" office:string-value="-23.54" calcext:value-type="string">
            <text:p>-23.54</text:p>
          </table:table-cell>
          <table:table-cell table:style-name="ce6" table:formula="of:=([.P23]-ROUNDDOWN([.P23];0))" office:value-type="float" office:value="-0.539999999999999" calcext:value-type="float">
            <text:p>-0.54</text:p>
          </table:table-cell>
          <table:table-cell table:style-name="ce3" table:formula="of:=[.P23]+[.Q23]/6*4" office:value-type="float" office:value="-23.9" calcext:value-type="float">
            <text:p>-23.9</text:p>
          </table:table-cell>
          <table:table-cell table:style-name="ce3" table:formula="of:=ROUND([.R23]; 2)" office:value-type="float" office:value="-23.9" calcext:value-type="float">
            <text:p>-23.9</text:p>
          </table:table-cell>
          <table:table-cell table:style-name="ce3" table:formula="of:=SUBSTITUTE(SUBSTITUTE([.K23]; &quot;' &quot;; &quot;&quot;); &quot;′ &quot;; &quot;&quot;)" office:value-type="string" office:string-value="24" calcext:value-type="string">
            <text:p>24</text:p>
          </table:table-cell>
          <table:table-cell table:style-name="ce3" table:formula="of:=CONCATENATE(SUBSTITUTE([.T23]; &quot;×&quot;; &quot;+&quot;); &quot;i&quot;)" office:value-type="string" office:string-value="24i" calcext:value-type="string">
            <text:p>24i</text:p>
          </table:table-cell>
          <table:table-cell table:style-name="ce8" table:formula="of:=IMREAL([.U23])/60" office:value-type="float" office:value="0" calcext:value-type="float">
            <text:p>0.00</text:p>
          </table:table-cell>
          <table:table-cell table:style-name="ce8" table:formula="of:=IMAGINARY([.U23])/60" office:value-type="float" office:value="0.4" calcext:value-type="float">
            <text:p>0.40</text:p>
          </table:table-cell>
          <table:table-cell table:style-name="ce8" table:formula="of:=IF([.V23]=0; [.W23]; [.V23])" office:value-type="float" office:value="0.4" calcext:value-type="float">
            <text:p>0.40</text:p>
          </table:table-cell>
          <table:table-cell table:style-name="ce3"/>
          <table:table-cell table:style-name="ce3" table:formula="of:=VLOOKUP([.E30];[Sheet3.A$1:.B$7];2)" office:value-type="string" office:string-value="darkred" calcext:value-type="string">
            <text:p>darkred</text:p>
          </table:table-cell>
          <table:table-cell table:style-name="ce3"/>
          <table:table-cell table:style-name="ce9" office:value-type="float" office:value="22" calcext:value-type="float">
            <text:p>022</text:p>
          </table:table-cell>
          <table:table-cell table:style-name="ce3"/>
          <table:table-cell table:formula="of:=SUBSTITUTE(TRIM([.D23]);&quot; &quot;;&quot;_&quot;)" office:value-type="string" office:string-value="Messier_object_022.jpg" calcext:value-type="string">
            <text:p>Messier_object_022.jpg</text:p>
          </table:table-cell>
          <table:table-cell/>
          <table:table-cell table:style-name="ce1" table:formula="of:=CONCATENATE(&quot;https://en.wikipedia.org/wiki/File:&quot;;[.AD23])" office:value-type="string" office:string-value="https://en.wikipedia.org/wiki/File:Messier_object_022.jpg" calcext:value-type="string">
            <text:p>https://en.wikipedia.org/wiki/File:Messier_object_022.jpg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23[24] </text:p>
          </table:table-cell>
          <table:table-cell office:value-type="string" calcext:value-type="string">
            <text:p>NGC 6494 </text:p>
          </table:table-cell>
          <table:table-cell office:value-type="string" calcext:value-type="string">
            <text:p>Мессьє 23 </text:p>
          </table:table-cell>
          <table:table-cell office:value-type="string" calcext:value-type="string">
            <text:p>Messier object 023.jpg </text:p>
          </table:table-cell>
          <table:table-cell office:value-type="string" calcext:value-type="string">
            <text:p>Розсіяне скупчення </text:p>
          </table:table-cell>
          <table:table-cell office:value-type="string" calcext:value-type="string">
            <text:p>Стрілець </text:p>
          </table:table-cell>
          <table:table-cell office:value-type="float" office:value="4.5" calcext:value-type="float">
            <text:p>4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7h 56,8m s </text:p>
          </table:table-cell>
          <table:table-cell office:value-type="string" calcext:value-type="string">
            <text:p>-19° 01′ ″ </text:p>
          </table:table-cell>
          <table:table-cell office:value-type="string" calcext:value-type="string">
            <text:p>27′ 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6" table:formula="of:=SUBSTITUTE(SUBSTITUTE(SUBSTITUTE([.I24];&quot;h &quot;;&quot;:&quot;) ;&quot;m s&quot;;&quot;&quot;); &quot;,&quot;; &quot;:&quot;)" office:value-type="string" office:string-value="17:56:8 " calcext:value-type="string">
            <text:p>17:56:8 </text:p>
          </table:table-cell>
          <table:table-cell table:style-name="ce6" table:formula="of:=TIMEVALUE([.N24])" office:value-type="float" office:value="0.747314814814815" calcext:value-type="float">
            <text:p>0.7473148148</text:p>
          </table:table-cell>
          <table:table-cell table:style-name="ce6" table:formula="of:=SUBSTITUTE(SUBSTITUTE(SUBSTITUTE([.J24];&quot;° &quot;;&quot;.&quot;) ;&quot;′ ″ &quot;;&quot;&quot;); &quot;−&quot;; &quot;-&quot;)" office:value-type="string" office:string-value="-19.01" calcext:value-type="string">
            <text:p>-19.01</text:p>
          </table:table-cell>
          <table:table-cell table:style-name="ce6" table:formula="of:=([.P24]-ROUNDDOWN([.P24];0))" office:value-type="float" office:value="-0.0100000000000016" calcext:value-type="float">
            <text:p>-0.01</text:p>
          </table:table-cell>
          <table:table-cell table:style-name="ce3" table:formula="of:=[.P24]+[.Q24]/6*4" office:value-type="float" office:value="-19.0166666666667" calcext:value-type="float">
            <text:p>-19.0166666667</text:p>
          </table:table-cell>
          <table:table-cell table:style-name="ce3" table:formula="of:=ROUND([.R24]; 2)" office:value-type="float" office:value="-19.02" calcext:value-type="float">
            <text:p>-19.02</text:p>
          </table:table-cell>
          <table:table-cell table:style-name="ce3" table:formula="of:=SUBSTITUTE(SUBSTITUTE([.K24]; &quot;' &quot;; &quot;&quot;); &quot;′ &quot;; &quot;&quot;)" office:value-type="string" office:string-value="27" calcext:value-type="string">
            <text:p>27</text:p>
          </table:table-cell>
          <table:table-cell table:style-name="ce3" table:formula="of:=CONCATENATE(SUBSTITUTE([.T24]; &quot;×&quot;; &quot;+&quot;); &quot;i&quot;)" office:value-type="string" office:string-value="27i" calcext:value-type="string">
            <text:p>27i</text:p>
          </table:table-cell>
          <table:table-cell table:style-name="ce8" table:formula="of:=IMREAL([.U24])/60" office:value-type="float" office:value="0" calcext:value-type="float">
            <text:p>0.00</text:p>
          </table:table-cell>
          <table:table-cell table:style-name="ce8" table:formula="of:=IMAGINARY([.U24])/60" office:value-type="float" office:value="0.45" calcext:value-type="float">
            <text:p>0.45</text:p>
          </table:table-cell>
          <table:table-cell table:style-name="ce8" table:formula="of:=IF([.V24]=0; [.W24]; [.V24])" office:value-type="float" office:value="0.45" calcext:value-type="float">
            <text:p>0.45</text:p>
          </table:table-cell>
          <table:table-cell table:style-name="ce3"/>
          <table:table-cell table:style-name="ce3" table:formula="of:=VLOOKUP([.E31];[Sheet3.A$1:.B$7];2)" office:value-type="string" office:string-value="darkorange" calcext:value-type="string">
            <text:p>darkorange</text:p>
          </table:table-cell>
          <table:table-cell table:style-name="ce3"/>
          <table:table-cell table:style-name="ce9" office:value-type="float" office:value="23" calcext:value-type="float">
            <text:p>023</text:p>
          </table:table-cell>
          <table:table-cell table:style-name="ce3"/>
          <table:table-cell table:formula="of:=SUBSTITUTE(TRIM([.D24]);&quot; &quot;;&quot;_&quot;)" office:value-type="string" office:string-value="Messier_object_023.jpg" calcext:value-type="string">
            <text:p>Messier_object_023.jpg</text:p>
          </table:table-cell>
          <table:table-cell/>
          <table:table-cell table:style-name="ce1" table:formula="of:=CONCATENATE(&quot;https://en.wikipedia.org/wiki/File:&quot;;[.AD24])" office:value-type="string" office:string-value="https://en.wikipedia.org/wiki/File:Messier_object_023.jpg" calcext:value-type="string">
            <text:p>https://en.wikipedia.org/wiki/File:Messier_object_023.jpg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24[25] </text:p>
          </table:table-cell>
          <table:table-cell office:value-type="string" calcext:value-type="string">
            <text:p>IC 4715 </text:p>
          </table:table-cell>
          <table:table-cell office:value-type="string" calcext:value-type="string">
            <text:p>Зоряна хмара Стрільця </text:p>
          </table:table-cell>
          <table:table-cell office:value-type="string" calcext:value-type="string">
            <text:p>Messier 024 2MASS.jpg </text:p>
          </table:table-cell>
          <table:table-cell office:value-type="string" calcext:value-type="string">
            <text:p>включає NGC 6603, NGC 6567 </text:p>
          </table:table-cell>
          <table:table-cell office:value-type="string" calcext:value-type="string">
            <text:p>Стрілець </text:p>
          </table:table-cell>
          <table:table-cell office:value-type="float" office:value="10" calcext:value-type="float">
            <text:p>10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18h 16,9m s </text:p>
          </table:table-cell>
          <table:table-cell office:value-type="string" calcext:value-type="string">
            <text:p>-18° 29′ ″ </text:p>
          </table:table-cell>
          <table:table-cell office:value-type="string" calcext:value-type="string">
            <text:p>90′ </text:p>
          </table:table-cell>
          <table:table-cell table:number-columns-repeated="2"/>
          <table:table-cell table:style-name="ce6" table:formula="of:=SUBSTITUTE(SUBSTITUTE(SUBSTITUTE([.I25];&quot;h &quot;;&quot;:&quot;) ;&quot;m s&quot;;&quot;&quot;); &quot;,&quot;; &quot;:&quot;)" office:value-type="string" office:string-value="18:16:9 " calcext:value-type="string">
            <text:p>18:16:9 </text:p>
          </table:table-cell>
          <table:table-cell table:style-name="ce6" table:formula="of:=TIMEVALUE([.N25])" office:value-type="float" office:value="0.761215277777778" calcext:value-type="float">
            <text:p>0.7612152778</text:p>
          </table:table-cell>
          <table:table-cell table:style-name="ce6" table:formula="of:=SUBSTITUTE(SUBSTITUTE(SUBSTITUTE([.J25];&quot;° &quot;;&quot;.&quot;) ;&quot;′ ″ &quot;;&quot;&quot;); &quot;−&quot;; &quot;-&quot;)" office:value-type="string" office:string-value="-18.29" calcext:value-type="string">
            <text:p>-18.29</text:p>
          </table:table-cell>
          <table:table-cell table:style-name="ce6" table:formula="of:=([.P25]-ROUNDDOWN([.P25];0))" office:value-type="float" office:value="-0.289999999999999" calcext:value-type="float">
            <text:p>-0.29</text:p>
          </table:table-cell>
          <table:table-cell table:style-name="ce3" table:formula="of:=[.P25]+[.Q25]/6*4" office:value-type="float" office:value="-18.4833333333333" calcext:value-type="float">
            <text:p>-18.4833333333</text:p>
          </table:table-cell>
          <table:table-cell table:style-name="ce3" table:formula="of:=ROUND([.R25]; 2)" office:value-type="float" office:value="-18.48" calcext:value-type="float">
            <text:p>-18.48</text:p>
          </table:table-cell>
          <table:table-cell table:style-name="ce3" table:formula="of:=SUBSTITUTE(SUBSTITUTE([.K25]; &quot;' &quot;; &quot;&quot;); &quot;′ &quot;; &quot;&quot;)" office:value-type="string" office:string-value="90" calcext:value-type="string">
            <text:p>90</text:p>
          </table:table-cell>
          <table:table-cell table:style-name="ce3" table:formula="of:=CONCATENATE(SUBSTITUTE([.T25]; &quot;×&quot;; &quot;+&quot;); &quot;i&quot;)" office:value-type="string" office:string-value="90i" calcext:value-type="string">
            <text:p>90i</text:p>
          </table:table-cell>
          <table:table-cell table:style-name="ce8" table:formula="of:=IMREAL([.U25])/60" office:value-type="float" office:value="0" calcext:value-type="float">
            <text:p>0.00</text:p>
          </table:table-cell>
          <table:table-cell table:style-name="ce8" table:formula="of:=IMAGINARY([.U25])/60" office:value-type="float" office:value="1.5" calcext:value-type="float">
            <text:p>1.50</text:p>
          </table:table-cell>
          <table:table-cell table:style-name="ce8" table:formula="of:=IF([.V25]=0; [.W25]; [.V25])" office:value-type="float" office:value="1.5" calcext:value-type="float">
            <text:p>1.50</text:p>
          </table:table-cell>
          <table:table-cell table:style-name="ce3"/>
          <table:table-cell table:style-name="ce3" table:formula="of:=VLOOKUP([.E32];[Sheet3.A$1:.B$7];2)" office:value-type="string" office:string-value="darkviolet" calcext:value-type="string">
            <text:p>darkviolet</text:p>
          </table:table-cell>
          <table:table-cell table:style-name="ce3"/>
          <table:table-cell table:style-name="ce9" office:value-type="float" office:value="24" calcext:value-type="float">
            <text:p>024</text:p>
          </table:table-cell>
          <table:table-cell table:style-name="ce3"/>
          <table:table-cell table:formula="of:=SUBSTITUTE(TRIM([.D25]);&quot; &quot;;&quot;_&quot;)" office:value-type="string" office:string-value="Messier_024_2MASS.jpg" calcext:value-type="string">
            <text:p>Messier_024_2MASS.jpg</text:p>
          </table:table-cell>
          <table:table-cell/>
          <table:table-cell table:style-name="ce1" table:formula="of:=CONCATENATE(&quot;https://en.wikipedia.org/wiki/File:&quot;;[.AD25])" office:value-type="string" office:string-value="https://en.wikipedia.org/wiki/File:Messier_024_2MASS.jpg" calcext:value-type="string">
            <text:p>https://en.wikipedia.org/wiki/File:Messier_024_2MASS.jpg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25[26] </text:p>
          </table:table-cell>
          <table:table-cell office:value-type="string" calcext:value-type="string">
            <text:p>IC 4725 </text:p>
          </table:table-cell>
          <table:table-cell office:value-type="string" calcext:value-type="string">
            <text:p>Мессьє 25 </text:p>
          </table:table-cell>
          <table:table-cell office:value-type="string" calcext:value-type="string">
            <text:p>Messier object 025.jpg </text:p>
          </table:table-cell>
          <table:table-cell office:value-type="string" calcext:value-type="string">
            <text:p>Розсіяне скупчення </text:p>
          </table:table-cell>
          <table:table-cell office:value-type="string" calcext:value-type="string">
            <text:p>Стрілець </text:p>
          </table:table-cell>
          <table:table-cell office:value-type="float" office:value="2" calcext:value-type="float">
            <text:p>2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8h 31,6m s </text:p>
          </table:table-cell>
          <table:table-cell office:value-type="string" calcext:value-type="string">
            <text:p>-19° 15′ ″ </text:p>
          </table:table-cell>
          <table:table-cell office:value-type="string" calcext:value-type="string">
            <text:p>40′ </text:p>
          </table:table-cell>
          <table:table-cell table:number-columns-repeated="2"/>
          <table:table-cell table:style-name="ce6" table:formula="of:=SUBSTITUTE(SUBSTITUTE(SUBSTITUTE([.I26];&quot;h &quot;;&quot;:&quot;) ;&quot;m s&quot;;&quot;&quot;); &quot;,&quot;; &quot;:&quot;)" office:value-type="string" office:string-value="18:31:6 " calcext:value-type="string">
            <text:p>18:31:6 </text:p>
          </table:table-cell>
          <table:table-cell table:style-name="ce6" table:formula="of:=TIMEVALUE([.N26])" office:value-type="float" office:value="0.771597222222222" calcext:value-type="float">
            <text:p>0.7715972222</text:p>
          </table:table-cell>
          <table:table-cell table:style-name="ce6" table:formula="of:=SUBSTITUTE(SUBSTITUTE(SUBSTITUTE([.J26];&quot;° &quot;;&quot;.&quot;) ;&quot;′ ″ &quot;;&quot;&quot;); &quot;−&quot;; &quot;-&quot;)" office:value-type="string" office:string-value="-19.15" calcext:value-type="string">
            <text:p>-19.15</text:p>
          </table:table-cell>
          <table:table-cell table:style-name="ce6" table:formula="of:=([.P26]-ROUNDDOWN([.P26];0))" office:value-type="float" office:value="-0.149999999999999" calcext:value-type="float">
            <text:p>-0.15</text:p>
          </table:table-cell>
          <table:table-cell table:style-name="ce3" table:formula="of:=[.P26]+[.Q26]/6*4" office:value-type="float" office:value="-19.25" calcext:value-type="float">
            <text:p>-19.25</text:p>
          </table:table-cell>
          <table:table-cell table:style-name="ce3" table:formula="of:=ROUND([.R26]; 2)" office:value-type="float" office:value="-19.25" calcext:value-type="float">
            <text:p>-19.25</text:p>
          </table:table-cell>
          <table:table-cell table:style-name="ce3" table:formula="of:=SUBSTITUTE(SUBSTITUTE([.K26]; &quot;' &quot;; &quot;&quot;); &quot;′ &quot;; &quot;&quot;)" office:value-type="string" office:string-value="40" calcext:value-type="string">
            <text:p>40</text:p>
          </table:table-cell>
          <table:table-cell table:style-name="ce3" table:formula="of:=CONCATENATE(SUBSTITUTE([.T26]; &quot;×&quot;; &quot;+&quot;); &quot;i&quot;)" office:value-type="string" office:string-value="40i" calcext:value-type="string">
            <text:p>40i</text:p>
          </table:table-cell>
          <table:table-cell table:style-name="ce8" table:formula="of:=IMREAL([.U26])/60" office:value-type="float" office:value="0" calcext:value-type="float">
            <text:p>0.00</text:p>
          </table:table-cell>
          <table:table-cell table:style-name="ce8" table:formula="of:=IMAGINARY([.U26])/60" office:value-type="float" office:value="0.666666666666667" calcext:value-type="float">
            <text:p>0.67</text:p>
          </table:table-cell>
          <table:table-cell table:style-name="ce8" table:formula="of:=IF([.V26]=0; [.W26]; [.V26])" office:value-type="float" office:value="0.666666666666667" calcext:value-type="float">
            <text:p>0.67</text:p>
          </table:table-cell>
          <table:table-cell table:style-name="ce3"/>
          <table:table-cell table:style-name="ce3" table:formula="of:=VLOOKUP([.E33];[Sheet3.A$1:.B$7];2)" office:value-type="string" office:string-value="" calcext:value-type="error">
            <text:p>#N/A</text:p>
          </table:table-cell>
          <table:table-cell table:style-name="ce3"/>
          <table:table-cell table:style-name="ce9" office:value-type="float" office:value="25" calcext:value-type="float">
            <text:p>025</text:p>
          </table:table-cell>
          <table:table-cell table:style-name="ce3"/>
          <table:table-cell table:formula="of:=SUBSTITUTE(TRIM([.D26]);&quot; &quot;;&quot;_&quot;)" office:value-type="string" office:string-value="Messier_object_025.jpg" calcext:value-type="string">
            <text:p>Messier_object_025.jpg</text:p>
          </table:table-cell>
          <table:table-cell/>
          <table:table-cell table:style-name="ce1" table:formula="of:=CONCATENATE(&quot;https://en.wikipedia.org/wiki/File:&quot;;[.AD26])" office:value-type="string" office:string-value="https://en.wikipedia.org/wiki/File:Messier_object_025.jpg" calcext:value-type="string">
            <text:p>https://en.wikipedia.org/wiki/File:Messier_object_025.jpg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26[27] </text:p>
          </table:table-cell>
          <table:table-cell office:value-type="string" calcext:value-type="string">
            <text:p>NGC 6694 </text:p>
          </table:table-cell>
          <table:table-cell office:value-type="string" calcext:value-type="string">
            <text:p>Мессьє 26 </text:p>
          </table:table-cell>
          <table:table-cell office:value-type="string" calcext:value-type="string">
            <text:p>Messier object 026.jpg </text:p>
          </table:table-cell>
          <table:table-cell office:value-type="string" calcext:value-type="string">
            <text:p>Розсіяне скупчення </text:p>
          </table:table-cell>
          <table:table-cell office:value-type="string" calcext:value-type="string">
            <text:p>Щит </text:p>
          </table:table-cell>
          <table:table-cell office:value-type="float" office:value="5" calcext:value-type="float">
            <text:p>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18h 45,2m s </text:p>
          </table:table-cell>
          <table:table-cell office:value-type="string" calcext:value-type="string">
            <text:p>-09° 24′ ″ </text:p>
          </table:table-cell>
          <table:table-cell office:value-type="string" calcext:value-type="string">
            <text:p>15′ </text:p>
          </table:table-cell>
          <table:table-cell table:number-columns-repeated="2"/>
          <table:table-cell table:style-name="ce6" table:formula="of:=SUBSTITUTE(SUBSTITUTE(SUBSTITUTE([.I27];&quot;h &quot;;&quot;:&quot;) ;&quot;m s&quot;;&quot;&quot;); &quot;,&quot;; &quot;:&quot;)" office:value-type="string" office:string-value="18:45:2 " calcext:value-type="string">
            <text:p>18:45:2 </text:p>
          </table:table-cell>
          <table:table-cell table:style-name="ce6" table:formula="of:=TIMEVALUE([.N27])" office:value-type="float" office:value="0.781273148148148" calcext:value-type="float">
            <text:p>0.7812731481</text:p>
          </table:table-cell>
          <table:table-cell table:style-name="ce6" table:formula="of:=SUBSTITUTE(SUBSTITUTE(SUBSTITUTE([.J27];&quot;° &quot;;&quot;.&quot;) ;&quot;′ ″ &quot;;&quot;&quot;); &quot;−&quot;; &quot;-&quot;)" office:value-type="string" office:string-value="-09.24" calcext:value-type="string">
            <text:p>-09.24</text:p>
          </table:table-cell>
          <table:table-cell table:style-name="ce6" table:formula="of:=([.P27]-ROUNDDOWN([.P27];0))" office:value-type="float" office:value="-0.24" calcext:value-type="float">
            <text:p>-0.24</text:p>
          </table:table-cell>
          <table:table-cell table:style-name="ce3" table:formula="of:=[.P27]+[.Q27]/6*4" office:value-type="float" office:value="-9.4" calcext:value-type="float">
            <text:p>-9.4</text:p>
          </table:table-cell>
          <table:table-cell table:style-name="ce3" table:formula="of:=ROUND([.R27]; 2)" office:value-type="float" office:value="-9.4" calcext:value-type="float">
            <text:p>-9.4</text:p>
          </table:table-cell>
          <table:table-cell table:style-name="ce3" table:formula="of:=SUBSTITUTE(SUBSTITUTE([.K27]; &quot;' &quot;; &quot;&quot;); &quot;′ &quot;; &quot;&quot;)" office:value-type="string" office:string-value="15" calcext:value-type="string">
            <text:p>15</text:p>
          </table:table-cell>
          <table:table-cell table:style-name="ce3" table:formula="of:=CONCATENATE(SUBSTITUTE([.T27]; &quot;×&quot;; &quot;+&quot;); &quot;i&quot;)" office:value-type="string" office:string-value="15i" calcext:value-type="string">
            <text:p>15i</text:p>
          </table:table-cell>
          <table:table-cell table:style-name="ce8" table:formula="of:=IMREAL([.U27])/60" office:value-type="float" office:value="0" calcext:value-type="float">
            <text:p>0.00</text:p>
          </table:table-cell>
          <table:table-cell table:style-name="ce8" table:formula="of:=IMAGINARY([.U27])/60" office:value-type="float" office:value="0.25" calcext:value-type="float">
            <text:p>0.25</text:p>
          </table:table-cell>
          <table:table-cell table:style-name="ce8" table:formula="of:=IF([.V27]=0; [.W27]; [.V27])" office:value-type="float" office:value="0.25" calcext:value-type="float">
            <text:p>0.25</text:p>
          </table:table-cell>
          <table:table-cell table:style-name="ce3"/>
          <table:table-cell table:style-name="ce3" table:formula="of:=VLOOKUP([.E34];[Sheet3.A$1:.B$7];2)" office:value-type="string" office:string-value="darkviolet" calcext:value-type="string">
            <text:p>darkviolet</text:p>
          </table:table-cell>
          <table:table-cell table:style-name="ce3"/>
          <table:table-cell table:style-name="ce9" office:value-type="float" office:value="26" calcext:value-type="float">
            <text:p>026</text:p>
          </table:table-cell>
          <table:table-cell table:style-name="ce3"/>
          <table:table-cell table:formula="of:=SUBSTITUTE(TRIM([.D27]);&quot; &quot;;&quot;_&quot;)" office:value-type="string" office:string-value="Messier_object_026.jpg" calcext:value-type="string">
            <text:p>Messier_object_026.jpg</text:p>
          </table:table-cell>
          <table:table-cell/>
          <table:table-cell table:style-name="ce1" table:formula="of:=CONCATENATE(&quot;https://en.wikipedia.org/wiki/File:&quot;;[.AD27])" office:value-type="string" office:string-value="https://en.wikipedia.org/wiki/File:Messier_object_026.jpg" calcext:value-type="string">
            <text:p>https://en.wikipedia.org/wiki/File:Messier_object_026.jpg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27[28] </text:p>
          </table:table-cell>
          <table:table-cell office:value-type="string" calcext:value-type="string">
            <text:p>NGC 6853 </text:p>
          </table:table-cell>
          <table:table-cell office:value-type="string" calcext:value-type="string">
            <text:p>Туманність Гантель </text:p>
          </table:table-cell>
          <table:table-cell office:value-type="string" calcext:value-type="string">
            <text:p>Messier27.jpg </text:p>
          </table:table-cell>
          <table:table-cell office:value-type="string" calcext:value-type="string">
            <text:p>Планетарна туманність </text:p>
          </table:table-cell>
          <table:table-cell office:value-type="string" calcext:value-type="string">
            <text:p>Лисичка </text:p>
          </table:table-cell>
          <table:table-cell office:value-type="float" office:value="1.25" calcext:value-type="float">
            <text:p>1.2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19h 59,6m s </text:p>
          </table:table-cell>
          <table:table-cell office:value-type="string" calcext:value-type="string">
            <text:p>22° 43′ ″ </text:p>
          </table:table-cell>
          <table:table-cell office:value-type="string" calcext:value-type="string">
            <text:p>8×6' </text:p>
          </table:table-cell>
          <table:table-cell table:number-columns-repeated="2"/>
          <table:table-cell table:style-name="ce6" table:formula="of:=SUBSTITUTE(SUBSTITUTE(SUBSTITUTE([.I28];&quot;h &quot;;&quot;:&quot;) ;&quot;m s&quot;;&quot;&quot;); &quot;,&quot;; &quot;:&quot;)" office:value-type="string" office:string-value="19:59:6 " calcext:value-type="string">
            <text:p>19:59:6 </text:p>
          </table:table-cell>
          <table:table-cell table:style-name="ce6" table:formula="of:=TIMEVALUE([.N28])" office:value-type="float" office:value="0.832708333333333" calcext:value-type="float">
            <text:p>0.8327083333</text:p>
          </table:table-cell>
          <table:table-cell table:style-name="ce6" table:formula="of:=SUBSTITUTE(SUBSTITUTE(SUBSTITUTE([.J28];&quot;° &quot;;&quot;.&quot;) ;&quot;′ ″ &quot;;&quot;&quot;); &quot;−&quot;; &quot;-&quot;)" office:value-type="string" office:string-value="22.43" calcext:value-type="string">
            <text:p>22.43</text:p>
          </table:table-cell>
          <table:table-cell table:style-name="ce6" table:formula="of:=([.P28]-ROUNDDOWN([.P28];0))" office:value-type="float" office:value="0.43" calcext:value-type="float">
            <text:p>0.43</text:p>
          </table:table-cell>
          <table:table-cell table:style-name="ce3" table:formula="of:=[.P28]+[.Q28]/6*4" office:value-type="float" office:value="22.7166666666667" calcext:value-type="float">
            <text:p>22.7166666667</text:p>
          </table:table-cell>
          <table:table-cell table:style-name="ce3" table:formula="of:=ROUND([.R28]; 2)" office:value-type="float" office:value="22.72" calcext:value-type="float">
            <text:p>22.72</text:p>
          </table:table-cell>
          <table:table-cell table:style-name="ce3" table:formula="of:=SUBSTITUTE(SUBSTITUTE([.K28]; &quot;' &quot;; &quot;&quot;); &quot;′ &quot;; &quot;&quot;)" office:value-type="string" office:string-value="8×6" calcext:value-type="string">
            <text:p>8×6</text:p>
          </table:table-cell>
          <table:table-cell table:style-name="ce3" table:formula="of:=CONCATENATE(SUBSTITUTE([.T28]; &quot;×&quot;; &quot;+&quot;); &quot;i&quot;)" office:value-type="string" office:string-value="8+6i" calcext:value-type="string">
            <text:p>8+6i</text:p>
          </table:table-cell>
          <table:table-cell table:style-name="ce8" table:formula="of:=IMREAL([.U28])/60" office:value-type="float" office:value="0.133333333333333" calcext:value-type="float">
            <text:p>0.13</text:p>
          </table:table-cell>
          <table:table-cell table:style-name="ce8" table:formula="of:=IMAGINARY([.U28])/60" office:value-type="float" office:value="0.1" calcext:value-type="float">
            <text:p>0.10</text:p>
          </table:table-cell>
          <table:table-cell table:style-name="ce8" table:formula="of:=IF([.V28]=0; [.W28]; [.V28])" office:value-type="float" office:value="0.133333333333333" calcext:value-type="float">
            <text:p>0.13</text:p>
          </table:table-cell>
          <table:table-cell table:style-name="ce3"/>
          <table:table-cell table:style-name="ce3" table:formula="of:=VLOOKUP([.E35];[Sheet3.A$1:.B$7];2)" office:value-type="string" office:string-value="darkred" calcext:value-type="string">
            <text:p>darkred</text:p>
          </table:table-cell>
          <table:table-cell table:style-name="ce3"/>
          <table:table-cell table:style-name="ce9" office:value-type="float" office:value="27" calcext:value-type="float">
            <text:p>027</text:p>
          </table:table-cell>
          <table:table-cell table:style-name="ce3"/>
          <table:table-cell table:formula="of:=SUBSTITUTE(TRIM([.D28]);&quot; &quot;;&quot;_&quot;)" office:value-type="string" office:string-value="Messier27.jpg" calcext:value-type="string">
            <text:p>Messier27.jpg</text:p>
          </table:table-cell>
          <table:table-cell/>
          <table:table-cell table:style-name="ce1" table:formula="of:=CONCATENATE(&quot;https://en.wikipedia.org/wiki/File:&quot;;[.AD28])" office:value-type="string" office:string-value="https://en.wikipedia.org/wiki/File:Messier27.jpg" calcext:value-type="string">
            <text:p>https://en.wikipedia.org/wiki/File:Messier27.jpg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28[29] </text:p>
          </table:table-cell>
          <table:table-cell office:value-type="string" calcext:value-type="string">
            <text:p>NGC 6626 </text:p>
          </table:table-cell>
          <table:table-cell office:value-type="string" calcext:value-type="string">
            <text:p>Мессьє 28 </text:p>
          </table:table-cell>
          <table:table-cell office:value-type="string" calcext:value-type="string">
            <text:p>Messier28.jpg </text:p>
          </table:table-cell>
          <table:table-cell office:value-type="string" calcext:value-type="string">
            <text:p>Кулясте скупчення </text:p>
          </table:table-cell>
          <table:table-cell office:value-type="string" calcext:value-type="string">
            <text:p>Стрілець </text:p>
          </table:table-cell>
          <table:table-cell office:value-type="float" office:value="18" calcext:value-type="float">
            <text:p>18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18h 24,5m s </text:p>
          </table:table-cell>
          <table:table-cell office:value-type="string" calcext:value-type="string">
            <text:p>-24° 52′ ″ </text:p>
          </table:table-cell>
          <table:table-cell office:value-type="string" calcext:value-type="string">
            <text:p>11' </text:p>
          </table:table-cell>
          <table:table-cell table:number-columns-repeated="2"/>
          <table:table-cell table:style-name="ce6" table:formula="of:=SUBSTITUTE(SUBSTITUTE(SUBSTITUTE([.I29];&quot;h &quot;;&quot;:&quot;) ;&quot;m s&quot;;&quot;&quot;); &quot;,&quot;; &quot;:&quot;)" office:value-type="string" office:string-value="18:24:5 " calcext:value-type="string">
            <text:p>18:24:5 </text:p>
          </table:table-cell>
          <table:table-cell table:style-name="ce6" table:formula="of:=TIMEVALUE([.N29])" office:value-type="float" office:value="0.766724537037037" calcext:value-type="float">
            <text:p>0.766724537</text:p>
          </table:table-cell>
          <table:table-cell table:style-name="ce6" table:formula="of:=SUBSTITUTE(SUBSTITUTE(SUBSTITUTE([.J29];&quot;° &quot;;&quot;.&quot;) ;&quot;′ ″ &quot;;&quot;&quot;); &quot;−&quot;; &quot;-&quot;)" office:value-type="string" office:string-value="-24.52" calcext:value-type="string">
            <text:p>-24.52</text:p>
          </table:table-cell>
          <table:table-cell table:style-name="ce6" table:formula="of:=([.P29]-ROUNDDOWN([.P29];0))" office:value-type="float" office:value="-0.52" calcext:value-type="float">
            <text:p>-0.52</text:p>
          </table:table-cell>
          <table:table-cell table:style-name="ce3" table:formula="of:=[.P29]+[.Q29]/6*4" office:value-type="float" office:value="-24.8666666666667" calcext:value-type="float">
            <text:p>-24.8666666667</text:p>
          </table:table-cell>
          <table:table-cell table:style-name="ce3" table:formula="of:=ROUND([.R29]; 2)" office:value-type="float" office:value="-24.87" calcext:value-type="float">
            <text:p>-24.87</text:p>
          </table:table-cell>
          <table:table-cell table:style-name="ce3" table:formula="of:=SUBSTITUTE(SUBSTITUTE([.K29]; &quot;' &quot;; &quot;&quot;); &quot;′ &quot;; &quot;&quot;)" office:value-type="string" office:string-value="11" calcext:value-type="string">
            <text:p>11</text:p>
          </table:table-cell>
          <table:table-cell table:style-name="ce3" table:formula="of:=CONCATENATE(SUBSTITUTE([.T29]; &quot;×&quot;; &quot;+&quot;); &quot;i&quot;)" office:value-type="string" office:string-value="11i" calcext:value-type="string">
            <text:p>11i</text:p>
          </table:table-cell>
          <table:table-cell table:style-name="ce8" table:formula="of:=IMREAL([.U29])/60" office:value-type="float" office:value="0" calcext:value-type="float">
            <text:p>0.00</text:p>
          </table:table-cell>
          <table:table-cell table:style-name="ce8" table:formula="of:=IMAGINARY([.U29])/60" office:value-type="float" office:value="0.183333333333333" calcext:value-type="float">
            <text:p>0.18</text:p>
          </table:table-cell>
          <table:table-cell table:style-name="ce8" table:formula="of:=IF([.V29]=0; [.W29]; [.V29])" office:value-type="float" office:value="0.183333333333333" calcext:value-type="float">
            <text:p>0.18</text:p>
          </table:table-cell>
          <table:table-cell/>
          <table:table-cell table:style-name="ce3" table:formula="of:=VLOOKUP([.E36];[Sheet3.A$1:.B$7];2)" office:value-type="string" office:string-value="darkred" calcext:value-type="string">
            <text:p>darkred</text:p>
          </table:table-cell>
          <table:table-cell/>
          <table:table-cell table:style-name="ce9" office:value-type="float" office:value="28" calcext:value-type="float">
            <text:p>028</text:p>
          </table:table-cell>
          <table:table-cell/>
          <table:table-cell table:formula="of:=SUBSTITUTE(TRIM([.D29]);&quot; &quot;;&quot;_&quot;)" office:value-type="string" office:string-value="Messier28.jpg" calcext:value-type="string">
            <text:p>Messier28.jpg</text:p>
          </table:table-cell>
          <table:table-cell/>
          <table:table-cell table:style-name="ce1" table:formula="of:=CONCATENATE(&quot;https://en.wikipedia.org/wiki/File:&quot;;[.AD29])" office:value-type="string" office:string-value="https://en.wikipedia.org/wiki/File:Messier28.jpg" calcext:value-type="string">
            <text:p>https://en.wikipedia.org/wiki/File:Messier28.jpg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29[30] </text:p>
          </table:table-cell>
          <table:table-cell office:value-type="string" calcext:value-type="string">
            <text:p>NGC 6913 </text:p>
          </table:table-cell>
          <table:table-cell office:value-type="string" calcext:value-type="string">
            <text:p>Мессьє 29 </text:p>
          </table:table-cell>
          <table:table-cell office:value-type="string" calcext:value-type="string">
            <text:p>Messier object 029.jpg </text:p>
          </table:table-cell>
          <table:table-cell office:value-type="string" calcext:value-type="string">
            <text:p>Розсіяне скупчення </text:p>
          </table:table-cell>
          <table:table-cell office:value-type="string" calcext:value-type="string">
            <text:p>Лебідь </text:p>
          </table:table-cell>
          <table:table-cell office:value-type="float" office:value="7.2" calcext:value-type="float">
            <text:p>7.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h 23,9m s </text:p>
          </table:table-cell>
          <table:table-cell office:value-type="string" calcext:value-type="string">
            <text:p>38° 32′ ″ </text:p>
          </table:table-cell>
          <table:table-cell office:value-type="string" calcext:value-type="string">
            <text:p>7' </text:p>
          </table:table-cell>
          <table:table-cell table:number-columns-repeated="2"/>
          <table:table-cell table:style-name="ce6" table:formula="of:=SUBSTITUTE(SUBSTITUTE(SUBSTITUTE([.I30];&quot;h &quot;;&quot;:&quot;) ;&quot;m s&quot;;&quot;&quot;); &quot;,&quot;; &quot;:&quot;)" office:value-type="string" office:string-value="20:23:9 " calcext:value-type="string">
            <text:p>20:23:9 </text:p>
          </table:table-cell>
          <table:table-cell table:style-name="ce6" table:formula="of:=TIMEVALUE([.N30])" office:value-type="float" office:value="0.849409722222222" calcext:value-type="float">
            <text:p>0.8494097222</text:p>
          </table:table-cell>
          <table:table-cell table:style-name="ce6" table:formula="of:=SUBSTITUTE(SUBSTITUTE(SUBSTITUTE([.J30];&quot;° &quot;;&quot;.&quot;) ;&quot;′ ″ &quot;;&quot;&quot;); &quot;−&quot;; &quot;-&quot;)" office:value-type="string" office:string-value="38.32" calcext:value-type="string">
            <text:p>38.32</text:p>
          </table:table-cell>
          <table:table-cell table:style-name="ce6" table:formula="of:=([.P30]-ROUNDDOWN([.P30];0))" office:value-type="float" office:value="0.32" calcext:value-type="float">
            <text:p>0.32</text:p>
          </table:table-cell>
          <table:table-cell table:style-name="ce3" table:formula="of:=[.P30]+[.Q30]/6*4" office:value-type="float" office:value="38.5333333333333" calcext:value-type="float">
            <text:p>38.5333333333</text:p>
          </table:table-cell>
          <table:table-cell table:style-name="ce3" table:formula="of:=ROUND([.R30]; 2)" office:value-type="float" office:value="38.53" calcext:value-type="float">
            <text:p>38.53</text:p>
          </table:table-cell>
          <table:table-cell table:style-name="ce3" table:formula="of:=SUBSTITUTE(SUBSTITUTE([.K30]; &quot;' &quot;; &quot;&quot;); &quot;′ &quot;; &quot;&quot;)" office:value-type="string" office:string-value="7" calcext:value-type="string">
            <text:p>7</text:p>
          </table:table-cell>
          <table:table-cell table:style-name="ce3" table:formula="of:=CONCATENATE(SUBSTITUTE([.T30]; &quot;×&quot;; &quot;+&quot;); &quot;i&quot;)" office:value-type="string" office:string-value="7i" calcext:value-type="string">
            <text:p>7i</text:p>
          </table:table-cell>
          <table:table-cell table:style-name="ce8" table:formula="of:=IMREAL([.U30])/60" office:value-type="float" office:value="0" calcext:value-type="float">
            <text:p>0.00</text:p>
          </table:table-cell>
          <table:table-cell table:style-name="ce8" table:formula="of:=IMAGINARY([.U30])/60" office:value-type="float" office:value="0.116666666666667" calcext:value-type="float">
            <text:p>0.12</text:p>
          </table:table-cell>
          <table:table-cell table:style-name="ce8" table:formula="of:=IF([.V30]=0; [.W30]; [.V30])" office:value-type="float" office:value="0.116666666666667" calcext:value-type="float">
            <text:p>0.12</text:p>
          </table:table-cell>
          <table:table-cell/>
          <table:table-cell table:style-name="ce3" table:formula="of:=VLOOKUP([.E37];[Sheet3.A$1:.B$7];2)" office:value-type="string" office:string-value="darkred" calcext:value-type="string">
            <text:p>darkred</text:p>
          </table:table-cell>
          <table:table-cell/>
          <table:table-cell table:style-name="ce9" office:value-type="float" office:value="29" calcext:value-type="float">
            <text:p>029</text:p>
          </table:table-cell>
          <table:table-cell/>
          <table:table-cell table:formula="of:=SUBSTITUTE(TRIM([.D30]);&quot; &quot;;&quot;_&quot;)" office:value-type="string" office:string-value="Messier_object_029.jpg" calcext:value-type="string">
            <text:p>Messier_object_029.jpg</text:p>
          </table:table-cell>
          <table:table-cell/>
          <table:table-cell table:style-name="ce1" table:formula="of:=CONCATENATE(&quot;https://en.wikipedia.org/wiki/File:&quot;;[.AD30])" office:value-type="string" office:string-value="https://en.wikipedia.org/wiki/File:Messier_object_029.jpg" calcext:value-type="string">
            <text:p>https://en.wikipedia.org/wiki/File:Messier_object_029.jpg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30[31] </text:p>
          </table:table-cell>
          <table:table-cell office:value-type="string" calcext:value-type="string">
            <text:p>NGC 7099 </text:p>
          </table:table-cell>
          <table:table-cell office:value-type="string" calcext:value-type="string">
            <text:p>Мессьє 30 </text:p>
          </table:table-cell>
          <table:table-cell office:value-type="string" calcext:value-type="string">
            <text:p>Messier object 030.jpg </text:p>
          </table:table-cell>
          <table:table-cell office:value-type="string" calcext:value-type="string">
            <text:p>Кулясте скупчення </text:p>
          </table:table-cell>
          <table:table-cell office:value-type="string" calcext:value-type="string">
            <text:p>Козеріг </text:p>
          </table:table-cell>
          <table:table-cell office:value-type="float" office:value="25" calcext:value-type="float">
            <text:p>2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21h 40,4m s </text:p>
          </table:table-cell>
          <table:table-cell office:value-type="string" calcext:value-type="string">
            <text:p>-23° 11′ ″ </text:p>
          </table:table-cell>
          <table:table-cell office:value-type="string" calcext:value-type="string">
            <text:p>11' </text:p>
          </table:table-cell>
          <table:table-cell table:number-columns-repeated="2"/>
          <table:table-cell table:style-name="ce6" table:formula="of:=SUBSTITUTE(SUBSTITUTE(SUBSTITUTE([.I31];&quot;h &quot;;&quot;:&quot;) ;&quot;m s&quot;;&quot;&quot;); &quot;,&quot;; &quot;:&quot;)" office:value-type="string" office:string-value="21:40:4 " calcext:value-type="string">
            <text:p>21:40:4 </text:p>
          </table:table-cell>
          <table:table-cell table:style-name="ce6" table:formula="of:=TIMEVALUE([.N31])" office:value-type="float" office:value="0.902824074074074" calcext:value-type="float">
            <text:p>0.9028240741</text:p>
          </table:table-cell>
          <table:table-cell table:style-name="ce6" table:formula="of:=SUBSTITUTE(SUBSTITUTE(SUBSTITUTE([.J31];&quot;° &quot;;&quot;.&quot;) ;&quot;′ ″ &quot;;&quot;&quot;); &quot;−&quot;; &quot;-&quot;)" office:value-type="string" office:string-value="-23.11" calcext:value-type="string">
            <text:p>-23.11</text:p>
          </table:table-cell>
          <table:table-cell table:style-name="ce6" table:formula="of:=([.P31]-ROUNDDOWN([.P31];0))" office:value-type="float" office:value="-0.109999999999999" calcext:value-type="float">
            <text:p>-0.11</text:p>
          </table:table-cell>
          <table:table-cell table:style-name="ce3" table:formula="of:=[.P31]+[.Q31]/6*4" office:value-type="float" office:value="-23.1833333333333" calcext:value-type="float">
            <text:p>-23.1833333333</text:p>
          </table:table-cell>
          <table:table-cell table:style-name="ce3" table:formula="of:=ROUND([.R31]; 2)" office:value-type="float" office:value="-23.18" calcext:value-type="float">
            <text:p>-23.18</text:p>
          </table:table-cell>
          <table:table-cell table:style-name="ce3" table:formula="of:=SUBSTITUTE(SUBSTITUTE([.K31]; &quot;' &quot;; &quot;&quot;); &quot;′ &quot;; &quot;&quot;)" office:value-type="string" office:string-value="11" calcext:value-type="string">
            <text:p>11</text:p>
          </table:table-cell>
          <table:table-cell table:style-name="ce3" table:formula="of:=CONCATENATE(SUBSTITUTE([.T31]; &quot;×&quot;; &quot;+&quot;); &quot;i&quot;)" office:value-type="string" office:string-value="11i" calcext:value-type="string">
            <text:p>11i</text:p>
          </table:table-cell>
          <table:table-cell table:style-name="ce8" table:formula="of:=IMREAL([.U31])/60" office:value-type="float" office:value="0" calcext:value-type="float">
            <text:p>0.00</text:p>
          </table:table-cell>
          <table:table-cell table:style-name="ce8" table:formula="of:=IMAGINARY([.U31])/60" office:value-type="float" office:value="0.183333333333333" calcext:value-type="float">
            <text:p>0.18</text:p>
          </table:table-cell>
          <table:table-cell table:style-name="ce8" table:formula="of:=IF([.V31]=0; [.W31]; [.V31])" office:value-type="float" office:value="0.183333333333333" calcext:value-type="float">
            <text:p>0.18</text:p>
          </table:table-cell>
          <table:table-cell/>
          <table:table-cell table:style-name="ce3" table:formula="of:=VLOOKUP([.E38];[Sheet3.A$1:.B$7];2)" office:value-type="string" office:string-value="darkred" calcext:value-type="string">
            <text:p>darkred</text:p>
          </table:table-cell>
          <table:table-cell/>
          <table:table-cell table:style-name="ce9" office:value-type="float" office:value="30" calcext:value-type="float">
            <text:p>030</text:p>
          </table:table-cell>
          <table:table-cell/>
          <table:table-cell table:formula="of:=SUBSTITUTE(TRIM([.D31]);&quot; &quot;;&quot;_&quot;)" office:value-type="string" office:string-value="Messier_object_030.jpg" calcext:value-type="string">
            <text:p>Messier_object_030.jpg</text:p>
          </table:table-cell>
          <table:table-cell/>
          <table:table-cell table:style-name="ce1" table:formula="of:=CONCATENATE(&quot;https://en.wikipedia.org/wiki/File:&quot;;[.AD31])" office:value-type="string" office:string-value="https://en.wikipedia.org/wiki/File:Messier_object_030.jpg" calcext:value-type="string">
            <text:p>https://en.wikipedia.org/wiki/File:Messier_object_030.jpg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31[32] </text:p>
          </table:table-cell>
          <table:table-cell office:value-type="string" calcext:value-type="string">
            <text:p>NGC 224 </text:p>
          </table:table-cell>
          <table:table-cell office:value-type="string" calcext:value-type="string">
            <text:p>Галактика Андромеди </text:p>
          </table:table-cell>
          <table:table-cell office:value-type="string" calcext:value-type="string">
            <text:p>Andromeda galaxy.jpg </text:p>
          </table:table-cell>
          <table:table-cell office:value-type="string" calcext:value-type="string">
            <text:p>Спіральна галактика </text:p>
          </table:table-cell>
          <table:table-cell office:value-type="string" calcext:value-type="string">
            <text:p>Андромеда </text:p>
          </table:table-cell>
          <table:table-cell office:value-type="float" office:value="2200" calcext:value-type="float">
            <text:p>220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00h 42,8m s </text:p>
          </table:table-cell>
          <table:table-cell office:value-type="string" calcext:value-type="string">
            <text:p>41° 16′ ″ </text:p>
          </table:table-cell>
          <table:table-cell office:value-type="string" calcext:value-type="string">
            <text:p>178×63' </text:p>
          </table:table-cell>
          <table:table-cell table:number-columns-repeated="2"/>
          <table:table-cell table:style-name="ce6" table:formula="of:=SUBSTITUTE(SUBSTITUTE(SUBSTITUTE([.I32];&quot;h &quot;;&quot;:&quot;) ;&quot;m s&quot;;&quot;&quot;); &quot;,&quot;; &quot;:&quot;)" office:value-type="string" office:string-value="00:42:8 " calcext:value-type="string">
            <text:p>00:42:8 </text:p>
          </table:table-cell>
          <table:table-cell table:style-name="ce6" table:formula="of:=TIMEVALUE([.N32])" office:value-type="float" office:value="0.0292592592592593" calcext:value-type="float">
            <text:p>0.0292592593</text:p>
          </table:table-cell>
          <table:table-cell table:style-name="ce6" table:formula="of:=SUBSTITUTE(SUBSTITUTE(SUBSTITUTE([.J32];&quot;° &quot;;&quot;.&quot;) ;&quot;′ ″ &quot;;&quot;&quot;); &quot;−&quot;; &quot;-&quot;)" office:value-type="string" office:string-value="41.16" calcext:value-type="string">
            <text:p>41.16</text:p>
          </table:table-cell>
          <table:table-cell table:style-name="ce6" table:formula="of:=([.P32]-ROUNDDOWN([.P32];0))" office:value-type="float" office:value="0.159999999999997" calcext:value-type="float">
            <text:p>0.16</text:p>
          </table:table-cell>
          <table:table-cell table:style-name="ce3" table:formula="of:=[.P32]+[.Q32]/6*4" office:value-type="float" office:value="41.2666666666667" calcext:value-type="float">
            <text:p>41.2666666667</text:p>
          </table:table-cell>
          <table:table-cell table:style-name="ce3" table:formula="of:=ROUND([.R32]; 2)" office:value-type="float" office:value="41.27" calcext:value-type="float">
            <text:p>41.27</text:p>
          </table:table-cell>
          <table:table-cell table:style-name="ce3" table:formula="of:=SUBSTITUTE(SUBSTITUTE([.K32]; &quot;' &quot;; &quot;&quot;); &quot;′ &quot;; &quot;&quot;)" office:value-type="string" office:string-value="178×63" calcext:value-type="string">
            <text:p>178×63</text:p>
          </table:table-cell>
          <table:table-cell table:style-name="ce3" table:formula="of:=CONCATENATE(SUBSTITUTE([.T32]; &quot;×&quot;; &quot;+&quot;); &quot;i&quot;)" office:value-type="string" office:string-value="178+63i" calcext:value-type="string">
            <text:p>178+63i</text:p>
          </table:table-cell>
          <table:table-cell table:style-name="ce8" table:formula="of:=IMREAL([.U32])/60" office:value-type="float" office:value="2.96666666666667" calcext:value-type="float">
            <text:p>2.97</text:p>
          </table:table-cell>
          <table:table-cell table:style-name="ce8" table:formula="of:=IMAGINARY([.U32])/60" office:value-type="float" office:value="1.05" calcext:value-type="float">
            <text:p>1.05</text:p>
          </table:table-cell>
          <table:table-cell table:style-name="ce8" table:formula="of:=IF([.V32]=0; [.W32]; [.V32])" office:value-type="float" office:value="2.96666666666667" calcext:value-type="float">
            <text:p>2.97</text:p>
          </table:table-cell>
          <table:table-cell/>
          <table:table-cell table:style-name="ce3" table:formula="of:=VLOOKUP([.E39];[Sheet3.A$1:.B$7];2)" office:value-type="string" office:string-value="darkred" calcext:value-type="string">
            <text:p>darkred</text:p>
          </table:table-cell>
          <table:table-cell/>
          <table:table-cell table:style-name="ce9" office:value-type="float" office:value="31" calcext:value-type="float">
            <text:p>031</text:p>
          </table:table-cell>
          <table:table-cell/>
          <table:table-cell table:formula="of:=SUBSTITUTE(TRIM([.D32]);&quot; &quot;;&quot;_&quot;)" office:value-type="string" office:string-value="Andromeda_galaxy.jpg" calcext:value-type="string">
            <text:p>Andromeda_galaxy.jpg</text:p>
          </table:table-cell>
          <table:table-cell/>
          <table:table-cell table:style-name="ce1" table:formula="of:=CONCATENATE(&quot;https://en.wikipedia.org/wiki/File:&quot;;[.AD32])" office:value-type="string" office:string-value="https://en.wikipedia.org/wiki/File:Andromeda_galaxy.jpg" calcext:value-type="string">
            <text:p>https://en.wikipedia.org/wiki/File:Andromeda_galaxy.jpg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32[33] </text:p>
          </table:table-cell>
          <table:table-cell office:value-type="string" calcext:value-type="string">
            <text:p>NGC 221 </text:p>
          </table:table-cell>
          <table:table-cell office:value-type="string" calcext:value-type="string">
            <text:p>Мессьє 32 </text:p>
          </table:table-cell>
          <table:table-cell office:value-type="string" calcext:value-type="string">
            <text:p>M32.jpg </text:p>
          </table:table-cell>
          <table:table-cell office:value-type="string" calcext:value-type="string">
            <text:p>Еліптична галактика </text:p>
          </table:table-cell>
          <table:table-cell office:value-type="string" calcext:value-type="string">
            <text:p>Андромеда </text:p>
          </table:table-cell>
          <table:table-cell office:value-type="float" office:value="2200" calcext:value-type="float">
            <text:p>22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h 42,7m s </text:p>
          </table:table-cell>
          <table:table-cell office:value-type="string" calcext:value-type="string">
            <text:p>40° 52′ ″ </text:p>
          </table:table-cell>
          <table:table-cell office:value-type="string" calcext:value-type="string">
            <text:p>8×6' </text:p>
          </table:table-cell>
          <table:table-cell table:number-columns-repeated="2"/>
          <table:table-cell table:style-name="ce6" table:formula="of:=SUBSTITUTE(SUBSTITUTE(SUBSTITUTE([.I33];&quot;h &quot;;&quot;:&quot;) ;&quot;m s&quot;;&quot;&quot;); &quot;,&quot;; &quot;:&quot;)" office:value-type="string" office:string-value="00:42:7 " calcext:value-type="string">
            <text:p>00:42:7 </text:p>
          </table:table-cell>
          <table:table-cell table:style-name="ce6" table:formula="of:=TIMEVALUE([.N33])" office:value-type="float" office:value="0.0292476851851852" calcext:value-type="float">
            <text:p>0.0292476852</text:p>
          </table:table-cell>
          <table:table-cell table:style-name="ce6" table:formula="of:=SUBSTITUTE(SUBSTITUTE(SUBSTITUTE([.J33];&quot;° &quot;;&quot;.&quot;) ;&quot;′ ″ &quot;;&quot;&quot;); &quot;−&quot;; &quot;-&quot;)" office:value-type="string" office:string-value="40.52" calcext:value-type="string">
            <text:p>40.52</text:p>
          </table:table-cell>
          <table:table-cell table:style-name="ce6" table:formula="of:=([.P33]-ROUNDDOWN([.P33];0))" office:value-type="float" office:value="0.520000000000003" calcext:value-type="float">
            <text:p>0.52</text:p>
          </table:table-cell>
          <table:table-cell table:style-name="ce3" table:formula="of:=[.P33]+[.Q33]/6*4" office:value-type="float" office:value="40.8666666666667" calcext:value-type="float">
            <text:p>40.8666666667</text:p>
          </table:table-cell>
          <table:table-cell table:style-name="ce3" table:formula="of:=ROUND([.R33]; 2)" office:value-type="float" office:value="40.87" calcext:value-type="float">
            <text:p>40.87</text:p>
          </table:table-cell>
          <table:table-cell table:style-name="ce3" table:formula="of:=SUBSTITUTE(SUBSTITUTE([.K33]; &quot;' &quot;; &quot;&quot;); &quot;′ &quot;; &quot;&quot;)" office:value-type="string" office:string-value="8×6" calcext:value-type="string">
            <text:p>8×6</text:p>
          </table:table-cell>
          <table:table-cell table:style-name="ce3" table:formula="of:=CONCATENATE(SUBSTITUTE([.T33]; &quot;×&quot;; &quot;+&quot;); &quot;i&quot;)" office:value-type="string" office:string-value="8+6i" calcext:value-type="string">
            <text:p>8+6i</text:p>
          </table:table-cell>
          <table:table-cell table:style-name="ce8" table:formula="of:=IMREAL([.U33])/60" office:value-type="float" office:value="0.133333333333333" calcext:value-type="float">
            <text:p>0.13</text:p>
          </table:table-cell>
          <table:table-cell table:style-name="ce8" table:formula="of:=IMAGINARY([.U33])/60" office:value-type="float" office:value="0.1" calcext:value-type="float">
            <text:p>0.10</text:p>
          </table:table-cell>
          <table:table-cell table:style-name="ce8" table:formula="of:=IF([.V33]=0; [.W33]; [.V33])" office:value-type="float" office:value="0.133333333333333" calcext:value-type="float">
            <text:p>0.13</text:p>
          </table:table-cell>
          <table:table-cell/>
          <table:table-cell table:style-name="ce3" table:formula="of:=VLOOKUP([.E40];[Sheet3.A$1:.B$7];2)" office:value-type="string" office:string-value="darkred" calcext:value-type="string">
            <text:p>darkred</text:p>
          </table:table-cell>
          <table:table-cell/>
          <table:table-cell table:style-name="ce9" office:value-type="float" office:value="32" calcext:value-type="float">
            <text:p>032</text:p>
          </table:table-cell>
          <table:table-cell/>
          <table:table-cell table:formula="of:=SUBSTITUTE(TRIM([.D33]);&quot; &quot;;&quot;_&quot;)" office:value-type="string" office:string-value="M32.jpg" calcext:value-type="string">
            <text:p>M32.jpg</text:p>
          </table:table-cell>
          <table:table-cell/>
          <table:table-cell table:style-name="ce1" table:formula="of:=CONCATENATE(&quot;https://en.wikipedia.org/wiki/File:&quot;;[.AD33])" office:value-type="string" office:string-value="https://en.wikipedia.org/wiki/File:M32.jpg" calcext:value-type="string">
            <text:p>https://en.wikipedia.org/wiki/File:M32.jpg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33[34] </text:p>
          </table:table-cell>
          <table:table-cell office:value-type="string" calcext:value-type="string">
            <text:p>NGC 598 </text:p>
          </table:table-cell>
          <table:table-cell office:value-type="string" calcext:value-type="string">
            <text:p>Галактика Трикутника </text:p>
          </table:table-cell>
          <table:table-cell office:value-type="string" calcext:value-type="string">
            <text:p>M33.jpg </text:p>
          </table:table-cell>
          <table:table-cell office:value-type="string" calcext:value-type="string">
            <text:p>Спіральна галактика </text:p>
          </table:table-cell>
          <table:table-cell office:value-type="string" calcext:value-type="string">
            <text:p>Трикутник </text:p>
          </table:table-cell>
          <table:table-cell office:value-type="float" office:value="2300" calcext:value-type="float">
            <text:p>23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h 43,9m s </text:p>
          </table:table-cell>
          <table:table-cell office:value-type="string" calcext:value-type="string">
            <text:p>30° 39′ ″ </text:p>
          </table:table-cell>
          <table:table-cell office:value-type="string" calcext:value-type="string">
            <text:p>73×45' </text:p>
          </table:table-cell>
          <table:table-cell table:number-columns-repeated="2"/>
          <table:table-cell table:style-name="ce6" table:formula="of:=SUBSTITUTE(SUBSTITUTE(SUBSTITUTE([.I34];&quot;h &quot;;&quot;:&quot;) ;&quot;m s&quot;;&quot;&quot;); &quot;,&quot;; &quot;:&quot;)" office:value-type="string" office:string-value="01:43:9 " calcext:value-type="string">
            <text:p>01:43:9 </text:p>
          </table:table-cell>
          <table:table-cell table:style-name="ce6" table:formula="of:=TIMEVALUE([.N34])" office:value-type="float" office:value="0.0716319444444444" calcext:value-type="float">
            <text:p>0.0716319444</text:p>
          </table:table-cell>
          <table:table-cell table:style-name="ce6" table:formula="of:=SUBSTITUTE(SUBSTITUTE(SUBSTITUTE([.J34];&quot;° &quot;;&quot;.&quot;) ;&quot;′ ″ &quot;;&quot;&quot;); &quot;−&quot;; &quot;-&quot;)" office:value-type="string" office:string-value="30.39" calcext:value-type="string">
            <text:p>30.39</text:p>
          </table:table-cell>
          <table:table-cell table:style-name="ce6" table:formula="of:=([.P34]-ROUNDDOWN([.P34];0))" office:value-type="float" office:value="0.390000000000001" calcext:value-type="float">
            <text:p>0.39</text:p>
          </table:table-cell>
          <table:table-cell table:style-name="ce3" table:formula="of:=[.P34]+[.Q34]/6*4" office:value-type="float" office:value="30.65" calcext:value-type="float">
            <text:p>30.65</text:p>
          </table:table-cell>
          <table:table-cell table:style-name="ce3" table:formula="of:=ROUND([.R34]; 2)" office:value-type="float" office:value="30.65" calcext:value-type="float">
            <text:p>30.65</text:p>
          </table:table-cell>
          <table:table-cell table:style-name="ce3" table:formula="of:=SUBSTITUTE(SUBSTITUTE([.K34]; &quot;' &quot;; &quot;&quot;); &quot;′ &quot;; &quot;&quot;)" office:value-type="string" office:string-value="73×45" calcext:value-type="string">
            <text:p>73×45</text:p>
          </table:table-cell>
          <table:table-cell table:style-name="ce3" table:formula="of:=CONCATENATE(SUBSTITUTE([.T34]; &quot;×&quot;; &quot;+&quot;); &quot;i&quot;)" office:value-type="string" office:string-value="73+45i" calcext:value-type="string">
            <text:p>73+45i</text:p>
          </table:table-cell>
          <table:table-cell table:style-name="ce8" table:formula="of:=IMREAL([.U34])/60" office:value-type="float" office:value="1.21666666666667" calcext:value-type="float">
            <text:p>1.22</text:p>
          </table:table-cell>
          <table:table-cell table:style-name="ce8" table:formula="of:=IMAGINARY([.U34])/60" office:value-type="float" office:value="0.75" calcext:value-type="float">
            <text:p>0.75</text:p>
          </table:table-cell>
          <table:table-cell table:style-name="ce8" table:formula="of:=IF([.V34]=0; [.W34]; [.V34])" office:value-type="float" office:value="1.21666666666667" calcext:value-type="float">
            <text:p>1.22</text:p>
          </table:table-cell>
          <table:table-cell/>
          <table:table-cell table:style-name="ce3" table:formula="of:=VLOOKUP([.E41];[Sheet3.A$1:.B$7];2)" office:value-type="string" office:string-value="darkviolet" calcext:value-type="string">
            <text:p>darkviolet</text:p>
          </table:table-cell>
          <table:table-cell/>
          <table:table-cell table:style-name="ce9" office:value-type="float" office:value="33" calcext:value-type="float">
            <text:p>033</text:p>
          </table:table-cell>
          <table:table-cell/>
          <table:table-cell table:formula="of:=SUBSTITUTE(TRIM([.D34]);&quot; &quot;;&quot;_&quot;)" office:value-type="string" office:string-value="M33.jpg" calcext:value-type="string">
            <text:p>M33.jpg</text:p>
          </table:table-cell>
          <table:table-cell/>
          <table:table-cell table:style-name="ce1" table:formula="of:=CONCATENATE(&quot;https://en.wikipedia.org/wiki/File:&quot;;[.AD34])" office:value-type="string" office:string-value="https://en.wikipedia.org/wiki/File:M33.jpg" calcext:value-type="string">
            <text:p>https://en.wikipedia.org/wiki/File:M33.jpg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34[35] </text:p>
          </table:table-cell>
          <table:table-cell office:value-type="string" calcext:value-type="string">
            <text:p>NGC 1039 </text:p>
          </table:table-cell>
          <table:table-cell office:value-type="string" calcext:value-type="string">
            <text:p>Мессьє 34 </text:p>
          </table:table-cell>
          <table:table-cell office:value-type="string" calcext:value-type="string">
            <text:p>M34 2mass atlas.jpg </text:p>
          </table:table-cell>
          <table:table-cell office:value-type="string" calcext:value-type="string">
            <text:p>Розсіяне скупчення </text:p>
          </table:table-cell>
          <table:table-cell office:value-type="string" calcext:value-type="string">
            <text:p>Персей </text:p>
          </table:table-cell>
          <table:table-cell office:value-type="float" office:value="1.4" calcext:value-type="float">
            <text:p>1.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2h 42,0m s </text:p>
          </table:table-cell>
          <table:table-cell office:value-type="string" calcext:value-type="string">
            <text:p>42° 47′ ″ </text:p>
          </table:table-cell>
          <table:table-cell office:value-type="string" calcext:value-type="string">
            <text:p>35' 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6" table:formula="of:=SUBSTITUTE(SUBSTITUTE(SUBSTITUTE([.I35];&quot;h &quot;;&quot;:&quot;) ;&quot;m s&quot;;&quot;&quot;); &quot;,&quot;; &quot;:&quot;)" office:value-type="string" office:string-value="02:42:0 " calcext:value-type="string">
            <text:p>02:42:0 </text:p>
          </table:table-cell>
          <table:table-cell table:style-name="ce6" table:formula="of:=TIMEVALUE([.N35])" office:value-type="float" office:value="0.1125" calcext:value-type="float">
            <text:p>0.1125</text:p>
          </table:table-cell>
          <table:table-cell table:style-name="ce6" table:formula="of:=SUBSTITUTE(SUBSTITUTE(SUBSTITUTE([.J35];&quot;° &quot;;&quot;.&quot;) ;&quot;′ ″ &quot;;&quot;&quot;); &quot;−&quot;; &quot;-&quot;)" office:value-type="string" office:string-value="42.47" calcext:value-type="string">
            <text:p>42.47</text:p>
          </table:table-cell>
          <table:table-cell table:style-name="ce6" table:formula="of:=([.P35]-ROUNDDOWN([.P35];0))" office:value-type="float" office:value="0.469999999999999" calcext:value-type="float">
            <text:p>0.47</text:p>
          </table:table-cell>
          <table:table-cell table:style-name="ce3" table:formula="of:=[.P35]+[.Q35]/6*4" office:value-type="float" office:value="42.7833333333333" calcext:value-type="float">
            <text:p>42.7833333333</text:p>
          </table:table-cell>
          <table:table-cell table:style-name="ce3" table:formula="of:=ROUND([.R35]; 2)" office:value-type="float" office:value="42.78" calcext:value-type="float">
            <text:p>42.78</text:p>
          </table:table-cell>
          <table:table-cell table:style-name="ce3" table:formula="of:=SUBSTITUTE(SUBSTITUTE([.K35]; &quot;' &quot;; &quot;&quot;); &quot;′ &quot;; &quot;&quot;)" office:value-type="string" office:string-value="35" calcext:value-type="string">
            <text:p>35</text:p>
          </table:table-cell>
          <table:table-cell table:style-name="ce3" table:formula="of:=CONCATENATE(SUBSTITUTE([.T35]; &quot;×&quot;; &quot;+&quot;); &quot;i&quot;)" office:value-type="string" office:string-value="35i" calcext:value-type="string">
            <text:p>35i</text:p>
          </table:table-cell>
          <table:table-cell table:style-name="ce8" table:formula="of:=IMREAL([.U35])/60" office:value-type="float" office:value="0" calcext:value-type="float">
            <text:p>0.00</text:p>
          </table:table-cell>
          <table:table-cell table:style-name="ce8" table:formula="of:=IMAGINARY([.U35])/60" office:value-type="float" office:value="0.583333333333333" calcext:value-type="float">
            <text:p>0.58</text:p>
          </table:table-cell>
          <table:table-cell table:style-name="ce8" table:formula="of:=IF([.V35]=0; [.W35]; [.V35])" office:value-type="float" office:value="0.583333333333333" calcext:value-type="float">
            <text:p>0.58</text:p>
          </table:table-cell>
          <table:table-cell/>
          <table:table-cell table:style-name="ce3" table:formula="of:=VLOOKUP([.E42];[Sheet3.A$1:.B$7];2)" office:value-type="string" office:string-value="darkred" calcext:value-type="string">
            <text:p>darkred</text:p>
          </table:table-cell>
          <table:table-cell/>
          <table:table-cell table:style-name="ce9" office:value-type="float" office:value="34" calcext:value-type="float">
            <text:p>034</text:p>
          </table:table-cell>
          <table:table-cell/>
          <table:table-cell table:formula="of:=SUBSTITUTE(TRIM([.D35]);&quot; &quot;;&quot;_&quot;)" office:value-type="string" office:string-value="M34_2mass_atlas.jpg" calcext:value-type="string">
            <text:p>M34_2mass_atlas.jpg</text:p>
          </table:table-cell>
          <table:table-cell/>
          <table:table-cell table:style-name="ce1" table:formula="of:=CONCATENATE(&quot;https://en.wikipedia.org/wiki/File:&quot;;[.AD35])" office:value-type="string" office:string-value="https://en.wikipedia.org/wiki/File:M34_2mass_atlas.jpg" calcext:value-type="string">
            <text:p>https://en.wikipedia.org/wiki/File:M34_2mass_atlas.jpg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35[36] </text:p>
          </table:table-cell>
          <table:table-cell office:value-type="string" calcext:value-type="string">
            <text:p>NGC 2168 </text:p>
          </table:table-cell>
          <table:table-cell office:value-type="string" calcext:value-type="string">
            <text:p>Мессьє 35 </text:p>
          </table:table-cell>
          <table:table-cell office:value-type="string" calcext:value-type="string">
            <text:p>M35atlas.jpg </text:p>
          </table:table-cell>
          <table:table-cell office:value-type="string" calcext:value-type="string">
            <text:p>Розсіяне скупчення </text:p>
          </table:table-cell>
          <table:table-cell office:value-type="string" calcext:value-type="string">
            <text:p>Близнюки </text:p>
          </table:table-cell>
          <table:table-cell office:value-type="float" office:value="2.8" calcext:value-type="float">
            <text:p>2.8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06h 09,1m s </text:p>
          </table:table-cell>
          <table:table-cell office:value-type="string" calcext:value-type="string">
            <text:p>24° 21′ ″ </text:p>
          </table:table-cell>
          <table:table-cell office:value-type="string" calcext:value-type="string">
            <text:p>28' 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6" table:formula="of:=SUBSTITUTE(SUBSTITUTE(SUBSTITUTE([.I36];&quot;h &quot;;&quot;:&quot;) ;&quot;m s&quot;;&quot;&quot;); &quot;,&quot;; &quot;:&quot;)" office:value-type="string" office:string-value="06:09:1 " calcext:value-type="string">
            <text:p>06:09:1 </text:p>
          </table:table-cell>
          <table:table-cell table:style-name="ce6" table:formula="of:=TIMEVALUE([.N36])" office:value-type="float" office:value="0.256261574074074" calcext:value-type="float">
            <text:p>0.2562615741</text:p>
          </table:table-cell>
          <table:table-cell table:style-name="ce6" table:formula="of:=SUBSTITUTE(SUBSTITUTE(SUBSTITUTE([.J36];&quot;° &quot;;&quot;.&quot;) ;&quot;′ ″ &quot;;&quot;&quot;); &quot;−&quot;; &quot;-&quot;)" office:value-type="string" office:string-value="24.21" calcext:value-type="string">
            <text:p>24.21</text:p>
          </table:table-cell>
          <table:table-cell table:style-name="ce6" table:formula="of:=([.P36]-ROUNDDOWN([.P36];0))" office:value-type="float" office:value="0.210000000000001" calcext:value-type="float">
            <text:p>0.21</text:p>
          </table:table-cell>
          <table:table-cell table:style-name="ce3" table:formula="of:=[.P36]+[.Q36]/6*4" office:value-type="float" office:value="24.35" calcext:value-type="float">
            <text:p>24.35</text:p>
          </table:table-cell>
          <table:table-cell table:style-name="ce3" table:formula="of:=ROUND([.R36]; 2)" office:value-type="float" office:value="24.35" calcext:value-type="float">
            <text:p>24.35</text:p>
          </table:table-cell>
          <table:table-cell table:style-name="ce3" table:formula="of:=SUBSTITUTE(SUBSTITUTE([.K36]; &quot;' &quot;; &quot;&quot;); &quot;′ &quot;; &quot;&quot;)" office:value-type="string" office:string-value="28" calcext:value-type="string">
            <text:p>28</text:p>
          </table:table-cell>
          <table:table-cell table:style-name="ce3" table:formula="of:=CONCATENATE(SUBSTITUTE([.T36]; &quot;×&quot;; &quot;+&quot;); &quot;i&quot;)" office:value-type="string" office:string-value="28i" calcext:value-type="string">
            <text:p>28i</text:p>
          </table:table-cell>
          <table:table-cell table:style-name="ce8" table:formula="of:=IMREAL([.U36])/60" office:value-type="float" office:value="0" calcext:value-type="float">
            <text:p>0.00</text:p>
          </table:table-cell>
          <table:table-cell table:style-name="ce8" table:formula="of:=IMAGINARY([.U36])/60" office:value-type="float" office:value="0.466666666666667" calcext:value-type="float">
            <text:p>0.47</text:p>
          </table:table-cell>
          <table:table-cell table:style-name="ce8" table:formula="of:=IF([.V36]=0; [.W36]; [.V36])" office:value-type="float" office:value="0.466666666666667" calcext:value-type="float">
            <text:p>0.47</text:p>
          </table:table-cell>
          <table:table-cell/>
          <table:table-cell table:style-name="ce3" table:formula="of:=VLOOKUP([.E43];[Sheet3.A$1:.B$7];2)" office:value-type="string" office:string-value="" calcext:value-type="error">
            <text:p>#N/A</text:p>
          </table:table-cell>
          <table:table-cell/>
          <table:table-cell table:style-name="ce9" office:value-type="float" office:value="35" calcext:value-type="float">
            <text:p>035</text:p>
          </table:table-cell>
          <table:table-cell/>
          <table:table-cell table:formula="of:=SUBSTITUTE(TRIM([.D36]);&quot; &quot;;&quot;_&quot;)" office:value-type="string" office:string-value="M35atlas.jpg" calcext:value-type="string">
            <text:p>M35atlas.jpg</text:p>
          </table:table-cell>
          <table:table-cell/>
          <table:table-cell table:style-name="ce1" table:formula="of:=CONCATENATE(&quot;https://en.wikipedia.org/wiki/File:&quot;;[.AD36])" office:value-type="string" office:string-value="https://en.wikipedia.org/wiki/File:M35atlas.jpg" calcext:value-type="string">
            <text:p>https://en.wikipedia.org/wiki/File:M35atlas.jpg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36[37] </text:p>
          </table:table-cell>
          <table:table-cell office:value-type="string" calcext:value-type="string">
            <text:p>NGC 1960 </text:p>
          </table:table-cell>
          <table:table-cell office:value-type="string" calcext:value-type="string">
            <text:p>Мессьє 36 </text:p>
          </table:table-cell>
          <table:table-cell office:value-type="string" calcext:value-type="string">
            <text:p>M36 2mass.jpg </text:p>
          </table:table-cell>
          <table:table-cell office:value-type="string" calcext:value-type="string">
            <text:p>Розсіяне скупчення </text:p>
          </table:table-cell>
          <table:table-cell office:value-type="string" calcext:value-type="string">
            <text:p>Візничий </text:p>
          </table:table-cell>
          <table:table-cell office:value-type="float" office:value="4.1" calcext:value-type="float">
            <text:p>4.1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05h 36,2m s </text:p>
          </table:table-cell>
          <table:table-cell office:value-type="string" calcext:value-type="string">
            <text:p>34° 08′ ″ </text:p>
          </table:table-cell>
          <table:table-cell office:value-type="string" calcext:value-type="string">
            <text:p>12' 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6" table:formula="of:=SUBSTITUTE(SUBSTITUTE(SUBSTITUTE([.I37];&quot;h &quot;;&quot;:&quot;) ;&quot;m s&quot;;&quot;&quot;); &quot;,&quot;; &quot;:&quot;)" office:value-type="string" office:string-value="05:36:2 " calcext:value-type="string">
            <text:p>05:36:2 </text:p>
          </table:table-cell>
          <table:table-cell table:style-name="ce6" table:formula="of:=TIMEVALUE([.N37])" office:value-type="float" office:value="0.233356481481481" calcext:value-type="float">
            <text:p>0.2333564815</text:p>
          </table:table-cell>
          <table:table-cell table:style-name="ce6" table:formula="of:=SUBSTITUTE(SUBSTITUTE(SUBSTITUTE([.J37];&quot;° &quot;;&quot;.&quot;) ;&quot;′ ″ &quot;;&quot;&quot;); &quot;−&quot;; &quot;-&quot;)" office:value-type="string" office:string-value="34.08" calcext:value-type="string">
            <text:p>34.08</text:p>
          </table:table-cell>
          <table:table-cell table:style-name="ce6" table:formula="of:=([.P37]-ROUNDDOWN([.P37];0))" office:value-type="float" office:value="0.0799999999999983" calcext:value-type="float">
            <text:p>0.08</text:p>
          </table:table-cell>
          <table:table-cell table:style-name="ce3" table:formula="of:=[.P37]+[.Q37]/6*4" office:value-type="float" office:value="34.1333333333333" calcext:value-type="float">
            <text:p>34.1333333333</text:p>
          </table:table-cell>
          <table:table-cell table:style-name="ce3" table:formula="of:=ROUND([.R37]; 2)" office:value-type="float" office:value="34.13" calcext:value-type="float">
            <text:p>34.13</text:p>
          </table:table-cell>
          <table:table-cell table:style-name="ce3" table:formula="of:=SUBSTITUTE(SUBSTITUTE([.K37]; &quot;' &quot;; &quot;&quot;); &quot;′ &quot;; &quot;&quot;)" office:value-type="string" office:string-value="12" calcext:value-type="string">
            <text:p>12</text:p>
          </table:table-cell>
          <table:table-cell table:style-name="ce3" table:formula="of:=CONCATENATE(SUBSTITUTE([.T37]; &quot;×&quot;; &quot;+&quot;); &quot;i&quot;)" office:value-type="string" office:string-value="12i" calcext:value-type="string">
            <text:p>12i</text:p>
          </table:table-cell>
          <table:table-cell table:style-name="ce8" table:formula="of:=IMREAL([.U37])/60" office:value-type="float" office:value="0" calcext:value-type="float">
            <text:p>0.00</text:p>
          </table:table-cell>
          <table:table-cell table:style-name="ce8" table:formula="of:=IMAGINARY([.U37])/60" office:value-type="float" office:value="0.2" calcext:value-type="float">
            <text:p>0.20</text:p>
          </table:table-cell>
          <table:table-cell table:style-name="ce8" table:formula="of:=IF([.V37]=0; [.W37]; [.V37])" office:value-type="float" office:value="0.2" calcext:value-type="float">
            <text:p>0.20</text:p>
          </table:table-cell>
          <table:table-cell/>
          <table:table-cell table:style-name="ce3" table:formula="of:=VLOOKUP([.E44];[Sheet3.A$1:.B$7];2)" office:value-type="string" office:string-value="" calcext:value-type="error">
            <text:p>#N/A</text:p>
          </table:table-cell>
          <table:table-cell/>
          <table:table-cell table:style-name="ce9" office:value-type="float" office:value="36" calcext:value-type="float">
            <text:p>036</text:p>
          </table:table-cell>
          <table:table-cell/>
          <table:table-cell table:formula="of:=SUBSTITUTE(TRIM([.D37]);&quot; &quot;;&quot;_&quot;)" office:value-type="string" office:string-value="M36_2mass.jpg" calcext:value-type="string">
            <text:p>M36_2mass.jpg</text:p>
          </table:table-cell>
          <table:table-cell/>
          <table:table-cell table:style-name="ce1" table:formula="of:=CONCATENATE(&quot;https://en.wikipedia.org/wiki/File:&quot;;[.AD37])" office:value-type="string" office:string-value="https://en.wikipedia.org/wiki/File:M36_2mass.jpg" calcext:value-type="string">
            <text:p>https://en.wikipedia.org/wiki/File:M36_2mass.jpg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37[38] </text:p>
          </table:table-cell>
          <table:table-cell office:value-type="string" calcext:value-type="string">
            <text:p>NGC 2099 </text:p>
          </table:table-cell>
          <table:table-cell office:value-type="string" calcext:value-type="string">
            <text:p>Мессьє 37 </text:p>
          </table:table-cell>
          <table:table-cell office:value-type="string" calcext:value-type="string">
            <text:p>M37a.jpg </text:p>
          </table:table-cell>
          <table:table-cell office:value-type="string" calcext:value-type="string">
            <text:p>Розсіяне скупчення </text:p>
          </table:table-cell>
          <table:table-cell office:value-type="string" calcext:value-type="string">
            <text:p>Візничий </text:p>
          </table:table-cell>
          <table:table-cell office:value-type="float" office:value="4.6" calcext:value-type="float">
            <text:p>4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5h 52,4m s </text:p>
          </table:table-cell>
          <table:table-cell office:value-type="string" calcext:value-type="string">
            <text:p>32° 33′ ″ </text:p>
          </table:table-cell>
          <table:table-cell office:value-type="string" calcext:value-type="string">
            <text:p>24' </text:p>
          </table:table-cell>
          <table:table-cell office:value-type="float" office:value="1500" calcext:value-type="float">
            <text:p>1500</text:p>
          </table:table-cell>
          <table:table-cell/>
          <table:table-cell table:style-name="ce6" table:formula="of:=SUBSTITUTE(SUBSTITUTE(SUBSTITUTE([.I38];&quot;h &quot;;&quot;:&quot;) ;&quot;m s&quot;;&quot;&quot;); &quot;,&quot;; &quot;:&quot;)" office:value-type="string" office:string-value="05:52:4 " calcext:value-type="string">
            <text:p>05:52:4 </text:p>
          </table:table-cell>
          <table:table-cell table:style-name="ce6" table:formula="of:=TIMEVALUE([.N38])" office:value-type="float" office:value="0.244490740740741" calcext:value-type="float">
            <text:p>0.2444907407</text:p>
          </table:table-cell>
          <table:table-cell table:style-name="ce6" table:formula="of:=SUBSTITUTE(SUBSTITUTE(SUBSTITUTE([.J38];&quot;° &quot;;&quot;.&quot;) ;&quot;′ ″ &quot;;&quot;&quot;); &quot;−&quot;; &quot;-&quot;)" office:value-type="string" office:string-value="32.33" calcext:value-type="string">
            <text:p>32.33</text:p>
          </table:table-cell>
          <table:table-cell table:style-name="ce6" table:formula="of:=([.P38]-ROUNDDOWN([.P38];0))" office:value-type="float" office:value="0.329999999999998" calcext:value-type="float">
            <text:p>0.33</text:p>
          </table:table-cell>
          <table:table-cell table:style-name="ce3" table:formula="of:=[.P38]+[.Q38]/6*4" office:value-type="float" office:value="32.55" calcext:value-type="float">
            <text:p>32.55</text:p>
          </table:table-cell>
          <table:table-cell table:style-name="ce3" table:formula="of:=ROUND([.R38]; 2)" office:value-type="float" office:value="32.55" calcext:value-type="float">
            <text:p>32.55</text:p>
          </table:table-cell>
          <table:table-cell table:style-name="ce3" table:formula="of:=SUBSTITUTE(SUBSTITUTE([.K38]; &quot;' &quot;; &quot;&quot;); &quot;′ &quot;; &quot;&quot;)" office:value-type="string" office:string-value="24" calcext:value-type="string">
            <text:p>24</text:p>
          </table:table-cell>
          <table:table-cell table:style-name="ce3" table:formula="of:=CONCATENATE(SUBSTITUTE([.T38]; &quot;×&quot;; &quot;+&quot;); &quot;i&quot;)" office:value-type="string" office:string-value="24i" calcext:value-type="string">
            <text:p>24i</text:p>
          </table:table-cell>
          <table:table-cell table:style-name="ce8" table:formula="of:=IMREAL([.U38])/60" office:value-type="float" office:value="0" calcext:value-type="float">
            <text:p>0.00</text:p>
          </table:table-cell>
          <table:table-cell table:style-name="ce8" table:formula="of:=IMAGINARY([.U38])/60" office:value-type="float" office:value="0.4" calcext:value-type="float">
            <text:p>0.40</text:p>
          </table:table-cell>
          <table:table-cell table:style-name="ce8" table:formula="of:=IF([.V38]=0; [.W38]; [.V38])" office:value-type="float" office:value="0.4" calcext:value-type="float">
            <text:p>0.40</text:p>
          </table:table-cell>
          <table:table-cell/>
          <table:table-cell table:style-name="ce3" table:formula="of:=VLOOKUP([.E45];[Sheet3.A$1:.B$7];2)" office:value-type="string" office:string-value="darkred" calcext:value-type="string">
            <text:p>darkred</text:p>
          </table:table-cell>
          <table:table-cell/>
          <table:table-cell table:style-name="ce9" office:value-type="float" office:value="37" calcext:value-type="float">
            <text:p>037</text:p>
          </table:table-cell>
          <table:table-cell/>
          <table:table-cell table:formula="of:=SUBSTITUTE(TRIM([.D38]);&quot; &quot;;&quot;_&quot;)" office:value-type="string" office:string-value="M37a.jpg" calcext:value-type="string">
            <text:p>M37a.jpg</text:p>
          </table:table-cell>
          <table:table-cell/>
          <table:table-cell table:style-name="ce1" table:formula="of:=CONCATENATE(&quot;https://en.wikipedia.org/wiki/File:&quot;;[.AD38])" office:value-type="string" office:string-value="https://en.wikipedia.org/wiki/File:M37a.jpg" calcext:value-type="string">
            <text:p>https://en.wikipedia.org/wiki/File:M37a.jpg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38[39] </text:p>
          </table:table-cell>
          <table:table-cell office:value-type="string" calcext:value-type="string">
            <text:p>NGC 1912 </text:p>
          </table:table-cell>
          <table:table-cell office:value-type="string" calcext:value-type="string">
            <text:p>Мессьє 38 </text:p>
          </table:table-cell>
          <table:table-cell office:value-type="string" calcext:value-type="string">
            <text:p>Messier object 038.jpg </text:p>
          </table:table-cell>
          <table:table-cell office:value-type="string" calcext:value-type="string">
            <text:p>Розсіяне скупчення </text:p>
          </table:table-cell>
          <table:table-cell office:value-type="string" calcext:value-type="string">
            <text:p>Візничий </text:p>
          </table:table-cell>
          <table:table-cell office:value-type="float" office:value="4.2" calcext:value-type="float">
            <text:p>4.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5h 28,7m s </text:p>
          </table:table-cell>
          <table:table-cell office:value-type="string" calcext:value-type="string">
            <text:p>35° 51′ ″ </text:p>
          </table:table-cell>
          <table:table-cell office:value-type="string" calcext:value-type="string">
            <text:p>21' </text:p>
          </table:table-cell>
          <table:table-cell table:number-columns-repeated="2"/>
          <table:table-cell table:style-name="ce6" table:formula="of:=SUBSTITUTE(SUBSTITUTE(SUBSTITUTE([.I39];&quot;h &quot;;&quot;:&quot;) ;&quot;m s&quot;;&quot;&quot;); &quot;,&quot;; &quot;:&quot;)" office:value-type="string" office:string-value="05:28:7 " calcext:value-type="string">
            <text:p>05:28:7 </text:p>
          </table:table-cell>
          <table:table-cell table:style-name="ce6" table:formula="of:=TIMEVALUE([.N39])" office:value-type="float" office:value="0.227858796296296" calcext:value-type="float">
            <text:p>0.2278587963</text:p>
          </table:table-cell>
          <table:table-cell table:style-name="ce6" table:formula="of:=SUBSTITUTE(SUBSTITUTE(SUBSTITUTE([.J39];&quot;° &quot;;&quot;.&quot;) ;&quot;′ ″ &quot;;&quot;&quot;); &quot;−&quot;; &quot;-&quot;)" office:value-type="string" office:string-value="35.51" calcext:value-type="string">
            <text:p>35.51</text:p>
          </table:table-cell>
          <table:table-cell table:style-name="ce6" table:formula="of:=([.P39]-ROUNDDOWN([.P39];0))" office:value-type="float" office:value="0.509999999999998" calcext:value-type="float">
            <text:p>0.51</text:p>
          </table:table-cell>
          <table:table-cell table:style-name="ce3" table:formula="of:=[.P39]+[.Q39]/6*4" office:value-type="float" office:value="35.85" calcext:value-type="float">
            <text:p>35.85</text:p>
          </table:table-cell>
          <table:table-cell table:style-name="ce3" table:formula="of:=ROUND([.R39]; 2)" office:value-type="float" office:value="35.85" calcext:value-type="float">
            <text:p>35.85</text:p>
          </table:table-cell>
          <table:table-cell table:style-name="ce3" table:formula="of:=SUBSTITUTE(SUBSTITUTE([.K39]; &quot;' &quot;; &quot;&quot;); &quot;′ &quot;; &quot;&quot;)" office:value-type="string" office:string-value="21" calcext:value-type="string">
            <text:p>21</text:p>
          </table:table-cell>
          <table:table-cell table:style-name="ce3" table:formula="of:=CONCATENATE(SUBSTITUTE([.T39]; &quot;×&quot;; &quot;+&quot;); &quot;i&quot;)" office:value-type="string" office:string-value="21i" calcext:value-type="string">
            <text:p>21i</text:p>
          </table:table-cell>
          <table:table-cell table:style-name="ce8" table:formula="of:=IMREAL([.U39])/60" office:value-type="float" office:value="0" calcext:value-type="float">
            <text:p>0.00</text:p>
          </table:table-cell>
          <table:table-cell table:style-name="ce8" table:formula="of:=IMAGINARY([.U39])/60" office:value-type="float" office:value="0.35" calcext:value-type="float">
            <text:p>0.35</text:p>
          </table:table-cell>
          <table:table-cell table:style-name="ce8" table:formula="of:=IF([.V39]=0; [.W39]; [.V39])" office:value-type="float" office:value="0.35" calcext:value-type="float">
            <text:p>0.35</text:p>
          </table:table-cell>
          <table:table-cell/>
          <table:table-cell table:style-name="ce3" table:formula="of:=VLOOKUP([.E46];[Sheet3.A$1:.B$7];2)" office:value-type="string" office:string-value="darkred" calcext:value-type="string">
            <text:p>darkred</text:p>
          </table:table-cell>
          <table:table-cell/>
          <table:table-cell table:style-name="ce9" office:value-type="float" office:value="38" calcext:value-type="float">
            <text:p>038</text:p>
          </table:table-cell>
          <table:table-cell/>
          <table:table-cell table:formula="of:=SUBSTITUTE(TRIM([.D39]);&quot; &quot;;&quot;_&quot;)" office:value-type="string" office:string-value="Messier_object_038.jpg" calcext:value-type="string">
            <text:p>Messier_object_038.jpg</text:p>
          </table:table-cell>
          <table:table-cell/>
          <table:table-cell table:style-name="ce1" table:formula="of:=CONCATENATE(&quot;https://en.wikipedia.org/wiki/File:&quot;;[.AD39])" office:value-type="string" office:string-value="https://en.wikipedia.org/wiki/File:Messier_object_038.jpg" calcext:value-type="string">
            <text:p>https://en.wikipedia.org/wiki/File:Messier_object_038.jpg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39[40] </text:p>
          </table:table-cell>
          <table:table-cell office:value-type="string" calcext:value-type="string">
            <text:p>NGC 7092 </text:p>
          </table:table-cell>
          <table:table-cell office:value-type="string" calcext:value-type="string">
            <text:p>Мессьє 39 </text:p>
          </table:table-cell>
          <table:table-cell office:value-type="string" calcext:value-type="string">
            <text:p>Messier object 039.jpg </text:p>
          </table:table-cell>
          <table:table-cell office:value-type="string" calcext:value-type="string">
            <text:p>Розсіяне скупчення </text:p>
          </table:table-cell>
          <table:table-cell office:value-type="string" calcext:value-type="string">
            <text:p>Лебідь </text:p>
          </table:table-cell>
          <table:table-cell office:value-type="float" office:value="0.3" calcext:value-type="float">
            <text:p>0.3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21h 31,8m s </text:p>
          </table:table-cell>
          <table:table-cell office:value-type="string" calcext:value-type="string">
            <text:p>48° 26′ ″ </text:p>
          </table:table-cell>
          <table:table-cell office:value-type="string" calcext:value-type="string">
            <text:p>32' 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6" table:formula="of:=SUBSTITUTE(SUBSTITUTE(SUBSTITUTE([.I40];&quot;h &quot;;&quot;:&quot;) ;&quot;m s&quot;;&quot;&quot;); &quot;,&quot;; &quot;:&quot;)" office:value-type="string" office:string-value="21:31:8 " calcext:value-type="string">
            <text:p>21:31:8 </text:p>
          </table:table-cell>
          <table:table-cell table:style-name="ce6" table:formula="of:=TIMEVALUE([.N40])" office:value-type="float" office:value="0.89662037037037" calcext:value-type="float">
            <text:p>0.8966203704</text:p>
          </table:table-cell>
          <table:table-cell table:style-name="ce6" table:formula="of:=SUBSTITUTE(SUBSTITUTE(SUBSTITUTE([.J40];&quot;° &quot;;&quot;.&quot;) ;&quot;′ ″ &quot;;&quot;&quot;); &quot;−&quot;; &quot;-&quot;)" office:value-type="string" office:string-value="48.26" calcext:value-type="string">
            <text:p>48.26</text:p>
          </table:table-cell>
          <table:table-cell table:style-name="ce6" table:formula="of:=([.P40]-ROUNDDOWN([.P40];0))" office:value-type="float" office:value="0.259999999999998" calcext:value-type="float">
            <text:p>0.26</text:p>
          </table:table-cell>
          <table:table-cell table:style-name="ce3" table:formula="of:=[.P40]+[.Q40]/6*4" office:value-type="float" office:value="48.4333333333333" calcext:value-type="float">
            <text:p>48.4333333333</text:p>
          </table:table-cell>
          <table:table-cell table:style-name="ce3" table:formula="of:=ROUND([.R40]; 2)" office:value-type="float" office:value="48.43" calcext:value-type="float">
            <text:p>48.43</text:p>
          </table:table-cell>
          <table:table-cell table:style-name="ce3" table:formula="of:=SUBSTITUTE(SUBSTITUTE([.K40]; &quot;' &quot;; &quot;&quot;); &quot;′ &quot;; &quot;&quot;)" office:value-type="string" office:string-value="32" calcext:value-type="string">
            <text:p>32</text:p>
          </table:table-cell>
          <table:table-cell table:style-name="ce3" table:formula="of:=CONCATENATE(SUBSTITUTE([.T40]; &quot;×&quot;; &quot;+&quot;); &quot;i&quot;)" office:value-type="string" office:string-value="32i" calcext:value-type="string">
            <text:p>32i</text:p>
          </table:table-cell>
          <table:table-cell table:style-name="ce8" table:formula="of:=IMREAL([.U40])/60" office:value-type="float" office:value="0" calcext:value-type="float">
            <text:p>0.00</text:p>
          </table:table-cell>
          <table:table-cell table:style-name="ce8" table:formula="of:=IMAGINARY([.U40])/60" office:value-type="float" office:value="0.533333333333333" calcext:value-type="float">
            <text:p>0.53</text:p>
          </table:table-cell>
          <table:table-cell table:style-name="ce8" table:formula="of:=IF([.V40]=0; [.W40]; [.V40])" office:value-type="float" office:value="0.533333333333333" calcext:value-type="float">
            <text:p>0.53</text:p>
          </table:table-cell>
          <table:table-cell/>
          <table:table-cell table:style-name="ce3" table:formula="of:=VLOOKUP([.E47];[Sheet3.A$1:.B$7];2)" office:value-type="string" office:string-value="darkred" calcext:value-type="string">
            <text:p>darkred</text:p>
          </table:table-cell>
          <table:table-cell/>
          <table:table-cell table:style-name="ce9" office:value-type="float" office:value="39" calcext:value-type="float">
            <text:p>039</text:p>
          </table:table-cell>
          <table:table-cell/>
          <table:table-cell table:formula="of:=SUBSTITUTE(TRIM([.D40]);&quot; &quot;;&quot;_&quot;)" office:value-type="string" office:string-value="Messier_object_039.jpg" calcext:value-type="string">
            <text:p>Messier_object_039.jpg</text:p>
          </table:table-cell>
          <table:table-cell/>
          <table:table-cell table:style-name="ce1" table:formula="of:=CONCATENATE(&quot;https://en.wikipedia.org/wiki/File:&quot;;[.AD40])" office:value-type="string" office:string-value="https://en.wikipedia.org/wiki/File:Messier_object_039.jpg" calcext:value-type="string">
            <text:p>https://en.wikipedia.org/wiki/File:Messier_object_039.jpg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40[41] </text:p>
          </table:table-cell>
          <table:table-cell office:value-type="string" calcext:value-type="string">
            <text:p>Winnecke 4 </text:p>
          </table:table-cell>
          <table:table-cell office:value-type="string" calcext:value-type="string">
            <text:p>Мессьє 40 </text:p>
          </table:table-cell>
          <table:table-cell office:value-type="string" calcext:value-type="string">
            <text:p>Messier object 40.jpg </text:p>
          </table:table-cell>
          <table:table-cell office:value-type="string" calcext:value-type="string">
            <text:p>Подвійна зірка WNC4 </text:p>
          </table:table-cell>
          <table:table-cell office:value-type="string" calcext:value-type="string">
            <text:p>Велика Ведмедиця </text:p>
          </table:table-cell>
          <table:table-cell office:value-type="float" office:value="0.51" calcext:value-type="float">
            <text:p>0.5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2h 22,2m s </text:p>
          </table:table-cell>
          <table:table-cell office:value-type="string" calcext:value-type="string">
            <text:p>+58° 05′ ″ </text:p>
          </table:table-cell>
          <table:table-cell office:value-type="string" calcext:value-type="string">
            <text:p>0.8' </text:p>
          </table:table-cell>
          <table:table-cell table:number-columns-repeated="2"/>
          <table:table-cell table:style-name="ce6" table:formula="of:=SUBSTITUTE(SUBSTITUTE(SUBSTITUTE([.I41];&quot;h &quot;;&quot;:&quot;) ;&quot;m s&quot;;&quot;&quot;); &quot;,&quot;; &quot;:&quot;)" office:value-type="string" office:string-value="12:22:2 " calcext:value-type="string">
            <text:p>12:22:2 </text:p>
          </table:table-cell>
          <table:table-cell table:style-name="ce6" table:formula="of:=TIMEVALUE([.N41])" office:value-type="float" office:value="0.515300925925926" calcext:value-type="float">
            <text:p>0.5153009259</text:p>
          </table:table-cell>
          <table:table-cell table:style-name="ce6" table:formula="of:=SUBSTITUTE(SUBSTITUTE(SUBSTITUTE([.J41];&quot;° &quot;;&quot;.&quot;) ;&quot;′ ″ &quot;;&quot;&quot;); &quot;−&quot;; &quot;-&quot;)" office:value-type="string" office:string-value="+58.05" calcext:value-type="string">
            <text:p>+58.05</text:p>
          </table:table-cell>
          <table:table-cell table:style-name="ce6" table:formula="of:=([.P41]-ROUNDDOWN([.P41];0))" office:value-type="float" office:value="0.0499999999999972" calcext:value-type="float">
            <text:p>0.05</text:p>
          </table:table-cell>
          <table:table-cell table:style-name="ce3" table:formula="of:=[.P41]+[.Q41]/6*4" office:value-type="float" office:value="58.0833333333333" calcext:value-type="float">
            <text:p>58.0833333333</text:p>
          </table:table-cell>
          <table:table-cell table:style-name="ce3" table:formula="of:=ROUND([.R41]; 2)" office:value-type="float" office:value="58.08" calcext:value-type="float">
            <text:p>58.08</text:p>
          </table:table-cell>
          <table:table-cell table:style-name="ce3" table:formula="of:=SUBSTITUTE(SUBSTITUTE([.K41]; &quot;' &quot;; &quot;&quot;); &quot;′ &quot;; &quot;&quot;)" office:value-type="string" office:string-value="0.8" calcext:value-type="string">
            <text:p>0.8</text:p>
          </table:table-cell>
          <table:table-cell table:style-name="ce3" table:formula="of:=CONCATENATE(SUBSTITUTE([.T41]; &quot;×&quot;; &quot;+&quot;); &quot;i&quot;)" office:value-type="string" office:string-value="0.8i" calcext:value-type="string">
            <text:p>0.8i</text:p>
          </table:table-cell>
          <table:table-cell table:style-name="ce8" table:formula="of:=IMREAL([.U41])/60" office:value-type="float" office:value="0" calcext:value-type="float">
            <text:p>0.00</text:p>
          </table:table-cell>
          <table:table-cell table:style-name="ce8" table:formula="of:=IMAGINARY([.U41])/60" office:value-type="float" office:value="0.0133333333333333" calcext:value-type="float">
            <text:p>0.01</text:p>
          </table:table-cell>
          <table:table-cell table:style-name="ce8" table:formula="of:=IF([.V41]=0; [.W41]; [.V41])" office:value-type="float" office:value="0.0133333333333333" calcext:value-type="float">
            <text:p>0.01</text:p>
          </table:table-cell>
          <table:table-cell/>
          <table:table-cell table:style-name="ce3" table:formula="of:=VLOOKUP([.E48];[Sheet3.A$1:.B$7];2)" office:value-type="string" office:string-value="darkred" calcext:value-type="string">
            <text:p>darkred</text:p>
          </table:table-cell>
          <table:table-cell/>
          <table:table-cell table:style-name="ce9" office:value-type="float" office:value="40" calcext:value-type="float">
            <text:p>040</text:p>
          </table:table-cell>
          <table:table-cell/>
          <table:table-cell table:formula="of:=SUBSTITUTE(TRIM([.D41]);&quot; &quot;;&quot;_&quot;)" office:value-type="string" office:string-value="Messier_object_40.jpg" calcext:value-type="string">
            <text:p>Messier_object_40.jpg</text:p>
          </table:table-cell>
          <table:table-cell/>
          <table:table-cell table:style-name="ce1" table:formula="of:=CONCATENATE(&quot;https://en.wikipedia.org/wiki/File:&quot;;[.AD41])" office:value-type="string" office:string-value="https://en.wikipedia.org/wiki/File:Messier_object_40.jpg" calcext:value-type="string">
            <text:p>https://en.wikipedia.org/wiki/File:Messier_object_40.jpg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41[42] </text:p>
          </table:table-cell>
          <table:table-cell office:value-type="string" calcext:value-type="string">
            <text:p>NGC 2287 </text:p>
          </table:table-cell>
          <table:table-cell office:value-type="string" calcext:value-type="string">
            <text:p>Скупчення Малий Вулик </text:p>
          </table:table-cell>
          <table:table-cell office:value-type="string" calcext:value-type="string">
            <text:p>Messier 041 2MASS.jpg </text:p>
          </table:table-cell>
          <table:table-cell office:value-type="string" calcext:value-type="string">
            <text:p>Розсіяне скупчення </text:p>
          </table:table-cell>
          <table:table-cell office:value-type="string" calcext:value-type="string">
            <text:p>Великий Пес </text:p>
          </table:table-cell>
          <table:table-cell office:value-type="float" office:value="2.4" calcext:value-type="float">
            <text:p>2.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6h 46m s </text:p>
          </table:table-cell>
          <table:table-cell office:value-type="string" calcext:value-type="string">
            <text:p>−20° 45′ ″ </text:p>
          </table:table-cell>
          <table:table-cell office:value-type="string" calcext:value-type="string">
            <text:p>38' 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6" table:formula="of:=SUBSTITUTE(SUBSTITUTE(SUBSTITUTE([.I42];&quot;h &quot;;&quot;:&quot;) ;&quot;m s&quot;;&quot;&quot;); &quot;,&quot;; &quot;:&quot;)" office:value-type="string" office:string-value="06:46 " calcext:value-type="string">
            <text:p>06:46 </text:p>
          </table:table-cell>
          <table:table-cell table:style-name="ce6" table:formula="of:=TIMEVALUE([.N42])" office:value-type="float" office:value="0.281944444444444" calcext:value-type="float">
            <text:p>0.2819444444</text:p>
          </table:table-cell>
          <table:table-cell table:style-name="ce6" table:formula="of:=SUBSTITUTE(SUBSTITUTE(SUBSTITUTE([.J42];&quot;° &quot;;&quot;.&quot;) ;&quot;′ ″ &quot;;&quot;&quot;); &quot;−&quot;; &quot;-&quot;)" office:value-type="string" office:string-value="-20.45" calcext:value-type="string">
            <text:p>-20.45</text:p>
          </table:table-cell>
          <table:table-cell table:style-name="ce6" table:formula="of:=([.P42]-ROUNDDOWN([.P42];0))" office:value-type="float" office:value="-0.449999999999999" calcext:value-type="float">
            <text:p>-0.45</text:p>
          </table:table-cell>
          <table:table-cell table:style-name="ce3" table:formula="of:=[.P42]+[.Q42]/6*4" office:value-type="float" office:value="-20.75" calcext:value-type="float">
            <text:p>-20.75</text:p>
          </table:table-cell>
          <table:table-cell table:style-name="ce3" table:formula="of:=ROUND([.R42]; 2)" office:value-type="float" office:value="-20.75" calcext:value-type="float">
            <text:p>-20.75</text:p>
          </table:table-cell>
          <table:table-cell table:style-name="ce3" table:formula="of:=SUBSTITUTE(SUBSTITUTE([.K42]; &quot;' &quot;; &quot;&quot;); &quot;′ &quot;; &quot;&quot;)" office:value-type="string" office:string-value="38" calcext:value-type="string">
            <text:p>38</text:p>
          </table:table-cell>
          <table:table-cell table:style-name="ce3" table:formula="of:=CONCATENATE(SUBSTITUTE([.T42]; &quot;×&quot;; &quot;+&quot;); &quot;i&quot;)" office:value-type="string" office:string-value="38i" calcext:value-type="string">
            <text:p>38i</text:p>
          </table:table-cell>
          <table:table-cell table:style-name="ce8" table:formula="of:=IMREAL([.U42])/60" office:value-type="float" office:value="0" calcext:value-type="float">
            <text:p>0.00</text:p>
          </table:table-cell>
          <table:table-cell table:style-name="ce8" table:formula="of:=IMAGINARY([.U42])/60" office:value-type="float" office:value="0.633333333333333" calcext:value-type="float">
            <text:p>0.63</text:p>
          </table:table-cell>
          <table:table-cell table:style-name="ce8" table:formula="of:=IF([.V42]=0; [.W42]; [.V42])" office:value-type="float" office:value="0.633333333333333" calcext:value-type="float">
            <text:p>0.63</text:p>
          </table:table-cell>
          <table:table-cell/>
          <table:table-cell table:style-name="ce3" table:formula="of:=VLOOKUP([.E49];[Sheet3.A$1:.B$7];2)" office:value-type="string" office:string-value="darkred" calcext:value-type="string">
            <text:p>darkred</text:p>
          </table:table-cell>
          <table:table-cell/>
          <table:table-cell table:style-name="ce9" office:value-type="float" office:value="41" calcext:value-type="float">
            <text:p>041</text:p>
          </table:table-cell>
          <table:table-cell/>
          <table:table-cell table:formula="of:=SUBSTITUTE(TRIM([.D42]);&quot; &quot;;&quot;_&quot;)" office:value-type="string" office:string-value="Messier_041_2MASS.jpg" calcext:value-type="string">
            <text:p>Messier_041_2MASS.jpg</text:p>
          </table:table-cell>
          <table:table-cell/>
          <table:table-cell table:style-name="ce1" table:formula="of:=CONCATENATE(&quot;https://en.wikipedia.org/wiki/File:&quot;;[.AD42])" office:value-type="string" office:string-value="https://en.wikipedia.org/wiki/File:Messier_041_2MASS.jpg" calcext:value-type="string">
            <text:p>https://en.wikipedia.org/wiki/File:Messier_041_2MASS.jpg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42[43] </text:p>
          </table:table-cell>
          <table:table-cell office:value-type="string" calcext:value-type="string">
            <text:p>NGC 1976 </text:p>
          </table:table-cell>
          <table:table-cell office:value-type="string" calcext:value-type="string">
            <text:p>Туманність Оріона </text:p>
          </table:table-cell>
          <table:table-cell office:value-type="string" calcext:value-type="string">
            <text:p>Orion Nebula - Hubble 2006 mosaic 18000.jpg </text:p>
          </table:table-cell>
          <table:table-cell office:value-type="string" calcext:value-type="string">
            <text:p>Емісійна туманність </text:p>
          </table:table-cell>
          <table:table-cell office:value-type="string" calcext:value-type="string">
            <text:p>Оріон </text:p>
          </table:table-cell>
          <table:table-cell office:value-type="float" office:value="1.6" calcext:value-type="float">
            <text:p>1.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5h 35,4m s </text:p>
          </table:table-cell>
          <table:table-cell office:value-type="string" calcext:value-type="string">
            <text:p>-05° 23′ ″ </text:p>
          </table:table-cell>
          <table:table-cell office:value-type="string" calcext:value-type="string">
            <text:p>85×60' </text:p>
          </table:table-cell>
          <table:table-cell table:number-columns-repeated="2"/>
          <table:table-cell table:style-name="ce6" table:formula="of:=SUBSTITUTE(SUBSTITUTE(SUBSTITUTE([.I43];&quot;h &quot;;&quot;:&quot;) ;&quot;m s&quot;;&quot;&quot;); &quot;,&quot;; &quot;:&quot;)" office:value-type="string" office:string-value="05:35:4 " calcext:value-type="string">
            <text:p>05:35:4 </text:p>
          </table:table-cell>
          <table:table-cell table:style-name="ce6" table:formula="of:=TIMEVALUE([.N43])" office:value-type="float" office:value="0.232685185185185" calcext:value-type="float">
            <text:p>0.2326851852</text:p>
          </table:table-cell>
          <table:table-cell table:style-name="ce6" table:formula="of:=SUBSTITUTE(SUBSTITUTE(SUBSTITUTE([.J43];&quot;° &quot;;&quot;.&quot;) ;&quot;′ ″ &quot;;&quot;&quot;); &quot;−&quot;; &quot;-&quot;)" office:value-type="string" office:string-value="-05.23" calcext:value-type="string">
            <text:p>-05.23</text:p>
          </table:table-cell>
          <table:table-cell table:style-name="ce6" table:formula="of:=([.P43]-ROUNDDOWN([.P43];0))" office:value-type="float" office:value="-0.23" calcext:value-type="float">
            <text:p>-0.23</text:p>
          </table:table-cell>
          <table:table-cell table:style-name="ce3" table:formula="of:=[.P43]+[.Q43]/6*4" office:value-type="float" office:value="-5.38333333333333" calcext:value-type="float">
            <text:p>-5.3833333333</text:p>
          </table:table-cell>
          <table:table-cell table:style-name="ce3" table:formula="of:=ROUND([.R43]; 2)" office:value-type="float" office:value="-5.38" calcext:value-type="float">
            <text:p>-5.38</text:p>
          </table:table-cell>
          <table:table-cell table:style-name="ce3" table:formula="of:=SUBSTITUTE(SUBSTITUTE([.K43]; &quot;' &quot;; &quot;&quot;); &quot;′ &quot;; &quot;&quot;)" office:value-type="string" office:string-value="85×60" calcext:value-type="string">
            <text:p>85×60</text:p>
          </table:table-cell>
          <table:table-cell table:style-name="ce3" table:formula="of:=CONCATENATE(SUBSTITUTE([.T43]; &quot;×&quot;; &quot;+&quot;); &quot;i&quot;)" office:value-type="string" office:string-value="85+60i" calcext:value-type="string">
            <text:p>85+60i</text:p>
          </table:table-cell>
          <table:table-cell table:style-name="ce8" table:formula="of:=IMREAL([.U43])/60" office:value-type="float" office:value="1.41666666666667" calcext:value-type="float">
            <text:p>1.42</text:p>
          </table:table-cell>
          <table:table-cell table:style-name="ce8" table:formula="of:=IMAGINARY([.U43])/60" office:value-type="float" office:value="1" calcext:value-type="float">
            <text:p>1.00</text:p>
          </table:table-cell>
          <table:table-cell table:style-name="ce8" table:formula="of:=IF([.V43]=0; [.W43]; [.V43])" office:value-type="float" office:value="1.41666666666667" calcext:value-type="float">
            <text:p>1.42</text:p>
          </table:table-cell>
          <table:table-cell/>
          <table:table-cell table:style-name="ce3" table:formula="of:=VLOOKUP([.E50];[Sheet3.A$1:.B$7];2)" office:value-type="string" office:string-value="" calcext:value-type="error">
            <text:p>#N/A</text:p>
          </table:table-cell>
          <table:table-cell/>
          <table:table-cell table:style-name="ce9" office:value-type="float" office:value="42" calcext:value-type="float">
            <text:p>042</text:p>
          </table:table-cell>
          <table:table-cell/>
          <table:table-cell table:formula="of:=SUBSTITUTE(TRIM([.D43]);&quot; &quot;;&quot;_&quot;)" office:value-type="string" office:string-value="Orion_Nebula_-_Hubble_2006_mosaic_18000.jpg" calcext:value-type="string">
            <text:p>Orion_Nebula_-_Hubble_2006_mosaic_18000.jpg</text:p>
          </table:table-cell>
          <table:table-cell/>
          <table:table-cell table:style-name="ce1" table:formula="of:=CONCATENATE(&quot;https://en.wikipedia.org/wiki/File:&quot;;[.AD43])" office:value-type="string" office:string-value="https://en.wikipedia.org/wiki/File:Orion_Nebula_-_Hubble_2006_mosaic_18000.jpg" calcext:value-type="string">
            <text:p>https://en.wikipedia.org/wiki/File:Orion_Nebula_-_Hubble_2006_mosaic_18000.jpg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43[44] </text:p>
          </table:table-cell>
          <table:table-cell office:value-type="string" calcext:value-type="string">
            <text:p>NGC 1982 </text:p>
          </table:table-cell>
          <table:table-cell office:value-type="string" calcext:value-type="string">
            <text:p>Мессьє 43 </text:p>
          </table:table-cell>
          <table:table-cell office:value-type="string" calcext:value-type="string">
            <text:p>Messier object 043.jpg </text:p>
          </table:table-cell>
          <table:table-cell office:value-type="string" calcext:value-type="string">
            <text:p>Емісійна туманність </text:p>
          </table:table-cell>
          <table:table-cell office:value-type="string" calcext:value-type="string">
            <text:p>Оріон </text:p>
          </table:table-cell>
          <table:table-cell office:value-type="float" office:value="1.6" calcext:value-type="float">
            <text:p>1.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5h 35,5m s </text:p>
          </table:table-cell>
          <table:table-cell office:value-type="string" calcext:value-type="string">
            <text:p>−05° 16′ ″ </text:p>
          </table:table-cell>
          <table:table-cell office:value-type="string" calcext:value-type="string">
            <text:p>20×15' </text:p>
          </table:table-cell>
          <table:table-cell table:number-columns-repeated="2"/>
          <table:table-cell table:style-name="ce6" table:formula="of:=SUBSTITUTE(SUBSTITUTE(SUBSTITUTE([.I44];&quot;h &quot;;&quot;:&quot;) ;&quot;m s&quot;;&quot;&quot;); &quot;,&quot;; &quot;:&quot;)" office:value-type="string" office:string-value="05:35:5 " calcext:value-type="string">
            <text:p>05:35:5 </text:p>
          </table:table-cell>
          <table:table-cell table:style-name="ce6" table:formula="of:=TIMEVALUE([.N44])" office:value-type="float" office:value="0.232696759259259" calcext:value-type="float">
            <text:p>0.2326967593</text:p>
          </table:table-cell>
          <table:table-cell table:style-name="ce6" table:formula="of:=SUBSTITUTE(SUBSTITUTE(SUBSTITUTE([.J44];&quot;° &quot;;&quot;.&quot;) ;&quot;′ ″ &quot;;&quot;&quot;); &quot;−&quot;; &quot;-&quot;)" office:value-type="string" office:string-value="-05.16" calcext:value-type="string">
            <text:p>-05.16</text:p>
          </table:table-cell>
          <table:table-cell table:style-name="ce6" table:formula="of:=([.P44]-ROUNDDOWN([.P44];0))" office:value-type="float" office:value="-0.16" calcext:value-type="float">
            <text:p>-0.16</text:p>
          </table:table-cell>
          <table:table-cell table:style-name="ce3" table:formula="of:=[.P44]+[.Q44]/6*4" office:value-type="float" office:value="-5.26666666666667" calcext:value-type="float">
            <text:p>-5.2666666667</text:p>
          </table:table-cell>
          <table:table-cell table:style-name="ce3" table:formula="of:=ROUND([.R44]; 2)" office:value-type="float" office:value="-5.27" calcext:value-type="float">
            <text:p>-5.27</text:p>
          </table:table-cell>
          <table:table-cell table:style-name="ce3" table:formula="of:=SUBSTITUTE(SUBSTITUTE([.K44]; &quot;' &quot;; &quot;&quot;); &quot;′ &quot;; &quot;&quot;)" office:value-type="string" office:string-value="20×15" calcext:value-type="string">
            <text:p>20×15</text:p>
          </table:table-cell>
          <table:table-cell table:style-name="ce3" table:formula="of:=CONCATENATE(SUBSTITUTE([.T44]; &quot;×&quot;; &quot;+&quot;); &quot;i&quot;)" office:value-type="string" office:string-value="20+15i" calcext:value-type="string">
            <text:p>20+15i</text:p>
          </table:table-cell>
          <table:table-cell table:style-name="ce8" table:formula="of:=IMREAL([.U44])/60" office:value-type="float" office:value="0.333333333333333" calcext:value-type="float">
            <text:p>0.33</text:p>
          </table:table-cell>
          <table:table-cell table:style-name="ce8" table:formula="of:=IMAGINARY([.U44])/60" office:value-type="float" office:value="0.25" calcext:value-type="float">
            <text:p>0.25</text:p>
          </table:table-cell>
          <table:table-cell table:style-name="ce8" table:formula="of:=IF([.V44]=0; [.W44]; [.V44])" office:value-type="float" office:value="0.333333333333333" calcext:value-type="float">
            <text:p>0.33</text:p>
          </table:table-cell>
          <table:table-cell/>
          <table:table-cell table:style-name="ce3" table:formula="of:=VLOOKUP([.E51];[Sheet3.A$1:.B$7];2)" office:value-type="string" office:string-value="darkred" calcext:value-type="string">
            <text:p>darkred</text:p>
          </table:table-cell>
          <table:table-cell/>
          <table:table-cell table:style-name="ce9" office:value-type="float" office:value="43" calcext:value-type="float">
            <text:p>043</text:p>
          </table:table-cell>
          <table:table-cell/>
          <table:table-cell table:formula="of:=SUBSTITUTE(TRIM([.D44]);&quot; &quot;;&quot;_&quot;)" office:value-type="string" office:string-value="Messier_object_043.jpg" calcext:value-type="string">
            <text:p>Messier_object_043.jpg</text:p>
          </table:table-cell>
          <table:table-cell/>
          <table:table-cell table:style-name="ce1" table:formula="of:=CONCATENATE(&quot;https://en.wikipedia.org/wiki/File:&quot;;[.AD44])" office:value-type="string" office:string-value="https://en.wikipedia.org/wiki/File:Messier_object_043.jpg" calcext:value-type="string">
            <text:p>https://en.wikipedia.org/wiki/File:Messier_object_043.jpg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44[45] </text:p>
          </table:table-cell>
          <table:table-cell office:value-type="string" calcext:value-type="string">
            <text:p>NGC 2632 </text:p>
          </table:table-cell>
          <table:table-cell office:value-type="string" calcext:value-type="string">
            <text:p>Скупчення Вулик </text:p>
          </table:table-cell>
          <table:table-cell office:value-type="string" calcext:value-type="string">
            <text:p>Messier 044 2MASS.jpg </text:p>
          </table:table-cell>
          <table:table-cell office:value-type="string" calcext:value-type="string">
            <text:p>Розсіяне скупчення </text:p>
          </table:table-cell>
          <table:table-cell office:value-type="string" calcext:value-type="string">
            <text:p>Рак 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h 40,4m s </text:p>
          </table:table-cell>
          <table:table-cell office:value-type="string" calcext:value-type="string">
            <text:p>19° 41′ ″ </text:p>
          </table:table-cell>
          <table:table-cell office:value-type="string" calcext:value-type="string">
            <text:p>95' </text:p>
          </table:table-cell>
          <table:table-cell office:value-type="float" office:value="520" calcext:value-type="float">
            <text:p>520</text:p>
          </table:table-cell>
          <table:table-cell/>
          <table:table-cell table:style-name="ce6" table:formula="of:=SUBSTITUTE(SUBSTITUTE(SUBSTITUTE([.I45];&quot;h &quot;;&quot;:&quot;) ;&quot;m s&quot;;&quot;&quot;); &quot;,&quot;; &quot;:&quot;)" office:value-type="string" office:string-value="08:40:4 " calcext:value-type="string">
            <text:p>08:40:4 </text:p>
          </table:table-cell>
          <table:table-cell table:style-name="ce6" table:formula="of:=TIMEVALUE([.N45])" office:value-type="float" office:value="0.361157407407407" calcext:value-type="float">
            <text:p>0.3611574074</text:p>
          </table:table-cell>
          <table:table-cell table:style-name="ce6" table:formula="of:=SUBSTITUTE(SUBSTITUTE(SUBSTITUTE([.J45];&quot;° &quot;;&quot;.&quot;) ;&quot;′ ″ &quot;;&quot;&quot;); &quot;−&quot;; &quot;-&quot;)" office:value-type="string" office:string-value="19.41" calcext:value-type="string">
            <text:p>19.41</text:p>
          </table:table-cell>
          <table:table-cell table:style-name="ce6" table:formula="of:=([.P45]-ROUNDDOWN([.P45];0))" office:value-type="float" office:value="0.41" calcext:value-type="float">
            <text:p>0.41</text:p>
          </table:table-cell>
          <table:table-cell table:style-name="ce3" table:formula="of:=[.P45]+[.Q45]/6*4" office:value-type="float" office:value="19.6833333333333" calcext:value-type="float">
            <text:p>19.6833333333</text:p>
          </table:table-cell>
          <table:table-cell table:style-name="ce3" table:formula="of:=ROUND([.R45]; 2)" office:value-type="float" office:value="19.68" calcext:value-type="float">
            <text:p>19.68</text:p>
          </table:table-cell>
          <table:table-cell table:style-name="ce3" table:formula="of:=SUBSTITUTE(SUBSTITUTE([.K45]; &quot;' &quot;; &quot;&quot;); &quot;′ &quot;; &quot;&quot;)" office:value-type="string" office:string-value="95" calcext:value-type="string">
            <text:p>95</text:p>
          </table:table-cell>
          <table:table-cell table:style-name="ce3" table:formula="of:=CONCATENATE(SUBSTITUTE([.T45]; &quot;×&quot;; &quot;+&quot;); &quot;i&quot;)" office:value-type="string" office:string-value="95i" calcext:value-type="string">
            <text:p>95i</text:p>
          </table:table-cell>
          <table:table-cell table:style-name="ce8" table:formula="of:=IMREAL([.U45])/60" office:value-type="float" office:value="0" calcext:value-type="float">
            <text:p>0.00</text:p>
          </table:table-cell>
          <table:table-cell table:style-name="ce8" table:formula="of:=IMAGINARY([.U45])/60" office:value-type="float" office:value="1.58333333333333" calcext:value-type="float">
            <text:p>1.58</text:p>
          </table:table-cell>
          <table:table-cell table:style-name="ce8" table:formula="of:=IF([.V45]=0; [.W45]; [.V45])" office:value-type="float" office:value="1.58333333333333" calcext:value-type="float">
            <text:p>1.58</text:p>
          </table:table-cell>
          <table:table-cell/>
          <table:table-cell table:style-name="ce3" table:formula="of:=VLOOKUP([.E52];[Sheet3.A$1:.B$7];2)" office:value-type="string" office:string-value="yellowgreen" calcext:value-type="string">
            <text:p>yellowgreen</text:p>
          </table:table-cell>
          <table:table-cell/>
          <table:table-cell table:style-name="ce9" office:value-type="float" office:value="44" calcext:value-type="float">
            <text:p>044</text:p>
          </table:table-cell>
          <table:table-cell/>
          <table:table-cell table:formula="of:=SUBSTITUTE(TRIM([.D45]);&quot; &quot;;&quot;_&quot;)" office:value-type="string" office:string-value="Messier_044_2MASS.jpg" calcext:value-type="string">
            <text:p>Messier_044_2MASS.jpg</text:p>
          </table:table-cell>
          <table:table-cell/>
          <table:table-cell table:style-name="ce1" table:formula="of:=CONCATENATE(&quot;https://en.wikipedia.org/wiki/File:&quot;;[.AD45])" office:value-type="string" office:string-value="https://en.wikipedia.org/wiki/File:Messier_044_2MASS.jpg" calcext:value-type="string">
            <text:p>https://en.wikipedia.org/wiki/File:Messier_044_2MASS.jpg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45[46]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Плеяди </text:p>
          </table:table-cell>
          <table:table-cell office:value-type="string" calcext:value-type="string">
            <text:p>Bob Star - M45 Carranza Field (by).jpg </text:p>
          </table:table-cell>
          <table:table-cell office:value-type="string" calcext:value-type="string">
            <text:p>Розсіяне скупчення </text:p>
          </table:table-cell>
          <table:table-cell office:value-type="string" calcext:value-type="string">
            <text:p>Телець </text:p>
          </table:table-cell>
          <table:table-cell office:value-type="float" office:value="0.4" calcext:value-type="float">
            <text:p>0.4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03h 47,0m s </text:p>
          </table:table-cell>
          <table:table-cell office:value-type="string" calcext:value-type="string">
            <text:p>24° 07′ ″ </text:p>
          </table:table-cell>
          <table:table-cell office:value-type="string" calcext:value-type="string">
            <text:p>110' </text:p>
          </table:table-cell>
          <table:table-cell office:value-type="float" office:value="160" calcext:value-type="float">
            <text:p>160</text:p>
          </table:table-cell>
          <table:table-cell/>
          <table:table-cell table:style-name="ce6" table:formula="of:=SUBSTITUTE(SUBSTITUTE(SUBSTITUTE([.I46];&quot;h &quot;;&quot;:&quot;) ;&quot;m s&quot;;&quot;&quot;); &quot;,&quot;; &quot;:&quot;)" office:value-type="string" office:string-value="03:47:0 " calcext:value-type="string">
            <text:p>03:47:0 </text:p>
          </table:table-cell>
          <table:table-cell table:style-name="ce6" table:formula="of:=TIMEVALUE([.N46])" office:value-type="float" office:value="0.157638888888889" calcext:value-type="float">
            <text:p>0.1576388889</text:p>
          </table:table-cell>
          <table:table-cell table:style-name="ce6" table:formula="of:=SUBSTITUTE(SUBSTITUTE(SUBSTITUTE([.J46];&quot;° &quot;;&quot;.&quot;) ;&quot;′ ″ &quot;;&quot;&quot;); &quot;−&quot;; &quot;-&quot;)" office:value-type="string" office:string-value="24.07" calcext:value-type="string">
            <text:p>24.07</text:p>
          </table:table-cell>
          <table:table-cell table:style-name="ce6" table:formula="of:=([.P46]-ROUNDDOWN([.P46];0))" office:value-type="float" office:value="0.0700000000000003" calcext:value-type="float">
            <text:p>0.07</text:p>
          </table:table-cell>
          <table:table-cell table:style-name="ce3" table:formula="of:=[.P46]+[.Q46]/6*4" office:value-type="float" office:value="24.1166666666667" calcext:value-type="float">
            <text:p>24.1166666667</text:p>
          </table:table-cell>
          <table:table-cell table:style-name="ce3" table:formula="of:=ROUND([.R46]; 2)" office:value-type="float" office:value="24.12" calcext:value-type="float">
            <text:p>24.12</text:p>
          </table:table-cell>
          <table:table-cell table:style-name="ce3" table:formula="of:=SUBSTITUTE(SUBSTITUTE([.K46]; &quot;' &quot;; &quot;&quot;); &quot;′ &quot;; &quot;&quot;)" office:value-type="string" office:string-value="110" calcext:value-type="string">
            <text:p>110</text:p>
          </table:table-cell>
          <table:table-cell table:style-name="ce3" table:formula="of:=CONCATENATE(SUBSTITUTE([.T46]; &quot;×&quot;; &quot;+&quot;); &quot;i&quot;)" office:value-type="string" office:string-value="110i" calcext:value-type="string">
            <text:p>110i</text:p>
          </table:table-cell>
          <table:table-cell table:style-name="ce8" table:formula="of:=IMREAL([.U46])/60" office:value-type="float" office:value="0" calcext:value-type="float">
            <text:p>0.00</text:p>
          </table:table-cell>
          <table:table-cell table:style-name="ce8" table:formula="of:=IMAGINARY([.U46])/60" office:value-type="float" office:value="1.83333333333333" calcext:value-type="float">
            <text:p>1.83</text:p>
          </table:table-cell>
          <table:table-cell table:style-name="ce8" table:formula="of:=IF([.V46]=0; [.W46]; [.V46])" office:value-type="float" office:value="1.83333333333333" calcext:value-type="float">
            <text:p>1.83</text:p>
          </table:table-cell>
          <table:table-cell/>
          <table:table-cell table:style-name="ce3" table:formula="of:=VLOOKUP([.E53];[Sheet3.A$1:.B$7];2)" office:value-type="string" office:string-value="darkred" calcext:value-type="string">
            <text:p>darkred</text:p>
          </table:table-cell>
          <table:table-cell/>
          <table:table-cell table:style-name="ce9" office:value-type="float" office:value="45" calcext:value-type="float">
            <text:p>045</text:p>
          </table:table-cell>
          <table:table-cell/>
          <table:table-cell table:formula="of:=SUBSTITUTE(TRIM([.D46]);&quot; &quot;;&quot;_&quot;)" office:value-type="string" office:string-value="Bob_Star_-_M45_Carranza_Field_(by).jpg" calcext:value-type="string">
            <text:p>Bob_Star_-_M45_Carranza_Field_(by).jpg</text:p>
          </table:table-cell>
          <table:table-cell/>
          <table:table-cell table:style-name="ce1" table:formula="of:=CONCATENATE(&quot;https://en.wikipedia.org/wiki/File:&quot;;[.AD46])" office:value-type="string" office:string-value="https://en.wikipedia.org/wiki/File:Bob_Star_-_M45_Carranza_Field_(by).jpg" calcext:value-type="string">
            <text:p>https://en.wikipedia.org/wiki/File:Bob_Star_-_M45_Carranza_Field_(by).jpg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46[47] </text:p>
          </table:table-cell>
          <table:table-cell office:value-type="string" calcext:value-type="string">
            <text:p>NGC 2437 </text:p>
          </table:table-cell>
          <table:table-cell office:value-type="string" calcext:value-type="string">
            <text:p>Мессьє 46 </text:p>
          </table:table-cell>
          <table:table-cell office:value-type="string" calcext:value-type="string">
            <text:p>M46a.jpg </text:p>
          </table:table-cell>
          <table:table-cell office:value-type="string" calcext:value-type="string">
            <text:p>Розсіяне скупчення </text:p>
          </table:table-cell>
          <table:table-cell office:value-type="string" calcext:value-type="string">
            <text:p>Корма </text:p>
          </table:table-cell>
          <table:table-cell office:value-type="float" office:value="5.4" calcext:value-type="float">
            <text:p>5.4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07h 41,8m s </text:p>
          </table:table-cell>
          <table:table-cell office:value-type="string" calcext:value-type="string">
            <text:p>-14° 49′ ″ </text:p>
          </table:table-cell>
          <table:table-cell office:value-type="string" calcext:value-type="string">
            <text:p>27' 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6" table:formula="of:=SUBSTITUTE(SUBSTITUTE(SUBSTITUTE([.I47];&quot;h &quot;;&quot;:&quot;) ;&quot;m s&quot;;&quot;&quot;); &quot;,&quot;; &quot;:&quot;)" office:value-type="string" office:string-value="07:41:8 " calcext:value-type="string">
            <text:p>07:41:8 </text:p>
          </table:table-cell>
          <table:table-cell table:style-name="ce6" table:formula="of:=TIMEVALUE([.N47])" office:value-type="float" office:value="0.320231481481481" calcext:value-type="float">
            <text:p>0.3202314815</text:p>
          </table:table-cell>
          <table:table-cell table:style-name="ce6" table:formula="of:=SUBSTITUTE(SUBSTITUTE(SUBSTITUTE([.J47];&quot;° &quot;;&quot;.&quot;) ;&quot;′ ″ &quot;;&quot;&quot;); &quot;−&quot;; &quot;-&quot;)" office:value-type="string" office:string-value="-14.49" calcext:value-type="string">
            <text:p>-14.49</text:p>
          </table:table-cell>
          <table:table-cell table:style-name="ce6" table:formula="of:=([.P47]-ROUNDDOWN([.P47];0))" office:value-type="float" office:value="-0.49" calcext:value-type="float">
            <text:p>-0.49</text:p>
          </table:table-cell>
          <table:table-cell table:style-name="ce3" table:formula="of:=[.P47]+[.Q47]/6*4" office:value-type="float" office:value="-14.8166666666667" calcext:value-type="float">
            <text:p>-14.8166666667</text:p>
          </table:table-cell>
          <table:table-cell table:style-name="ce3" table:formula="of:=ROUND([.R47]; 2)" office:value-type="float" office:value="-14.82" calcext:value-type="float">
            <text:p>-14.82</text:p>
          </table:table-cell>
          <table:table-cell table:style-name="ce3" table:formula="of:=SUBSTITUTE(SUBSTITUTE([.K47]; &quot;' &quot;; &quot;&quot;); &quot;′ &quot;; &quot;&quot;)" office:value-type="string" office:string-value="27" calcext:value-type="string">
            <text:p>27</text:p>
          </table:table-cell>
          <table:table-cell table:style-name="ce3" table:formula="of:=CONCATENATE(SUBSTITUTE([.T47]; &quot;×&quot;; &quot;+&quot;); &quot;i&quot;)" office:value-type="string" office:string-value="27i" calcext:value-type="string">
            <text:p>27i</text:p>
          </table:table-cell>
          <table:table-cell table:style-name="ce8" table:formula="of:=IMREAL([.U47])/60" office:value-type="float" office:value="0" calcext:value-type="float">
            <text:p>0.00</text:p>
          </table:table-cell>
          <table:table-cell table:style-name="ce8" table:formula="of:=IMAGINARY([.U47])/60" office:value-type="float" office:value="0.45" calcext:value-type="float">
            <text:p>0.45</text:p>
          </table:table-cell>
          <table:table-cell table:style-name="ce8" table:formula="of:=IF([.V47]=0; [.W47]; [.V47])" office:value-type="float" office:value="0.45" calcext:value-type="float">
            <text:p>0.45</text:p>
          </table:table-cell>
          <table:table-cell/>
          <table:table-cell table:style-name="ce3" table:formula="of:=VLOOKUP([.E54];[Sheet3.A$1:.B$7];2)" office:value-type="string" office:string-value="darkorange" calcext:value-type="string">
            <text:p>darkorange</text:p>
          </table:table-cell>
          <table:table-cell/>
          <table:table-cell table:style-name="ce9" office:value-type="float" office:value="46" calcext:value-type="float">
            <text:p>046</text:p>
          </table:table-cell>
          <table:table-cell/>
          <table:table-cell table:formula="of:=SUBSTITUTE(TRIM([.D47]);&quot; &quot;;&quot;_&quot;)" office:value-type="string" office:string-value="M46a.jpg" calcext:value-type="string">
            <text:p>M46a.jpg</text:p>
          </table:table-cell>
          <table:table-cell/>
          <table:table-cell table:style-name="ce1" table:formula="of:=CONCATENATE(&quot;https://en.wikipedia.org/wiki/File:&quot;;[.AD47])" office:value-type="string" office:string-value="https://en.wikipedia.org/wiki/File:M46a.jpg" calcext:value-type="string">
            <text:p>https://en.wikipedia.org/wiki/File:M46a.jpg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47[48] </text:p>
          </table:table-cell>
          <table:table-cell office:value-type="string" calcext:value-type="string">
            <text:p>NGC 2422 </text:p>
          </table:table-cell>
          <table:table-cell office:value-type="string" calcext:value-type="string">
            <text:p>Мессьє 47 </text:p>
          </table:table-cell>
          <table:table-cell office:value-type="string" calcext:value-type="string">
            <text:p>M47a.jpg </text:p>
          </table:table-cell>
          <table:table-cell office:value-type="string" calcext:value-type="string">
            <text:p>Розсіяне скупчення </text:p>
          </table:table-cell>
          <table:table-cell office:value-type="string" calcext:value-type="string">
            <text:p>Корма </text:p>
          </table:table-cell>
          <table:table-cell office:value-type="float" office:value="1.6" calcext:value-type="float">
            <text:p>1.6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07h 36,6m s </text:p>
          </table:table-cell>
          <table:table-cell office:value-type="string" calcext:value-type="string">
            <text:p>-14° 30′ ″ </text:p>
          </table:table-cell>
          <table:table-cell office:value-type="string" calcext:value-type="string">
            <text:p>30' 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6" table:formula="of:=SUBSTITUTE(SUBSTITUTE(SUBSTITUTE([.I48];&quot;h &quot;;&quot;:&quot;) ;&quot;m s&quot;;&quot;&quot;); &quot;,&quot;; &quot;:&quot;)" office:value-type="string" office:string-value="07:36:6 " calcext:value-type="string">
            <text:p>07:36:6 </text:p>
          </table:table-cell>
          <table:table-cell table:style-name="ce6" table:formula="of:=TIMEVALUE([.N48])" office:value-type="float" office:value="0.316736111111111" calcext:value-type="float">
            <text:p>0.3167361111</text:p>
          </table:table-cell>
          <table:table-cell table:style-name="ce6" table:formula="of:=SUBSTITUTE(SUBSTITUTE(SUBSTITUTE([.J48];&quot;° &quot;;&quot;.&quot;) ;&quot;′ ″ &quot;;&quot;&quot;); &quot;−&quot;; &quot;-&quot;)" office:value-type="string" office:string-value="-14.30" calcext:value-type="string">
            <text:p>-14.30</text:p>
          </table:table-cell>
          <table:table-cell table:style-name="ce6" table:formula="of:=([.P48]-ROUNDDOWN([.P48];0))" office:value-type="float" office:value="-0.300000000000001" calcext:value-type="float">
            <text:p>-0.3</text:p>
          </table:table-cell>
          <table:table-cell table:style-name="ce3" table:formula="of:=[.P48]+[.Q48]/6*4" office:value-type="float" office:value="-14.5" calcext:value-type="float">
            <text:p>-14.5</text:p>
          </table:table-cell>
          <table:table-cell table:style-name="ce3" table:formula="of:=ROUND([.R48]; 2)" office:value-type="float" office:value="-14.5" calcext:value-type="float">
            <text:p>-14.5</text:p>
          </table:table-cell>
          <table:table-cell table:style-name="ce3" table:formula="of:=SUBSTITUTE(SUBSTITUTE([.K48]; &quot;' &quot;; &quot;&quot;); &quot;′ &quot;; &quot;&quot;)" office:value-type="string" office:string-value="30" calcext:value-type="string">
            <text:p>30</text:p>
          </table:table-cell>
          <table:table-cell table:style-name="ce3" table:formula="of:=CONCATENATE(SUBSTITUTE([.T48]; &quot;×&quot;; &quot;+&quot;); &quot;i&quot;)" office:value-type="string" office:string-value="30i" calcext:value-type="string">
            <text:p>30i</text:p>
          </table:table-cell>
          <table:table-cell table:style-name="ce8" table:formula="of:=IMREAL([.U48])/60" office:value-type="float" office:value="0" calcext:value-type="float">
            <text:p>0.00</text:p>
          </table:table-cell>
          <table:table-cell table:style-name="ce8" table:formula="of:=IMAGINARY([.U48])/60" office:value-type="float" office:value="0.5" calcext:value-type="float">
            <text:p>0.50</text:p>
          </table:table-cell>
          <table:table-cell table:style-name="ce8" table:formula="of:=IF([.V48]=0; [.W48]; [.V48])" office:value-type="float" office:value="0.5" calcext:value-type="float">
            <text:p>0.50</text:p>
          </table:table-cell>
          <table:table-cell/>
          <table:table-cell table:style-name="ce3" table:formula="of:=VLOOKUP([.E55];[Sheet3.A$1:.B$7];2)" office:value-type="string" office:string-value="darkorange" calcext:value-type="string">
            <text:p>darkorange</text:p>
          </table:table-cell>
          <table:table-cell/>
          <table:table-cell table:style-name="ce9" office:value-type="float" office:value="47" calcext:value-type="float">
            <text:p>047</text:p>
          </table:table-cell>
          <table:table-cell/>
          <table:table-cell table:formula="of:=SUBSTITUTE(TRIM([.D48]);&quot; &quot;;&quot;_&quot;)" office:value-type="string" office:string-value="M47a.jpg" calcext:value-type="string">
            <text:p>M47a.jpg</text:p>
          </table:table-cell>
          <table:table-cell/>
          <table:table-cell table:style-name="ce1" table:formula="of:=CONCATENATE(&quot;https://en.wikipedia.org/wiki/File:&quot;;[.AD48])" office:value-type="string" office:string-value="https://en.wikipedia.org/wiki/File:M47a.jpg" calcext:value-type="string">
            <text:p>https://en.wikipedia.org/wiki/File:M47a.jpg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48[49] </text:p>
          </table:table-cell>
          <table:table-cell office:value-type="string" calcext:value-type="string">
            <text:p>NGC 2548 </text:p>
          </table:table-cell>
          <table:table-cell office:value-type="string" calcext:value-type="string">
            <text:p>Мессьє 48 </text:p>
          </table:table-cell>
          <table:table-cell office:value-type="string" calcext:value-type="string">
            <text:p>M48a.jpg </text:p>
          </table:table-cell>
          <table:table-cell office:value-type="string" calcext:value-type="string">
            <text:p>Розсіяне скупчення </text:p>
          </table:table-cell>
          <table:table-cell office:value-type="string" calcext:value-type="string">
            <text:p>Гідра </text:p>
          </table:table-cell>
          <table:table-cell office:value-type="float" office:value="1.5" calcext:value-type="float">
            <text:p>1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08h 13,7m s </text:p>
          </table:table-cell>
          <table:table-cell office:value-type="string" calcext:value-type="string">
            <text:p>-05° 45′ ″ </text:p>
          </table:table-cell>
          <table:table-cell office:value-type="string" calcext:value-type="string">
            <text:p>54' </text:p>
          </table:table-cell>
          <table:table-cell table:number-columns-repeated="2"/>
          <table:table-cell table:style-name="ce6" table:formula="of:=SUBSTITUTE(SUBSTITUTE(SUBSTITUTE([.I49];&quot;h &quot;;&quot;:&quot;) ;&quot;m s&quot;;&quot;&quot;); &quot;,&quot;; &quot;:&quot;)" office:value-type="string" office:string-value="08:13:7 " calcext:value-type="string">
            <text:p>08:13:7 </text:p>
          </table:table-cell>
          <table:table-cell table:style-name="ce6" table:formula="of:=TIMEVALUE([.N49])" office:value-type="float" office:value="0.34244212962963" calcext:value-type="float">
            <text:p>0.3424421296</text:p>
          </table:table-cell>
          <table:table-cell table:style-name="ce6" table:formula="of:=SUBSTITUTE(SUBSTITUTE(SUBSTITUTE([.J49];&quot;° &quot;;&quot;.&quot;) ;&quot;′ ″ &quot;;&quot;&quot;); &quot;−&quot;; &quot;-&quot;)" office:value-type="string" office:string-value="-05.45" calcext:value-type="string">
            <text:p>-05.45</text:p>
          </table:table-cell>
          <table:table-cell table:style-name="ce6" table:formula="of:=([.P49]-ROUNDDOWN([.P49];0))" office:value-type="float" office:value="-0.45" calcext:value-type="float">
            <text:p>-0.45</text:p>
          </table:table-cell>
          <table:table-cell table:style-name="ce3" table:formula="of:=[.P49]+[.Q49]/6*4" office:value-type="float" office:value="-5.75" calcext:value-type="float">
            <text:p>-5.75</text:p>
          </table:table-cell>
          <table:table-cell table:style-name="ce3" table:formula="of:=ROUND([.R49]; 2)" office:value-type="float" office:value="-5.75" calcext:value-type="float">
            <text:p>-5.75</text:p>
          </table:table-cell>
          <table:table-cell table:style-name="ce3" table:formula="of:=SUBSTITUTE(SUBSTITUTE([.K49]; &quot;' &quot;; &quot;&quot;); &quot;′ &quot;; &quot;&quot;)" office:value-type="string" office:string-value="54" calcext:value-type="string">
            <text:p>54</text:p>
          </table:table-cell>
          <table:table-cell table:style-name="ce3" table:formula="of:=CONCATENATE(SUBSTITUTE([.T49]; &quot;×&quot;; &quot;+&quot;); &quot;i&quot;)" office:value-type="string" office:string-value="54i" calcext:value-type="string">
            <text:p>54i</text:p>
          </table:table-cell>
          <table:table-cell table:style-name="ce8" table:formula="of:=IMREAL([.U49])/60" office:value-type="float" office:value="0" calcext:value-type="float">
            <text:p>0.00</text:p>
          </table:table-cell>
          <table:table-cell table:style-name="ce8" table:formula="of:=IMAGINARY([.U49])/60" office:value-type="float" office:value="0.9" calcext:value-type="float">
            <text:p>0.90</text:p>
          </table:table-cell>
          <table:table-cell table:style-name="ce8" table:formula="of:=IF([.V49]=0; [.W49]; [.V49])" office:value-type="float" office:value="0.9" calcext:value-type="float">
            <text:p>0.90</text:p>
          </table:table-cell>
          <table:table-cell/>
          <table:table-cell table:style-name="ce3" table:formula="of:=VLOOKUP([.E56];[Sheet3.A$1:.B$7];2)" office:value-type="string" office:string-value="darkorange" calcext:value-type="string">
            <text:p>darkorange</text:p>
          </table:table-cell>
          <table:table-cell/>
          <table:table-cell table:style-name="ce9" office:value-type="float" office:value="48" calcext:value-type="float">
            <text:p>048</text:p>
          </table:table-cell>
          <table:table-cell/>
          <table:table-cell table:formula="of:=SUBSTITUTE(TRIM([.D49]);&quot; &quot;;&quot;_&quot;)" office:value-type="string" office:string-value="M48a.jpg" calcext:value-type="string">
            <text:p>M48a.jpg</text:p>
          </table:table-cell>
          <table:table-cell/>
          <table:table-cell table:style-name="ce1" table:formula="of:=CONCATENATE(&quot;https://en.wikipedia.org/wiki/File:&quot;;[.AD49])" office:value-type="string" office:string-value="https://en.wikipedia.org/wiki/File:M48a.jpg" calcext:value-type="string">
            <text:p>https://en.wikipedia.org/wiki/File:M48a.jpg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49[50] </text:p>
          </table:table-cell>
          <table:table-cell office:value-type="string" calcext:value-type="string">
            <text:p>NGC 4472 </text:p>
          </table:table-cell>
          <table:table-cell office:value-type="string" calcext:value-type="string">
            <text:p>Мессьє 49 </text:p>
          </table:table-cell>
          <table:table-cell office:value-type="string" calcext:value-type="string">
            <text:p>Messier 49 Hubble WikiSky.jpg </text:p>
          </table:table-cell>
          <table:table-cell office:value-type="string" calcext:value-type="string">
            <text:p>Еліптична галактика </text:p>
          </table:table-cell>
          <table:table-cell office:value-type="string" calcext:value-type="string">
            <text:p>Діва </text:p>
          </table:table-cell>
          <table:table-cell office:value-type="float" office:value="49000" calcext:value-type="float">
            <text:p>49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h 29,8m s </text:p>
          </table:table-cell>
          <table:table-cell office:value-type="string" calcext:value-type="string">
            <text:p>+08° 00′ ″ </text:p>
          </table:table-cell>
          <table:table-cell office:value-type="string" calcext:value-type="string">
            <text:p>9×7' </text:p>
          </table:table-cell>
          <table:table-cell table:number-columns-repeated="2"/>
          <table:table-cell table:style-name="ce6" table:formula="of:=SUBSTITUTE(SUBSTITUTE(SUBSTITUTE([.I50];&quot;h &quot;;&quot;:&quot;) ;&quot;m s&quot;;&quot;&quot;); &quot;,&quot;; &quot;:&quot;)" office:value-type="string" office:string-value="12:29:8 " calcext:value-type="string">
            <text:p>12:29:8 </text:p>
          </table:table-cell>
          <table:table-cell table:style-name="ce6" table:formula="of:=TIMEVALUE([.N50])" office:value-type="float" office:value="0.520231481481481" calcext:value-type="float">
            <text:p>0.5202314815</text:p>
          </table:table-cell>
          <table:table-cell table:style-name="ce6" table:formula="of:=SUBSTITUTE(SUBSTITUTE(SUBSTITUTE([.J50];&quot;° &quot;;&quot;.&quot;) ;&quot;′ ″ &quot;;&quot;&quot;); &quot;−&quot;; &quot;-&quot;)" office:value-type="string" office:string-value="+08.00" calcext:value-type="string">
            <text:p>+08.00</text:p>
          </table:table-cell>
          <table:table-cell table:style-name="ce6" table:formula="of:=([.P50]-ROUNDDOWN([.P50];0))" office:value-type="float" office:value="0" calcext:value-type="float">
            <text:p>0</text:p>
          </table:table-cell>
          <table:table-cell table:style-name="ce3" table:formula="of:=[.P50]+[.Q50]/6*4" office:value-type="float" office:value="8" calcext:value-type="float">
            <text:p>8</text:p>
          </table:table-cell>
          <table:table-cell table:style-name="ce3" table:formula="of:=ROUND([.R50]; 2)" office:value-type="float" office:value="8" calcext:value-type="float">
            <text:p>8</text:p>
          </table:table-cell>
          <table:table-cell table:style-name="ce3" table:formula="of:=SUBSTITUTE(SUBSTITUTE([.K50]; &quot;' &quot;; &quot;&quot;); &quot;′ &quot;; &quot;&quot;)" office:value-type="string" office:string-value="9×7" calcext:value-type="string">
            <text:p>9×7</text:p>
          </table:table-cell>
          <table:table-cell table:style-name="ce3" table:formula="of:=CONCATENATE(SUBSTITUTE([.T50]; &quot;×&quot;; &quot;+&quot;); &quot;i&quot;)" office:value-type="string" office:string-value="9+7i" calcext:value-type="string">
            <text:p>9+7i</text:p>
          </table:table-cell>
          <table:table-cell table:style-name="ce8" table:formula="of:=IMREAL([.U50])/60" office:value-type="float" office:value="0.15" calcext:value-type="float">
            <text:p>0.15</text:p>
          </table:table-cell>
          <table:table-cell table:style-name="ce8" table:formula="of:=IMAGINARY([.U50])/60" office:value-type="float" office:value="0.116666666666667" calcext:value-type="float">
            <text:p>0.12</text:p>
          </table:table-cell>
          <table:table-cell table:style-name="ce8" table:formula="of:=IF([.V50]=0; [.W50]; [.V50])" office:value-type="float" office:value="0.15" calcext:value-type="float">
            <text:p>0.15</text:p>
          </table:table-cell>
          <table:table-cell/>
          <table:table-cell table:style-name="ce3" table:formula="of:=VLOOKUP([.E57];[Sheet3.A$1:.B$7];2)" office:value-type="string" office:string-value="darkorange" calcext:value-type="string">
            <text:p>darkorange</text:p>
          </table:table-cell>
          <table:table-cell/>
          <table:table-cell table:style-name="ce9" office:value-type="float" office:value="49" calcext:value-type="float">
            <text:p>049</text:p>
          </table:table-cell>
          <table:table-cell/>
          <table:table-cell table:formula="of:=SUBSTITUTE(TRIM([.D50]);&quot; &quot;;&quot;_&quot;)" office:value-type="string" office:string-value="Messier_49_Hubble_WikiSky.jpg" calcext:value-type="string">
            <text:p>Messier_49_Hubble_WikiSky.jpg</text:p>
          </table:table-cell>
          <table:table-cell/>
          <table:table-cell table:style-name="ce1" table:formula="of:=CONCATENATE(&quot;https://en.wikipedia.org/wiki/File:&quot;;[.AD50])" office:value-type="string" office:string-value="https://en.wikipedia.org/wiki/File:Messier_49_Hubble_WikiSky.jpg" calcext:value-type="string">
            <text:p>https://en.wikipedia.org/wiki/File:Messier_49_Hubble_WikiSky.jpg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50[51] </text:p>
          </table:table-cell>
          <table:table-cell office:value-type="string" calcext:value-type="string">
            <text:p>NGC 2323 </text:p>
          </table:table-cell>
          <table:table-cell office:value-type="string" calcext:value-type="string">
            <text:p>Мессьє 50 </text:p>
          </table:table-cell>
          <table:table-cell office:value-type="string" calcext:value-type="string">
            <text:p>M50a.jpg </text:p>
          </table:table-cell>
          <table:table-cell office:value-type="string" calcext:value-type="string">
            <text:p>Розсіяне скупчення </text:p>
          </table:table-cell>
          <table:table-cell office:value-type="string" calcext:value-type="string">
            <text:p>Єдиноріг 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h 02,8m s </text:p>
          </table:table-cell>
          <table:table-cell office:value-type="string" calcext:value-type="string">
            <text:p>+08° 23′ ″ </text:p>
          </table:table-cell>
          <table:table-cell office:value-type="string" calcext:value-type="string">
            <text:p>16' </text:p>
          </table:table-cell>
          <table:table-cell table:number-columns-repeated="2"/>
          <table:table-cell table:style-name="ce6" table:formula="of:=SUBSTITUTE(SUBSTITUTE(SUBSTITUTE([.I51];&quot;h &quot;;&quot;:&quot;) ;&quot;m s&quot;;&quot;&quot;); &quot;,&quot;; &quot;:&quot;)" office:value-type="string" office:string-value="07:02:8 " calcext:value-type="string">
            <text:p>07:02:8 </text:p>
          </table:table-cell>
          <table:table-cell table:style-name="ce6" table:formula="of:=TIMEVALUE([.N51])" office:value-type="float" office:value="0.293148148148148" calcext:value-type="float">
            <text:p>0.2931481481</text:p>
          </table:table-cell>
          <table:table-cell table:style-name="ce6" table:formula="of:=SUBSTITUTE(SUBSTITUTE(SUBSTITUTE([.J51];&quot;° &quot;;&quot;.&quot;) ;&quot;′ ″ &quot;;&quot;&quot;); &quot;−&quot;; &quot;-&quot;)" office:value-type="string" office:string-value="+08.23" calcext:value-type="string">
            <text:p>+08.23</text:p>
          </table:table-cell>
          <table:table-cell table:style-name="ce6" table:formula="of:=([.P51]-ROUNDDOWN([.P51];0))" office:value-type="float" office:value="0.23" calcext:value-type="float">
            <text:p>0.23</text:p>
          </table:table-cell>
          <table:table-cell table:style-name="ce3" table:formula="of:=[.P51]+[.Q51]/6*4" office:value-type="float" office:value="8.38333333333333" calcext:value-type="float">
            <text:p>8.3833333333</text:p>
          </table:table-cell>
          <table:table-cell table:style-name="ce3" table:formula="of:=ROUND([.R51]; 2)" office:value-type="float" office:value="8.38" calcext:value-type="float">
            <text:p>8.38</text:p>
          </table:table-cell>
          <table:table-cell table:style-name="ce3" table:formula="of:=SUBSTITUTE(SUBSTITUTE([.K51]; &quot;' &quot;; &quot;&quot;); &quot;′ &quot;; &quot;&quot;)" office:value-type="string" office:string-value="16" calcext:value-type="string">
            <text:p>16</text:p>
          </table:table-cell>
          <table:table-cell table:style-name="ce3" table:formula="of:=CONCATENATE(SUBSTITUTE([.T51]; &quot;×&quot;; &quot;+&quot;); &quot;i&quot;)" office:value-type="string" office:string-value="16i" calcext:value-type="string">
            <text:p>16i</text:p>
          </table:table-cell>
          <table:table-cell table:style-name="ce8" table:formula="of:=IMREAL([.U51])/60" office:value-type="float" office:value="0" calcext:value-type="float">
            <text:p>0.00</text:p>
          </table:table-cell>
          <table:table-cell table:style-name="ce8" table:formula="of:=IMAGINARY([.U51])/60" office:value-type="float" office:value="0.266666666666667" calcext:value-type="float">
            <text:p>0.27</text:p>
          </table:table-cell>
          <table:table-cell table:style-name="ce8" table:formula="of:=IF([.V51]=0; [.W51]; [.V51])" office:value-type="float" office:value="0.266666666666667" calcext:value-type="float">
            <text:p>0.27</text:p>
          </table:table-cell>
          <table:table-cell/>
          <table:table-cell table:style-name="ce3" table:formula="of:=VLOOKUP([.E58];[Sheet3.A$1:.B$7];2)" office:value-type="string" office:string-value="darkgreen" calcext:value-type="string">
            <text:p>darkgreen</text:p>
          </table:table-cell>
          <table:table-cell/>
          <table:table-cell table:style-name="ce9" office:value-type="float" office:value="50" calcext:value-type="float">
            <text:p>050</text:p>
          </table:table-cell>
          <table:table-cell/>
          <table:table-cell table:formula="of:=SUBSTITUTE(TRIM([.D51]);&quot; &quot;;&quot;_&quot;)" office:value-type="string" office:string-value="M50a.jpg" calcext:value-type="string">
            <text:p>M50a.jpg</text:p>
          </table:table-cell>
          <table:table-cell/>
          <table:table-cell table:style-name="ce1" table:formula="of:=CONCATENATE(&quot;https://en.wikipedia.org/wiki/File:&quot;;[.AD51])" office:value-type="string" office:string-value="https://en.wikipedia.org/wiki/File:M50a.jpg" calcext:value-type="string">
            <text:p>https://en.wikipedia.org/wiki/File:M50a.jpg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51[52] </text:p>
          </table:table-cell>
          <table:table-cell office:value-type="string" calcext:value-type="string">
            <text:p>NGC 5194, NGC 5195 </text:p>
          </table:table-cell>
          <table:table-cell office:value-type="string" calcext:value-type="string">
            <text:p>Галактика Вир </text:p>
          </table:table-cell>
          <table:table-cell office:value-type="string" calcext:value-type="string">
            <text:p>Whirlpool (M51).jpg </text:p>
          </table:table-cell>
          <table:table-cell office:value-type="string" calcext:value-type="string">
            <text:p>Пекулярна галактика </text:p>
          </table:table-cell>
          <table:table-cell office:value-type="string" calcext:value-type="string">
            <text:p>Гончі Пси </text:p>
          </table:table-cell>
          <table:table-cell office:value-type="float" office:value="37000" calcext:value-type="float">
            <text:p>37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3h 29,9m s </text:p>
          </table:table-cell>
          <table:table-cell office:value-type="string" calcext:value-type="string">
            <text:p>+47° 12′ ″ </text:p>
          </table:table-cell>
          <table:table-cell office:value-type="string" calcext:value-type="string">
            <text:p>11×7' </text:p>
          </table:table-cell>
          <table:table-cell table:number-columns-repeated="2"/>
          <table:table-cell table:style-name="ce6" table:formula="of:=SUBSTITUTE(SUBSTITUTE(SUBSTITUTE([.I52];&quot;h &quot;;&quot;:&quot;) ;&quot;m s&quot;;&quot;&quot;); &quot;,&quot;; &quot;:&quot;)" office:value-type="string" office:string-value="13:29:9 " calcext:value-type="string">
            <text:p>13:29:9 </text:p>
          </table:table-cell>
          <table:table-cell table:style-name="ce6" table:formula="of:=TIMEVALUE([.N52])" office:value-type="float" office:value="0.561909722222222" calcext:value-type="float">
            <text:p>0.5619097222</text:p>
          </table:table-cell>
          <table:table-cell table:style-name="ce6" table:formula="of:=SUBSTITUTE(SUBSTITUTE(SUBSTITUTE([.J52];&quot;° &quot;;&quot;.&quot;) ;&quot;′ ″ &quot;;&quot;&quot;); &quot;−&quot;; &quot;-&quot;)" office:value-type="string" office:string-value="+47.12" calcext:value-type="string">
            <text:p>+47.12</text:p>
          </table:table-cell>
          <table:table-cell table:style-name="ce6" table:formula="of:=([.P52]-ROUNDDOWN([.P52];0))" office:value-type="float" office:value="0.119999999999997" calcext:value-type="float">
            <text:p>0.12</text:p>
          </table:table-cell>
          <table:table-cell table:style-name="ce3" table:formula="of:=[.P52]+[.Q52]/6*4" office:value-type="float" office:value="47.2" calcext:value-type="float">
            <text:p>47.2</text:p>
          </table:table-cell>
          <table:table-cell table:style-name="ce3" table:formula="of:=ROUND([.R52]; 2)" office:value-type="float" office:value="47.2" calcext:value-type="float">
            <text:p>47.2</text:p>
          </table:table-cell>
          <table:table-cell table:style-name="ce3" table:formula="of:=SUBSTITUTE(SUBSTITUTE([.K52]; &quot;' &quot;; &quot;&quot;); &quot;′ &quot;; &quot;&quot;)" office:value-type="string" office:string-value="11×7" calcext:value-type="string">
            <text:p>11×7</text:p>
          </table:table-cell>
          <table:table-cell table:style-name="ce3" table:formula="of:=CONCATENATE(SUBSTITUTE([.T52]; &quot;×&quot;; &quot;+&quot;); &quot;i&quot;)" office:value-type="string" office:string-value="11+7i" calcext:value-type="string">
            <text:p>11+7i</text:p>
          </table:table-cell>
          <table:table-cell table:style-name="ce8" table:formula="of:=IMREAL([.U52])/60" office:value-type="float" office:value="0.183333333333333" calcext:value-type="float">
            <text:p>0.18</text:p>
          </table:table-cell>
          <table:table-cell table:style-name="ce8" table:formula="of:=IMAGINARY([.U52])/60" office:value-type="float" office:value="0.116666666666667" calcext:value-type="float">
            <text:p>0.12</text:p>
          </table:table-cell>
          <table:table-cell table:style-name="ce8" table:formula="of:=IF([.V52]=0; [.W52]; [.V52])" office:value-type="float" office:value="0.183333333333333" calcext:value-type="float">
            <text:p>0.18</text:p>
          </table:table-cell>
          <table:table-cell/>
          <table:table-cell table:style-name="ce3" table:formula="of:=VLOOKUP([.E59];[Sheet3.A$1:.B$7];2)" office:value-type="string" office:string-value="" calcext:value-type="error">
            <text:p>#N/A</text:p>
          </table:table-cell>
          <table:table-cell/>
          <table:table-cell table:style-name="ce9" office:value-type="float" office:value="51" calcext:value-type="float">
            <text:p>051</text:p>
          </table:table-cell>
          <table:table-cell/>
          <table:table-cell table:formula="of:=SUBSTITUTE(TRIM([.D52]);&quot; &quot;;&quot;_&quot;)" office:value-type="string" office:string-value="Whirlpool_(M51).jpg" calcext:value-type="string">
            <text:p>Whirlpool_(M51).jpg</text:p>
          </table:table-cell>
          <table:table-cell/>
          <table:table-cell table:style-name="ce1" table:formula="of:=CONCATENATE(&quot;https://en.wikipedia.org/wiki/File:&quot;;[.AD52])" office:value-type="string" office:string-value="https://en.wikipedia.org/wiki/File:Whirlpool_(M51).jpg" calcext:value-type="string">
            <text:p>https://en.wikipedia.org/wiki/File:Whirlpool_(M51).jpg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52[53] </text:p>
          </table:table-cell>
          <table:table-cell office:value-type="string" calcext:value-type="string">
            <text:p>NGC 7654 </text:p>
          </table:table-cell>
          <table:table-cell office:value-type="string" calcext:value-type="string">
            <text:p>Скупчення Скорпіон </text:p>
          </table:table-cell>
          <table:table-cell office:value-type="string" calcext:value-type="string">
            <text:p>M52atlas.jpg </text:p>
          </table:table-cell>
          <table:table-cell office:value-type="string" calcext:value-type="string">
            <text:p>Розсіяне скупчення </text:p>
          </table:table-cell>
          <table:table-cell office:value-type="string" calcext:value-type="string">
            <text:p>Кассіопея 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3h 24,2m s </text:p>
          </table:table-cell>
          <table:table-cell office:value-type="string" calcext:value-type="string">
            <text:p>+61° 35′ ″ </text:p>
          </table:table-cell>
          <table:table-cell office:value-type="string" calcext:value-type="string">
            <text:p>13' </text:p>
          </table:table-cell>
          <table:table-cell table:number-columns-repeated="2"/>
          <table:table-cell table:style-name="ce6" table:formula="of:=SUBSTITUTE(SUBSTITUTE(SUBSTITUTE([.I53];&quot;h &quot;;&quot;:&quot;) ;&quot;m s&quot;;&quot;&quot;); &quot;,&quot;; &quot;:&quot;)" office:value-type="string" office:string-value="23:24:2 " calcext:value-type="string">
            <text:p>23:24:2 </text:p>
          </table:table-cell>
          <table:table-cell table:style-name="ce6" table:formula="of:=TIMEVALUE([.N53])" office:value-type="float" office:value="0.975023148148148" calcext:value-type="float">
            <text:p>0.9750231481</text:p>
          </table:table-cell>
          <table:table-cell table:style-name="ce6" table:formula="of:=SUBSTITUTE(SUBSTITUTE(SUBSTITUTE([.J53];&quot;° &quot;;&quot;.&quot;) ;&quot;′ ″ &quot;;&quot;&quot;); &quot;−&quot;; &quot;-&quot;)" office:value-type="string" office:string-value="+61.35" calcext:value-type="string">
            <text:p>+61.35</text:p>
          </table:table-cell>
          <table:table-cell table:style-name="ce6" table:formula="of:=([.P53]-ROUNDDOWN([.P53];0))" office:value-type="float" office:value="0.350000000000001" calcext:value-type="float">
            <text:p>0.35</text:p>
          </table:table-cell>
          <table:table-cell table:style-name="ce3" table:formula="of:=[.P53]+[.Q53]/6*4" office:value-type="float" office:value="61.5833333333333" calcext:value-type="float">
            <text:p>61.5833333333</text:p>
          </table:table-cell>
          <table:table-cell table:style-name="ce3" table:formula="of:=ROUND([.R53]; 2)" office:value-type="float" office:value="61.58" calcext:value-type="float">
            <text:p>61.58</text:p>
          </table:table-cell>
          <table:table-cell table:style-name="ce3" table:formula="of:=SUBSTITUTE(SUBSTITUTE([.K53]; &quot;' &quot;; &quot;&quot;); &quot;′ &quot;; &quot;&quot;)" office:value-type="string" office:string-value="13" calcext:value-type="string">
            <text:p>13</text:p>
          </table:table-cell>
          <table:table-cell table:style-name="ce3" table:formula="of:=CONCATENATE(SUBSTITUTE([.T53]; &quot;×&quot;; &quot;+&quot;); &quot;i&quot;)" office:value-type="string" office:string-value="13i" calcext:value-type="string">
            <text:p>13i</text:p>
          </table:table-cell>
          <table:table-cell table:style-name="ce8" table:formula="of:=IMREAL([.U53])/60" office:value-type="float" office:value="0" calcext:value-type="float">
            <text:p>0.00</text:p>
          </table:table-cell>
          <table:table-cell table:style-name="ce8" table:formula="of:=IMAGINARY([.U53])/60" office:value-type="float" office:value="0.216666666666667" calcext:value-type="float">
            <text:p>0.22</text:p>
          </table:table-cell>
          <table:table-cell table:style-name="ce8" table:formula="of:=IF([.V53]=0; [.W53]; [.V53])" office:value-type="float" office:value="0.216666666666667" calcext:value-type="float">
            <text:p>0.22</text:p>
          </table:table-cell>
          <table:table-cell/>
          <table:table-cell table:style-name="ce3" table:formula="of:=VLOOKUP([.E60];[Sheet3.A$1:.B$7];2)" office:value-type="string" office:string-value="" calcext:value-type="error">
            <text:p>#N/A</text:p>
          </table:table-cell>
          <table:table-cell/>
          <table:table-cell table:style-name="ce9" office:value-type="float" office:value="52" calcext:value-type="float">
            <text:p>052</text:p>
          </table:table-cell>
          <table:table-cell/>
          <table:table-cell table:formula="of:=SUBSTITUTE(TRIM([.D53]);&quot; &quot;;&quot;_&quot;)" office:value-type="string" office:string-value="M52atlas.jpg" calcext:value-type="string">
            <text:p>M52atlas.jpg</text:p>
          </table:table-cell>
          <table:table-cell/>
          <table:table-cell table:style-name="ce1" table:formula="of:=CONCATENATE(&quot;https://en.wikipedia.org/wiki/File:&quot;;[.AD53])" office:value-type="string" office:string-value="https://en.wikipedia.org/wiki/File:M52atlas.jpg" calcext:value-type="string">
            <text:p>https://en.wikipedia.org/wiki/File:M52atlas.jpg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53[54] </text:p>
          </table:table-cell>
          <table:table-cell office:value-type="string" calcext:value-type="string">
            <text:p>NGC 5024 </text:p>
          </table:table-cell>
          <table:table-cell office:value-type="string" calcext:value-type="string">
            <text:p>Мессьє 53 </text:p>
          </table:table-cell>
          <table:table-cell office:value-type="string" calcext:value-type="string">
            <text:p>Globular Cluster M53.jpg </text:p>
          </table:table-cell>
          <table:table-cell office:value-type="string" calcext:value-type="string">
            <text:p>Кулясте скупчення </text:p>
          </table:table-cell>
          <table:table-cell office:value-type="string" calcext:value-type="string">
            <text:p>Волосся Вероніки </text:p>
          </table:table-cell>
          <table:table-cell office:value-type="float" office:value="56" calcext:value-type="float">
            <text:p>56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13h 12,9m s </text:p>
          </table:table-cell>
          <table:table-cell office:value-type="string" calcext:value-type="string">
            <text:p>+18° 10′ ″ </text:p>
          </table:table-cell>
          <table:table-cell office:value-type="string" calcext:value-type="string">
            <text:p>12' </text:p>
          </table:table-cell>
          <table:table-cell table:number-columns-repeated="2"/>
          <table:table-cell table:style-name="ce6" table:formula="of:=SUBSTITUTE(SUBSTITUTE(SUBSTITUTE([.I54];&quot;h &quot;;&quot;:&quot;) ;&quot;m s&quot;;&quot;&quot;); &quot;,&quot;; &quot;:&quot;)" office:value-type="string" office:string-value="13:12:9 " calcext:value-type="string">
            <text:p>13:12:9 </text:p>
          </table:table-cell>
          <table:table-cell table:style-name="ce6" table:formula="of:=TIMEVALUE([.N54])" office:value-type="float" office:value="0.550104166666667" calcext:value-type="float">
            <text:p>0.5501041667</text:p>
          </table:table-cell>
          <table:table-cell table:style-name="ce6" table:formula="of:=SUBSTITUTE(SUBSTITUTE(SUBSTITUTE([.J54];&quot;° &quot;;&quot;.&quot;) ;&quot;′ ″ &quot;;&quot;&quot;); &quot;−&quot;; &quot;-&quot;)" office:value-type="string" office:string-value="+18.10" calcext:value-type="string">
            <text:p>+18.10</text:p>
          </table:table-cell>
          <table:table-cell table:style-name="ce6" table:formula="of:=([.P54]-ROUNDDOWN([.P54];0))" office:value-type="float" office:value="0.100000000000001" calcext:value-type="float">
            <text:p>0.1</text:p>
          </table:table-cell>
          <table:table-cell table:style-name="ce3" table:formula="of:=[.P54]+[.Q54]/6*4" office:value-type="float" office:value="18.1666666666667" calcext:value-type="float">
            <text:p>18.1666666667</text:p>
          </table:table-cell>
          <table:table-cell table:style-name="ce3" table:formula="of:=ROUND([.R54]; 2)" office:value-type="float" office:value="18.17" calcext:value-type="float">
            <text:p>18.17</text:p>
          </table:table-cell>
          <table:table-cell table:style-name="ce3" table:formula="of:=SUBSTITUTE(SUBSTITUTE([.K54]; &quot;' &quot;; &quot;&quot;); &quot;′ &quot;; &quot;&quot;)" office:value-type="string" office:string-value="12" calcext:value-type="string">
            <text:p>12</text:p>
          </table:table-cell>
          <table:table-cell table:style-name="ce3" table:formula="of:=CONCATENATE(SUBSTITUTE([.T54]; &quot;×&quot;; &quot;+&quot;); &quot;i&quot;)" office:value-type="string" office:string-value="12i" calcext:value-type="string">
            <text:p>12i</text:p>
          </table:table-cell>
          <table:table-cell table:style-name="ce8" table:formula="of:=IMREAL([.U54])/60" office:value-type="float" office:value="0" calcext:value-type="float">
            <text:p>0.00</text:p>
          </table:table-cell>
          <table:table-cell table:style-name="ce8" table:formula="of:=IMAGINARY([.U54])/60" office:value-type="float" office:value="0.2" calcext:value-type="float">
            <text:p>0.20</text:p>
          </table:table-cell>
          <table:table-cell table:style-name="ce8" table:formula="of:=IF([.V54]=0; [.W54]; [.V54])" office:value-type="float" office:value="0.2" calcext:value-type="float">
            <text:p>0.20</text:p>
          </table:table-cell>
          <table:table-cell/>
          <table:table-cell table:style-name="ce3" table:formula="of:=VLOOKUP([.E61];[Sheet3.A$1:.B$7];2)" office:value-type="string" office:string-value="" calcext:value-type="error">
            <text:p>#N/A</text:p>
          </table:table-cell>
          <table:table-cell/>
          <table:table-cell table:style-name="ce9" office:value-type="float" office:value="53" calcext:value-type="float">
            <text:p>053</text:p>
          </table:table-cell>
          <table:table-cell/>
          <table:table-cell table:formula="of:=SUBSTITUTE(TRIM([.D54]);&quot; &quot;;&quot;_&quot;)" office:value-type="string" office:string-value="Globular_Cluster_M53.jpg" calcext:value-type="string">
            <text:p>Globular_Cluster_M53.jpg</text:p>
          </table:table-cell>
          <table:table-cell/>
          <table:table-cell table:style-name="ce1" table:formula="of:=CONCATENATE(&quot;https://en.wikipedia.org/wiki/File:&quot;;[.AD54])" office:value-type="string" office:string-value="https://en.wikipedia.org/wiki/File:Globular_Cluster_M53.jpg" calcext:value-type="string">
            <text:p>https://en.wikipedia.org/wiki/File:Globular_Cluster_M53.jpg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54[55] </text:p>
          </table:table-cell>
          <table:table-cell office:value-type="string" calcext:value-type="string">
            <text:p>NGC 6715 </text:p>
          </table:table-cell>
          <table:table-cell office:value-type="string" calcext:value-type="string">
            <text:p>Мессьє 54 </text:p>
          </table:table-cell>
          <table:table-cell office:value-type="string" calcext:value-type="string">
            <text:p>Messier54.jpg </text:p>
          </table:table-cell>
          <table:table-cell office:value-type="string" calcext:value-type="string">
            <text:p>Кулясте скупчення </text:p>
          </table:table-cell>
          <table:table-cell office:value-type="string" calcext:value-type="string">
            <text:p>Стрілець </text:p>
          </table:table-cell>
          <table:table-cell office:value-type="float" office:value="83" calcext:value-type="float">
            <text:p>83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18h 55,1m s </text:p>
          </table:table-cell>
          <table:table-cell office:value-type="string" calcext:value-type="string">
            <text:p>-30° 29′ ″ </text:p>
          </table:table-cell>
          <table:table-cell office:value-type="string" calcext:value-type="string">
            <text:p>9' </text:p>
          </table:table-cell>
          <table:table-cell table:number-columns-repeated="2"/>
          <table:table-cell table:style-name="ce6" table:formula="of:=SUBSTITUTE(SUBSTITUTE(SUBSTITUTE([.I55];&quot;h &quot;;&quot;:&quot;) ;&quot;m s&quot;;&quot;&quot;); &quot;,&quot;; &quot;:&quot;)" office:value-type="string" office:string-value="18:55:1 " calcext:value-type="string">
            <text:p>18:55:1 </text:p>
          </table:table-cell>
          <table:table-cell table:style-name="ce6" table:formula="of:=TIMEVALUE([.N55])" office:value-type="float" office:value="0.788206018518519" calcext:value-type="float">
            <text:p>0.7882060185</text:p>
          </table:table-cell>
          <table:table-cell table:style-name="ce6" table:formula="of:=SUBSTITUTE(SUBSTITUTE(SUBSTITUTE([.J55];&quot;° &quot;;&quot;.&quot;) ;&quot;′ ″ &quot;;&quot;&quot;); &quot;−&quot;; &quot;-&quot;)" office:value-type="string" office:string-value="-30.29" calcext:value-type="string">
            <text:p>-30.29</text:p>
          </table:table-cell>
          <table:table-cell table:style-name="ce6" table:formula="of:=([.P55]-ROUNDDOWN([.P55];0))" office:value-type="float" office:value="-0.289999999999999" calcext:value-type="float">
            <text:p>-0.29</text:p>
          </table:table-cell>
          <table:table-cell table:style-name="ce3" table:formula="of:=[.P55]+[.Q55]/6*4" office:value-type="float" office:value="-30.4833333333333" calcext:value-type="float">
            <text:p>-30.4833333333</text:p>
          </table:table-cell>
          <table:table-cell table:style-name="ce3" table:formula="of:=ROUND([.R55]; 2)" office:value-type="float" office:value="-30.48" calcext:value-type="float">
            <text:p>-30.48</text:p>
          </table:table-cell>
          <table:table-cell table:style-name="ce3" table:formula="of:=SUBSTITUTE(SUBSTITUTE([.K55]; &quot;' &quot;; &quot;&quot;); &quot;′ &quot;; &quot;&quot;)" office:value-type="string" office:string-value="9" calcext:value-type="string">
            <text:p>9</text:p>
          </table:table-cell>
          <table:table-cell table:style-name="ce3" table:formula="of:=CONCATENATE(SUBSTITUTE([.T55]; &quot;×&quot;; &quot;+&quot;); &quot;i&quot;)" office:value-type="string" office:string-value="9i" calcext:value-type="string">
            <text:p>9i</text:p>
          </table:table-cell>
          <table:table-cell table:style-name="ce8" table:formula="of:=IMREAL([.U55])/60" office:value-type="float" office:value="0" calcext:value-type="float">
            <text:p>0.00</text:p>
          </table:table-cell>
          <table:table-cell table:style-name="ce8" table:formula="of:=IMAGINARY([.U55])/60" office:value-type="float" office:value="0.15" calcext:value-type="float">
            <text:p>0.15</text:p>
          </table:table-cell>
          <table:table-cell table:style-name="ce8" table:formula="of:=IF([.V55]=0; [.W55]; [.V55])" office:value-type="float" office:value="0.15" calcext:value-type="float">
            <text:p>0.15</text:p>
          </table:table-cell>
          <table:table-cell/>
          <table:table-cell table:style-name="ce3" table:formula="of:=VLOOKUP([.E62];[Sheet3.A$1:.B$7];2)" office:value-type="string" office:string-value="darkviolet" calcext:value-type="string">
            <text:p>darkviolet</text:p>
          </table:table-cell>
          <table:table-cell/>
          <table:table-cell table:style-name="ce9" office:value-type="float" office:value="54" calcext:value-type="float">
            <text:p>054</text:p>
          </table:table-cell>
          <table:table-cell/>
          <table:table-cell table:formula="of:=SUBSTITUTE(TRIM([.D55]);&quot; &quot;;&quot;_&quot;)" office:value-type="string" office:string-value="Messier54.jpg" calcext:value-type="string">
            <text:p>Messier54.jpg</text:p>
          </table:table-cell>
          <table:table-cell/>
          <table:table-cell table:style-name="ce1" table:formula="of:=CONCATENATE(&quot;https://en.wikipedia.org/wiki/File:&quot;;[.AD55])" office:value-type="string" office:string-value="https://en.wikipedia.org/wiki/File:Messier54.jpg" calcext:value-type="string">
            <text:p>https://en.wikipedia.org/wiki/File:Messier54.jpg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55[56] </text:p>
          </table:table-cell>
          <table:table-cell office:value-type="string" calcext:value-type="string">
            <text:p>NGC 6809 </text:p>
          </table:table-cell>
          <table:table-cell office:value-type="string" calcext:value-type="string">
            <text:p>Мессьє 55 </text:p>
          </table:table-cell>
          <table:table-cell office:value-type="string" calcext:value-type="string">
            <text:p>Messier55.jpg </text:p>
          </table:table-cell>
          <table:table-cell office:value-type="string" calcext:value-type="string">
            <text:p>Кулясте скупчення </text:p>
          </table:table-cell>
          <table:table-cell office:value-type="string" calcext:value-type="string">
            <text:p>Стрілець 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9h 40,0m s </text:p>
          </table:table-cell>
          <table:table-cell office:value-type="string" calcext:value-type="string">
            <text:p>-30° 58′ ″ </text:p>
          </table:table-cell>
          <table:table-cell office:value-type="string" calcext:value-type="string">
            <text:p>19' </text:p>
          </table:table-cell>
          <table:table-cell table:number-columns-repeated="2"/>
          <table:table-cell table:style-name="ce6" table:formula="of:=SUBSTITUTE(SUBSTITUTE(SUBSTITUTE([.I56];&quot;h &quot;;&quot;:&quot;) ;&quot;m s&quot;;&quot;&quot;); &quot;,&quot;; &quot;:&quot;)" office:value-type="string" office:string-value="19:40:0 " calcext:value-type="string">
            <text:p>19:40:0 </text:p>
          </table:table-cell>
          <table:table-cell table:style-name="ce6" table:formula="of:=TIMEVALUE([.N56])" office:value-type="float" office:value="0.819444444444444" calcext:value-type="float">
            <text:p>0.8194444444</text:p>
          </table:table-cell>
          <table:table-cell table:style-name="ce6" table:formula="of:=SUBSTITUTE(SUBSTITUTE(SUBSTITUTE([.J56];&quot;° &quot;;&quot;.&quot;) ;&quot;′ ″ &quot;;&quot;&quot;); &quot;−&quot;; &quot;-&quot;)" office:value-type="string" office:string-value="-30.58" calcext:value-type="string">
            <text:p>-30.58</text:p>
          </table:table-cell>
          <table:table-cell table:style-name="ce6" table:formula="of:=([.P56]-ROUNDDOWN([.P56];0))" office:value-type="float" office:value="-0.579999999999998" calcext:value-type="float">
            <text:p>-0.58</text:p>
          </table:table-cell>
          <table:table-cell table:style-name="ce3" table:formula="of:=[.P56]+[.Q56]/6*4" office:value-type="float" office:value="-30.9666666666667" calcext:value-type="float">
            <text:p>-30.9666666667</text:p>
          </table:table-cell>
          <table:table-cell table:style-name="ce3" table:formula="of:=ROUND([.R56]; 2)" office:value-type="float" office:value="-30.97" calcext:value-type="float">
            <text:p>-30.97</text:p>
          </table:table-cell>
          <table:table-cell table:style-name="ce3" table:formula="of:=SUBSTITUTE(SUBSTITUTE([.K56]; &quot;' &quot;; &quot;&quot;); &quot;′ &quot;; &quot;&quot;)" office:value-type="string" office:string-value="19" calcext:value-type="string">
            <text:p>19</text:p>
          </table:table-cell>
          <table:table-cell table:style-name="ce3" table:formula="of:=CONCATENATE(SUBSTITUTE([.T56]; &quot;×&quot;; &quot;+&quot;); &quot;i&quot;)" office:value-type="string" office:string-value="19i" calcext:value-type="string">
            <text:p>19i</text:p>
          </table:table-cell>
          <table:table-cell table:style-name="ce8" table:formula="of:=IMREAL([.U56])/60" office:value-type="float" office:value="0" calcext:value-type="float">
            <text:p>0.00</text:p>
          </table:table-cell>
          <table:table-cell table:style-name="ce8" table:formula="of:=IMAGINARY([.U56])/60" office:value-type="float" office:value="0.316666666666667" calcext:value-type="float">
            <text:p>0.32</text:p>
          </table:table-cell>
          <table:table-cell table:style-name="ce8" table:formula="of:=IF([.V56]=0; [.W56]; [.V56])" office:value-type="float" office:value="0.316666666666667" calcext:value-type="float">
            <text:p>0.32</text:p>
          </table:table-cell>
          <table:table-cell/>
          <table:table-cell table:style-name="ce3" table:formula="of:=VLOOKUP([.E63];[Sheet3.A$1:.B$7];2)" office:value-type="string" office:string-value="darkorange" calcext:value-type="string">
            <text:p>darkorange</text:p>
          </table:table-cell>
          <table:table-cell/>
          <table:table-cell table:style-name="ce9" office:value-type="float" office:value="55" calcext:value-type="float">
            <text:p>055</text:p>
          </table:table-cell>
          <table:table-cell/>
          <table:table-cell table:formula="of:=SUBSTITUTE(TRIM([.D56]);&quot; &quot;;&quot;_&quot;)" office:value-type="string" office:string-value="Messier55.jpg" calcext:value-type="string">
            <text:p>Messier55.jpg</text:p>
          </table:table-cell>
          <table:table-cell/>
          <table:table-cell table:style-name="ce1" table:formula="of:=CONCATENATE(&quot;https://en.wikipedia.org/wiki/File:&quot;;[.AD56])" office:value-type="string" office:string-value="https://en.wikipedia.org/wiki/File:Messier55.jpg" calcext:value-type="string">
            <text:p>https://en.wikipedia.org/wiki/File:Messier55.jpg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56[57] </text:p>
          </table:table-cell>
          <table:table-cell office:value-type="string" calcext:value-type="string">
            <text:p>NGC 6779 </text:p>
          </table:table-cell>
          <table:table-cell office:value-type="string" calcext:value-type="string">
            <text:p>Мессьє 56 </text:p>
          </table:table-cell>
          <table:table-cell office:value-type="string" calcext:value-type="string">
            <text:p>M56-LRGB.jpg </text:p>
          </table:table-cell>
          <table:table-cell office:value-type="string" calcext:value-type="string">
            <text:p>Кулясте скупчення </text:p>
          </table:table-cell>
          <table:table-cell office:value-type="string" calcext:value-type="string">
            <text:p>Ліра </text:p>
          </table:table-cell>
          <table:table-cell office:value-type="float" office:value="32" calcext:value-type="float">
            <text:p>32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19h 16,6m s </text:p>
          </table:table-cell>
          <table:table-cell office:value-type="string" calcext:value-type="string">
            <text:p>+30° 11′ ″ </text:p>
          </table:table-cell>
          <table:table-cell office:value-type="string" calcext:value-type="string">
            <text:p>7' </text:p>
          </table:table-cell>
          <table:table-cell table:number-columns-repeated="2"/>
          <table:table-cell table:style-name="ce6" table:formula="of:=SUBSTITUTE(SUBSTITUTE(SUBSTITUTE([.I57];&quot;h &quot;;&quot;:&quot;) ;&quot;m s&quot;;&quot;&quot;); &quot;,&quot;; &quot;:&quot;)" office:value-type="string" office:string-value="19:16:6 " calcext:value-type="string">
            <text:p>19:16:6 </text:p>
          </table:table-cell>
          <table:table-cell table:style-name="ce6" table:formula="of:=TIMEVALUE([.N57])" office:value-type="float" office:value="0.802847222222222" calcext:value-type="float">
            <text:p>0.8028472222</text:p>
          </table:table-cell>
          <table:table-cell table:style-name="ce6" table:formula="of:=SUBSTITUTE(SUBSTITUTE(SUBSTITUTE([.J57];&quot;° &quot;;&quot;.&quot;) ;&quot;′ ″ &quot;;&quot;&quot;); &quot;−&quot;; &quot;-&quot;)" office:value-type="string" office:string-value="+30.11" calcext:value-type="string">
            <text:p>+30.11</text:p>
          </table:table-cell>
          <table:table-cell table:style-name="ce6" table:formula="of:=([.P57]-ROUNDDOWN([.P57];0))" office:value-type="float" office:value="0.109999999999999" calcext:value-type="float">
            <text:p>0.11</text:p>
          </table:table-cell>
          <table:table-cell table:style-name="ce3" table:formula="of:=[.P57]+[.Q57]/6*4" office:value-type="float" office:value="30.1833333333333" calcext:value-type="float">
            <text:p>30.1833333333</text:p>
          </table:table-cell>
          <table:table-cell table:style-name="ce3" table:formula="of:=ROUND([.R57]; 2)" office:value-type="float" office:value="30.18" calcext:value-type="float">
            <text:p>30.18</text:p>
          </table:table-cell>
          <table:table-cell table:style-name="ce3" table:formula="of:=SUBSTITUTE(SUBSTITUTE([.K57]; &quot;' &quot;; &quot;&quot;); &quot;′ &quot;; &quot;&quot;)" office:value-type="string" office:string-value="7" calcext:value-type="string">
            <text:p>7</text:p>
          </table:table-cell>
          <table:table-cell table:style-name="ce3" table:formula="of:=CONCATENATE(SUBSTITUTE([.T57]; &quot;×&quot;; &quot;+&quot;); &quot;i&quot;)" office:value-type="string" office:string-value="7i" calcext:value-type="string">
            <text:p>7i</text:p>
          </table:table-cell>
          <table:table-cell table:style-name="ce8" table:formula="of:=IMREAL([.U57])/60" office:value-type="float" office:value="0" calcext:value-type="float">
            <text:p>0.00</text:p>
          </table:table-cell>
          <table:table-cell table:style-name="ce8" table:formula="of:=IMAGINARY([.U57])/60" office:value-type="float" office:value="0.116666666666667" calcext:value-type="float">
            <text:p>0.12</text:p>
          </table:table-cell>
          <table:table-cell table:style-name="ce8" table:formula="of:=IF([.V57]=0; [.W57]; [.V57])" office:value-type="float" office:value="0.116666666666667" calcext:value-type="float">
            <text:p>0.12</text:p>
          </table:table-cell>
          <table:table-cell/>
          <table:table-cell table:style-name="ce3" table:formula="of:=VLOOKUP([.E64];[Sheet3.A$1:.B$7];2)" office:value-type="string" office:string-value="darkviolet" calcext:value-type="string">
            <text:p>darkviolet</text:p>
          </table:table-cell>
          <table:table-cell/>
          <table:table-cell table:style-name="ce9" office:value-type="float" office:value="56" calcext:value-type="float">
            <text:p>056</text:p>
          </table:table-cell>
          <table:table-cell/>
          <table:table-cell table:formula="of:=SUBSTITUTE(TRIM([.D57]);&quot; &quot;;&quot;_&quot;)" office:value-type="string" office:string-value="M56-LRGB.jpg" calcext:value-type="string">
            <text:p>M56-LRGB.jpg</text:p>
          </table:table-cell>
          <table:table-cell/>
          <table:table-cell table:style-name="ce1" table:formula="of:=CONCATENATE(&quot;https://en.wikipedia.org/wiki/File:&quot;;[.AD57])" office:value-type="string" office:string-value="https://en.wikipedia.org/wiki/File:M56-LRGB.jpg" calcext:value-type="string">
            <text:p>https://en.wikipedia.org/wiki/File:M56-LRGB.jpg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57[58] </text:p>
          </table:table-cell>
          <table:table-cell office:value-type="string" calcext:value-type="string">
            <text:p>NGC 6720 </text:p>
          </table:table-cell>
          <table:table-cell office:value-type="string" calcext:value-type="string">
            <text:p>Туманність Кільце </text:p>
          </table:table-cell>
          <table:table-cell office:value-type="string" calcext:value-type="string">
            <text:p>Ring Nebula.jpg </text:p>
          </table:table-cell>
          <table:table-cell office:value-type="string" calcext:value-type="string">
            <text:p>Планетарна туманність </text:p>
          </table:table-cell>
          <table:table-cell office:value-type="string" calcext:value-type="string">
            <text:p>Ліра </text:p>
          </table:table-cell>
          <table:table-cell office:value-type="float" office:value="4.1" calcext:value-type="float">
            <text:p>4.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18h 53,6m s </text:p>
          </table:table-cell>
          <table:table-cell office:value-type="string" calcext:value-type="string">
            <text:p>+33° 02′ ″ </text:p>
          </table:table-cell>
          <table:table-cell office:value-type="string" calcext:value-type="string">
            <text:p>1' </text:p>
          </table:table-cell>
          <table:table-cell table:number-columns-repeated="2"/>
          <table:table-cell table:style-name="ce6" table:formula="of:=SUBSTITUTE(SUBSTITUTE(SUBSTITUTE([.I58];&quot;h &quot;;&quot;:&quot;) ;&quot;m s&quot;;&quot;&quot;); &quot;,&quot;; &quot;:&quot;)" office:value-type="string" office:string-value="18:53:6 " calcext:value-type="string">
            <text:p>18:53:6 </text:p>
          </table:table-cell>
          <table:table-cell table:style-name="ce6" table:formula="of:=TIMEVALUE([.N58])" office:value-type="float" office:value="0.786875" calcext:value-type="float">
            <text:p>0.786875</text:p>
          </table:table-cell>
          <table:table-cell table:style-name="ce6" table:formula="of:=SUBSTITUTE(SUBSTITUTE(SUBSTITUTE([.J58];&quot;° &quot;;&quot;.&quot;) ;&quot;′ ″ &quot;;&quot;&quot;); &quot;−&quot;; &quot;-&quot;)" office:value-type="string" office:string-value="+33.02" calcext:value-type="string">
            <text:p>+33.02</text:p>
          </table:table-cell>
          <table:table-cell table:style-name="ce6" table:formula="of:=([.P58]-ROUNDDOWN([.P58];0))" office:value-type="float" office:value="0.0200000000000031" calcext:value-type="float">
            <text:p>0.02</text:p>
          </table:table-cell>
          <table:table-cell table:style-name="ce3" table:formula="of:=[.P58]+[.Q58]/6*4" office:value-type="float" office:value="33.0333333333333" calcext:value-type="float">
            <text:p>33.0333333333</text:p>
          </table:table-cell>
          <table:table-cell table:style-name="ce3" table:formula="of:=ROUND([.R58]; 2)" office:value-type="float" office:value="33.03" calcext:value-type="float">
            <text:p>33.03</text:p>
          </table:table-cell>
          <table:table-cell table:style-name="ce3" table:formula="of:=SUBSTITUTE(SUBSTITUTE([.K58]; &quot;' &quot;; &quot;&quot;); &quot;′ &quot;; &quot;&quot;)" office:value-type="string" office:string-value="1" calcext:value-type="string">
            <text:p>1</text:p>
          </table:table-cell>
          <table:table-cell table:style-name="ce3" table:formula="of:=CONCATENATE(SUBSTITUTE([.T58]; &quot;×&quot;; &quot;+&quot;); &quot;i&quot;)" office:value-type="string" office:string-value="1i" calcext:value-type="string">
            <text:p>1i</text:p>
          </table:table-cell>
          <table:table-cell table:style-name="ce8" table:formula="of:=IMREAL([.U58])/60" office:value-type="float" office:value="0" calcext:value-type="float">
            <text:p>0.00</text:p>
          </table:table-cell>
          <table:table-cell table:style-name="ce8" table:formula="of:=IMAGINARY([.U58])/60" office:value-type="float" office:value="0.0166666666666667" calcext:value-type="float">
            <text:p>0.02</text:p>
          </table:table-cell>
          <table:table-cell table:style-name="ce8" table:formula="of:=IF([.V58]=0; [.W58]; [.V58])" office:value-type="float" office:value="0.0166666666666667" calcext:value-type="float">
            <text:p>0.02</text:p>
          </table:table-cell>
          <table:table-cell/>
          <table:table-cell table:style-name="ce3" table:formula="of:=VLOOKUP([.E65];[Sheet3.A$1:.B$7];2)" office:value-type="string" office:string-value="darkviolet" calcext:value-type="string">
            <text:p>darkviolet</text:p>
          </table:table-cell>
          <table:table-cell/>
          <table:table-cell table:style-name="ce9" office:value-type="float" office:value="57" calcext:value-type="float">
            <text:p>057</text:p>
          </table:table-cell>
          <table:table-cell/>
          <table:table-cell table:formula="of:=SUBSTITUTE(TRIM([.D58]);&quot; &quot;;&quot;_&quot;)" office:value-type="string" office:string-value="Ring_Nebula.jpg" calcext:value-type="string">
            <text:p>Ring_Nebula.jpg</text:p>
          </table:table-cell>
          <table:table-cell/>
          <table:table-cell table:style-name="ce1" table:formula="of:=CONCATENATE(&quot;https://en.wikipedia.org/wiki/File:&quot;;[.AD58])" office:value-type="string" office:string-value="https://en.wikipedia.org/wiki/File:Ring_Nebula.jpg" calcext:value-type="string">
            <text:p>https://en.wikipedia.org/wiki/File:Ring_Nebula.jpg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58[59] </text:p>
          </table:table-cell>
          <table:table-cell office:value-type="string" calcext:value-type="string">
            <text:p>NGC 4579 </text:p>
          </table:table-cell>
          <table:table-cell office:value-type="string" calcext:value-type="string">
            <text:p>Мессьє 58 </text:p>
          </table:table-cell>
          <table:table-cell office:value-type="string" calcext:value-type="string">
            <text:p>M58s.jpg </text:p>
          </table:table-cell>
          <table:table-cell office:value-type="string" calcext:value-type="string">
            <text:p>Галактика </text:p>
          </table:table-cell>
          <table:table-cell office:value-type="string" calcext:value-type="string">
            <text:p>Діва </text:p>
          </table:table-cell>
          <table:table-cell office:value-type="float" office:value="60000" calcext:value-type="float">
            <text:p>6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2h 37,7m s </text:p>
          </table:table-cell>
          <table:table-cell office:value-type="string" calcext:value-type="string">
            <text:p>+11° 49′ ″ </text:p>
          </table:table-cell>
          <table:table-cell office:value-type="string" calcext:value-type="string">
            <text:p>5×4' </text:p>
          </table:table-cell>
          <table:table-cell table:number-columns-repeated="2"/>
          <table:table-cell table:style-name="ce6" table:formula="of:=SUBSTITUTE(SUBSTITUTE(SUBSTITUTE([.I59];&quot;h &quot;;&quot;:&quot;) ;&quot;m s&quot;;&quot;&quot;); &quot;,&quot;; &quot;:&quot;)" office:value-type="string" office:string-value="12:37:7 " calcext:value-type="string">
            <text:p>12:37:7 </text:p>
          </table:table-cell>
          <table:table-cell table:style-name="ce6" table:formula="of:=TIMEVALUE([.N59])" office:value-type="float" office:value="0.525775462962963" calcext:value-type="float">
            <text:p>0.525775463</text:p>
          </table:table-cell>
          <table:table-cell table:style-name="ce6" table:formula="of:=SUBSTITUTE(SUBSTITUTE(SUBSTITUTE([.J59];&quot;° &quot;;&quot;.&quot;) ;&quot;′ ″ &quot;;&quot;&quot;); &quot;−&quot;; &quot;-&quot;)" office:value-type="string" office:string-value="+11.49" calcext:value-type="string">
            <text:p>+11.49</text:p>
          </table:table-cell>
          <table:table-cell table:style-name="ce6" table:formula="of:=([.P59]-ROUNDDOWN([.P59];0))" office:value-type="float" office:value="0.49" calcext:value-type="float">
            <text:p>0.49</text:p>
          </table:table-cell>
          <table:table-cell table:style-name="ce3" table:formula="of:=[.P59]+[.Q59]/6*4" office:value-type="float" office:value="11.8166666666667" calcext:value-type="float">
            <text:p>11.8166666667</text:p>
          </table:table-cell>
          <table:table-cell table:style-name="ce3" table:formula="of:=ROUND([.R59]; 2)" office:value-type="float" office:value="11.82" calcext:value-type="float">
            <text:p>11.82</text:p>
          </table:table-cell>
          <table:table-cell table:style-name="ce3" table:formula="of:=SUBSTITUTE(SUBSTITUTE([.K59]; &quot;' &quot;; &quot;&quot;); &quot;′ &quot;; &quot;&quot;)" office:value-type="string" office:string-value="5×4" calcext:value-type="string">
            <text:p>5×4</text:p>
          </table:table-cell>
          <table:table-cell table:style-name="ce3" table:formula="of:=CONCATENATE(SUBSTITUTE([.T59]; &quot;×&quot;; &quot;+&quot;); &quot;i&quot;)" office:value-type="string" office:string-value="5+4i" calcext:value-type="string">
            <text:p>5+4i</text:p>
          </table:table-cell>
          <table:table-cell table:style-name="ce8" table:formula="of:=IMREAL([.U59])/60" office:value-type="float" office:value="0.0833333333333333" calcext:value-type="float">
            <text:p>0.08</text:p>
          </table:table-cell>
          <table:table-cell table:style-name="ce8" table:formula="of:=IMAGINARY([.U59])/60" office:value-type="float" office:value="0.0666666666666667" calcext:value-type="float">
            <text:p>0.07</text:p>
          </table:table-cell>
          <table:table-cell table:style-name="ce8" table:formula="of:=IF([.V59]=0; [.W59]; [.V59])" office:value-type="float" office:value="0.0833333333333333" calcext:value-type="float">
            <text:p>0.08</text:p>
          </table:table-cell>
          <table:table-cell/>
          <table:table-cell table:style-name="ce3" table:formula="of:=VLOOKUP([.E66];[Sheet3.A$1:.B$7];2)" office:value-type="string" office:string-value="darkviolet" calcext:value-type="string">
            <text:p>darkviolet</text:p>
          </table:table-cell>
          <table:table-cell/>
          <table:table-cell table:style-name="ce9" office:value-type="float" office:value="58" calcext:value-type="float">
            <text:p>058</text:p>
          </table:table-cell>
          <table:table-cell/>
          <table:table-cell table:formula="of:=SUBSTITUTE(TRIM([.D59]);&quot; &quot;;&quot;_&quot;)" office:value-type="string" office:string-value="M58s.jpg" calcext:value-type="string">
            <text:p>M58s.jpg</text:p>
          </table:table-cell>
          <table:table-cell/>
          <table:table-cell table:style-name="ce1" table:formula="of:=CONCATENATE(&quot;https://en.wikipedia.org/wiki/File:&quot;;[.AD59])" office:value-type="string" office:string-value="https://en.wikipedia.org/wiki/File:M58s.jpg" calcext:value-type="string">
            <text:p>https://en.wikipedia.org/wiki/File:M58s.jpg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59[60] </text:p>
          </table:table-cell>
          <table:table-cell office:value-type="string" calcext:value-type="string">
            <text:p>NGC 4621 </text:p>
          </table:table-cell>
          <table:table-cell office:value-type="string" calcext:value-type="string">
            <text:p>Мессьє 59 </text:p>
          </table:table-cell>
          <table:table-cell office:value-type="string" calcext:value-type="string">
            <text:p>Messier59.jpg </text:p>
          </table:table-cell>
          <table:table-cell office:value-type="string" calcext:value-type="string">
            <text:p>Еліптична галактика </text:p>
          </table:table-cell>
          <table:table-cell office:value-type="string" calcext:value-type="string">
            <text:p>Діва </text:p>
          </table:table-cell>
          <table:table-cell office:value-type="float" office:value="60000" calcext:value-type="float">
            <text:p>60000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12h 42,0m s </text:p>
          </table:table-cell>
          <table:table-cell office:value-type="string" calcext:value-type="string">
            <text:p>+11° 39′ ″ </text:p>
          </table:table-cell>
          <table:table-cell office:value-type="string" calcext:value-type="string">
            <text:p>5×3' </text:p>
          </table:table-cell>
          <table:table-cell table:number-columns-repeated="2"/>
          <table:table-cell table:style-name="ce6" table:formula="of:=SUBSTITUTE(SUBSTITUTE(SUBSTITUTE([.I60];&quot;h &quot;;&quot;:&quot;) ;&quot;m s&quot;;&quot;&quot;); &quot;,&quot;; &quot;:&quot;)" office:value-type="string" office:string-value="12:42:0 " calcext:value-type="string">
            <text:p>12:42:0 </text:p>
          </table:table-cell>
          <table:table-cell table:style-name="ce6" table:formula="of:=TIMEVALUE([.N60])" office:value-type="float" office:value="0.529166666666667" calcext:value-type="float">
            <text:p>0.5291666667</text:p>
          </table:table-cell>
          <table:table-cell table:style-name="ce6" table:formula="of:=SUBSTITUTE(SUBSTITUTE(SUBSTITUTE([.J60];&quot;° &quot;;&quot;.&quot;) ;&quot;′ ″ &quot;;&quot;&quot;); &quot;−&quot;; &quot;-&quot;)" office:value-type="string" office:string-value="+11.39" calcext:value-type="string">
            <text:p>+11.39</text:p>
          </table:table-cell>
          <table:table-cell table:style-name="ce6" table:formula="of:=([.P60]-ROUNDDOWN([.P60];0))" office:value-type="float" office:value="0.390000000000001" calcext:value-type="float">
            <text:p>0.39</text:p>
          </table:table-cell>
          <table:table-cell table:style-name="ce3" table:formula="of:=[.P60]+[.Q60]/6*4" office:value-type="float" office:value="11.65" calcext:value-type="float">
            <text:p>11.65</text:p>
          </table:table-cell>
          <table:table-cell table:style-name="ce3" table:formula="of:=ROUND([.R60]; 2)" office:value-type="float" office:value="11.65" calcext:value-type="float">
            <text:p>11.65</text:p>
          </table:table-cell>
          <table:table-cell table:style-name="ce3" table:formula="of:=SUBSTITUTE(SUBSTITUTE([.K60]; &quot;' &quot;; &quot;&quot;); &quot;′ &quot;; &quot;&quot;)" office:value-type="string" office:string-value="5×3" calcext:value-type="string">
            <text:p>5×3</text:p>
          </table:table-cell>
          <table:table-cell table:style-name="ce3" table:formula="of:=CONCATENATE(SUBSTITUTE([.T60]; &quot;×&quot;; &quot;+&quot;); &quot;i&quot;)" office:value-type="string" office:string-value="5+3i" calcext:value-type="string">
            <text:p>5+3i</text:p>
          </table:table-cell>
          <table:table-cell table:style-name="ce8" table:formula="of:=IMREAL([.U60])/60" office:value-type="float" office:value="0.0833333333333333" calcext:value-type="float">
            <text:p>0.08</text:p>
          </table:table-cell>
          <table:table-cell table:style-name="ce8" table:formula="of:=IMAGINARY([.U60])/60" office:value-type="float" office:value="0.05" calcext:value-type="float">
            <text:p>0.05</text:p>
          </table:table-cell>
          <table:table-cell table:style-name="ce8" table:formula="of:=IF([.V60]=0; [.W60]; [.V60])" office:value-type="float" office:value="0.0833333333333333" calcext:value-type="float">
            <text:p>0.08</text:p>
          </table:table-cell>
          <table:table-cell/>
          <table:table-cell table:style-name="ce3" table:formula="of:=VLOOKUP([.E67];[Sheet3.A$1:.B$7];2)" office:value-type="string" office:string-value="yellowgreen" calcext:value-type="string">
            <text:p>yellowgreen</text:p>
          </table:table-cell>
          <table:table-cell/>
          <table:table-cell table:style-name="ce9" office:value-type="float" office:value="59" calcext:value-type="float">
            <text:p>059</text:p>
          </table:table-cell>
          <table:table-cell/>
          <table:table-cell table:formula="of:=SUBSTITUTE(TRIM([.D60]);&quot; &quot;;&quot;_&quot;)" office:value-type="string" office:string-value="Messier59.jpg" calcext:value-type="string">
            <text:p>Messier59.jpg</text:p>
          </table:table-cell>
          <table:table-cell/>
          <table:table-cell table:style-name="ce1" table:formula="of:=CONCATENATE(&quot;https://en.wikipedia.org/wiki/File:&quot;;[.AD60])" office:value-type="string" office:string-value="https://en.wikipedia.org/wiki/File:Messier59.jpg" calcext:value-type="string">
            <text:p>https://en.wikipedia.org/wiki/File:Messier59.jpg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60[61] </text:p>
          </table:table-cell>
          <table:table-cell office:value-type="string" calcext:value-type="string">
            <text:p>NGC 4649 </text:p>
          </table:table-cell>
          <table:table-cell office:value-type="string" calcext:value-type="string">
            <text:p>Мессьє 60 </text:p>
          </table:table-cell>
          <table:table-cell office:value-type="string" calcext:value-type="string">
            <text:p>Messier object 060.jpg </text:p>
          </table:table-cell>
          <table:table-cell office:value-type="string" calcext:value-type="string">
            <text:p>Еліптична галактика </text:p>
          </table:table-cell>
          <table:table-cell office:value-type="string" calcext:value-type="string">
            <text:p>Діва </text:p>
          </table:table-cell>
          <table:table-cell office:value-type="float" office:value="60000" calcext:value-type="float">
            <text:p>6000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12h 43,7m s </text:p>
          </table:table-cell>
          <table:table-cell office:value-type="string" calcext:value-type="string">
            <text:p>+11° 33′ ″ </text:p>
          </table:table-cell>
          <table:table-cell office:value-type="string" calcext:value-type="string">
            <text:p>7×6' </text:p>
          </table:table-cell>
          <table:table-cell table:number-columns-repeated="2"/>
          <table:table-cell table:style-name="ce6" table:formula="of:=SUBSTITUTE(SUBSTITUTE(SUBSTITUTE([.I61];&quot;h &quot;;&quot;:&quot;) ;&quot;m s&quot;;&quot;&quot;); &quot;,&quot;; &quot;:&quot;)" office:value-type="string" office:string-value="12:43:7 " calcext:value-type="string">
            <text:p>12:43:7 </text:p>
          </table:table-cell>
          <table:table-cell table:style-name="ce6" table:formula="of:=TIMEVALUE([.N61])" office:value-type="float" office:value="0.52994212962963" calcext:value-type="float">
            <text:p>0.5299421296</text:p>
          </table:table-cell>
          <table:table-cell table:style-name="ce6" table:formula="of:=SUBSTITUTE(SUBSTITUTE(SUBSTITUTE([.J61];&quot;° &quot;;&quot;.&quot;) ;&quot;′ ″ &quot;;&quot;&quot;); &quot;−&quot;; &quot;-&quot;)" office:value-type="string" office:string-value="+11.33" calcext:value-type="string">
            <text:p>+11.33</text:p>
          </table:table-cell>
          <table:table-cell table:style-name="ce6" table:formula="of:=([.P61]-ROUNDDOWN([.P61];0))" office:value-type="float" office:value="0.33" calcext:value-type="float">
            <text:p>0.33</text:p>
          </table:table-cell>
          <table:table-cell table:style-name="ce3" table:formula="of:=[.P61]+[.Q61]/6*4" office:value-type="float" office:value="11.55" calcext:value-type="float">
            <text:p>11.55</text:p>
          </table:table-cell>
          <table:table-cell table:style-name="ce3" table:formula="of:=ROUND([.R61]; 2)" office:value-type="float" office:value="11.55" calcext:value-type="float">
            <text:p>11.55</text:p>
          </table:table-cell>
          <table:table-cell table:style-name="ce3" table:formula="of:=SUBSTITUTE(SUBSTITUTE([.K61]; &quot;' &quot;; &quot;&quot;); &quot;′ &quot;; &quot;&quot;)" office:value-type="string" office:string-value="7×6" calcext:value-type="string">
            <text:p>7×6</text:p>
          </table:table-cell>
          <table:table-cell table:style-name="ce3" table:formula="of:=CONCATENATE(SUBSTITUTE([.T61]; &quot;×&quot;; &quot;+&quot;); &quot;i&quot;)" office:value-type="string" office:string-value="7+6i" calcext:value-type="string">
            <text:p>7+6i</text:p>
          </table:table-cell>
          <table:table-cell table:style-name="ce8" table:formula="of:=IMREAL([.U61])/60" office:value-type="float" office:value="0.116666666666667" calcext:value-type="float">
            <text:p>0.12</text:p>
          </table:table-cell>
          <table:table-cell table:style-name="ce8" table:formula="of:=IMAGINARY([.U61])/60" office:value-type="float" office:value="0.1" calcext:value-type="float">
            <text:p>0.10</text:p>
          </table:table-cell>
          <table:table-cell table:style-name="ce8" table:formula="of:=IF([.V61]=0; [.W61]; [.V61])" office:value-type="float" office:value="0.116666666666667" calcext:value-type="float">
            <text:p>0.12</text:p>
          </table:table-cell>
          <table:table-cell/>
          <table:table-cell table:style-name="ce3" table:formula="of:=VLOOKUP([.E68];[Sheet3.A$1:.B$7];2)" office:value-type="string" office:string-value="darkred" calcext:value-type="string">
            <text:p>darkred</text:p>
          </table:table-cell>
          <table:table-cell/>
          <table:table-cell table:style-name="ce9" office:value-type="float" office:value="60" calcext:value-type="float">
            <text:p>060</text:p>
          </table:table-cell>
          <table:table-cell/>
          <table:table-cell table:formula="of:=SUBSTITUTE(TRIM([.D61]);&quot; &quot;;&quot;_&quot;)" office:value-type="string" office:string-value="Messier_object_060.jpg" calcext:value-type="string">
            <text:p>Messier_object_060.jpg</text:p>
          </table:table-cell>
          <table:table-cell/>
          <table:table-cell table:style-name="ce1" table:formula="of:=CONCATENATE(&quot;https://en.wikipedia.org/wiki/File:&quot;;[.AD61])" office:value-type="string" office:string-value="https://en.wikipedia.org/wiki/File:Messier_object_060.jpg" calcext:value-type="string">
            <text:p>https://en.wikipedia.org/wiki/File:Messier_object_060.jpg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61[62] </text:p>
          </table:table-cell>
          <table:table-cell office:value-type="string" calcext:value-type="string">
            <text:p>NGC 4303 </text:p>
          </table:table-cell>
          <table:table-cell office:value-type="string" calcext:value-type="string">
            <text:p>Мессьє 61 </text:p>
          </table:table-cell>
          <table:table-cell office:value-type="string" calcext:value-type="string">
            <text:p>Messier object 061.jpg </text:p>
          </table:table-cell>
          <table:table-cell office:value-type="string" calcext:value-type="string">
            <text:p>Спіральна галактика </text:p>
          </table:table-cell>
          <table:table-cell office:value-type="string" calcext:value-type="string">
            <text:p>Діва </text:p>
          </table:table-cell>
          <table:table-cell office:value-type="float" office:value="60000" calcext:value-type="float">
            <text:p>6000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12h 21,9m s </text:p>
          </table:table-cell>
          <table:table-cell office:value-type="string" calcext:value-type="string">
            <text:p>+04° 28′ ″ </text:p>
          </table:table-cell>
          <table:table-cell office:value-type="string" calcext:value-type="string">
            <text:p>6×5' </text:p>
          </table:table-cell>
          <table:table-cell table:number-columns-repeated="2"/>
          <table:table-cell table:style-name="ce6" table:formula="of:=SUBSTITUTE(SUBSTITUTE(SUBSTITUTE([.I62];&quot;h &quot;;&quot;:&quot;) ;&quot;m s&quot;;&quot;&quot;); &quot;,&quot;; &quot;:&quot;)" office:value-type="string" office:string-value="12:21:9 " calcext:value-type="string">
            <text:p>12:21:9 </text:p>
          </table:table-cell>
          <table:table-cell table:style-name="ce6" table:formula="of:=TIMEVALUE([.N62])" office:value-type="float" office:value="0.5146875" calcext:value-type="float">
            <text:p>0.5146875</text:p>
          </table:table-cell>
          <table:table-cell table:style-name="ce6" table:formula="of:=SUBSTITUTE(SUBSTITUTE(SUBSTITUTE([.J62];&quot;° &quot;;&quot;.&quot;) ;&quot;′ ″ &quot;;&quot;&quot;); &quot;−&quot;; &quot;-&quot;)" office:value-type="string" office:string-value="+04.28" calcext:value-type="string">
            <text:p>+04.28</text:p>
          </table:table-cell>
          <table:table-cell table:style-name="ce6" table:formula="of:=([.P62]-ROUNDDOWN([.P62];0))" office:value-type="float" office:value="0.28" calcext:value-type="float">
            <text:p>0.28</text:p>
          </table:table-cell>
          <table:table-cell table:style-name="ce3" table:formula="of:=[.P62]+[.Q62]/6*4" office:value-type="float" office:value="4.46666666666667" calcext:value-type="float">
            <text:p>4.4666666667</text:p>
          </table:table-cell>
          <table:table-cell table:style-name="ce3" table:formula="of:=ROUND([.R62]; 2)" office:value-type="float" office:value="4.47" calcext:value-type="float">
            <text:p>4.47</text:p>
          </table:table-cell>
          <table:table-cell table:style-name="ce3" table:formula="of:=SUBSTITUTE(SUBSTITUTE([.K62]; &quot;' &quot;; &quot;&quot;); &quot;′ &quot;; &quot;&quot;)" office:value-type="string" office:string-value="6×5" calcext:value-type="string">
            <text:p>6×5</text:p>
          </table:table-cell>
          <table:table-cell table:style-name="ce3" table:formula="of:=CONCATENATE(SUBSTITUTE([.T62]; &quot;×&quot;; &quot;+&quot;); &quot;i&quot;)" office:value-type="string" office:string-value="6+5i" calcext:value-type="string">
            <text:p>6+5i</text:p>
          </table:table-cell>
          <table:table-cell table:style-name="ce8" table:formula="of:=IMREAL([.U62])/60" office:value-type="float" office:value="0.1" calcext:value-type="float">
            <text:p>0.10</text:p>
          </table:table-cell>
          <table:table-cell table:style-name="ce8" table:formula="of:=IMAGINARY([.U62])/60" office:value-type="float" office:value="0.0833333333333333" calcext:value-type="float">
            <text:p>0.08</text:p>
          </table:table-cell>
          <table:table-cell table:style-name="ce8" table:formula="of:=IF([.V62]=0; [.W62]; [.V62])" office:value-type="float" office:value="0.1" calcext:value-type="float">
            <text:p>0.10</text:p>
          </table:table-cell>
          <table:table-cell/>
          <table:table-cell table:style-name="ce3" table:formula="of:=VLOOKUP([.E69];[Sheet3.A$1:.B$7];2)" office:value-type="string" office:string-value="darkorange" calcext:value-type="string">
            <text:p>darkorange</text:p>
          </table:table-cell>
          <table:table-cell/>
          <table:table-cell table:style-name="ce9" office:value-type="float" office:value="61" calcext:value-type="float">
            <text:p>061</text:p>
          </table:table-cell>
          <table:table-cell/>
          <table:table-cell table:formula="of:=SUBSTITUTE(TRIM([.D62]);&quot; &quot;;&quot;_&quot;)" office:value-type="string" office:string-value="Messier_object_061.jpg" calcext:value-type="string">
            <text:p>Messier_object_061.jpg</text:p>
          </table:table-cell>
          <table:table-cell/>
          <table:table-cell table:style-name="ce1" table:formula="of:=CONCATENATE(&quot;https://en.wikipedia.org/wiki/File:&quot;;[.AD62])" office:value-type="string" office:string-value="https://en.wikipedia.org/wiki/File:Messier_object_061.jpg" calcext:value-type="string">
            <text:p>https://en.wikipedia.org/wiki/File:Messier_object_061.jpg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62[63] </text:p>
          </table:table-cell>
          <table:table-cell office:value-type="string" calcext:value-type="string">
            <text:p>NGC 6266 </text:p>
          </table:table-cell>
          <table:table-cell office:value-type="string" calcext:value-type="string">
            <text:p>Мессьє 62 </text:p>
          </table:table-cell>
          <table:table-cell office:value-type="string" calcext:value-type="string">
            <text:p>Messier object 062.jpg </text:p>
          </table:table-cell>
          <table:table-cell office:value-type="string" calcext:value-type="string">
            <text:p>Кулясте скупчення </text:p>
          </table:table-cell>
          <table:table-cell office:value-type="string" calcext:value-type="string">
            <text:p>Змієносець 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7h 01,2m s </text:p>
          </table:table-cell>
          <table:table-cell office:value-type="string" calcext:value-type="string">
            <text:p>-30° 07′ ″ </text:p>
          </table:table-cell>
          <table:table-cell office:value-type="string" calcext:value-type="string">
            <text:p>14' </text:p>
          </table:table-cell>
          <table:table-cell table:number-columns-repeated="2"/>
          <table:table-cell table:style-name="ce6" table:formula="of:=SUBSTITUTE(SUBSTITUTE(SUBSTITUTE([.I63];&quot;h &quot;;&quot;:&quot;) ;&quot;m s&quot;;&quot;&quot;); &quot;,&quot;; &quot;:&quot;)" office:value-type="string" office:string-value="17:01:2 " calcext:value-type="string">
            <text:p>17:01:2 </text:p>
          </table:table-cell>
          <table:table-cell table:style-name="ce6" table:formula="of:=TIMEVALUE([.N63])" office:value-type="float" office:value="0.709050925925926" calcext:value-type="float">
            <text:p>0.7090509259</text:p>
          </table:table-cell>
          <table:table-cell table:style-name="ce6" table:formula="of:=SUBSTITUTE(SUBSTITUTE(SUBSTITUTE([.J63];&quot;° &quot;;&quot;.&quot;) ;&quot;′ ″ &quot;;&quot;&quot;); &quot;−&quot;; &quot;-&quot;)" office:value-type="string" office:string-value="-30.07" calcext:value-type="string">
            <text:p>-30.07</text:p>
          </table:table-cell>
          <table:table-cell table:style-name="ce6" table:formula="of:=([.P63]-ROUNDDOWN([.P63];0))" office:value-type="float" office:value="-0.0700000000000003" calcext:value-type="float">
            <text:p>-0.07</text:p>
          </table:table-cell>
          <table:table-cell table:style-name="ce3" table:formula="of:=[.P63]+[.Q63]/6*4" office:value-type="float" office:value="-30.1166666666667" calcext:value-type="float">
            <text:p>-30.1166666667</text:p>
          </table:table-cell>
          <table:table-cell table:style-name="ce3" table:formula="of:=ROUND([.R63]; 2)" office:value-type="float" office:value="-30.12" calcext:value-type="float">
            <text:p>-30.12</text:p>
          </table:table-cell>
          <table:table-cell table:style-name="ce3" table:formula="of:=SUBSTITUTE(SUBSTITUTE([.K63]; &quot;' &quot;; &quot;&quot;); &quot;′ &quot;; &quot;&quot;)" office:value-type="string" office:string-value="14" calcext:value-type="string">
            <text:p>14</text:p>
          </table:table-cell>
          <table:table-cell table:style-name="ce3" table:formula="of:=CONCATENATE(SUBSTITUTE([.T63]; &quot;×&quot;; &quot;+&quot;); &quot;i&quot;)" office:value-type="string" office:string-value="14i" calcext:value-type="string">
            <text:p>14i</text:p>
          </table:table-cell>
          <table:table-cell table:style-name="ce8" table:formula="of:=IMREAL([.U63])/60" office:value-type="float" office:value="0" calcext:value-type="float">
            <text:p>0.00</text:p>
          </table:table-cell>
          <table:table-cell table:style-name="ce8" table:formula="of:=IMAGINARY([.U63])/60" office:value-type="float" office:value="0.233333333333333" calcext:value-type="float">
            <text:p>0.23</text:p>
          </table:table-cell>
          <table:table-cell table:style-name="ce8" table:formula="of:=IF([.V63]=0; [.W63]; [.V63])" office:value-type="float" office:value="0.233333333333333" calcext:value-type="float">
            <text:p>0.23</text:p>
          </table:table-cell>
          <table:table-cell/>
          <table:table-cell table:style-name="ce3" table:formula="of:=VLOOKUP([.E70];[Sheet3.A$1:.B$7];2)" office:value-type="string" office:string-value="darkorange" calcext:value-type="string">
            <text:p>darkorange</text:p>
          </table:table-cell>
          <table:table-cell/>
          <table:table-cell table:style-name="ce9" office:value-type="float" office:value="62" calcext:value-type="float">
            <text:p>062</text:p>
          </table:table-cell>
          <table:table-cell/>
          <table:table-cell table:formula="of:=SUBSTITUTE(TRIM([.D63]);&quot; &quot;;&quot;_&quot;)" office:value-type="string" office:string-value="Messier_object_062.jpg" calcext:value-type="string">
            <text:p>Messier_object_062.jpg</text:p>
          </table:table-cell>
          <table:table-cell/>
          <table:table-cell table:style-name="ce1" table:formula="of:=CONCATENATE(&quot;https://en.wikipedia.org/wiki/File:&quot;;[.AD63])" office:value-type="string" office:string-value="https://en.wikipedia.org/wiki/File:Messier_object_062.jpg" calcext:value-type="string">
            <text:p>https://en.wikipedia.org/wiki/File:Messier_object_062.jpg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63[64] </text:p>
          </table:table-cell>
          <table:table-cell office:value-type="string" calcext:value-type="string">
            <text:p>NGC 5055 </text:p>
          </table:table-cell>
          <table:table-cell office:value-type="string" calcext:value-type="string">
            <text:p>Галактика Соняшник </text:p>
          </table:table-cell>
          <table:table-cell office:value-type="string" calcext:value-type="string">
            <text:p>Messier 63 GALEX WikiSky.jpg </text:p>
          </table:table-cell>
          <table:table-cell office:value-type="string" calcext:value-type="string">
            <text:p>Спіральна галактика </text:p>
          </table:table-cell>
          <table:table-cell office:value-type="string" calcext:value-type="string">
            <text:p>Гончі Пси </text:p>
          </table:table-cell>
          <table:table-cell office:value-type="float" office:value="37000" calcext:value-type="float">
            <text:p>37000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13h 15,8m s </text:p>
          </table:table-cell>
          <table:table-cell office:value-type="string" calcext:value-type="string">
            <text:p>+42° 02′ ″ </text:p>
          </table:table-cell>
          <table:table-cell office:value-type="string" calcext:value-type="string">
            <text:p>10×6' </text:p>
          </table:table-cell>
          <table:table-cell table:number-columns-repeated="2"/>
          <table:table-cell table:style-name="ce6" table:formula="of:=SUBSTITUTE(SUBSTITUTE(SUBSTITUTE([.I64];&quot;h &quot;;&quot;:&quot;) ;&quot;m s&quot;;&quot;&quot;); &quot;,&quot;; &quot;:&quot;)" office:value-type="string" office:string-value="13:15:8 " calcext:value-type="string">
            <text:p>13:15:8 </text:p>
          </table:table-cell>
          <table:table-cell table:style-name="ce6" table:formula="of:=TIMEVALUE([.N64])" office:value-type="float" office:value="0.552175925925926" calcext:value-type="float">
            <text:p>0.5521759259</text:p>
          </table:table-cell>
          <table:table-cell table:style-name="ce6" table:formula="of:=SUBSTITUTE(SUBSTITUTE(SUBSTITUTE([.J64];&quot;° &quot;;&quot;.&quot;) ;&quot;′ ″ &quot;;&quot;&quot;); &quot;−&quot;; &quot;-&quot;)" office:value-type="string" office:string-value="+42.02" calcext:value-type="string">
            <text:p>+42.02</text:p>
          </table:table-cell>
          <table:table-cell table:style-name="ce6" table:formula="of:=([.P64]-ROUNDDOWN([.P64];0))" office:value-type="float" office:value="0.0200000000000031" calcext:value-type="float">
            <text:p>0.02</text:p>
          </table:table-cell>
          <table:table-cell table:style-name="ce3" table:formula="of:=[.P64]+[.Q64]/6*4" office:value-type="float" office:value="42.0333333333333" calcext:value-type="float">
            <text:p>42.0333333333</text:p>
          </table:table-cell>
          <table:table-cell table:style-name="ce3" table:formula="of:=ROUND([.R64]; 2)" office:value-type="float" office:value="42.03" calcext:value-type="float">
            <text:p>42.03</text:p>
          </table:table-cell>
          <table:table-cell table:style-name="ce3" table:formula="of:=SUBSTITUTE(SUBSTITUTE([.K64]; &quot;' &quot;; &quot;&quot;); &quot;′ &quot;; &quot;&quot;)" office:value-type="string" office:string-value="10×6" calcext:value-type="string">
            <text:p>10×6</text:p>
          </table:table-cell>
          <table:table-cell table:style-name="ce3" table:formula="of:=CONCATENATE(SUBSTITUTE([.T64]; &quot;×&quot;; &quot;+&quot;); &quot;i&quot;)" office:value-type="string" office:string-value="10+6i" calcext:value-type="string">
            <text:p>10+6i</text:p>
          </table:table-cell>
          <table:table-cell table:style-name="ce8" table:formula="of:=IMREAL([.U64])/60" office:value-type="float" office:value="0.166666666666667" calcext:value-type="float">
            <text:p>0.17</text:p>
          </table:table-cell>
          <table:table-cell table:style-name="ce8" table:formula="of:=IMAGINARY([.U64])/60" office:value-type="float" office:value="0.1" calcext:value-type="float">
            <text:p>0.10</text:p>
          </table:table-cell>
          <table:table-cell table:style-name="ce8" table:formula="of:=IF([.V64]=0; [.W64]; [.V64])" office:value-type="float" office:value="0.166666666666667" calcext:value-type="float">
            <text:p>0.17</text:p>
          </table:table-cell>
          <table:table-cell/>
          <table:table-cell table:style-name="ce3" table:formula="of:=VLOOKUP([.E71];[Sheet3.A$1:.B$7];2)" office:value-type="string" office:string-value="darkorange" calcext:value-type="string">
            <text:p>darkorange</text:p>
          </table:table-cell>
          <table:table-cell/>
          <table:table-cell table:style-name="ce9" office:value-type="float" office:value="63" calcext:value-type="float">
            <text:p>063</text:p>
          </table:table-cell>
          <table:table-cell/>
          <table:table-cell table:formula="of:=SUBSTITUTE(TRIM([.D64]);&quot; &quot;;&quot;_&quot;)" office:value-type="string" office:string-value="Messier_63_GALEX_WikiSky.jpg" calcext:value-type="string">
            <text:p>Messier_63_GALEX_WikiSky.jpg</text:p>
          </table:table-cell>
          <table:table-cell/>
          <table:table-cell table:style-name="ce1" table:formula="of:=CONCATENATE(&quot;https://en.wikipedia.org/wiki/File:&quot;;[.AD64])" office:value-type="string" office:string-value="https://en.wikipedia.org/wiki/File:Messier_63_GALEX_WikiSky.jpg" calcext:value-type="string">
            <text:p>https://en.wikipedia.org/wiki/File:Messier_63_GALEX_WikiSky.jpg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64[65] </text:p>
          </table:table-cell>
          <table:table-cell office:value-type="string" calcext:value-type="string">
            <text:p>NGC 4826 </text:p>
          </table:table-cell>
          <table:table-cell office:value-type="string" calcext:value-type="string">
            <text:p>Галактика Спляча Красуня </text:p>
          </table:table-cell>
          <table:table-cell office:value-type="string" calcext:value-type="string">
            <text:p>Blackeyegalaxy.jpg </text:p>
          </table:table-cell>
          <table:table-cell office:value-type="string" calcext:value-type="string">
            <text:p>Спіральна галактика </text:p>
          </table:table-cell>
          <table:table-cell office:value-type="string" calcext:value-type="string">
            <text:p>Волосся Вероніки </text:p>
          </table:table-cell>
          <table:table-cell office:value-type="float" office:value="12000" calcext:value-type="float">
            <text:p>12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2h 56,7m s </text:p>
          </table:table-cell>
          <table:table-cell office:value-type="string" calcext:value-type="string">
            <text:p>+21° 41′ ″ </text:p>
          </table:table-cell>
          <table:table-cell office:value-type="string" calcext:value-type="string">
            <text:p>9×5' </text:p>
          </table:table-cell>
          <table:table-cell table:number-columns-repeated="2"/>
          <table:table-cell table:style-name="ce6" table:formula="of:=SUBSTITUTE(SUBSTITUTE(SUBSTITUTE([.I65];&quot;h &quot;;&quot;:&quot;) ;&quot;m s&quot;;&quot;&quot;); &quot;,&quot;; &quot;:&quot;)" office:value-type="string" office:string-value="12:56:7 " calcext:value-type="string">
            <text:p>12:56:7 </text:p>
          </table:table-cell>
          <table:table-cell table:style-name="ce6" table:formula="of:=TIMEVALUE([.N65])" office:value-type="float" office:value="0.538969907407407" calcext:value-type="float">
            <text:p>0.5389699074</text:p>
          </table:table-cell>
          <table:table-cell table:style-name="ce6" table:formula="of:=SUBSTITUTE(SUBSTITUTE(SUBSTITUTE([.J65];&quot;° &quot;;&quot;.&quot;) ;&quot;′ ″ &quot;;&quot;&quot;); &quot;−&quot;; &quot;-&quot;)" office:value-type="string" office:string-value="+21.41" calcext:value-type="string">
            <text:p>+21.41</text:p>
          </table:table-cell>
          <table:table-cell table:style-name="ce6" table:formula="of:=([.P65]-ROUNDDOWN([.P65];0))" office:value-type="float" office:value="0.41" calcext:value-type="float">
            <text:p>0.41</text:p>
          </table:table-cell>
          <table:table-cell table:style-name="ce3" table:formula="of:=[.P65]+[.Q65]/6*4" office:value-type="float" office:value="21.6833333333333" calcext:value-type="float">
            <text:p>21.6833333333</text:p>
          </table:table-cell>
          <table:table-cell table:style-name="ce3" table:formula="of:=ROUND([.R65]; 2)" office:value-type="float" office:value="21.68" calcext:value-type="float">
            <text:p>21.68</text:p>
          </table:table-cell>
          <table:table-cell table:style-name="ce3" table:formula="of:=SUBSTITUTE(SUBSTITUTE([.K65]; &quot;' &quot;; &quot;&quot;); &quot;′ &quot;; &quot;&quot;)" office:value-type="string" office:string-value="9×5" calcext:value-type="string">
            <text:p>9×5</text:p>
          </table:table-cell>
          <table:table-cell table:style-name="ce3" table:formula="of:=CONCATENATE(SUBSTITUTE([.T65]; &quot;×&quot;; &quot;+&quot;); &quot;i&quot;)" office:value-type="string" office:string-value="9+5i" calcext:value-type="string">
            <text:p>9+5i</text:p>
          </table:table-cell>
          <table:table-cell table:style-name="ce8" table:formula="of:=IMREAL([.U65])/60" office:value-type="float" office:value="0.15" calcext:value-type="float">
            <text:p>0.15</text:p>
          </table:table-cell>
          <table:table-cell table:style-name="ce8" table:formula="of:=IMAGINARY([.U65])/60" office:value-type="float" office:value="0.0833333333333333" calcext:value-type="float">
            <text:p>0.08</text:p>
          </table:table-cell>
          <table:table-cell table:style-name="ce8" table:formula="of:=IF([.V65]=0; [.W65]; [.V65])" office:value-type="float" office:value="0.15" calcext:value-type="float">
            <text:p>0.15</text:p>
          </table:table-cell>
          <table:table-cell/>
          <table:table-cell table:style-name="ce3" table:formula="of:=VLOOKUP([.E72];[Sheet3.A$1:.B$7];2)" office:value-type="string" office:string-value="darkorange" calcext:value-type="string">
            <text:p>darkorange</text:p>
          </table:table-cell>
          <table:table-cell/>
          <table:table-cell table:style-name="ce9" office:value-type="float" office:value="64" calcext:value-type="float">
            <text:p>064</text:p>
          </table:table-cell>
          <table:table-cell/>
          <table:table-cell table:formula="of:=SUBSTITUTE(TRIM([.D65]);&quot; &quot;;&quot;_&quot;)" office:value-type="string" office:string-value="Blackeyegalaxy.jpg" calcext:value-type="string">
            <text:p>Blackeyegalaxy.jpg</text:p>
          </table:table-cell>
          <table:table-cell/>
          <table:table-cell table:style-name="ce1" table:formula="of:=CONCATENATE(&quot;https://en.wikipedia.org/wiki/File:&quot;;[.AD65])" office:value-type="string" office:string-value="https://en.wikipedia.org/wiki/File:Blackeyegalaxy.jpg" calcext:value-type="string">
            <text:p>https://en.wikipedia.org/wiki/File:Blackeyegalaxy.jpg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65[66] </text:p>
          </table:table-cell>
          <table:table-cell office:value-type="string" calcext:value-type="string">
            <text:p>NGC 3623 </text:p>
          </table:table-cell>
          <table:table-cell office:value-type="string" calcext:value-type="string">
            <text:p>Мессьє 65 </text:p>
          </table:table-cell>
          <table:table-cell office:value-type="string" calcext:value-type="string">
            <text:p>M65.jpg </text:p>
          </table:table-cell>
          <table:table-cell office:value-type="string" calcext:value-type="string">
            <text:p>Спіральна галактика </text:p>
          </table:table-cell>
          <table:table-cell office:value-type="string" calcext:value-type="string">
            <text:p>Лев </text:p>
          </table:table-cell>
          <table:table-cell office:value-type="float" office:value="35000" calcext:value-type="float">
            <text:p>3500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11h 18,9m s </text:p>
          </table:table-cell>
          <table:table-cell office:value-type="string" calcext:value-type="string">
            <text:p>+13° 05′ ″ </text:p>
          </table:table-cell>
          <table:table-cell office:value-type="string" calcext:value-type="string">
            <text:p>8×2' </text:p>
          </table:table-cell>
          <table:table-cell table:number-columns-repeated="2"/>
          <table:table-cell table:style-name="ce6" table:formula="of:=SUBSTITUTE(SUBSTITUTE(SUBSTITUTE([.I66];&quot;h &quot;;&quot;:&quot;) ;&quot;m s&quot;;&quot;&quot;); &quot;,&quot;; &quot;:&quot;)" office:value-type="string" office:string-value="11:18:9 " calcext:value-type="string">
            <text:p>11:18:9 </text:p>
          </table:table-cell>
          <table:table-cell table:style-name="ce6" table:formula="of:=TIMEVALUE([.N66])" office:value-type="float" office:value="0.4709375" calcext:value-type="float">
            <text:p>0.4709375</text:p>
          </table:table-cell>
          <table:table-cell table:style-name="ce6" table:formula="of:=SUBSTITUTE(SUBSTITUTE(SUBSTITUTE([.J66];&quot;° &quot;;&quot;.&quot;) ;&quot;′ ″ &quot;;&quot;&quot;); &quot;−&quot;; &quot;-&quot;)" office:value-type="string" office:string-value="+13.05" calcext:value-type="string">
            <text:p>+13.05</text:p>
          </table:table-cell>
          <table:table-cell table:style-name="ce6" table:formula="of:=([.P66]-ROUNDDOWN([.P66];0))" office:value-type="float" office:value="0.0500000000000007" calcext:value-type="float">
            <text:p>0.05</text:p>
          </table:table-cell>
          <table:table-cell table:style-name="ce3" table:formula="of:=[.P66]+[.Q66]/6*4" office:value-type="float" office:value="13.0833333333333" calcext:value-type="float">
            <text:p>13.0833333333</text:p>
          </table:table-cell>
          <table:table-cell table:style-name="ce3" table:formula="of:=ROUND([.R66]; 2)" office:value-type="float" office:value="13.08" calcext:value-type="float">
            <text:p>13.08</text:p>
          </table:table-cell>
          <table:table-cell table:style-name="ce3" table:formula="of:=SUBSTITUTE(SUBSTITUTE([.K66]; &quot;' &quot;; &quot;&quot;); &quot;′ &quot;; &quot;&quot;)" office:value-type="string" office:string-value="8×2" calcext:value-type="string">
            <text:p>8×2</text:p>
          </table:table-cell>
          <table:table-cell table:style-name="ce3" table:formula="of:=CONCATENATE(SUBSTITUTE([.T66]; &quot;×&quot;; &quot;+&quot;); &quot;i&quot;)" office:value-type="string" office:string-value="8+2i" calcext:value-type="string">
            <text:p>8+2i</text:p>
          </table:table-cell>
          <table:table-cell table:style-name="ce8" table:formula="of:=IMREAL([.U66])/60" office:value-type="float" office:value="0.133333333333333" calcext:value-type="float">
            <text:p>0.13</text:p>
          </table:table-cell>
          <table:table-cell table:style-name="ce8" table:formula="of:=IMAGINARY([.U66])/60" office:value-type="float" office:value="0.0333333333333333" calcext:value-type="float">
            <text:p>0.03</text:p>
          </table:table-cell>
          <table:table-cell table:style-name="ce8" table:formula="of:=IF([.V66]=0; [.W66]; [.V66])" office:value-type="float" office:value="0.133333333333333" calcext:value-type="float">
            <text:p>0.13</text:p>
          </table:table-cell>
          <table:table-cell/>
          <table:table-cell table:style-name="ce3" table:formula="of:=VLOOKUP([.E73];[Sheet3.A$1:.B$7];2)" office:value-type="string" office:string-value="darkorange" calcext:value-type="string">
            <text:p>darkorange</text:p>
          </table:table-cell>
          <table:table-cell/>
          <table:table-cell table:style-name="ce9" office:value-type="float" office:value="65" calcext:value-type="float">
            <text:p>065</text:p>
          </table:table-cell>
          <table:table-cell/>
          <table:table-cell table:formula="of:=SUBSTITUTE(TRIM([.D66]);&quot; &quot;;&quot;_&quot;)" office:value-type="string" office:string-value="M65.jpg" calcext:value-type="string">
            <text:p>M65.jpg</text:p>
          </table:table-cell>
          <table:table-cell/>
          <table:table-cell table:style-name="ce1" table:formula="of:=CONCATENATE(&quot;https://en.wikipedia.org/wiki/File:&quot;;[.AD66])" office:value-type="string" office:string-value="https://en.wikipedia.org/wiki/File:M65.jpg" calcext:value-type="string">
            <text:p>https://en.wikipedia.org/wiki/File:M65.jpg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66[67] </text:p>
          </table:table-cell>
          <table:table-cell office:value-type="string" calcext:value-type="string">
            <text:p>NGC 3627 </text:p>
          </table:table-cell>
          <table:table-cell office:value-type="string" calcext:value-type="string">
            <text:p>Мессьє 66 </text:p>
          </table:table-cell>
          <table:table-cell office:value-type="string" calcext:value-type="string">
            <text:p>Sig05-016.jpg </text:p>
          </table:table-cell>
          <table:table-cell office:value-type="string" calcext:value-type="string">
            <text:p>Пекулярна галактика </text:p>
          </table:table-cell>
          <table:table-cell office:value-type="string" calcext:value-type="string">
            <text:p>Лев </text:p>
          </table:table-cell>
          <table:table-cell office:value-type="float" office:value="35000" calcext:value-type="float">
            <text:p>35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1h 20,2m s </text:p>
          </table:table-cell>
          <table:table-cell office:value-type="string" calcext:value-type="string">
            <text:p>+12° 59′ ″ </text:p>
          </table:table-cell>
          <table:table-cell office:value-type="string" calcext:value-type="string">
            <text:p>8×3' </text:p>
          </table:table-cell>
          <table:table-cell table:number-columns-repeated="2"/>
          <table:table-cell table:style-name="ce6" table:formula="of:=SUBSTITUTE(SUBSTITUTE(SUBSTITUTE([.I67];&quot;h &quot;;&quot;:&quot;) ;&quot;m s&quot;;&quot;&quot;); &quot;,&quot;; &quot;:&quot;)" office:value-type="string" office:string-value="11:20:2 " calcext:value-type="string">
            <text:p>11:20:2 </text:p>
          </table:table-cell>
          <table:table-cell table:style-name="ce6" table:formula="of:=TIMEVALUE([.N67])" office:value-type="float" office:value="0.47224537037037" calcext:value-type="float">
            <text:p>0.4722453704</text:p>
          </table:table-cell>
          <table:table-cell table:style-name="ce6" table:formula="of:=SUBSTITUTE(SUBSTITUTE(SUBSTITUTE([.J67];&quot;° &quot;;&quot;.&quot;) ;&quot;′ ″ &quot;;&quot;&quot;); &quot;−&quot;; &quot;-&quot;)" office:value-type="string" office:string-value="+12.59" calcext:value-type="string">
            <text:p>+12.59</text:p>
          </table:table-cell>
          <table:table-cell table:style-name="ce6" table:formula="of:=([.P67]-ROUNDDOWN([.P67];0))" office:value-type="float" office:value="0.59" calcext:value-type="float">
            <text:p>0.59</text:p>
          </table:table-cell>
          <table:table-cell table:style-name="ce3" table:formula="of:=[.P67]+[.Q67]/6*4" office:value-type="float" office:value="12.9833333333333" calcext:value-type="float">
            <text:p>12.9833333333</text:p>
          </table:table-cell>
          <table:table-cell table:style-name="ce3" table:formula="of:=ROUND([.R67]; 2)" office:value-type="float" office:value="12.98" calcext:value-type="float">
            <text:p>12.98</text:p>
          </table:table-cell>
          <table:table-cell table:style-name="ce3" table:formula="of:=SUBSTITUTE(SUBSTITUTE([.K67]; &quot;' &quot;; &quot;&quot;); &quot;′ &quot;; &quot;&quot;)" office:value-type="string" office:string-value="8×3" calcext:value-type="string">
            <text:p>8×3</text:p>
          </table:table-cell>
          <table:table-cell table:style-name="ce3" table:formula="of:=CONCATENATE(SUBSTITUTE([.T67]; &quot;×&quot;; &quot;+&quot;); &quot;i&quot;)" office:value-type="string" office:string-value="8+3i" calcext:value-type="string">
            <text:p>8+3i</text:p>
          </table:table-cell>
          <table:table-cell table:style-name="ce8" table:formula="of:=IMREAL([.U67])/60" office:value-type="float" office:value="0.133333333333333" calcext:value-type="float">
            <text:p>0.13</text:p>
          </table:table-cell>
          <table:table-cell table:style-name="ce8" table:formula="of:=IMAGINARY([.U67])/60" office:value-type="float" office:value="0.05" calcext:value-type="float">
            <text:p>0.05</text:p>
          </table:table-cell>
          <table:table-cell table:style-name="ce8" table:formula="of:=IF([.V67]=0; [.W67]; [.V67])" office:value-type="float" office:value="0.133333333333333" calcext:value-type="float">
            <text:p>0.13</text:p>
          </table:table-cell>
          <table:table-cell/>
          <table:table-cell table:style-name="ce3" table:formula="of:=VLOOKUP([.E74];[Sheet3.A$1:.B$7];2)" office:value-type="string" office:string-value="" calcext:value-type="error">
            <text:p>#N/A</text:p>
          </table:table-cell>
          <table:table-cell/>
          <table:table-cell table:style-name="ce9" office:value-type="float" office:value="66" calcext:value-type="float">
            <text:p>066</text:p>
          </table:table-cell>
          <table:table-cell/>
          <table:table-cell table:formula="of:=SUBSTITUTE(TRIM([.D67]);&quot; &quot;;&quot;_&quot;)" office:value-type="string" office:string-value="Sig05-016.jpg" calcext:value-type="string">
            <text:p>Sig05-016.jpg</text:p>
          </table:table-cell>
          <table:table-cell/>
          <table:table-cell table:style-name="ce1" table:formula="of:=CONCATENATE(&quot;https://en.wikipedia.org/wiki/File:&quot;;[.AD67])" office:value-type="string" office:string-value="https://en.wikipedia.org/wiki/File:Sig05-016.jpg" calcext:value-type="string">
            <text:p>https://en.wikipedia.org/wiki/File:Sig05-016.jpg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67[68] </text:p>
          </table:table-cell>
          <table:table-cell office:value-type="string" calcext:value-type="string">
            <text:p>NGC 2682 </text:p>
          </table:table-cell>
          <table:table-cell office:value-type="string" calcext:value-type="string">
            <text:p>Мессьє 67 </text:p>
          </table:table-cell>
          <table:table-cell office:value-type="string" calcext:value-type="string">
            <text:p>Messier object 067.jpg </text:p>
          </table:table-cell>
          <table:table-cell office:value-type="string" calcext:value-type="string">
            <text:p>Розсіяне скупчення </text:p>
          </table:table-cell>
          <table:table-cell office:value-type="string" calcext:value-type="string">
            <text:p>Рак </text:p>
          </table:table-cell>
          <table:table-cell office:value-type="float" office:value="2.25" calcext:value-type="float">
            <text:p>2.2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08h 51,4m s </text:p>
          </table:table-cell>
          <table:table-cell office:value-type="string" calcext:value-type="string">
            <text:p>+11° 49′ ″ </text:p>
          </table:table-cell>
          <table:table-cell office:value-type="string" calcext:value-type="string">
            <text:p>30' 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6" table:formula="of:=SUBSTITUTE(SUBSTITUTE(SUBSTITUTE([.I68];&quot;h &quot;;&quot;:&quot;) ;&quot;m s&quot;;&quot;&quot;); &quot;,&quot;; &quot;:&quot;)" office:value-type="string" office:string-value="08:51:4 " calcext:value-type="string">
            <text:p>08:51:4 </text:p>
          </table:table-cell>
          <table:table-cell table:style-name="ce6" table:formula="of:=TIMEVALUE([.N68])" office:value-type="float" office:value="0.368796296296296" calcext:value-type="float">
            <text:p>0.3687962963</text:p>
          </table:table-cell>
          <table:table-cell table:style-name="ce6" table:formula="of:=SUBSTITUTE(SUBSTITUTE(SUBSTITUTE([.J68];&quot;° &quot;;&quot;.&quot;) ;&quot;′ ″ &quot;;&quot;&quot;); &quot;−&quot;; &quot;-&quot;)" office:value-type="string" office:string-value="+11.49" calcext:value-type="string">
            <text:p>+11.49</text:p>
          </table:table-cell>
          <table:table-cell table:style-name="ce6" table:formula="of:=([.P68]-ROUNDDOWN([.P68];0))" office:value-type="float" office:value="0.49" calcext:value-type="float">
            <text:p>0.49</text:p>
          </table:table-cell>
          <table:table-cell table:style-name="ce3" table:formula="of:=[.P68]+[.Q68]/6*4" office:value-type="float" office:value="11.8166666666667" calcext:value-type="float">
            <text:p>11.8166666667</text:p>
          </table:table-cell>
          <table:table-cell table:style-name="ce3" table:formula="of:=ROUND([.R68]; 2)" office:value-type="float" office:value="11.82" calcext:value-type="float">
            <text:p>11.82</text:p>
          </table:table-cell>
          <table:table-cell table:style-name="ce3" table:formula="of:=SUBSTITUTE(SUBSTITUTE([.K68]; &quot;' &quot;; &quot;&quot;); &quot;′ &quot;; &quot;&quot;)" office:value-type="string" office:string-value="30" calcext:value-type="string">
            <text:p>30</text:p>
          </table:table-cell>
          <table:table-cell table:style-name="ce3" table:formula="of:=CONCATENATE(SUBSTITUTE([.T68]; &quot;×&quot;; &quot;+&quot;); &quot;i&quot;)" office:value-type="string" office:string-value="30i" calcext:value-type="string">
            <text:p>30i</text:p>
          </table:table-cell>
          <table:table-cell table:style-name="ce8" table:formula="of:=IMREAL([.U68])/60" office:value-type="float" office:value="0" calcext:value-type="float">
            <text:p>0.00</text:p>
          </table:table-cell>
          <table:table-cell table:style-name="ce8" table:formula="of:=IMAGINARY([.U68])/60" office:value-type="float" office:value="0.5" calcext:value-type="float">
            <text:p>0.50</text:p>
          </table:table-cell>
          <table:table-cell table:style-name="ce8" table:formula="of:=IF([.V68]=0; [.W68]; [.V68])" office:value-type="float" office:value="0.5" calcext:value-type="float">
            <text:p>0.50</text:p>
          </table:table-cell>
          <table:table-cell/>
          <table:table-cell table:style-name="ce3" table:formula="of:=VLOOKUP([.E75];[Sheet3.A$1:.B$7];2)" office:value-type="string" office:string-value="darkviolet" calcext:value-type="string">
            <text:p>darkviolet</text:p>
          </table:table-cell>
          <table:table-cell/>
          <table:table-cell table:style-name="ce9" office:value-type="float" office:value="67" calcext:value-type="float">
            <text:p>067</text:p>
          </table:table-cell>
          <table:table-cell/>
          <table:table-cell table:formula="of:=SUBSTITUTE(TRIM([.D68]);&quot; &quot;;&quot;_&quot;)" office:value-type="string" office:string-value="Messier_object_067.jpg" calcext:value-type="string">
            <text:p>Messier_object_067.jpg</text:p>
          </table:table-cell>
          <table:table-cell/>
          <table:table-cell table:style-name="ce1" table:formula="of:=CONCATENATE(&quot;https://en.wikipedia.org/wiki/File:&quot;;[.AD68])" office:value-type="string" office:string-value="https://en.wikipedia.org/wiki/File:Messier_object_067.jpg" calcext:value-type="string">
            <text:p>https://en.wikipedia.org/wiki/File:Messier_object_067.jpg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68[69] </text:p>
          </table:table-cell>
          <table:table-cell office:value-type="string" calcext:value-type="string">
            <text:p>NGC 4590 </text:p>
          </table:table-cell>
          <table:table-cell office:value-type="string" calcext:value-type="string">
            <text:p>Мессьє 68 </text:p>
          </table:table-cell>
          <table:table-cell office:value-type="string" calcext:value-type="string">
            <text:p>Messier object 068.jpg </text:p>
          </table:table-cell>
          <table:table-cell office:value-type="string" calcext:value-type="string">
            <text:p>Кулясте скупчення </text:p>
          </table:table-cell>
          <table:table-cell office:value-type="string" calcext:value-type="string">
            <text:p>Гідра 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2h 39,5m s </text:p>
          </table:table-cell>
          <table:table-cell office:value-type="string" calcext:value-type="string">
            <text:p>-26° 45′ ″ </text:p>
          </table:table-cell>
          <table:table-cell office:value-type="string" calcext:value-type="string">
            <text:p>12' </text:p>
          </table:table-cell>
          <table:table-cell table:number-columns-repeated="2"/>
          <table:table-cell table:style-name="ce6" table:formula="of:=SUBSTITUTE(SUBSTITUTE(SUBSTITUTE([.I69];&quot;h &quot;;&quot;:&quot;) ;&quot;m s&quot;;&quot;&quot;); &quot;,&quot;; &quot;:&quot;)" office:value-type="string" office:string-value="12:39:5 " calcext:value-type="string">
            <text:p>12:39:5 </text:p>
          </table:table-cell>
          <table:table-cell table:style-name="ce6" table:formula="of:=TIMEVALUE([.N69])" office:value-type="float" office:value="0.527141203703704" calcext:value-type="float">
            <text:p>0.5271412037</text:p>
          </table:table-cell>
          <table:table-cell table:style-name="ce6" table:formula="of:=SUBSTITUTE(SUBSTITUTE(SUBSTITUTE([.J69];&quot;° &quot;;&quot;.&quot;) ;&quot;′ ″ &quot;;&quot;&quot;); &quot;−&quot;; &quot;-&quot;)" office:value-type="string" office:string-value="-26.45" calcext:value-type="string">
            <text:p>-26.45</text:p>
          </table:table-cell>
          <table:table-cell table:style-name="ce6" table:formula="of:=([.P69]-ROUNDDOWN([.P69];0))" office:value-type="float" office:value="-0.449999999999999" calcext:value-type="float">
            <text:p>-0.45</text:p>
          </table:table-cell>
          <table:table-cell table:style-name="ce3" table:formula="of:=[.P69]+[.Q69]/6*4" office:value-type="float" office:value="-26.75" calcext:value-type="float">
            <text:p>-26.75</text:p>
          </table:table-cell>
          <table:table-cell table:style-name="ce3" table:formula="of:=ROUND([.R69]; 2)" office:value-type="float" office:value="-26.75" calcext:value-type="float">
            <text:p>-26.75</text:p>
          </table:table-cell>
          <table:table-cell table:style-name="ce3" table:formula="of:=SUBSTITUTE(SUBSTITUTE([.K69]; &quot;' &quot;; &quot;&quot;); &quot;′ &quot;; &quot;&quot;)" office:value-type="string" office:string-value="12" calcext:value-type="string">
            <text:p>12</text:p>
          </table:table-cell>
          <table:table-cell table:style-name="ce3" table:formula="of:=CONCATENATE(SUBSTITUTE([.T69]; &quot;×&quot;; &quot;+&quot;); &quot;i&quot;)" office:value-type="string" office:string-value="12i" calcext:value-type="string">
            <text:p>12i</text:p>
          </table:table-cell>
          <table:table-cell table:style-name="ce8" table:formula="of:=IMREAL([.U69])/60" office:value-type="float" office:value="0" calcext:value-type="float">
            <text:p>0.00</text:p>
          </table:table-cell>
          <table:table-cell table:style-name="ce8" table:formula="of:=IMAGINARY([.U69])/60" office:value-type="float" office:value="0.2" calcext:value-type="float">
            <text:p>0.20</text:p>
          </table:table-cell>
          <table:table-cell table:style-name="ce8" table:formula="of:=IF([.V69]=0; [.W69]; [.V69])" office:value-type="float" office:value="0.2" calcext:value-type="float">
            <text:p>0.20</text:p>
          </table:table-cell>
          <table:table-cell/>
          <table:table-cell table:style-name="ce3" table:formula="of:=VLOOKUP([.E76];[Sheet3.A$1:.B$7];2)" office:value-type="string" office:string-value="darkorange" calcext:value-type="string">
            <text:p>darkorange</text:p>
          </table:table-cell>
          <table:table-cell/>
          <table:table-cell table:style-name="ce9" office:value-type="float" office:value="68" calcext:value-type="float">
            <text:p>068</text:p>
          </table:table-cell>
          <table:table-cell/>
          <table:table-cell table:formula="of:=SUBSTITUTE(TRIM([.D69]);&quot; &quot;;&quot;_&quot;)" office:value-type="string" office:string-value="Messier_object_068.jpg" calcext:value-type="string">
            <text:p>Messier_object_068.jpg</text:p>
          </table:table-cell>
          <table:table-cell/>
          <table:table-cell table:style-name="ce1" table:formula="of:=CONCATENATE(&quot;https://en.wikipedia.org/wiki/File:&quot;;[.AD69])" office:value-type="string" office:string-value="https://en.wikipedia.org/wiki/File:Messier_object_068.jpg" calcext:value-type="string">
            <text:p>https://en.wikipedia.org/wiki/File:Messier_object_068.jpg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69[70] </text:p>
          </table:table-cell>
          <table:table-cell office:value-type="string" calcext:value-type="string">
            <text:p>NGC 6637 </text:p>
          </table:table-cell>
          <table:table-cell office:value-type="string" calcext:value-type="string">
            <text:p>Мессьє 69 </text:p>
          </table:table-cell>
          <table:table-cell office:value-type="string" calcext:value-type="string">
            <text:p>Messier object 069.jpg </text:p>
          </table:table-cell>
          <table:table-cell office:value-type="string" calcext:value-type="string">
            <text:p>Кулясте скупчення </text:p>
          </table:table-cell>
          <table:table-cell office:value-type="string" calcext:value-type="string">
            <text:p>Стрілець 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8h 31,4m s </text:p>
          </table:table-cell>
          <table:table-cell office:value-type="string" calcext:value-type="string">
            <text:p>32° 21′ ″ </text:p>
          </table:table-cell>
          <table:table-cell office:value-type="string" calcext:value-type="string">
            <text:p>7' </text:p>
          </table:table-cell>
          <table:table-cell table:number-columns-repeated="2"/>
          <table:table-cell table:style-name="ce6" table:formula="of:=SUBSTITUTE(SUBSTITUTE(SUBSTITUTE([.I70];&quot;h &quot;;&quot;:&quot;) ;&quot;m s&quot;;&quot;&quot;); &quot;,&quot;; &quot;:&quot;)" office:value-type="string" office:string-value="18:31:4 " calcext:value-type="string">
            <text:p>18:31:4 </text:p>
          </table:table-cell>
          <table:table-cell table:style-name="ce6" table:formula="of:=TIMEVALUE([.N70])" office:value-type="float" office:value="0.771574074074074" calcext:value-type="float">
            <text:p>0.7715740741</text:p>
          </table:table-cell>
          <table:table-cell table:style-name="ce6" table:formula="of:=SUBSTITUTE(SUBSTITUTE(SUBSTITUTE([.J70];&quot;° &quot;;&quot;.&quot;) ;&quot;′ ″ &quot;;&quot;&quot;); &quot;−&quot;; &quot;-&quot;)" office:value-type="string" office:string-value="32.21" calcext:value-type="string">
            <text:p>32.21</text:p>
          </table:table-cell>
          <table:table-cell table:style-name="ce6" table:formula="of:=([.P70]-ROUNDDOWN([.P70];0))" office:value-type="float" office:value="0.210000000000001" calcext:value-type="float">
            <text:p>0.21</text:p>
          </table:table-cell>
          <table:table-cell table:style-name="ce3" table:formula="of:=[.P70]+[.Q70]/6*4" office:value-type="float" office:value="32.35" calcext:value-type="float">
            <text:p>32.35</text:p>
          </table:table-cell>
          <table:table-cell table:style-name="ce3" table:formula="of:=ROUND([.R70]; 2)" office:value-type="float" office:value="32.35" calcext:value-type="float">
            <text:p>32.35</text:p>
          </table:table-cell>
          <table:table-cell table:style-name="ce3" table:formula="of:=SUBSTITUTE(SUBSTITUTE([.K70]; &quot;' &quot;; &quot;&quot;); &quot;′ &quot;; &quot;&quot;)" office:value-type="string" office:string-value="7" calcext:value-type="string">
            <text:p>7</text:p>
          </table:table-cell>
          <table:table-cell table:style-name="ce3" table:formula="of:=CONCATENATE(SUBSTITUTE([.T70]; &quot;×&quot;; &quot;+&quot;); &quot;i&quot;)" office:value-type="string" office:string-value="7i" calcext:value-type="string">
            <text:p>7i</text:p>
          </table:table-cell>
          <table:table-cell table:style-name="ce8" table:formula="of:=IMREAL([.U70])/60" office:value-type="float" office:value="0" calcext:value-type="float">
            <text:p>0.00</text:p>
          </table:table-cell>
          <table:table-cell table:style-name="ce8" table:formula="of:=IMAGINARY([.U70])/60" office:value-type="float" office:value="0.116666666666667" calcext:value-type="float">
            <text:p>0.12</text:p>
          </table:table-cell>
          <table:table-cell table:style-name="ce8" table:formula="of:=IF([.V70]=0; [.W70]; [.V70])" office:value-type="float" office:value="0.116666666666667" calcext:value-type="float">
            <text:p>0.12</text:p>
          </table:table-cell>
          <table:table-cell/>
          <table:table-cell table:style-name="ce3" table:formula="of:=VLOOKUP([.E77];[Sheet3.A$1:.B$7];2)" office:value-type="string" office:string-value="darkgreen" calcext:value-type="string">
            <text:p>darkgreen</text:p>
          </table:table-cell>
          <table:table-cell/>
          <table:table-cell table:style-name="ce9" office:value-type="float" office:value="69" calcext:value-type="float">
            <text:p>069</text:p>
          </table:table-cell>
          <table:table-cell/>
          <table:table-cell table:formula="of:=SUBSTITUTE(TRIM([.D70]);&quot; &quot;;&quot;_&quot;)" office:value-type="string" office:string-value="Messier_object_069.jpg" calcext:value-type="string">
            <text:p>Messier_object_069.jpg</text:p>
          </table:table-cell>
          <table:table-cell/>
          <table:table-cell table:style-name="ce1" table:formula="of:=CONCATENATE(&quot;https://en.wikipedia.org/wiki/File:&quot;;[.AD70])" office:value-type="string" office:string-value="https://en.wikipedia.org/wiki/File:Messier_object_069.jpg" calcext:value-type="string">
            <text:p>https://en.wikipedia.org/wiki/File:Messier_object_069.jpg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70[71] </text:p>
          </table:table-cell>
          <table:table-cell office:value-type="string" calcext:value-type="string">
            <text:p>NGC 6681 </text:p>
          </table:table-cell>
          <table:table-cell office:value-type="string" calcext:value-type="string">
            <text:p>Мессьє 70 </text:p>
          </table:table-cell>
          <table:table-cell office:value-type="string" calcext:value-type="string">
            <text:p>Messier70.jpg </text:p>
          </table:table-cell>
          <table:table-cell office:value-type="string" calcext:value-type="string">
            <text:p>Кулясте скупчення </text:p>
          </table:table-cell>
          <table:table-cell office:value-type="string" calcext:value-type="string">
            <text:p>Стрілець 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8h 43,2m s </text:p>
          </table:table-cell>
          <table:table-cell office:value-type="string" calcext:value-type="string">
            <text:p>-32° 17′ ″ </text:p>
          </table:table-cell>
          <table:table-cell office:value-type="string" calcext:value-type="string">
            <text:p>8' </text:p>
          </table:table-cell>
          <table:table-cell table:number-columns-repeated="2"/>
          <table:table-cell table:style-name="ce6" table:formula="of:=SUBSTITUTE(SUBSTITUTE(SUBSTITUTE([.I71];&quot;h &quot;;&quot;:&quot;) ;&quot;m s&quot;;&quot;&quot;); &quot;,&quot;; &quot;:&quot;)" office:value-type="string" office:string-value="18:43:2 " calcext:value-type="string">
            <text:p>18:43:2 </text:p>
          </table:table-cell>
          <table:table-cell table:style-name="ce6" table:formula="of:=TIMEVALUE([.N71])" office:value-type="float" office:value="0.779884259259259" calcext:value-type="float">
            <text:p>0.7798842593</text:p>
          </table:table-cell>
          <table:table-cell table:style-name="ce6" table:formula="of:=SUBSTITUTE(SUBSTITUTE(SUBSTITUTE([.J71];&quot;° &quot;;&quot;.&quot;) ;&quot;′ ″ &quot;;&quot;&quot;); &quot;−&quot;; &quot;-&quot;)" office:value-type="string" office:string-value="-32.17" calcext:value-type="string">
            <text:p>-32.17</text:p>
          </table:table-cell>
          <table:table-cell table:style-name="ce6" table:formula="of:=([.P71]-ROUNDDOWN([.P71];0))" office:value-type="float" office:value="-0.170000000000002" calcext:value-type="float">
            <text:p>-0.17</text:p>
          </table:table-cell>
          <table:table-cell table:style-name="ce3" table:formula="of:=[.P71]+[.Q71]/6*4" office:value-type="float" office:value="-32.2833333333333" calcext:value-type="float">
            <text:p>-32.2833333333</text:p>
          </table:table-cell>
          <table:table-cell table:style-name="ce3" table:formula="of:=ROUND([.R71]; 2)" office:value-type="float" office:value="-32.28" calcext:value-type="float">
            <text:p>-32.28</text:p>
          </table:table-cell>
          <table:table-cell table:style-name="ce3" table:formula="of:=SUBSTITUTE(SUBSTITUTE([.K71]; &quot;' &quot;; &quot;&quot;); &quot;′ &quot;; &quot;&quot;)" office:value-type="string" office:string-value="8" calcext:value-type="string">
            <text:p>8</text:p>
          </table:table-cell>
          <table:table-cell table:style-name="ce3" table:formula="of:=CONCATENATE(SUBSTITUTE([.T71]; &quot;×&quot;; &quot;+&quot;); &quot;i&quot;)" office:value-type="string" office:string-value="8i" calcext:value-type="string">
            <text:p>8i</text:p>
          </table:table-cell>
          <table:table-cell table:style-name="ce8" table:formula="of:=IMREAL([.U71])/60" office:value-type="float" office:value="0" calcext:value-type="float">
            <text:p>0.00</text:p>
          </table:table-cell>
          <table:table-cell table:style-name="ce8" table:formula="of:=IMAGINARY([.U71])/60" office:value-type="float" office:value="0.133333333333333" calcext:value-type="float">
            <text:p>0.13</text:p>
          </table:table-cell>
          <table:table-cell table:style-name="ce8" table:formula="of:=IF([.V71]=0; [.W71]; [.V71])" office:value-type="float" office:value="0.133333333333333" calcext:value-type="float">
            <text:p>0.13</text:p>
          </table:table-cell>
          <table:table-cell/>
          <table:table-cell table:style-name="ce3" table:formula="of:=VLOOKUP([.E78];[Sheet3.A$1:.B$7];2)" office:value-type="string" office:string-value="yellowgreen" calcext:value-type="string">
            <text:p>yellowgreen</text:p>
          </table:table-cell>
          <table:table-cell/>
          <table:table-cell table:style-name="ce9" office:value-type="float" office:value="70" calcext:value-type="float">
            <text:p>070</text:p>
          </table:table-cell>
          <table:table-cell/>
          <table:table-cell table:formula="of:=SUBSTITUTE(TRIM([.D71]);&quot; &quot;;&quot;_&quot;)" office:value-type="string" office:string-value="Messier70.jpg" calcext:value-type="string">
            <text:p>Messier70.jpg</text:p>
          </table:table-cell>
          <table:table-cell/>
          <table:table-cell table:style-name="ce1" table:formula="of:=CONCATENATE(&quot;https://en.wikipedia.org/wiki/File:&quot;;[.AD71])" office:value-type="string" office:string-value="https://en.wikipedia.org/wiki/File:Messier70.jpg" calcext:value-type="string">
            <text:p>https://en.wikipedia.org/wiki/File:Messier70.jpg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71[72] </text:p>
          </table:table-cell>
          <table:table-cell office:value-type="string" calcext:value-type="string">
            <text:p>NGC 6838 </text:p>
          </table:table-cell>
          <table:table-cell office:value-type="string" calcext:value-type="string">
            <text:p>Мессьє 71 </text:p>
          </table:table-cell>
          <table:table-cell office:value-type="string" calcext:value-type="string">
            <text:p>Messier71.jpg </text:p>
          </table:table-cell>
          <table:table-cell office:value-type="string" calcext:value-type="string">
            <text:p>Кулясте скупчення </text:p>
          </table:table-cell>
          <table:table-cell office:value-type="string" calcext:value-type="string">
            <text:p>Стріла </text:p>
          </table:table-cell>
          <table:table-cell office:value-type="float" office:value="12" calcext:value-type="float">
            <text:p>12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19h 53,8m s </text:p>
          </table:table-cell>
          <table:table-cell office:value-type="string" calcext:value-type="string">
            <text:p>+18° 47′ ″ </text:p>
          </table:table-cell>
          <table:table-cell office:value-type="string" calcext:value-type="string">
            <text:p>7' </text:p>
          </table:table-cell>
          <table:table-cell table:number-columns-repeated="2"/>
          <table:table-cell table:style-name="ce6" table:formula="of:=SUBSTITUTE(SUBSTITUTE(SUBSTITUTE([.I72];&quot;h &quot;;&quot;:&quot;) ;&quot;m s&quot;;&quot;&quot;); &quot;,&quot;; &quot;:&quot;)" office:value-type="string" office:string-value="19:53:8 " calcext:value-type="string">
            <text:p>19:53:8 </text:p>
          </table:table-cell>
          <table:table-cell table:style-name="ce6" table:formula="of:=TIMEVALUE([.N72])" office:value-type="float" office:value="0.828564814814815" calcext:value-type="float">
            <text:p>0.8285648148</text:p>
          </table:table-cell>
          <table:table-cell table:style-name="ce6" table:formula="of:=SUBSTITUTE(SUBSTITUTE(SUBSTITUTE([.J72];&quot;° &quot;;&quot;.&quot;) ;&quot;′ ″ &quot;;&quot;&quot;); &quot;−&quot;; &quot;-&quot;)" office:value-type="string" office:string-value="+18.47" calcext:value-type="string">
            <text:p>+18.47</text:p>
          </table:table-cell>
          <table:table-cell table:style-name="ce6" table:formula="of:=([.P72]-ROUNDDOWN([.P72];0))" office:value-type="float" office:value="0.469999999999999" calcext:value-type="float">
            <text:p>0.47</text:p>
          </table:table-cell>
          <table:table-cell table:style-name="ce3" table:formula="of:=[.P72]+[.Q72]/6*4" office:value-type="float" office:value="18.7833333333333" calcext:value-type="float">
            <text:p>18.7833333333</text:p>
          </table:table-cell>
          <table:table-cell table:style-name="ce3" table:formula="of:=ROUND([.R72]; 2)" office:value-type="float" office:value="18.78" calcext:value-type="float">
            <text:p>18.78</text:p>
          </table:table-cell>
          <table:table-cell table:style-name="ce3" table:formula="of:=SUBSTITUTE(SUBSTITUTE([.K72]; &quot;' &quot;; &quot;&quot;); &quot;′ &quot;; &quot;&quot;)" office:value-type="string" office:string-value="7" calcext:value-type="string">
            <text:p>7</text:p>
          </table:table-cell>
          <table:table-cell table:style-name="ce3" table:formula="of:=CONCATENATE(SUBSTITUTE([.T72]; &quot;×&quot;; &quot;+&quot;); &quot;i&quot;)" office:value-type="string" office:string-value="7i" calcext:value-type="string">
            <text:p>7i</text:p>
          </table:table-cell>
          <table:table-cell table:style-name="ce8" table:formula="of:=IMREAL([.U72])/60" office:value-type="float" office:value="0" calcext:value-type="float">
            <text:p>0.00</text:p>
          </table:table-cell>
          <table:table-cell table:style-name="ce8" table:formula="of:=IMAGINARY([.U72])/60" office:value-type="float" office:value="0.116666666666667" calcext:value-type="float">
            <text:p>0.12</text:p>
          </table:table-cell>
          <table:table-cell table:style-name="ce8" table:formula="of:=IF([.V72]=0; [.W72]; [.V72])" office:value-type="float" office:value="0.116666666666667" calcext:value-type="float">
            <text:p>0.12</text:p>
          </table:table-cell>
          <table:table-cell/>
          <table:table-cell table:style-name="ce3" table:formula="of:=VLOOKUP([.E79];[Sheet3.A$1:.B$7];2)" office:value-type="string" office:string-value="" calcext:value-type="error">
            <text:p>#N/A</text:p>
          </table:table-cell>
          <table:table-cell/>
          <table:table-cell table:style-name="ce9" office:value-type="float" office:value="71" calcext:value-type="float">
            <text:p>071</text:p>
          </table:table-cell>
          <table:table-cell/>
          <table:table-cell table:formula="of:=SUBSTITUTE(TRIM([.D72]);&quot; &quot;;&quot;_&quot;)" office:value-type="string" office:string-value="Messier71.jpg" calcext:value-type="string">
            <text:p>Messier71.jpg</text:p>
          </table:table-cell>
          <table:table-cell/>
          <table:table-cell table:style-name="ce1" table:formula="of:=CONCATENATE(&quot;https://en.wikipedia.org/wiki/File:&quot;;[.AD72])" office:value-type="string" office:string-value="https://en.wikipedia.org/wiki/File:Messier71.jpg" calcext:value-type="string">
            <text:p>https://en.wikipedia.org/wiki/File:Messier71.jpg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72[73] </text:p>
          </table:table-cell>
          <table:table-cell office:value-type="string" calcext:value-type="string">
            <text:p>NGC 6981 </text:p>
          </table:table-cell>
          <table:table-cell office:value-type="string" calcext:value-type="string">
            <text:p>Мессьє 72 </text:p>
          </table:table-cell>
          <table:table-cell office:value-type="string" calcext:value-type="string">
            <text:p>Messier72.jpg </text:p>
          </table:table-cell>
          <table:table-cell office:value-type="string" calcext:value-type="string">
            <text:p>Кулясте скупчення </text:p>
          </table:table-cell>
          <table:table-cell office:value-type="string" calcext:value-type="string">
            <text:p>Водолій 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h 53,5m s </text:p>
          </table:table-cell>
          <table:table-cell office:value-type="string" calcext:value-type="string">
            <text:p>-12° 32′ ″ </text:p>
          </table:table-cell>
          <table:table-cell office:value-type="string" calcext:value-type="string">
            <text:p>6' </text:p>
          </table:table-cell>
          <table:table-cell table:number-columns-repeated="2"/>
          <table:table-cell table:style-name="ce6" table:formula="of:=SUBSTITUTE(SUBSTITUTE(SUBSTITUTE([.I73];&quot;h &quot;;&quot;:&quot;) ;&quot;m s&quot;;&quot;&quot;); &quot;,&quot;; &quot;:&quot;)" office:value-type="string" office:string-value="20:53:5 " calcext:value-type="string">
            <text:p>20:53:5 </text:p>
          </table:table-cell>
          <table:table-cell table:style-name="ce6" table:formula="of:=TIMEVALUE([.N73])" office:value-type="float" office:value="0.870196759259259" calcext:value-type="float">
            <text:p>0.8701967593</text:p>
          </table:table-cell>
          <table:table-cell table:style-name="ce6" table:formula="of:=SUBSTITUTE(SUBSTITUTE(SUBSTITUTE([.J73];&quot;° &quot;;&quot;.&quot;) ;&quot;′ ″ &quot;;&quot;&quot;); &quot;−&quot;; &quot;-&quot;)" office:value-type="string" office:string-value="-12.32" calcext:value-type="string">
            <text:p>-12.32</text:p>
          </table:table-cell>
          <table:table-cell table:style-name="ce6" table:formula="of:=([.P73]-ROUNDDOWN([.P73];0))" office:value-type="float" office:value="-0.32" calcext:value-type="float">
            <text:p>-0.32</text:p>
          </table:table-cell>
          <table:table-cell table:style-name="ce3" table:formula="of:=[.P73]+[.Q73]/6*4" office:value-type="float" office:value="-12.5333333333333" calcext:value-type="float">
            <text:p>-12.5333333333</text:p>
          </table:table-cell>
          <table:table-cell table:style-name="ce3" table:formula="of:=ROUND([.R73]; 2)" office:value-type="float" office:value="-12.53" calcext:value-type="float">
            <text:p>-12.53</text:p>
          </table:table-cell>
          <table:table-cell table:style-name="ce3" table:formula="of:=SUBSTITUTE(SUBSTITUTE([.K73]; &quot;' &quot;; &quot;&quot;); &quot;′ &quot;; &quot;&quot;)" office:value-type="string" office:string-value="6" calcext:value-type="string">
            <text:p>6</text:p>
          </table:table-cell>
          <table:table-cell table:style-name="ce3" table:formula="of:=CONCATENATE(SUBSTITUTE([.T73]; &quot;×&quot;; &quot;+&quot;); &quot;i&quot;)" office:value-type="string" office:string-value="6i" calcext:value-type="string">
            <text:p>6i</text:p>
          </table:table-cell>
          <table:table-cell table:style-name="ce8" table:formula="of:=IMREAL([.U73])/60" office:value-type="float" office:value="0" calcext:value-type="float">
            <text:p>0.00</text:p>
          </table:table-cell>
          <table:table-cell table:style-name="ce8" table:formula="of:=IMAGINARY([.U73])/60" office:value-type="float" office:value="0.1" calcext:value-type="float">
            <text:p>0.10</text:p>
          </table:table-cell>
          <table:table-cell table:style-name="ce8" table:formula="of:=IF([.V73]=0; [.W73]; [.V73])" office:value-type="float" office:value="0.1" calcext:value-type="float">
            <text:p>0.10</text:p>
          </table:table-cell>
          <table:table-cell/>
          <table:table-cell table:style-name="ce3" table:formula="of:=VLOOKUP([.E80];[Sheet3.A$1:.B$7];2)" office:value-type="string" office:string-value="darkorange" calcext:value-type="string">
            <text:p>darkorange</text:p>
          </table:table-cell>
          <table:table-cell/>
          <table:table-cell table:style-name="ce9" office:value-type="float" office:value="72" calcext:value-type="float">
            <text:p>072</text:p>
          </table:table-cell>
          <table:table-cell/>
          <table:table-cell table:formula="of:=SUBSTITUTE(TRIM([.D73]);&quot; &quot;;&quot;_&quot;)" office:value-type="string" office:string-value="Messier72.jpg" calcext:value-type="string">
            <text:p>Messier72.jpg</text:p>
          </table:table-cell>
          <table:table-cell/>
          <table:table-cell table:style-name="ce1" table:formula="of:=CONCATENATE(&quot;https://en.wikipedia.org/wiki/File:&quot;;[.AD73])" office:value-type="string" office:string-value="https://en.wikipedia.org/wiki/File:Messier72.jpg" calcext:value-type="string">
            <text:p>https://en.wikipedia.org/wiki/File:Messier72.jpg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73[74] </text:p>
          </table:table-cell>
          <table:table-cell office:value-type="string" calcext:value-type="string">
            <text:p>NGC 6994 </text:p>
          </table:table-cell>
          <table:table-cell office:value-type="string" calcext:value-type="string">
            <text:p>Мессьє 73 </text:p>
          </table:table-cell>
          <table:table-cell office:value-type="string" calcext:value-type="string">
            <text:p>Messier 073 2MASS.jpg </text:p>
          </table:table-cell>
          <table:table-cell office:value-type="string" calcext:value-type="string">
            <text:p>Група зірок </text:p>
          </table:table-cell>
          <table:table-cell office:value-type="string" calcext:value-type="string">
            <text:p>Водолій </text:p>
          </table:table-cell>
          <table:table-cell office:value-type="float" office:value="2.5" calcext:value-type="float">
            <text:p>2.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h 58,9m s </text:p>
          </table:table-cell>
          <table:table-cell office:value-type="string" calcext:value-type="string">
            <text:p>-12° 38′ ″ </text:p>
          </table:table-cell>
          <table:table-cell office:value-type="string" calcext:value-type="string">
            <text:p>3' </text:p>
          </table:table-cell>
          <table:table-cell table:number-columns-repeated="2"/>
          <table:table-cell table:style-name="ce6" table:formula="of:=SUBSTITUTE(SUBSTITUTE(SUBSTITUTE([.I74];&quot;h &quot;;&quot;:&quot;) ;&quot;m s&quot;;&quot;&quot;); &quot;,&quot;; &quot;:&quot;)" office:value-type="string" office:string-value="20:58:9 " calcext:value-type="string">
            <text:p>20:58:9 </text:p>
          </table:table-cell>
          <table:table-cell table:style-name="ce6" table:formula="of:=TIMEVALUE([.N74])" office:value-type="float" office:value="0.873715277777778" calcext:value-type="float">
            <text:p>0.8737152778</text:p>
          </table:table-cell>
          <table:table-cell table:style-name="ce6" table:formula="of:=SUBSTITUTE(SUBSTITUTE(SUBSTITUTE([.J74];&quot;° &quot;;&quot;.&quot;) ;&quot;′ ″ &quot;;&quot;&quot;); &quot;−&quot;; &quot;-&quot;)" office:value-type="string" office:string-value="-12.38" calcext:value-type="string">
            <text:p>-12.38</text:p>
          </table:table-cell>
          <table:table-cell table:style-name="ce6" table:formula="of:=([.P74]-ROUNDDOWN([.P74];0))" office:value-type="float" office:value="-0.380000000000001" calcext:value-type="float">
            <text:p>-0.38</text:p>
          </table:table-cell>
          <table:table-cell table:style-name="ce3" table:formula="of:=[.P74]+[.Q74]/6*4" office:value-type="float" office:value="-12.6333333333333" calcext:value-type="float">
            <text:p>-12.6333333333</text:p>
          </table:table-cell>
          <table:table-cell table:style-name="ce3" table:formula="of:=ROUND([.R74]; 2)" office:value-type="float" office:value="-12.63" calcext:value-type="float">
            <text:p>-12.63</text:p>
          </table:table-cell>
          <table:table-cell table:style-name="ce3" table:formula="of:=SUBSTITUTE(SUBSTITUTE([.K74]; &quot;' &quot;; &quot;&quot;); &quot;′ &quot;; &quot;&quot;)" office:value-type="string" office:string-value="3" calcext:value-type="string">
            <text:p>3</text:p>
          </table:table-cell>
          <table:table-cell table:style-name="ce3" table:formula="of:=CONCATENATE(SUBSTITUTE([.T74]; &quot;×&quot;; &quot;+&quot;); &quot;i&quot;)" office:value-type="string" office:string-value="3i" calcext:value-type="string">
            <text:p>3i</text:p>
          </table:table-cell>
          <table:table-cell table:style-name="ce8" table:formula="of:=IMREAL([.U74])/60" office:value-type="float" office:value="0" calcext:value-type="float">
            <text:p>0.00</text:p>
          </table:table-cell>
          <table:table-cell table:style-name="ce8" table:formula="of:=IMAGINARY([.U74])/60" office:value-type="float" office:value="0.05" calcext:value-type="float">
            <text:p>0.05</text:p>
          </table:table-cell>
          <table:table-cell table:style-name="ce8" table:formula="of:=IF([.V74]=0; [.W74]; [.V74])" office:value-type="float" office:value="0.05" calcext:value-type="float">
            <text:p>0.05</text:p>
          </table:table-cell>
          <table:table-cell/>
          <table:table-cell table:style-name="ce3" table:formula="of:=VLOOKUP([.E81];[Sheet3.A$1:.B$7];2)" office:value-type="string" office:string-value="darkorange" calcext:value-type="string">
            <text:p>darkorange</text:p>
          </table:table-cell>
          <table:table-cell/>
          <table:table-cell table:style-name="ce9" office:value-type="float" office:value="73" calcext:value-type="float">
            <text:p>073</text:p>
          </table:table-cell>
          <table:table-cell/>
          <table:table-cell table:formula="of:=SUBSTITUTE(TRIM([.D74]);&quot; &quot;;&quot;_&quot;)" office:value-type="string" office:string-value="Messier_073_2MASS.jpg" calcext:value-type="string">
            <text:p>Messier_073_2MASS.jpg</text:p>
          </table:table-cell>
          <table:table-cell/>
          <table:table-cell table:style-name="ce1" table:formula="of:=CONCATENATE(&quot;https://en.wikipedia.org/wiki/File:&quot;;[.AD74])" office:value-type="string" office:string-value="https://en.wikipedia.org/wiki/File:Messier_073_2MASS.jpg" calcext:value-type="string">
            <text:p>https://en.wikipedia.org/wiki/File:Messier_073_2MASS.jpg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74[75] </text:p>
          </table:table-cell>
          <table:table-cell office:value-type="string" calcext:value-type="string">
            <text:p>NGC 628 </text:p>
          </table:table-cell>
          <table:table-cell office:value-type="string" calcext:value-type="string">
            <text:p>Мессьє 74 </text:p>
          </table:table-cell>
          <table:table-cell office:value-type="string" calcext:value-type="string">
            <text:p>PESSTO Snaps Supernova in Messier 74.jpg </text:p>
          </table:table-cell>
          <table:table-cell office:value-type="string" calcext:value-type="string">
            <text:p>Спіральна галактика </text:p>
          </table:table-cell>
          <table:table-cell office:value-type="string" calcext:value-type="string">
            <text:p>Риби </text:p>
          </table:table-cell>
          <table:table-cell office:value-type="float" office:value="32000" calcext:value-type="float">
            <text:p>3200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01h 36,7m s </text:p>
          </table:table-cell>
          <table:table-cell office:value-type="string" calcext:value-type="string">
            <text:p>+15° 47′ ″ </text:p>
          </table:table-cell>
          <table:table-cell office:value-type="string" calcext:value-type="string">
            <text:p>10×9' </text:p>
          </table:table-cell>
          <table:table-cell table:number-columns-repeated="2"/>
          <table:table-cell table:style-name="ce6" table:formula="of:=SUBSTITUTE(SUBSTITUTE(SUBSTITUTE([.I75];&quot;h &quot;;&quot;:&quot;) ;&quot;m s&quot;;&quot;&quot;); &quot;,&quot;; &quot;:&quot;)" office:value-type="string" office:string-value="01:36:7 " calcext:value-type="string">
            <text:p>01:36:7 </text:p>
          </table:table-cell>
          <table:table-cell table:style-name="ce6" table:formula="of:=TIMEVALUE([.N75])" office:value-type="float" office:value="0.0667476851851852" calcext:value-type="float">
            <text:p>0.0667476852</text:p>
          </table:table-cell>
          <table:table-cell table:style-name="ce6" table:formula="of:=SUBSTITUTE(SUBSTITUTE(SUBSTITUTE([.J75];&quot;° &quot;;&quot;.&quot;) ;&quot;′ ″ &quot;;&quot;&quot;); &quot;−&quot;; &quot;-&quot;)" office:value-type="string" office:string-value="+15.47" calcext:value-type="string">
            <text:p>+15.47</text:p>
          </table:table-cell>
          <table:table-cell table:style-name="ce6" table:formula="of:=([.P75]-ROUNDDOWN([.P75];0))" office:value-type="float" office:value="0.470000000000001" calcext:value-type="float">
            <text:p>0.47</text:p>
          </table:table-cell>
          <table:table-cell table:style-name="ce3" table:formula="of:=[.P75]+[.Q75]/6*4" office:value-type="float" office:value="15.7833333333333" calcext:value-type="float">
            <text:p>15.7833333333</text:p>
          </table:table-cell>
          <table:table-cell table:style-name="ce3" table:formula="of:=ROUND([.R75]; 2)" office:value-type="float" office:value="15.78" calcext:value-type="float">
            <text:p>15.78</text:p>
          </table:table-cell>
          <table:table-cell table:style-name="ce3" table:formula="of:=SUBSTITUTE(SUBSTITUTE([.K75]; &quot;' &quot;; &quot;&quot;); &quot;′ &quot;; &quot;&quot;)" office:value-type="string" office:string-value="10×9" calcext:value-type="string">
            <text:p>10×9</text:p>
          </table:table-cell>
          <table:table-cell table:style-name="ce3" table:formula="of:=CONCATENATE(SUBSTITUTE([.T75]; &quot;×&quot;; &quot;+&quot;); &quot;i&quot;)" office:value-type="string" office:string-value="10+9i" calcext:value-type="string">
            <text:p>10+9i</text:p>
          </table:table-cell>
          <table:table-cell table:style-name="ce8" table:formula="of:=IMREAL([.U75])/60" office:value-type="float" office:value="0.166666666666667" calcext:value-type="float">
            <text:p>0.17</text:p>
          </table:table-cell>
          <table:table-cell table:style-name="ce8" table:formula="of:=IMAGINARY([.U75])/60" office:value-type="float" office:value="0.15" calcext:value-type="float">
            <text:p>0.15</text:p>
          </table:table-cell>
          <table:table-cell table:style-name="ce8" table:formula="of:=IF([.V75]=0; [.W75]; [.V75])" office:value-type="float" office:value="0.166666666666667" calcext:value-type="float">
            <text:p>0.17</text:p>
          </table:table-cell>
          <table:table-cell/>
          <table:table-cell table:style-name="ce3" table:formula="of:=VLOOKUP([.E82];[Sheet3.A$1:.B$7];2)" office:value-type="string" office:string-value="darkviolet" calcext:value-type="string">
            <text:p>darkviolet</text:p>
          </table:table-cell>
          <table:table-cell/>
          <table:table-cell table:style-name="ce9" office:value-type="float" office:value="74" calcext:value-type="float">
            <text:p>074</text:p>
          </table:table-cell>
          <table:table-cell/>
          <table:table-cell table:formula="of:=SUBSTITUTE(TRIM([.D75]);&quot; &quot;;&quot;_&quot;)" office:value-type="string" office:string-value="PESSTO_Snaps_Supernova_in_Messier_74.jpg" calcext:value-type="string">
            <text:p>PESSTO_Snaps_Supernova_in_Messier_74.jpg</text:p>
          </table:table-cell>
          <table:table-cell/>
          <table:table-cell table:style-name="ce1" table:formula="of:=CONCATENATE(&quot;https://en.wikipedia.org/wiki/File:&quot;;[.AD75])" office:value-type="string" office:string-value="https://en.wikipedia.org/wiki/File:PESSTO_Snaps_Supernova_in_Messier_74.jpg" calcext:value-type="string">
            <text:p>https://en.wikipedia.org/wiki/File:PESSTO_Snaps_Supernova_in_Messier_74.jpg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75[76] </text:p>
          </table:table-cell>
          <table:table-cell office:value-type="string" calcext:value-type="string">
            <text:p>NGC 6864 </text:p>
          </table:table-cell>
          <table:table-cell office:value-type="string" calcext:value-type="string">
            <text:p>Мессьє 75 </text:p>
          </table:table-cell>
          <table:table-cell office:value-type="string" calcext:value-type="string">
            <text:p>Messier75.jpg </text:p>
          </table:table-cell>
          <table:table-cell office:value-type="string" calcext:value-type="string">
            <text:p>Кулясте скупчення </text:p>
          </table:table-cell>
          <table:table-cell office:value-type="string" calcext:value-type="string">
            <text:p>Стрілець </text:p>
          </table:table-cell>
          <table:table-cell office:value-type="float" office:value="58" calcext:value-type="float">
            <text:p>58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20h 06,1m s </text:p>
          </table:table-cell>
          <table:table-cell office:value-type="string" calcext:value-type="string">
            <text:p>-21° 55′ ″ </text:p>
          </table:table-cell>
          <table:table-cell office:value-type="string" calcext:value-type="string">
            <text:p>6' </text:p>
          </table:table-cell>
          <table:table-cell table:number-columns-repeated="2"/>
          <table:table-cell table:style-name="ce6" table:formula="of:=SUBSTITUTE(SUBSTITUTE(SUBSTITUTE([.I76];&quot;h &quot;;&quot;:&quot;) ;&quot;m s&quot;;&quot;&quot;); &quot;,&quot;; &quot;:&quot;)" office:value-type="string" office:string-value="20:06:1 " calcext:value-type="string">
            <text:p>20:06:1 </text:p>
          </table:table-cell>
          <table:table-cell table:style-name="ce6" table:formula="of:=TIMEVALUE([.N76])" office:value-type="float" office:value="0.837511574074074" calcext:value-type="float">
            <text:p>0.8375115741</text:p>
          </table:table-cell>
          <table:table-cell table:style-name="ce6" table:formula="of:=SUBSTITUTE(SUBSTITUTE(SUBSTITUTE([.J76];&quot;° &quot;;&quot;.&quot;) ;&quot;′ ″ &quot;;&quot;&quot;); &quot;−&quot;; &quot;-&quot;)" office:value-type="string" office:string-value="-21.55" calcext:value-type="string">
            <text:p>-21.55</text:p>
          </table:table-cell>
          <table:table-cell table:style-name="ce6" table:formula="of:=([.P76]-ROUNDDOWN([.P76];0))" office:value-type="float" office:value="-0.550000000000001" calcext:value-type="float">
            <text:p>-0.55</text:p>
          </table:table-cell>
          <table:table-cell table:style-name="ce3" table:formula="of:=[.P76]+[.Q76]/6*4" office:value-type="float" office:value="-21.9166666666667" calcext:value-type="float">
            <text:p>-21.9166666667</text:p>
          </table:table-cell>
          <table:table-cell table:style-name="ce3" table:formula="of:=ROUND([.R76]; 2)" office:value-type="float" office:value="-21.92" calcext:value-type="float">
            <text:p>-21.92</text:p>
          </table:table-cell>
          <table:table-cell table:style-name="ce3" table:formula="of:=SUBSTITUTE(SUBSTITUTE([.K76]; &quot;' &quot;; &quot;&quot;); &quot;′ &quot;; &quot;&quot;)" office:value-type="string" office:string-value="6" calcext:value-type="string">
            <text:p>6</text:p>
          </table:table-cell>
          <table:table-cell table:style-name="ce3" table:formula="of:=CONCATENATE(SUBSTITUTE([.T76]; &quot;×&quot;; &quot;+&quot;); &quot;i&quot;)" office:value-type="string" office:string-value="6i" calcext:value-type="string">
            <text:p>6i</text:p>
          </table:table-cell>
          <table:table-cell table:style-name="ce8" table:formula="of:=IMREAL([.U76])/60" office:value-type="float" office:value="0" calcext:value-type="float">
            <text:p>0.00</text:p>
          </table:table-cell>
          <table:table-cell table:style-name="ce8" table:formula="of:=IMAGINARY([.U76])/60" office:value-type="float" office:value="0.1" calcext:value-type="float">
            <text:p>0.10</text:p>
          </table:table-cell>
          <table:table-cell table:style-name="ce8" table:formula="of:=IF([.V76]=0; [.W76]; [.V76])" office:value-type="float" office:value="0.1" calcext:value-type="float">
            <text:p>0.10</text:p>
          </table:table-cell>
          <table:table-cell/>
          <table:table-cell table:style-name="ce3" table:formula="of:=VLOOKUP([.E83];[Sheet3.A$1:.B$7];2)" office:value-type="string" office:string-value="yellowgreen" calcext:value-type="string">
            <text:p>yellowgreen</text:p>
          </table:table-cell>
          <table:table-cell/>
          <table:table-cell table:style-name="ce9" office:value-type="float" office:value="75" calcext:value-type="float">
            <text:p>075</text:p>
          </table:table-cell>
          <table:table-cell/>
          <table:table-cell table:formula="of:=SUBSTITUTE(TRIM([.D76]);&quot; &quot;;&quot;_&quot;)" office:value-type="string" office:string-value="Messier75.jpg" calcext:value-type="string">
            <text:p>Messier75.jpg</text:p>
          </table:table-cell>
          <table:table-cell/>
          <table:table-cell table:style-name="ce1" table:formula="of:=CONCATENATE(&quot;https://en.wikipedia.org/wiki/File:&quot;;[.AD76])" office:value-type="string" office:string-value="https://en.wikipedia.org/wiki/File:Messier75.jpg" calcext:value-type="string">
            <text:p>https://en.wikipedia.org/wiki/File:Messier75.jpg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76[77] </text:p>
          </table:table-cell>
          <table:table-cell office:value-type="string" calcext:value-type="string">
            <text:p>NGC 650, NGC 651 </text:p>
          </table:table-cell>
          <table:table-cell office:value-type="string" calcext:value-type="string">
            <text:p>Туманність Маленька Гантель </text:p>
          </table:table-cell>
          <table:table-cell office:value-type="string" calcext:value-type="string">
            <text:p>M76-RL5-DDmin-Gamma-LRGB 883x628.jpg </text:p>
          </table:table-cell>
          <table:table-cell office:value-type="string" calcext:value-type="string">
            <text:p>Планетарна туманність </text:p>
          </table:table-cell>
          <table:table-cell office:value-type="string" calcext:value-type="string">
            <text:p>Персей </text:p>
          </table:table-cell>
          <table:table-cell office:value-type="float" office:value="3.4" calcext:value-type="float">
            <text:p>3.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h 42,3m s </text:p>
          </table:table-cell>
          <table:table-cell office:value-type="string" calcext:value-type="string">
            <text:p>+51° 34′ ″ </text:p>
          </table:table-cell>
          <table:table-cell office:value-type="string" calcext:value-type="string">
            <text:p>3×2' </text:p>
          </table:table-cell>
          <table:table-cell table:number-columns-repeated="2"/>
          <table:table-cell table:style-name="ce6" table:formula="of:=SUBSTITUTE(SUBSTITUTE(SUBSTITUTE([.I77];&quot;h &quot;;&quot;:&quot;) ;&quot;m s&quot;;&quot;&quot;); &quot;,&quot;; &quot;:&quot;)" office:value-type="string" office:string-value="01:42:3 " calcext:value-type="string">
            <text:p>01:42:3 </text:p>
          </table:table-cell>
          <table:table-cell table:style-name="ce6" table:formula="of:=TIMEVALUE([.N77])" office:value-type="float" office:value="0.0708680555555556" calcext:value-type="float">
            <text:p>0.0708680556</text:p>
          </table:table-cell>
          <table:table-cell table:style-name="ce6" table:formula="of:=SUBSTITUTE(SUBSTITUTE(SUBSTITUTE([.J77];&quot;° &quot;;&quot;.&quot;) ;&quot;′ ″ &quot;;&quot;&quot;); &quot;−&quot;; &quot;-&quot;)" office:value-type="string" office:string-value="+51.34" calcext:value-type="string">
            <text:p>+51.34</text:p>
          </table:table-cell>
          <table:table-cell table:style-name="ce6" table:formula="of:=([.P77]-ROUNDDOWN([.P77];0))" office:value-type="float" office:value="0.340000000000003" calcext:value-type="float">
            <text:p>0.34</text:p>
          </table:table-cell>
          <table:table-cell table:style-name="ce3" table:formula="of:=[.P77]+[.Q77]/6*4" office:value-type="float" office:value="51.5666666666667" calcext:value-type="float">
            <text:p>51.5666666667</text:p>
          </table:table-cell>
          <table:table-cell table:style-name="ce3" table:formula="of:=ROUND([.R77]; 2)" office:value-type="float" office:value="51.57" calcext:value-type="float">
            <text:p>51.57</text:p>
          </table:table-cell>
          <table:table-cell table:style-name="ce3" table:formula="of:=SUBSTITUTE(SUBSTITUTE([.K77]; &quot;' &quot;; &quot;&quot;); &quot;′ &quot;; &quot;&quot;)" office:value-type="string" office:string-value="3×2" calcext:value-type="string">
            <text:p>3×2</text:p>
          </table:table-cell>
          <table:table-cell table:style-name="ce3" table:formula="of:=CONCATENATE(SUBSTITUTE([.T77]; &quot;×&quot;; &quot;+&quot;); &quot;i&quot;)" office:value-type="string" office:string-value="3+2i" calcext:value-type="string">
            <text:p>3+2i</text:p>
          </table:table-cell>
          <table:table-cell table:style-name="ce8" table:formula="of:=IMREAL([.U77])/60" office:value-type="float" office:value="0.05" calcext:value-type="float">
            <text:p>0.05</text:p>
          </table:table-cell>
          <table:table-cell table:style-name="ce8" table:formula="of:=IMAGINARY([.U77])/60" office:value-type="float" office:value="0.0333333333333333" calcext:value-type="float">
            <text:p>0.03</text:p>
          </table:table-cell>
          <table:table-cell table:style-name="ce8" table:formula="of:=IF([.V77]=0; [.W77]; [.V77])" office:value-type="float" office:value="0.05" calcext:value-type="float">
            <text:p>0.05</text:p>
          </table:table-cell>
          <table:table-cell/>
          <table:table-cell table:style-name="ce3" table:formula="of:=VLOOKUP([.E84];[Sheet3.A$1:.B$7];2)" office:value-type="string" office:string-value="darkviolet" calcext:value-type="string">
            <text:p>darkviolet</text:p>
          </table:table-cell>
          <table:table-cell/>
          <table:table-cell table:style-name="ce9" office:value-type="float" office:value="76" calcext:value-type="float">
            <text:p>076</text:p>
          </table:table-cell>
          <table:table-cell/>
          <table:table-cell table:formula="of:=SUBSTITUTE(TRIM([.D77]);&quot; &quot;;&quot;_&quot;)" office:value-type="string" office:string-value="M76-RL5-DDmin-Gamma-LRGB_883x628.jpg" calcext:value-type="string">
            <text:p>M76-RL5-DDmin-Gamma-LRGB_883x628.jpg</text:p>
          </table:table-cell>
          <table:table-cell/>
          <table:table-cell table:style-name="ce1" table:formula="of:=CONCATENATE(&quot;https://en.wikipedia.org/wiki/File:&quot;;[.AD77])" office:value-type="string" office:string-value="https://en.wikipedia.org/wiki/File:M76-RL5-DDmin-Gamma-LRGB_883x628.jpg" calcext:value-type="string">
            <text:p>https://en.wikipedia.org/wiki/File:M76-RL5-DDmin-Gamma-LRGB_883x628.jpg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77[78] </text:p>
          </table:table-cell>
          <table:table-cell office:value-type="string" calcext:value-type="string">
            <text:p>NGC 1068 </text:p>
          </table:table-cell>
          <table:table-cell office:value-type="string" calcext:value-type="string">
            <text:p>Мессьє 77 </text:p>
          </table:table-cell>
          <table:table-cell office:value-type="string" calcext:value-type="string">
            <text:p>NGC1068-hst-R658GB814.jpg </text:p>
          </table:table-cell>
          <table:table-cell office:value-type="string" calcext:value-type="string">
            <text:p>Пекулярна галактика </text:p>
          </table:table-cell>
          <table:table-cell office:value-type="string" calcext:value-type="string">
            <text:p>Кит </text:p>
          </table:table-cell>
          <table:table-cell office:value-type="float" office:value="60000" calcext:value-type="float">
            <text:p>6000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02h 42,7m s </text:p>
          </table:table-cell>
          <table:table-cell office:value-type="string" calcext:value-type="string">
            <text:p>−00° 01′ ″ </text:p>
          </table:table-cell>
          <table:table-cell office:value-type="string" calcext:value-type="string">
            <text:p>7×6' </text:p>
          </table:table-cell>
          <table:table-cell table:number-columns-repeated="2"/>
          <table:table-cell table:style-name="ce6" table:formula="of:=SUBSTITUTE(SUBSTITUTE(SUBSTITUTE([.I78];&quot;h &quot;;&quot;:&quot;) ;&quot;m s&quot;;&quot;&quot;); &quot;,&quot;; &quot;:&quot;)" office:value-type="string" office:string-value="02:42:7 " calcext:value-type="string">
            <text:p>02:42:7 </text:p>
          </table:table-cell>
          <table:table-cell table:style-name="ce6" table:formula="of:=TIMEVALUE([.N78])" office:value-type="float" office:value="0.112581018518519" calcext:value-type="float">
            <text:p>0.1125810185</text:p>
          </table:table-cell>
          <table:table-cell table:style-name="ce6" table:formula="of:=SUBSTITUTE(SUBSTITUTE(SUBSTITUTE([.J78];&quot;° &quot;;&quot;.&quot;) ;&quot;′ ″ &quot;;&quot;&quot;); &quot;−&quot;; &quot;-&quot;)" office:value-type="string" office:string-value="-00.01" calcext:value-type="string">
            <text:p>-00.01</text:p>
          </table:table-cell>
          <table:table-cell table:style-name="ce6" table:formula="of:=([.P78]-ROUNDDOWN([.P78];0))" office:value-type="float" office:value="-0.01" calcext:value-type="float">
            <text:p>-0.01</text:p>
          </table:table-cell>
          <table:table-cell table:style-name="ce3" table:formula="of:=[.P78]+[.Q78]/6*4" office:value-type="float" office:value="-0.0166666666666667" calcext:value-type="float">
            <text:p>-0.0166666667</text:p>
          </table:table-cell>
          <table:table-cell table:style-name="ce3" table:formula="of:=ROUND([.R78]; 2)" office:value-type="float" office:value="-0.02" calcext:value-type="float">
            <text:p>-0.02</text:p>
          </table:table-cell>
          <table:table-cell table:style-name="ce3" table:formula="of:=SUBSTITUTE(SUBSTITUTE([.K78]; &quot;' &quot;; &quot;&quot;); &quot;′ &quot;; &quot;&quot;)" office:value-type="string" office:string-value="7×6" calcext:value-type="string">
            <text:p>7×6</text:p>
          </table:table-cell>
          <table:table-cell table:style-name="ce3" table:formula="of:=CONCATENATE(SUBSTITUTE([.T78]; &quot;×&quot;; &quot;+&quot;); &quot;i&quot;)" office:value-type="string" office:string-value="7+6i" calcext:value-type="string">
            <text:p>7+6i</text:p>
          </table:table-cell>
          <table:table-cell table:style-name="ce8" table:formula="of:=IMREAL([.U78])/60" office:value-type="float" office:value="0.116666666666667" calcext:value-type="float">
            <text:p>0.12</text:p>
          </table:table-cell>
          <table:table-cell table:style-name="ce8" table:formula="of:=IMAGINARY([.U78])/60" office:value-type="float" office:value="0.1" calcext:value-type="float">
            <text:p>0.10</text:p>
          </table:table-cell>
          <table:table-cell table:style-name="ce8" table:formula="of:=IF([.V78]=0; [.W78]; [.V78])" office:value-type="float" office:value="0.116666666666667" calcext:value-type="float">
            <text:p>0.12</text:p>
          </table:table-cell>
          <table:table-cell/>
          <table:table-cell table:style-name="ce3" table:formula="of:=VLOOKUP([.E85];[Sheet3.A$1:.B$7];2)" office:value-type="string" office:string-value="yellowgreen" calcext:value-type="string">
            <text:p>yellowgreen</text:p>
          </table:table-cell>
          <table:table-cell/>
          <table:table-cell table:style-name="ce9" office:value-type="float" office:value="77" calcext:value-type="float">
            <text:p>077</text:p>
          </table:table-cell>
          <table:table-cell/>
          <table:table-cell table:formula="of:=SUBSTITUTE(TRIM([.D78]);&quot; &quot;;&quot;_&quot;)" office:value-type="string" office:string-value="NGC1068-hst-R658GB814.jpg" calcext:value-type="string">
            <text:p>NGC1068-hst-R658GB814.jpg</text:p>
          </table:table-cell>
          <table:table-cell/>
          <table:table-cell table:style-name="ce1" table:formula="of:=CONCATENATE(&quot;https://en.wikipedia.org/wiki/File:&quot;;[.AD78])" office:value-type="string" office:string-value="https://en.wikipedia.org/wiki/File:NGC1068-hst-R658GB814.jpg" calcext:value-type="string">
            <text:p>https://en.wikipedia.org/wiki/File:NGC1068-hst-R658GB814.jpg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78[79] </text:p>
          </table:table-cell>
          <table:table-cell office:value-type="string" calcext:value-type="string">
            <text:p>NGC 2068 </text:p>
          </table:table-cell>
          <table:table-cell office:value-type="string" calcext:value-type="string">
            <text:p>Мессьє 78 </text:p>
          </table:table-cell>
          <table:table-cell office:value-type="string" calcext:value-type="string">
            <text:p>Messier 78.jpg </text:p>
          </table:table-cell>
          <table:table-cell office:value-type="string" calcext:value-type="string">
            <text:p>Дифузна туманність </text:p>
          </table:table-cell>
          <table:table-cell office:value-type="string" calcext:value-type="string">
            <text:p>Оріон </text:p>
          </table:table-cell>
          <table:table-cell office:value-type="float" office:value="1.6" calcext:value-type="float">
            <text:p>1.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5h 46,7m s </text:p>
          </table:table-cell>
          <table:table-cell office:value-type="string" calcext:value-type="string">
            <text:p>+00° 03′ ″ </text:p>
          </table:table-cell>
          <table:table-cell office:value-type="string" calcext:value-type="string">
            <text:p>8×6' </text:p>
          </table:table-cell>
          <table:table-cell table:number-columns-repeated="2"/>
          <table:table-cell table:style-name="ce6" table:formula="of:=SUBSTITUTE(SUBSTITUTE(SUBSTITUTE([.I79];&quot;h &quot;;&quot;:&quot;) ;&quot;m s&quot;;&quot;&quot;); &quot;,&quot;; &quot;:&quot;)" office:value-type="string" office:string-value="05:46:7 " calcext:value-type="string">
            <text:p>05:46:7 </text:p>
          </table:table-cell>
          <table:table-cell table:style-name="ce6" table:formula="of:=TIMEVALUE([.N79])" office:value-type="float" office:value="0.240358796296296" calcext:value-type="float">
            <text:p>0.2403587963</text:p>
          </table:table-cell>
          <table:table-cell table:style-name="ce6" table:formula="of:=SUBSTITUTE(SUBSTITUTE(SUBSTITUTE([.J79];&quot;° &quot;;&quot;.&quot;) ;&quot;′ ″ &quot;;&quot;&quot;); &quot;−&quot;; &quot;-&quot;)" office:value-type="string" office:string-value="+00.03" calcext:value-type="string">
            <text:p>+00.03</text:p>
          </table:table-cell>
          <table:table-cell table:style-name="ce6" table:formula="of:=([.P79]-ROUNDDOWN([.P79];0))" office:value-type="float" office:value="0.03" calcext:value-type="float">
            <text:p>0.03</text:p>
          </table:table-cell>
          <table:table-cell table:style-name="ce3" table:formula="of:=[.P79]+[.Q79]/6*4" office:value-type="float" office:value="0.05" calcext:value-type="float">
            <text:p>0.05</text:p>
          </table:table-cell>
          <table:table-cell table:style-name="ce3" table:formula="of:=ROUND([.R79]; 2)" office:value-type="float" office:value="0.05" calcext:value-type="float">
            <text:p>0.05</text:p>
          </table:table-cell>
          <table:table-cell table:style-name="ce3" table:formula="of:=SUBSTITUTE(SUBSTITUTE([.K79]; &quot;' &quot;; &quot;&quot;); &quot;′ &quot;; &quot;&quot;)" office:value-type="string" office:string-value="8×6" calcext:value-type="string">
            <text:p>8×6</text:p>
          </table:table-cell>
          <table:table-cell table:style-name="ce3" table:formula="of:=CONCATENATE(SUBSTITUTE([.T79]; &quot;×&quot;; &quot;+&quot;); &quot;i&quot;)" office:value-type="string" office:string-value="8+6i" calcext:value-type="string">
            <text:p>8+6i</text:p>
          </table:table-cell>
          <table:table-cell table:style-name="ce8" table:formula="of:=IMREAL([.U79])/60" office:value-type="float" office:value="0.133333333333333" calcext:value-type="float">
            <text:p>0.13</text:p>
          </table:table-cell>
          <table:table-cell table:style-name="ce8" table:formula="of:=IMAGINARY([.U79])/60" office:value-type="float" office:value="0.1" calcext:value-type="float">
            <text:p>0.10</text:p>
          </table:table-cell>
          <table:table-cell table:style-name="ce8" table:formula="of:=IF([.V79]=0; [.W79]; [.V79])" office:value-type="float" office:value="0.133333333333333" calcext:value-type="float">
            <text:p>0.13</text:p>
          </table:table-cell>
          <table:table-cell/>
          <table:table-cell table:style-name="ce3" table:formula="of:=VLOOKUP([.E86];[Sheet3.A$1:.B$7];2)" office:value-type="string" office:string-value="yellowgreen" calcext:value-type="string">
            <text:p>yellowgreen</text:p>
          </table:table-cell>
          <table:table-cell/>
          <table:table-cell table:style-name="ce9" office:value-type="float" office:value="78" calcext:value-type="float">
            <text:p>078</text:p>
          </table:table-cell>
          <table:table-cell/>
          <table:table-cell table:formula="of:=SUBSTITUTE(TRIM([.D79]);&quot; &quot;;&quot;_&quot;)" office:value-type="string" office:string-value="Messier_78.jpg" calcext:value-type="string">
            <text:p>Messier_78.jpg</text:p>
          </table:table-cell>
          <table:table-cell/>
          <table:table-cell table:style-name="ce1" table:formula="of:=CONCATENATE(&quot;https://en.wikipedia.org/wiki/File:&quot;;[.AD79])" office:value-type="string" office:string-value="https://en.wikipedia.org/wiki/File:Messier_78.jpg" calcext:value-type="string">
            <text:p>https://en.wikipedia.org/wiki/File:Messier_78.jpg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79[80] </text:p>
          </table:table-cell>
          <table:table-cell office:value-type="string" calcext:value-type="string">
            <text:p>NGC 1904 </text:p>
          </table:table-cell>
          <table:table-cell office:value-type="string" calcext:value-type="string">
            <text:p>Мессьє 79 </text:p>
          </table:table-cell>
          <table:table-cell office:value-type="string" calcext:value-type="string">
            <text:p>M79a.jpg </text:p>
          </table:table-cell>
          <table:table-cell office:value-type="string" calcext:value-type="string">
            <text:p>Кулясте скупчення </text:p>
          </table:table-cell>
          <table:table-cell office:value-type="string" calcext:value-type="string">
            <text:p>Заєць </text:p>
          </table:table-cell>
          <table:table-cell office:value-type="float" office:value="40" calcext:value-type="float">
            <text:p>40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05h 24,2m s </text:p>
          </table:table-cell>
          <table:table-cell office:value-type="string" calcext:value-type="string">
            <text:p>−24° 31′ ″ </text:p>
          </table:table-cell>
          <table:table-cell office:value-type="string" calcext:value-type="string">
            <text:p>9' </text:p>
          </table:table-cell>
          <table:table-cell table:number-columns-repeated="2"/>
          <table:table-cell table:style-name="ce6" table:formula="of:=SUBSTITUTE(SUBSTITUTE(SUBSTITUTE([.I80];&quot;h &quot;;&quot;:&quot;) ;&quot;m s&quot;;&quot;&quot;); &quot;,&quot;; &quot;:&quot;)" office:value-type="string" office:string-value="05:24:2 " calcext:value-type="string">
            <text:p>05:24:2 </text:p>
          </table:table-cell>
          <table:table-cell table:style-name="ce6" table:formula="of:=TIMEVALUE([.N80])" office:value-type="float" office:value="0.225023148148148" calcext:value-type="float">
            <text:p>0.2250231481</text:p>
          </table:table-cell>
          <table:table-cell table:style-name="ce6" table:formula="of:=SUBSTITUTE(SUBSTITUTE(SUBSTITUTE([.J80];&quot;° &quot;;&quot;.&quot;) ;&quot;′ ″ &quot;;&quot;&quot;); &quot;−&quot;; &quot;-&quot;)" office:value-type="string" office:string-value="-24.31" calcext:value-type="string">
            <text:p>-24.31</text:p>
          </table:table-cell>
          <table:table-cell table:style-name="ce6" table:formula="of:=([.P80]-ROUNDDOWN([.P80];0))" office:value-type="float" office:value="-0.309999999999999" calcext:value-type="float">
            <text:p>-0.31</text:p>
          </table:table-cell>
          <table:table-cell table:style-name="ce3" table:formula="of:=[.P80]+[.Q80]/6*4" office:value-type="float" office:value="-24.5166666666667" calcext:value-type="float">
            <text:p>-24.5166666667</text:p>
          </table:table-cell>
          <table:table-cell table:style-name="ce3" table:formula="of:=ROUND([.R80]; 2)" office:value-type="float" office:value="-24.52" calcext:value-type="float">
            <text:p>-24.52</text:p>
          </table:table-cell>
          <table:table-cell table:style-name="ce3" table:formula="of:=SUBSTITUTE(SUBSTITUTE([.K80]; &quot;' &quot;; &quot;&quot;); &quot;′ &quot;; &quot;&quot;)" office:value-type="string" office:string-value="9" calcext:value-type="string">
            <text:p>9</text:p>
          </table:table-cell>
          <table:table-cell table:style-name="ce3" table:formula="of:=CONCATENATE(SUBSTITUTE([.T80]; &quot;×&quot;; &quot;+&quot;); &quot;i&quot;)" office:value-type="string" office:string-value="9i" calcext:value-type="string">
            <text:p>9i</text:p>
          </table:table-cell>
          <table:table-cell table:style-name="ce8" table:formula="of:=IMREAL([.U80])/60" office:value-type="float" office:value="0" calcext:value-type="float">
            <text:p>0.00</text:p>
          </table:table-cell>
          <table:table-cell table:style-name="ce8" table:formula="of:=IMAGINARY([.U80])/60" office:value-type="float" office:value="0.15" calcext:value-type="float">
            <text:p>0.15</text:p>
          </table:table-cell>
          <table:table-cell table:style-name="ce8" table:formula="of:=IF([.V80]=0; [.W80]; [.V80])" office:value-type="float" office:value="0.15" calcext:value-type="float">
            <text:p>0.15</text:p>
          </table:table-cell>
          <table:table-cell/>
          <table:table-cell table:style-name="ce3" table:formula="of:=VLOOKUP([.E87];[Sheet3.A$1:.B$7];2)" office:value-type="string" office:string-value="yellowgreen" calcext:value-type="string">
            <text:p>yellowgreen</text:p>
          </table:table-cell>
          <table:table-cell/>
          <table:table-cell table:style-name="ce9" office:value-type="float" office:value="79" calcext:value-type="float">
            <text:p>079</text:p>
          </table:table-cell>
          <table:table-cell/>
          <table:table-cell table:formula="of:=SUBSTITUTE(TRIM([.D80]);&quot; &quot;;&quot;_&quot;)" office:value-type="string" office:string-value="M79a.jpg" calcext:value-type="string">
            <text:p>M79a.jpg</text:p>
          </table:table-cell>
          <table:table-cell/>
          <table:table-cell table:style-name="ce1" table:formula="of:=CONCATENATE(&quot;https://en.wikipedia.org/wiki/File:&quot;;[.AD80])" office:value-type="string" office:string-value="https://en.wikipedia.org/wiki/File:M79a.jpg" calcext:value-type="string">
            <text:p>https://en.wikipedia.org/wiki/File:M79a.jpg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80[81] </text:p>
          </table:table-cell>
          <table:table-cell office:value-type="string" calcext:value-type="string">
            <text:p>NGC 6093 </text:p>
          </table:table-cell>
          <table:table-cell office:value-type="string" calcext:value-type="string">
            <text:p>Мессьє 80 </text:p>
          </table:table-cell>
          <table:table-cell office:value-type="string" calcext:value-type="string">
            <text:p>A Swarm of Ancient Stars - GPN-2000-000930.jpg </text:p>
          </table:table-cell>
          <table:table-cell office:value-type="string" calcext:value-type="string">
            <text:p>Кулясте скупчення </text:p>
          </table:table-cell>
          <table:table-cell office:value-type="string" calcext:value-type="string">
            <text:p>Скорпіон </text:p>
          </table:table-cell>
          <table:table-cell office:value-type="float" office:value="27" calcext:value-type="float">
            <text:p>27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16h 17,0m s </text:p>
          </table:table-cell>
          <table:table-cell office:value-type="string" calcext:value-type="string">
            <text:p>−22° 59′ ″ </text:p>
          </table:table-cell>
          <table:table-cell office:value-type="string" calcext:value-type="string">
            <text:p>9' </text:p>
          </table:table-cell>
          <table:table-cell table:number-columns-repeated="2"/>
          <table:table-cell table:style-name="ce6" table:formula="of:=SUBSTITUTE(SUBSTITUTE(SUBSTITUTE([.I81];&quot;h &quot;;&quot;:&quot;) ;&quot;m s&quot;;&quot;&quot;); &quot;,&quot;; &quot;:&quot;)" office:value-type="string" office:string-value="16:17:0 " calcext:value-type="string">
            <text:p>16:17:0 </text:p>
          </table:table-cell>
          <table:table-cell table:style-name="ce6" table:formula="of:=TIMEVALUE([.N81])" office:value-type="float" office:value="0.678472222222222" calcext:value-type="float">
            <text:p>0.6784722222</text:p>
          </table:table-cell>
          <table:table-cell table:style-name="ce6" table:formula="of:=SUBSTITUTE(SUBSTITUTE(SUBSTITUTE([.J81];&quot;° &quot;;&quot;.&quot;) ;&quot;′ ″ &quot;;&quot;&quot;); &quot;−&quot;; &quot;-&quot;)" office:value-type="string" office:string-value="-22.59" calcext:value-type="string">
            <text:p>-22.59</text:p>
          </table:table-cell>
          <table:table-cell table:style-name="ce6" table:formula="of:=([.P81]-ROUNDDOWN([.P81];0))" office:value-type="float" office:value="-0.59" calcext:value-type="float">
            <text:p>-0.59</text:p>
          </table:table-cell>
          <table:table-cell table:style-name="ce3" table:formula="of:=[.P81]+[.Q81]/6*4" office:value-type="float" office:value="-22.9833333333333" calcext:value-type="float">
            <text:p>-22.9833333333</text:p>
          </table:table-cell>
          <table:table-cell table:style-name="ce3" table:formula="of:=ROUND([.R81]; 2)" office:value-type="float" office:value="-22.98" calcext:value-type="float">
            <text:p>-22.98</text:p>
          </table:table-cell>
          <table:table-cell table:style-name="ce3" table:formula="of:=SUBSTITUTE(SUBSTITUTE([.K81]; &quot;' &quot;; &quot;&quot;); &quot;′ &quot;; &quot;&quot;)" office:value-type="string" office:string-value="9" calcext:value-type="string">
            <text:p>9</text:p>
          </table:table-cell>
          <table:table-cell table:style-name="ce3" table:formula="of:=CONCATENATE(SUBSTITUTE([.T81]; &quot;×&quot;; &quot;+&quot;); &quot;i&quot;)" office:value-type="string" office:string-value="9i" calcext:value-type="string">
            <text:p>9i</text:p>
          </table:table-cell>
          <table:table-cell table:style-name="ce8" table:formula="of:=IMREAL([.U81])/60" office:value-type="float" office:value="0" calcext:value-type="float">
            <text:p>0.00</text:p>
          </table:table-cell>
          <table:table-cell table:style-name="ce8" table:formula="of:=IMAGINARY([.U81])/60" office:value-type="float" office:value="0.15" calcext:value-type="float">
            <text:p>0.15</text:p>
          </table:table-cell>
          <table:table-cell table:style-name="ce8" table:formula="of:=IF([.V81]=0; [.W81]; [.V81])" office:value-type="float" office:value="0.15" calcext:value-type="float">
            <text:p>0.15</text:p>
          </table:table-cell>
          <table:table-cell/>
          <table:table-cell table:style-name="ce3" table:formula="of:=VLOOKUP([.E88];[Sheet3.A$1:.B$7];2)" office:value-type="string" office:string-value="yellowgreen" calcext:value-type="string">
            <text:p>yellowgreen</text:p>
          </table:table-cell>
          <table:table-cell/>
          <table:table-cell table:style-name="ce9" office:value-type="float" office:value="80" calcext:value-type="float">
            <text:p>080</text:p>
          </table:table-cell>
          <table:table-cell/>
          <table:table-cell table:formula="of:=SUBSTITUTE(TRIM([.D81]);&quot; &quot;;&quot;_&quot;)" office:value-type="string" office:string-value="A_Swarm_of_Ancient_Stars_-_GPN-2000-000930.jpg" calcext:value-type="string">
            <text:p>A_Swarm_of_Ancient_Stars_-_GPN-2000-000930.jpg</text:p>
          </table:table-cell>
          <table:table-cell/>
          <table:table-cell table:style-name="ce1" table:formula="of:=CONCATENATE(&quot;https://en.wikipedia.org/wiki/File:&quot;;[.AD81])" office:value-type="string" office:string-value="https://en.wikipedia.org/wiki/File:A_Swarm_of_Ancient_Stars_-_GPN-2000-000930.jpg" calcext:value-type="string">
            <text:p>https://en.wikipedia.org/wiki/File:A_Swarm_of_Ancient_Stars_-_GPN-2000-000930.jpg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81[82] </text:p>
          </table:table-cell>
          <table:table-cell office:value-type="string" calcext:value-type="string">
            <text:p>NGC 3031 </text:p>
          </table:table-cell>
          <table:table-cell office:value-type="string" calcext:value-type="string">
            <text:p>Галактика Боде </text:p>
          </table:table-cell>
          <table:table-cell office:value-type="string" calcext:value-type="string">
            <text:p>Sig07-009.jpg </text:p>
          </table:table-cell>
          <table:table-cell office:value-type="string" calcext:value-type="string">
            <text:p>Спіральна галактика </text:p>
          </table:table-cell>
          <table:table-cell office:value-type="string" calcext:value-type="string">
            <text:p>Велика Ведмедиця </text:p>
          </table:table-cell>
          <table:table-cell office:value-type="float" office:value="11000" calcext:value-type="float">
            <text:p>11000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09h 55,5m s </text:p>
          </table:table-cell>
          <table:table-cell office:value-type="string" calcext:value-type="string">
            <text:p>+69° 04′ ″ </text:p>
          </table:table-cell>
          <table:table-cell office:value-type="string" calcext:value-type="string">
            <text:p>21×10' </text:p>
          </table:table-cell>
          <table:table-cell table:number-columns-repeated="2"/>
          <table:table-cell table:style-name="ce6" table:formula="of:=SUBSTITUTE(SUBSTITUTE(SUBSTITUTE([.I82];&quot;h &quot;;&quot;:&quot;) ;&quot;m s&quot;;&quot;&quot;); &quot;,&quot;; &quot;:&quot;)" office:value-type="string" office:string-value="09:55:5 " calcext:value-type="string">
            <text:p>09:55:5 </text:p>
          </table:table-cell>
          <table:table-cell table:style-name="ce6" table:formula="of:=TIMEVALUE([.N82])" office:value-type="float" office:value="0.413252314814815" calcext:value-type="float">
            <text:p>0.4132523148</text:p>
          </table:table-cell>
          <table:table-cell table:style-name="ce6" table:formula="of:=SUBSTITUTE(SUBSTITUTE(SUBSTITUTE([.J82];&quot;° &quot;;&quot;.&quot;) ;&quot;′ ″ &quot;;&quot;&quot;); &quot;−&quot;; &quot;-&quot;)" office:value-type="string" office:string-value="+69.04" calcext:value-type="string">
            <text:p>+69.04</text:p>
          </table:table-cell>
          <table:table-cell table:style-name="ce6" table:formula="of:=([.P82]-ROUNDDOWN([.P82];0))" office:value-type="float" office:value="0.0400000000000063" calcext:value-type="float">
            <text:p>0.04</text:p>
          </table:table-cell>
          <table:table-cell table:style-name="ce3" table:formula="of:=[.P82]+[.Q82]/6*4" office:value-type="float" office:value="69.0666666666667" calcext:value-type="float">
            <text:p>69.0666666667</text:p>
          </table:table-cell>
          <table:table-cell table:style-name="ce3" table:formula="of:=ROUND([.R82]; 2)" office:value-type="float" office:value="69.07" calcext:value-type="float">
            <text:p>69.07</text:p>
          </table:table-cell>
          <table:table-cell table:style-name="ce3" table:formula="of:=SUBSTITUTE(SUBSTITUTE([.K82]; &quot;' &quot;; &quot;&quot;); &quot;′ &quot;; &quot;&quot;)" office:value-type="string" office:string-value="21×10" calcext:value-type="string">
            <text:p>21×10</text:p>
          </table:table-cell>
          <table:table-cell table:style-name="ce3" table:formula="of:=CONCATENATE(SUBSTITUTE([.T82]; &quot;×&quot;; &quot;+&quot;); &quot;i&quot;)" office:value-type="string" office:string-value="21+10i" calcext:value-type="string">
            <text:p>21+10i</text:p>
          </table:table-cell>
          <table:table-cell table:style-name="ce8" table:formula="of:=IMREAL([.U82])/60" office:value-type="float" office:value="0.35" calcext:value-type="float">
            <text:p>0.35</text:p>
          </table:table-cell>
          <table:table-cell table:style-name="ce8" table:formula="of:=IMAGINARY([.U82])/60" office:value-type="float" office:value="0.166666666666667" calcext:value-type="float">
            <text:p>0.17</text:p>
          </table:table-cell>
          <table:table-cell table:style-name="ce8" table:formula="of:=IF([.V82]=0; [.W82]; [.V82])" office:value-type="float" office:value="0.35" calcext:value-type="float">
            <text:p>0.35</text:p>
          </table:table-cell>
          <table:table-cell/>
          <table:table-cell table:style-name="ce3" table:formula="of:=VLOOKUP([.E89];[Sheet3.A$1:.B$7];2)" office:value-type="string" office:string-value="darkviolet" calcext:value-type="string">
            <text:p>darkviolet</text:p>
          </table:table-cell>
          <table:table-cell/>
          <table:table-cell table:style-name="ce9" office:value-type="float" office:value="81" calcext:value-type="float">
            <text:p>081</text:p>
          </table:table-cell>
          <table:table-cell/>
          <table:table-cell table:formula="of:=SUBSTITUTE(TRIM([.D82]);&quot; &quot;;&quot;_&quot;)" office:value-type="string" office:string-value="Sig07-009.jpg" calcext:value-type="string">
            <text:p>Sig07-009.jpg</text:p>
          </table:table-cell>
          <table:table-cell/>
          <table:table-cell table:style-name="ce1" table:formula="of:=CONCATENATE(&quot;https://en.wikipedia.org/wiki/File:&quot;;[.AD82])" office:value-type="string" office:string-value="https://en.wikipedia.org/wiki/File:Sig07-009.jpg" calcext:value-type="string">
            <text:p>https://en.wikipedia.org/wiki/File:Sig07-009.jpg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82[83] </text:p>
          </table:table-cell>
          <table:table-cell office:value-type="string" calcext:value-type="string">
            <text:p>NGC 3034 </text:p>
          </table:table-cell>
          <table:table-cell office:value-type="string" calcext:value-type="string">
            <text:p>Галактика Сигара </text:p>
          </table:table-cell>
          <table:table-cell office:value-type="string" calcext:value-type="string">
            <text:p>Messier82.jpg </text:p>
          </table:table-cell>
          <table:table-cell office:value-type="string" calcext:value-type="string">
            <text:p>Неправильна галактика </text:p>
          </table:table-cell>
          <table:table-cell office:value-type="string" calcext:value-type="string">
            <text:p>Велика Ведмедиця </text:p>
          </table:table-cell>
          <table:table-cell office:value-type="float" office:value="11000" calcext:value-type="float">
            <text:p>11000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09h 55,9m s </text:p>
          </table:table-cell>
          <table:table-cell office:value-type="string" calcext:value-type="string">
            <text:p>+69° 41′ ″ </text:p>
          </table:table-cell>
          <table:table-cell office:value-type="string" calcext:value-type="string">
            <text:p>9×4' </text:p>
          </table:table-cell>
          <table:table-cell table:number-columns-repeated="2"/>
          <table:table-cell table:style-name="ce6" table:formula="of:=SUBSTITUTE(SUBSTITUTE(SUBSTITUTE([.I83];&quot;h &quot;;&quot;:&quot;) ;&quot;m s&quot;;&quot;&quot;); &quot;,&quot;; &quot;:&quot;)" office:value-type="string" office:string-value="09:55:9 " calcext:value-type="string">
            <text:p>09:55:9 </text:p>
          </table:table-cell>
          <table:table-cell table:style-name="ce6" table:formula="of:=TIMEVALUE([.N83])" office:value-type="float" office:value="0.413298611111111" calcext:value-type="float">
            <text:p>0.4132986111</text:p>
          </table:table-cell>
          <table:table-cell table:style-name="ce6" table:formula="of:=SUBSTITUTE(SUBSTITUTE(SUBSTITUTE([.J83];&quot;° &quot;;&quot;.&quot;) ;&quot;′ ″ &quot;;&quot;&quot;); &quot;−&quot;; &quot;-&quot;)" office:value-type="string" office:string-value="+69.41" calcext:value-type="string">
            <text:p>+69.41</text:p>
          </table:table-cell>
          <table:table-cell table:style-name="ce6" table:formula="of:=([.P83]-ROUNDDOWN([.P83];0))" office:value-type="float" office:value="0.409999999999997" calcext:value-type="float">
            <text:p>0.41</text:p>
          </table:table-cell>
          <table:table-cell table:style-name="ce3" table:formula="of:=[.P83]+[.Q83]/6*4" office:value-type="float" office:value="69.6833333333333" calcext:value-type="float">
            <text:p>69.6833333333</text:p>
          </table:table-cell>
          <table:table-cell table:style-name="ce3" table:formula="of:=ROUND([.R83]; 2)" office:value-type="float" office:value="69.68" calcext:value-type="float">
            <text:p>69.68</text:p>
          </table:table-cell>
          <table:table-cell table:style-name="ce3" table:formula="of:=SUBSTITUTE(SUBSTITUTE([.K83]; &quot;' &quot;; &quot;&quot;); &quot;′ &quot;; &quot;&quot;)" office:value-type="string" office:string-value="9×4" calcext:value-type="string">
            <text:p>9×4</text:p>
          </table:table-cell>
          <table:table-cell table:style-name="ce3" table:formula="of:=CONCATENATE(SUBSTITUTE([.T83]; &quot;×&quot;; &quot;+&quot;); &quot;i&quot;)" office:value-type="string" office:string-value="9+4i" calcext:value-type="string">
            <text:p>9+4i</text:p>
          </table:table-cell>
          <table:table-cell table:style-name="ce8" table:formula="of:=IMREAL([.U83])/60" office:value-type="float" office:value="0.15" calcext:value-type="float">
            <text:p>0.15</text:p>
          </table:table-cell>
          <table:table-cell table:style-name="ce8" table:formula="of:=IMAGINARY([.U83])/60" office:value-type="float" office:value="0.0666666666666667" calcext:value-type="float">
            <text:p>0.07</text:p>
          </table:table-cell>
          <table:table-cell table:style-name="ce8" table:formula="of:=IF([.V83]=0; [.W83]; [.V83])" office:value-type="float" office:value="0.15" calcext:value-type="float">
            <text:p>0.15</text:p>
          </table:table-cell>
          <table:table-cell/>
          <table:table-cell table:style-name="ce3" table:formula="of:=VLOOKUP([.E90];[Sheet3.A$1:.B$7];2)" office:value-type="string" office:string-value="" calcext:value-type="error">
            <text:p>#N/A</text:p>
          </table:table-cell>
          <table:table-cell/>
          <table:table-cell table:style-name="ce9" office:value-type="float" office:value="82" calcext:value-type="float">
            <text:p>082</text:p>
          </table:table-cell>
          <table:table-cell/>
          <table:table-cell table:formula="of:=SUBSTITUTE(TRIM([.D83]);&quot; &quot;;&quot;_&quot;)" office:value-type="string" office:string-value="Messier82.jpg" calcext:value-type="string">
            <text:p>Messier82.jpg</text:p>
          </table:table-cell>
          <table:table-cell/>
          <table:table-cell table:style-name="ce1" table:formula="of:=CONCATENATE(&quot;https://en.wikipedia.org/wiki/File:&quot;;[.AD83])" office:value-type="string" office:string-value="https://en.wikipedia.org/wiki/File:Messier82.jpg" calcext:value-type="string">
            <text:p>https://en.wikipedia.org/wiki/File:Messier82.jpg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83[84] </text:p>
          </table:table-cell>
          <table:table-cell office:value-type="string" calcext:value-type="string">
            <text:p>NGC 5236 </text:p>
          </table:table-cell>
          <table:table-cell office:value-type="string" calcext:value-type="string">
            <text:p>Галактика Південна Вертушка </text:p>
          </table:table-cell>
          <table:table-cell office:value-type="string" calcext:value-type="string">
            <text:p>Hubble view of barred spiral galaxy Messier 83.jpg </text:p>
          </table:table-cell>
          <table:table-cell office:value-type="string" calcext:value-type="string">
            <text:p>Спіральна галактика </text:p>
          </table:table-cell>
          <table:table-cell office:value-type="string" calcext:value-type="string">
            <text:p>Гідра </text:p>
          </table:table-cell>
          <table:table-cell office:value-type="float" office:value="10000" calcext:value-type="float">
            <text:p>10000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13h 37,0m s </text:p>
          </table:table-cell>
          <table:table-cell office:value-type="string" calcext:value-type="string">
            <text:p>−29° 52′ ″ </text:p>
          </table:table-cell>
          <table:table-cell office:value-type="string" calcext:value-type="string">
            <text:p>11×10' </text:p>
          </table:table-cell>
          <table:table-cell table:number-columns-repeated="2"/>
          <table:table-cell table:style-name="ce6" table:formula="of:=SUBSTITUTE(SUBSTITUTE(SUBSTITUTE([.I84];&quot;h &quot;;&quot;:&quot;) ;&quot;m s&quot;;&quot;&quot;); &quot;,&quot;; &quot;:&quot;)" office:value-type="string" office:string-value="13:37:0 " calcext:value-type="string">
            <text:p>13:37:0 </text:p>
          </table:table-cell>
          <table:table-cell table:style-name="ce6" table:formula="of:=TIMEVALUE([.N84])" office:value-type="float" office:value="0.567361111111111" calcext:value-type="float">
            <text:p>0.5673611111</text:p>
          </table:table-cell>
          <table:table-cell table:style-name="ce6" table:formula="of:=SUBSTITUTE(SUBSTITUTE(SUBSTITUTE([.J84];&quot;° &quot;;&quot;.&quot;) ;&quot;′ ″ &quot;;&quot;&quot;); &quot;−&quot;; &quot;-&quot;)" office:value-type="string" office:string-value="-29.52" calcext:value-type="string">
            <text:p>-29.52</text:p>
          </table:table-cell>
          <table:table-cell table:style-name="ce6" table:formula="of:=([.P84]-ROUNDDOWN([.P84];0))" office:value-type="float" office:value="-0.52" calcext:value-type="float">
            <text:p>-0.52</text:p>
          </table:table-cell>
          <table:table-cell table:style-name="ce3" table:formula="of:=[.P84]+[.Q84]/6*4" office:value-type="float" office:value="-29.8666666666667" calcext:value-type="float">
            <text:p>-29.8666666667</text:p>
          </table:table-cell>
          <table:table-cell table:style-name="ce3" table:formula="of:=ROUND([.R84]; 2)" office:value-type="float" office:value="-29.87" calcext:value-type="float">
            <text:p>-29.87</text:p>
          </table:table-cell>
          <table:table-cell table:style-name="ce3" table:formula="of:=SUBSTITUTE(SUBSTITUTE([.K84]; &quot;' &quot;; &quot;&quot;); &quot;′ &quot;; &quot;&quot;)" office:value-type="string" office:string-value="11×10" calcext:value-type="string">
            <text:p>11×10</text:p>
          </table:table-cell>
          <table:table-cell table:style-name="ce3" table:formula="of:=CONCATENATE(SUBSTITUTE([.T84]; &quot;×&quot;; &quot;+&quot;); &quot;i&quot;)" office:value-type="string" office:string-value="11+10i" calcext:value-type="string">
            <text:p>11+10i</text:p>
          </table:table-cell>
          <table:table-cell table:style-name="ce8" table:formula="of:=IMREAL([.U84])/60" office:value-type="float" office:value="0.183333333333333" calcext:value-type="float">
            <text:p>0.18</text:p>
          </table:table-cell>
          <table:table-cell table:style-name="ce8" table:formula="of:=IMAGINARY([.U84])/60" office:value-type="float" office:value="0.166666666666667" calcext:value-type="float">
            <text:p>0.17</text:p>
          </table:table-cell>
          <table:table-cell table:style-name="ce8" table:formula="of:=IF([.V84]=0; [.W84]; [.V84])" office:value-type="float" office:value="0.183333333333333" calcext:value-type="float">
            <text:p>0.18</text:p>
          </table:table-cell>
          <table:table-cell/>
          <table:table-cell table:style-name="ce3" table:formula="of:=VLOOKUP([.E91];[Sheet3.A$1:.B$7];2)" office:value-type="string" office:string-value="yellowgreen" calcext:value-type="string">
            <text:p>yellowgreen</text:p>
          </table:table-cell>
          <table:table-cell/>
          <table:table-cell table:style-name="ce9" office:value-type="float" office:value="83" calcext:value-type="float">
            <text:p>083</text:p>
          </table:table-cell>
          <table:table-cell/>
          <table:table-cell table:formula="of:=SUBSTITUTE(TRIM([.D84]);&quot; &quot;;&quot;_&quot;)" office:value-type="string" office:string-value="Hubble_view_of_barred_spiral_galaxy_Messier_83.jpg" calcext:value-type="string">
            <text:p>Hubble_view_of_barred_spiral_galaxy_Messier_83.jpg</text:p>
          </table:table-cell>
          <table:table-cell/>
          <table:table-cell table:style-name="ce1" table:formula="of:=CONCATENATE(&quot;https://en.wikipedia.org/wiki/File:&quot;;[.AD84])" office:value-type="string" office:string-value="https://en.wikipedia.org/wiki/File:Hubble_view_of_barred_spiral_galaxy_Messier_83.jpg" calcext:value-type="string">
            <text:p>https://en.wikipedia.org/wiki/File:Hubble_view_of_barred_spiral_galaxy_Messier_83.jpg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84[85] </text:p>
          </table:table-cell>
          <table:table-cell office:value-type="string" calcext:value-type="string">
            <text:p>NGC 4374 </text:p>
          </table:table-cell>
          <table:table-cell office:value-type="string" calcext:value-type="string">
            <text:p>Мессьє 84 </text:p>
          </table:table-cell>
          <table:table-cell office:value-type="string" calcext:value-type="string">
            <text:p>Messier 84 nucleus Hubble.jpg </text:p>
          </table:table-cell>
          <table:table-cell office:value-type="string" calcext:value-type="string">
            <text:p>Лінзоподібна галактика </text:p>
          </table:table-cell>
          <table:table-cell office:value-type="string" calcext:value-type="string">
            <text:p>Діва </text:p>
          </table:table-cell>
          <table:table-cell office:value-type="float" office:value="60000" calcext:value-type="float">
            <text:p>6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2h 25,1m s </text:p>
          </table:table-cell>
          <table:table-cell office:value-type="string" calcext:value-type="string">
            <text:p>+12° 53′ ″ </text:p>
          </table:table-cell>
          <table:table-cell office:value-type="string" calcext:value-type="string">
            <text:p>5' </text:p>
          </table:table-cell>
          <table:table-cell table:number-columns-repeated="2"/>
          <table:table-cell table:style-name="ce6" table:formula="of:=SUBSTITUTE(SUBSTITUTE(SUBSTITUTE([.I85];&quot;h &quot;;&quot;:&quot;) ;&quot;m s&quot;;&quot;&quot;); &quot;,&quot;; &quot;:&quot;)" office:value-type="string" office:string-value="12:25:1 " calcext:value-type="string">
            <text:p>12:25:1 </text:p>
          </table:table-cell>
          <table:table-cell table:style-name="ce6" table:formula="of:=TIMEVALUE([.N85])" office:value-type="float" office:value="0.517372685185185" calcext:value-type="float">
            <text:p>0.5173726852</text:p>
          </table:table-cell>
          <table:table-cell table:style-name="ce6" table:formula="of:=SUBSTITUTE(SUBSTITUTE(SUBSTITUTE([.J85];&quot;° &quot;;&quot;.&quot;) ;&quot;′ ″ &quot;;&quot;&quot;); &quot;−&quot;; &quot;-&quot;)" office:value-type="string" office:string-value="+12.53" calcext:value-type="string">
            <text:p>+12.53</text:p>
          </table:table-cell>
          <table:table-cell table:style-name="ce6" table:formula="of:=([.P85]-ROUNDDOWN([.P85];0))" office:value-type="float" office:value="0.529999999999999" calcext:value-type="float">
            <text:p>0.53</text:p>
          </table:table-cell>
          <table:table-cell table:style-name="ce3" table:formula="of:=[.P85]+[.Q85]/6*4" office:value-type="float" office:value="12.8833333333333" calcext:value-type="float">
            <text:p>12.8833333333</text:p>
          </table:table-cell>
          <table:table-cell table:style-name="ce3" table:formula="of:=ROUND([.R85]; 2)" office:value-type="float" office:value="12.88" calcext:value-type="float">
            <text:p>12.88</text:p>
          </table:table-cell>
          <table:table-cell table:style-name="ce3" table:formula="of:=SUBSTITUTE(SUBSTITUTE([.K85]; &quot;' &quot;; &quot;&quot;); &quot;′ &quot;; &quot;&quot;)" office:value-type="string" office:string-value="5" calcext:value-type="string">
            <text:p>5</text:p>
          </table:table-cell>
          <table:table-cell table:style-name="ce3" table:formula="of:=CONCATENATE(SUBSTITUTE([.T85]; &quot;×&quot;; &quot;+&quot;); &quot;i&quot;)" office:value-type="string" office:string-value="5i" calcext:value-type="string">
            <text:p>5i</text:p>
          </table:table-cell>
          <table:table-cell table:style-name="ce8" table:formula="of:=IMREAL([.U85])/60" office:value-type="float" office:value="0" calcext:value-type="float">
            <text:p>0.00</text:p>
          </table:table-cell>
          <table:table-cell table:style-name="ce8" table:formula="of:=IMAGINARY([.U85])/60" office:value-type="float" office:value="0.0833333333333333" calcext:value-type="float">
            <text:p>0.08</text:p>
          </table:table-cell>
          <table:table-cell table:style-name="ce8" table:formula="of:=IF([.V85]=0; [.W85]; [.V85])" office:value-type="float" office:value="0.0833333333333333" calcext:value-type="float">
            <text:p>0.08</text:p>
          </table:table-cell>
          <table:table-cell/>
          <table:table-cell table:style-name="ce3" table:formula="of:=VLOOKUP([.E92];[Sheet3.A$1:.B$7];2)" office:value-type="string" office:string-value="darkviolet" calcext:value-type="string">
            <text:p>darkviolet</text:p>
          </table:table-cell>
          <table:table-cell/>
          <table:table-cell table:style-name="ce9" office:value-type="float" office:value="84" calcext:value-type="float">
            <text:p>084</text:p>
          </table:table-cell>
          <table:table-cell/>
          <table:table-cell table:formula="of:=SUBSTITUTE(TRIM([.D85]);&quot; &quot;;&quot;_&quot;)" office:value-type="string" office:string-value="Messier_84_nucleus_Hubble.jpg" calcext:value-type="string">
            <text:p>Messier_84_nucleus_Hubble.jpg</text:p>
          </table:table-cell>
          <table:table-cell/>
          <table:table-cell table:style-name="ce1" table:formula="of:=CONCATENATE(&quot;https://en.wikipedia.org/wiki/File:&quot;;[.AD85])" office:value-type="string" office:string-value="https://en.wikipedia.org/wiki/File:Messier_84_nucleus_Hubble.jpg" calcext:value-type="string">
            <text:p>https://en.wikipedia.org/wiki/File:Messier_84_nucleus_Hubble.jpg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85[86] </text:p>
          </table:table-cell>
          <table:table-cell office:value-type="string" calcext:value-type="string">
            <text:p>NGC 4382 </text:p>
          </table:table-cell>
          <table:table-cell office:value-type="string" calcext:value-type="string">
            <text:p>Мессьє 85 </text:p>
          </table:table-cell>
          <table:table-cell office:value-type="string" calcext:value-type="string">
            <text:p>Messier 85 Hubble WikiSky.jpg </text:p>
          </table:table-cell>
          <table:table-cell office:value-type="string" calcext:value-type="string">
            <text:p>Лінзоподібна галактика </text:p>
          </table:table-cell>
          <table:table-cell office:value-type="string" calcext:value-type="string">
            <text:p>Волосся Вероніки </text:p>
          </table:table-cell>
          <table:table-cell office:value-type="float" office:value="60000" calcext:value-type="float">
            <text:p>6000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12h 25,4m s </text:p>
          </table:table-cell>
          <table:table-cell office:value-type="string" calcext:value-type="string">
            <text:p>+18° 11′ ″ </text:p>
          </table:table-cell>
          <table:table-cell office:value-type="string" calcext:value-type="string">
            <text:p>7×5' </text:p>
          </table:table-cell>
          <table:table-cell table:number-columns-repeated="2"/>
          <table:table-cell table:style-name="ce6" table:formula="of:=SUBSTITUTE(SUBSTITUTE(SUBSTITUTE([.I86];&quot;h &quot;;&quot;:&quot;) ;&quot;m s&quot;;&quot;&quot;); &quot;,&quot;; &quot;:&quot;)" office:value-type="string" office:string-value="12:25:4 " calcext:value-type="string">
            <text:p>12:25:4 </text:p>
          </table:table-cell>
          <table:table-cell table:style-name="ce6" table:formula="of:=TIMEVALUE([.N86])" office:value-type="float" office:value="0.517407407407407" calcext:value-type="float">
            <text:p>0.5174074074</text:p>
          </table:table-cell>
          <table:table-cell table:style-name="ce6" table:formula="of:=SUBSTITUTE(SUBSTITUTE(SUBSTITUTE([.J86];&quot;° &quot;;&quot;.&quot;) ;&quot;′ ″ &quot;;&quot;&quot;); &quot;−&quot;; &quot;-&quot;)" office:value-type="string" office:string-value="+18.11" calcext:value-type="string">
            <text:p>+18.11</text:p>
          </table:table-cell>
          <table:table-cell table:style-name="ce6" table:formula="of:=([.P86]-ROUNDDOWN([.P86];0))" office:value-type="float" office:value="0.109999999999999" calcext:value-type="float">
            <text:p>0.11</text:p>
          </table:table-cell>
          <table:table-cell table:style-name="ce3" table:formula="of:=[.P86]+[.Q86]/6*4" office:value-type="float" office:value="18.1833333333333" calcext:value-type="float">
            <text:p>18.1833333333</text:p>
          </table:table-cell>
          <table:table-cell table:style-name="ce3" table:formula="of:=ROUND([.R86]; 2)" office:value-type="float" office:value="18.18" calcext:value-type="float">
            <text:p>18.18</text:p>
          </table:table-cell>
          <table:table-cell table:style-name="ce3" table:formula="of:=SUBSTITUTE(SUBSTITUTE([.K86]; &quot;' &quot;; &quot;&quot;); &quot;′ &quot;; &quot;&quot;)" office:value-type="string" office:string-value="7×5" calcext:value-type="string">
            <text:p>7×5</text:p>
          </table:table-cell>
          <table:table-cell table:style-name="ce3" table:formula="of:=CONCATENATE(SUBSTITUTE([.T86]; &quot;×&quot;; &quot;+&quot;); &quot;i&quot;)" office:value-type="string" office:string-value="7+5i" calcext:value-type="string">
            <text:p>7+5i</text:p>
          </table:table-cell>
          <table:table-cell table:style-name="ce8" table:formula="of:=IMREAL([.U86])/60" office:value-type="float" office:value="0.116666666666667" calcext:value-type="float">
            <text:p>0.12</text:p>
          </table:table-cell>
          <table:table-cell table:style-name="ce8" table:formula="of:=IMAGINARY([.U86])/60" office:value-type="float" office:value="0.0833333333333333" calcext:value-type="float">
            <text:p>0.08</text:p>
          </table:table-cell>
          <table:table-cell table:style-name="ce8" table:formula="of:=IF([.V86]=0; [.W86]; [.V86])" office:value-type="float" office:value="0.116666666666667" calcext:value-type="float">
            <text:p>0.12</text:p>
          </table:table-cell>
          <table:table-cell/>
          <table:table-cell table:style-name="ce3" table:formula="of:=VLOOKUP([.E93];[Sheet3.A$1:.B$7];2)" office:value-type="string" office:string-value="darkorange" calcext:value-type="string">
            <text:p>darkorange</text:p>
          </table:table-cell>
          <table:table-cell/>
          <table:table-cell table:style-name="ce9" office:value-type="float" office:value="85" calcext:value-type="float">
            <text:p>085</text:p>
          </table:table-cell>
          <table:table-cell/>
          <table:table-cell table:formula="of:=SUBSTITUTE(TRIM([.D86]);&quot; &quot;;&quot;_&quot;)" office:value-type="string" office:string-value="Messier_85_Hubble_WikiSky.jpg" calcext:value-type="string">
            <text:p>Messier_85_Hubble_WikiSky.jpg</text:p>
          </table:table-cell>
          <table:table-cell/>
          <table:table-cell table:style-name="ce1" table:formula="of:=CONCATENATE(&quot;https://en.wikipedia.org/wiki/File:&quot;;[.AD86])" office:value-type="string" office:string-value="https://en.wikipedia.org/wiki/File:Messier_85_Hubble_WikiSky.jpg" calcext:value-type="string">
            <text:p>https://en.wikipedia.org/wiki/File:Messier_85_Hubble_WikiSky.jpg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86[87] </text:p>
          </table:table-cell>
          <table:table-cell office:value-type="string" calcext:value-type="string">
            <text:p>NGC 4406 </text:p>
          </table:table-cell>
          <table:table-cell office:value-type="string" calcext:value-type="string">
            <text:p>Мессьє 86 </text:p>
          </table:table-cell>
          <table:table-cell office:value-type="string" calcext:value-type="string">
            <text:p>Messier 86 Hubble WikiSky.jpg </text:p>
          </table:table-cell>
          <table:table-cell office:value-type="string" calcext:value-type="string">
            <text:p>Лінзоподібна галактика </text:p>
          </table:table-cell>
          <table:table-cell office:value-type="string" calcext:value-type="string">
            <text:p>Діва </text:p>
          </table:table-cell>
          <table:table-cell office:value-type="float" office:value="60000" calcext:value-type="float">
            <text:p>6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2h 26,2m s </text:p>
          </table:table-cell>
          <table:table-cell office:value-type="string" calcext:value-type="string">
            <text:p>+12° 57′ ″ </text:p>
          </table:table-cell>
          <table:table-cell office:value-type="string" calcext:value-type="string">
            <text:p>8×6' </text:p>
          </table:table-cell>
          <table:table-cell table:number-columns-repeated="2"/>
          <table:table-cell table:style-name="ce6" table:formula="of:=SUBSTITUTE(SUBSTITUTE(SUBSTITUTE([.I87];&quot;h &quot;;&quot;:&quot;) ;&quot;m s&quot;;&quot;&quot;); &quot;,&quot;; &quot;:&quot;)" office:value-type="string" office:string-value="12:26:2 " calcext:value-type="string">
            <text:p>12:26:2 </text:p>
          </table:table-cell>
          <table:table-cell table:style-name="ce6" table:formula="of:=TIMEVALUE([.N87])" office:value-type="float" office:value="0.518078703703704" calcext:value-type="float">
            <text:p>0.5180787037</text:p>
          </table:table-cell>
          <table:table-cell table:style-name="ce6" table:formula="of:=SUBSTITUTE(SUBSTITUTE(SUBSTITUTE([.J87];&quot;° &quot;;&quot;.&quot;) ;&quot;′ ″ &quot;;&quot;&quot;); &quot;−&quot;; &quot;-&quot;)" office:value-type="string" office:string-value="+12.57" calcext:value-type="string">
            <text:p>+12.57</text:p>
          </table:table-cell>
          <table:table-cell table:style-name="ce6" table:formula="of:=([.P87]-ROUNDDOWN([.P87];0))" office:value-type="float" office:value="0.57" calcext:value-type="float">
            <text:p>0.57</text:p>
          </table:table-cell>
          <table:table-cell table:style-name="ce3" table:formula="of:=[.P87]+[.Q87]/6*4" office:value-type="float" office:value="12.95" calcext:value-type="float">
            <text:p>12.95</text:p>
          </table:table-cell>
          <table:table-cell table:style-name="ce3" table:formula="of:=ROUND([.R87]; 2)" office:value-type="float" office:value="12.95" calcext:value-type="float">
            <text:p>12.95</text:p>
          </table:table-cell>
          <table:table-cell table:style-name="ce3" table:formula="of:=SUBSTITUTE(SUBSTITUTE([.K87]; &quot;' &quot;; &quot;&quot;); &quot;′ &quot;; &quot;&quot;)" office:value-type="string" office:string-value="8×6" calcext:value-type="string">
            <text:p>8×6</text:p>
          </table:table-cell>
          <table:table-cell table:style-name="ce3" table:formula="of:=CONCATENATE(SUBSTITUTE([.T87]; &quot;×&quot;; &quot;+&quot;); &quot;i&quot;)" office:value-type="string" office:string-value="8+6i" calcext:value-type="string">
            <text:p>8+6i</text:p>
          </table:table-cell>
          <table:table-cell table:style-name="ce8" table:formula="of:=IMREAL([.U87])/60" office:value-type="float" office:value="0.133333333333333" calcext:value-type="float">
            <text:p>0.13</text:p>
          </table:table-cell>
          <table:table-cell table:style-name="ce8" table:formula="of:=IMAGINARY([.U87])/60" office:value-type="float" office:value="0.1" calcext:value-type="float">
            <text:p>0.10</text:p>
          </table:table-cell>
          <table:table-cell table:style-name="ce8" table:formula="of:=IF([.V87]=0; [.W87]; [.V87])" office:value-type="float" office:value="0.133333333333333" calcext:value-type="float">
            <text:p>0.13</text:p>
          </table:table-cell>
          <table:table-cell/>
          <table:table-cell table:style-name="ce3" table:formula="of:=VLOOKUP([.E94];[Sheet3.A$1:.B$7];2)" office:value-type="string" office:string-value="darkred" calcext:value-type="string">
            <text:p>darkred</text:p>
          </table:table-cell>
          <table:table-cell/>
          <table:table-cell table:style-name="ce9" office:value-type="float" office:value="86" calcext:value-type="float">
            <text:p>086</text:p>
          </table:table-cell>
          <table:table-cell/>
          <table:table-cell table:formula="of:=SUBSTITUTE(TRIM([.D87]);&quot; &quot;;&quot;_&quot;)" office:value-type="string" office:string-value="Messier_86_Hubble_WikiSky.jpg" calcext:value-type="string">
            <text:p>Messier_86_Hubble_WikiSky.jpg</text:p>
          </table:table-cell>
          <table:table-cell/>
          <table:table-cell table:style-name="ce1" table:formula="of:=CONCATENATE(&quot;https://en.wikipedia.org/wiki/File:&quot;;[.AD87])" office:value-type="string" office:string-value="https://en.wikipedia.org/wiki/File:Messier_86_Hubble_WikiSky.jpg" calcext:value-type="string">
            <text:p>https://en.wikipedia.org/wiki/File:Messier_86_Hubble_WikiSky.jpg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87[88] </text:p>
          </table:table-cell>
          <table:table-cell office:value-type="string" calcext:value-type="string">
            <text:p>NGC 4486 </text:p>
          </table:table-cell>
          <table:table-cell office:value-type="string" calcext:value-type="string">
            <text:p>Мессьє 87 </text:p>
          </table:table-cell>
          <table:table-cell office:value-type="string" calcext:value-type="string">
            <text:p>M87 jet.jpg </text:p>
          </table:table-cell>
          <table:table-cell office:value-type="string" calcext:value-type="string">
            <text:p>Пекулярна галактика </text:p>
          </table:table-cell>
          <table:table-cell office:value-type="string" calcext:value-type="string">
            <text:p>Діва </text:p>
          </table:table-cell>
          <table:table-cell office:value-type="float" office:value="60000" calcext:value-type="float">
            <text:p>6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2h 30,8m s </text:p>
          </table:table-cell>
          <table:table-cell office:value-type="string" calcext:value-type="string">
            <text:p>+12° 23′ ″ </text:p>
          </table:table-cell>
          <table:table-cell office:value-type="string" calcext:value-type="string">
            <text:p>7' </text:p>
          </table:table-cell>
          <table:table-cell table:number-columns-repeated="2"/>
          <table:table-cell table:style-name="ce6" table:formula="of:=SUBSTITUTE(SUBSTITUTE(SUBSTITUTE([.I88];&quot;h &quot;;&quot;:&quot;) ;&quot;m s&quot;;&quot;&quot;); &quot;,&quot;; &quot;:&quot;)" office:value-type="string" office:string-value="12:30:8 " calcext:value-type="string">
            <text:p>12:30:8 </text:p>
          </table:table-cell>
          <table:table-cell table:style-name="ce6" table:formula="of:=TIMEVALUE([.N88])" office:value-type="float" office:value="0.520925925925926" calcext:value-type="float">
            <text:p>0.5209259259</text:p>
          </table:table-cell>
          <table:table-cell table:style-name="ce6" table:formula="of:=SUBSTITUTE(SUBSTITUTE(SUBSTITUTE([.J88];&quot;° &quot;;&quot;.&quot;) ;&quot;′ ″ &quot;;&quot;&quot;); &quot;−&quot;; &quot;-&quot;)" office:value-type="string" office:string-value="+12.23" calcext:value-type="string">
            <text:p>+12.23</text:p>
          </table:table-cell>
          <table:table-cell table:style-name="ce6" table:formula="of:=([.P88]-ROUNDDOWN([.P88];0))" office:value-type="float" office:value="0.23" calcext:value-type="float">
            <text:p>0.23</text:p>
          </table:table-cell>
          <table:table-cell table:style-name="ce3" table:formula="of:=[.P88]+[.Q88]/6*4" office:value-type="float" office:value="12.3833333333333" calcext:value-type="float">
            <text:p>12.3833333333</text:p>
          </table:table-cell>
          <table:table-cell table:style-name="ce3" table:formula="of:=ROUND([.R88]; 2)" office:value-type="float" office:value="12.38" calcext:value-type="float">
            <text:p>12.38</text:p>
          </table:table-cell>
          <table:table-cell table:style-name="ce3" table:formula="of:=SUBSTITUTE(SUBSTITUTE([.K88]; &quot;' &quot;; &quot;&quot;); &quot;′ &quot;; &quot;&quot;)" office:value-type="string" office:string-value="7" calcext:value-type="string">
            <text:p>7</text:p>
          </table:table-cell>
          <table:table-cell table:style-name="ce3" table:formula="of:=CONCATENATE(SUBSTITUTE([.T88]; &quot;×&quot;; &quot;+&quot;); &quot;i&quot;)" office:value-type="string" office:string-value="7i" calcext:value-type="string">
            <text:p>7i</text:p>
          </table:table-cell>
          <table:table-cell table:style-name="ce8" table:formula="of:=IMREAL([.U88])/60" office:value-type="float" office:value="0" calcext:value-type="float">
            <text:p>0.00</text:p>
          </table:table-cell>
          <table:table-cell table:style-name="ce8" table:formula="of:=IMAGINARY([.U88])/60" office:value-type="float" office:value="0.116666666666667" calcext:value-type="float">
            <text:p>0.12</text:p>
          </table:table-cell>
          <table:table-cell table:style-name="ce8" table:formula="of:=IF([.V88]=0; [.W88]; [.V88])" office:value-type="float" office:value="0.116666666666667" calcext:value-type="float">
            <text:p>0.12</text:p>
          </table:table-cell>
          <table:table-cell/>
          <table:table-cell table:style-name="ce3" table:formula="of:=VLOOKUP([.E95];[Sheet3.A$1:.B$7];2)" office:value-type="string" office:string-value="darkviolet" calcext:value-type="string">
            <text:p>darkviolet</text:p>
          </table:table-cell>
          <table:table-cell/>
          <table:table-cell table:style-name="ce9" office:value-type="float" office:value="87" calcext:value-type="float">
            <text:p>087</text:p>
          </table:table-cell>
          <table:table-cell/>
          <table:table-cell table:formula="of:=SUBSTITUTE(TRIM([.D88]);&quot; &quot;;&quot;_&quot;)" office:value-type="string" office:string-value="M87_jet.jpg" calcext:value-type="string">
            <text:p>M87_jet.jpg</text:p>
          </table:table-cell>
          <table:table-cell/>
          <table:table-cell table:style-name="ce1" table:formula="of:=CONCATENATE(&quot;https://en.wikipedia.org/wiki/File:&quot;;[.AD88])" office:value-type="string" office:string-value="https://en.wikipedia.org/wiki/File:M87_jet.jpg" calcext:value-type="string">
            <text:p>https://en.wikipedia.org/wiki/File:M87_jet.jpg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88[89] </text:p>
          </table:table-cell>
          <table:table-cell office:value-type="string" calcext:value-type="string">
            <text:p>NGC 4501 </text:p>
          </table:table-cell>
          <table:table-cell office:value-type="string" calcext:value-type="string">
            <text:p>Мессьє 88 </text:p>
          </table:table-cell>
          <table:table-cell office:value-type="string" calcext:value-type="string">
            <text:p>Messier object 088.jpg </text:p>
          </table:table-cell>
          <table:table-cell office:value-type="string" calcext:value-type="string">
            <text:p>Спіральна галактика </text:p>
          </table:table-cell>
          <table:table-cell office:value-type="string" calcext:value-type="string">
            <text:p>Волосся Вероніки </text:p>
          </table:table-cell>
          <table:table-cell office:value-type="float" office:value="60000" calcext:value-type="float">
            <text:p>6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2h 32,0m s </text:p>
          </table:table-cell>
          <table:table-cell office:value-type="string" calcext:value-type="string">
            <text:p>+14° 25′ ″ </text:p>
          </table:table-cell>
          <table:table-cell office:value-type="string" calcext:value-type="string">
            <text:p>7×4' </text:p>
          </table:table-cell>
          <table:table-cell table:number-columns-repeated="2"/>
          <table:table-cell table:style-name="ce6" table:formula="of:=SUBSTITUTE(SUBSTITUTE(SUBSTITUTE([.I89];&quot;h &quot;;&quot;:&quot;) ;&quot;m s&quot;;&quot;&quot;); &quot;,&quot;; &quot;:&quot;)" office:value-type="string" office:string-value="12:32:0 " calcext:value-type="string">
            <text:p>12:32:0 </text:p>
          </table:table-cell>
          <table:table-cell table:style-name="ce6" table:formula="of:=TIMEVALUE([.N89])" office:value-type="float" office:value="0.522222222222222" calcext:value-type="float">
            <text:p>0.5222222222</text:p>
          </table:table-cell>
          <table:table-cell table:style-name="ce6" table:formula="of:=SUBSTITUTE(SUBSTITUTE(SUBSTITUTE([.J89];&quot;° &quot;;&quot;.&quot;) ;&quot;′ ″ &quot;;&quot;&quot;); &quot;−&quot;; &quot;-&quot;)" office:value-type="string" office:string-value="+14.25" calcext:value-type="string">
            <text:p>+14.25</text:p>
          </table:table-cell>
          <table:table-cell table:style-name="ce6" table:formula="of:=([.P89]-ROUNDDOWN([.P89];0))" office:value-type="float" office:value="0.25" calcext:value-type="float">
            <text:p>0.25</text:p>
          </table:table-cell>
          <table:table-cell table:style-name="ce3" table:formula="of:=[.P89]+[.Q89]/6*4" office:value-type="float" office:value="14.4166666666667" calcext:value-type="float">
            <text:p>14.4166666667</text:p>
          </table:table-cell>
          <table:table-cell table:style-name="ce3" table:formula="of:=ROUND([.R89]; 2)" office:value-type="float" office:value="14.42" calcext:value-type="float">
            <text:p>14.42</text:p>
          </table:table-cell>
          <table:table-cell table:style-name="ce3" table:formula="of:=SUBSTITUTE(SUBSTITUTE([.K89]; &quot;' &quot;; &quot;&quot;); &quot;′ &quot;; &quot;&quot;)" office:value-type="string" office:string-value="7×4" calcext:value-type="string">
            <text:p>7×4</text:p>
          </table:table-cell>
          <table:table-cell table:style-name="ce3" table:formula="of:=CONCATENATE(SUBSTITUTE([.T89]; &quot;×&quot;; &quot;+&quot;); &quot;i&quot;)" office:value-type="string" office:string-value="7+4i" calcext:value-type="string">
            <text:p>7+4i</text:p>
          </table:table-cell>
          <table:table-cell table:style-name="ce8" table:formula="of:=IMREAL([.U89])/60" office:value-type="float" office:value="0.116666666666667" calcext:value-type="float">
            <text:p>0.12</text:p>
          </table:table-cell>
          <table:table-cell table:style-name="ce8" table:formula="of:=IMAGINARY([.U89])/60" office:value-type="float" office:value="0.0666666666666667" calcext:value-type="float">
            <text:p>0.07</text:p>
          </table:table-cell>
          <table:table-cell table:style-name="ce8" table:formula="of:=IF([.V89]=0; [.W89]; [.V89])" office:value-type="float" office:value="0.116666666666667" calcext:value-type="float">
            <text:p>0.12</text:p>
          </table:table-cell>
          <table:table-cell/>
          <table:table-cell table:style-name="ce3" table:formula="of:=VLOOKUP([.E96];[Sheet3.A$1:.B$7];2)" office:value-type="string" office:string-value="darkviolet" calcext:value-type="string">
            <text:p>darkviolet</text:p>
          </table:table-cell>
          <table:table-cell/>
          <table:table-cell table:style-name="ce9" office:value-type="float" office:value="88" calcext:value-type="float">
            <text:p>088</text:p>
          </table:table-cell>
          <table:table-cell/>
          <table:table-cell table:formula="of:=SUBSTITUTE(TRIM([.D89]);&quot; &quot;;&quot;_&quot;)" office:value-type="string" office:string-value="Messier_object_088.jpg" calcext:value-type="string">
            <text:p>Messier_object_088.jpg</text:p>
          </table:table-cell>
          <table:table-cell/>
          <table:table-cell table:style-name="ce1" table:formula="of:=CONCATENATE(&quot;https://en.wikipedia.org/wiki/File:&quot;;[.AD89])" office:value-type="string" office:string-value="https://en.wikipedia.org/wiki/File:Messier_object_088.jpg" calcext:value-type="string">
            <text:p>https://en.wikipedia.org/wiki/File:Messier_object_088.jpg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89[90] </text:p>
          </table:table-cell>
          <table:table-cell office:value-type="string" calcext:value-type="string">
            <text:p>NGC 4552 </text:p>
          </table:table-cell>
          <table:table-cell office:value-type="string" calcext:value-type="string">
            <text:p>Мессьє 89 </text:p>
          </table:table-cell>
          <table:table-cell office:value-type="string" calcext:value-type="string">
            <text:p>Messier object 089.jpg </text:p>
          </table:table-cell>
          <table:table-cell office:value-type="string" calcext:value-type="string">
            <text:p>Еліптична галактика </text:p>
          </table:table-cell>
          <table:table-cell office:value-type="string" calcext:value-type="string">
            <text:p>Діва </text:p>
          </table:table-cell>
          <table:table-cell office:value-type="float" office:value="60000" calcext:value-type="float">
            <text:p>60000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12h 35,7m s </text:p>
          </table:table-cell>
          <table:table-cell office:value-type="string" calcext:value-type="string">
            <text:p>+12° 33′ ″ </text:p>
          </table:table-cell>
          <table:table-cell office:value-type="string" calcext:value-type="string">
            <text:p>4' </text:p>
          </table:table-cell>
          <table:table-cell table:number-columns-repeated="2"/>
          <table:table-cell table:style-name="ce6" table:formula="of:=SUBSTITUTE(SUBSTITUTE(SUBSTITUTE([.I90];&quot;h &quot;;&quot;:&quot;) ;&quot;m s&quot;;&quot;&quot;); &quot;,&quot;; &quot;:&quot;)" office:value-type="string" office:string-value="12:35:7 " calcext:value-type="string">
            <text:p>12:35:7 </text:p>
          </table:table-cell>
          <table:table-cell table:style-name="ce6" table:formula="of:=TIMEVALUE([.N90])" office:value-type="float" office:value="0.524386574074074" calcext:value-type="float">
            <text:p>0.5243865741</text:p>
          </table:table-cell>
          <table:table-cell table:style-name="ce6" table:formula="of:=SUBSTITUTE(SUBSTITUTE(SUBSTITUTE([.J90];&quot;° &quot;;&quot;.&quot;) ;&quot;′ ″ &quot;;&quot;&quot;); &quot;−&quot;; &quot;-&quot;)" office:value-type="string" office:string-value="+12.33" calcext:value-type="string">
            <text:p>+12.33</text:p>
          </table:table-cell>
          <table:table-cell table:style-name="ce6" table:formula="of:=([.P90]-ROUNDDOWN([.P90];0))" office:value-type="float" office:value="0.33" calcext:value-type="float">
            <text:p>0.33</text:p>
          </table:table-cell>
          <table:table-cell table:style-name="ce3" table:formula="of:=[.P90]+[.Q90]/6*4" office:value-type="float" office:value="12.55" calcext:value-type="float">
            <text:p>12.55</text:p>
          </table:table-cell>
          <table:table-cell table:style-name="ce3" table:formula="of:=ROUND([.R90]; 2)" office:value-type="float" office:value="12.55" calcext:value-type="float">
            <text:p>12.55</text:p>
          </table:table-cell>
          <table:table-cell table:style-name="ce3" table:formula="of:=SUBSTITUTE(SUBSTITUTE([.K90]; &quot;' &quot;; &quot;&quot;); &quot;′ &quot;; &quot;&quot;)" office:value-type="string" office:string-value="4" calcext:value-type="string">
            <text:p>4</text:p>
          </table:table-cell>
          <table:table-cell table:style-name="ce3" table:formula="of:=CONCATENATE(SUBSTITUTE([.T90]; &quot;×&quot;; &quot;+&quot;); &quot;i&quot;)" office:value-type="string" office:string-value="4i" calcext:value-type="string">
            <text:p>4i</text:p>
          </table:table-cell>
          <table:table-cell table:style-name="ce8" table:formula="of:=IMREAL([.U90])/60" office:value-type="float" office:value="0" calcext:value-type="float">
            <text:p>0.00</text:p>
          </table:table-cell>
          <table:table-cell table:style-name="ce8" table:formula="of:=IMAGINARY([.U90])/60" office:value-type="float" office:value="0.0666666666666667" calcext:value-type="float">
            <text:p>0.07</text:p>
          </table:table-cell>
          <table:table-cell table:style-name="ce8" table:formula="of:=IF([.V90]=0; [.W90]; [.V90])" office:value-type="float" office:value="0.0666666666666667" calcext:value-type="float">
            <text:p>0.07</text:p>
          </table:table-cell>
          <table:table-cell/>
          <table:table-cell table:style-name="ce3" table:formula="of:=VLOOKUP([.E97];[Sheet3.A$1:.B$7];2)" office:value-type="string" office:string-value="darkviolet" calcext:value-type="string">
            <text:p>darkviolet</text:p>
          </table:table-cell>
          <table:table-cell/>
          <table:table-cell table:style-name="ce9" office:value-type="float" office:value="89" calcext:value-type="float">
            <text:p>089</text:p>
          </table:table-cell>
          <table:table-cell/>
          <table:table-cell table:formula="of:=SUBSTITUTE(TRIM([.D90]);&quot; &quot;;&quot;_&quot;)" office:value-type="string" office:string-value="Messier_object_089.jpg" calcext:value-type="string">
            <text:p>Messier_object_089.jpg</text:p>
          </table:table-cell>
          <table:table-cell/>
          <table:table-cell table:style-name="ce1" table:formula="of:=CONCATENATE(&quot;https://en.wikipedia.org/wiki/File:&quot;;[.AD90])" office:value-type="string" office:string-value="https://en.wikipedia.org/wiki/File:Messier_object_089.jpg" calcext:value-type="string">
            <text:p>https://en.wikipedia.org/wiki/File:Messier_object_089.jpg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90[91] </text:p>
          </table:table-cell>
          <table:table-cell office:value-type="string" calcext:value-type="string">
            <text:p>NGC 4569 </text:p>
          </table:table-cell>
          <table:table-cell office:value-type="string" calcext:value-type="string">
            <text:p>Мессьє 90 </text:p>
          </table:table-cell>
          <table:table-cell office:value-type="string" calcext:value-type="string">
            <text:p>Messier object 090.jpg </text:p>
          </table:table-cell>
          <table:table-cell office:value-type="string" calcext:value-type="string">
            <text:p>Пекулярна галактика </text:p>
          </table:table-cell>
          <table:table-cell office:value-type="string" calcext:value-type="string">
            <text:p>Діва </text:p>
          </table:table-cell>
          <table:table-cell office:value-type="float" office:value="60000" calcext:value-type="float">
            <text:p>6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2h 36,8m s </text:p>
          </table:table-cell>
          <table:table-cell office:value-type="string" calcext:value-type="string">
            <text:p>+13° 10′ ″ </text:p>
          </table:table-cell>
          <table:table-cell office:value-type="string" calcext:value-type="string">
            <text:p>10×5' </text:p>
          </table:table-cell>
          <table:table-cell table:number-columns-repeated="2"/>
          <table:table-cell table:style-name="ce6" table:formula="of:=SUBSTITUTE(SUBSTITUTE(SUBSTITUTE([.I91];&quot;h &quot;;&quot;:&quot;) ;&quot;m s&quot;;&quot;&quot;); &quot;,&quot;; &quot;:&quot;)" office:value-type="string" office:string-value="12:36:8 " calcext:value-type="string">
            <text:p>12:36:8 </text:p>
          </table:table-cell>
          <table:table-cell table:style-name="ce6" table:formula="of:=TIMEVALUE([.N91])" office:value-type="float" office:value="0.525092592592593" calcext:value-type="float">
            <text:p>0.5250925926</text:p>
          </table:table-cell>
          <table:table-cell table:style-name="ce6" table:formula="of:=SUBSTITUTE(SUBSTITUTE(SUBSTITUTE([.J91];&quot;° &quot;;&quot;.&quot;) ;&quot;′ ″ &quot;;&quot;&quot;); &quot;−&quot;; &quot;-&quot;)" office:value-type="string" office:string-value="+13.10" calcext:value-type="string">
            <text:p>+13.10</text:p>
          </table:table-cell>
          <table:table-cell table:style-name="ce6" table:formula="of:=([.P91]-ROUNDDOWN([.P91];0))" office:value-type="float" office:value="0.0999999999999996" calcext:value-type="float">
            <text:p>0.1</text:p>
          </table:table-cell>
          <table:table-cell table:style-name="ce3" table:formula="of:=[.P91]+[.Q91]/6*4" office:value-type="float" office:value="13.1666666666667" calcext:value-type="float">
            <text:p>13.1666666667</text:p>
          </table:table-cell>
          <table:table-cell table:style-name="ce3" table:formula="of:=ROUND([.R91]; 2)" office:value-type="float" office:value="13.17" calcext:value-type="float">
            <text:p>13.17</text:p>
          </table:table-cell>
          <table:table-cell table:style-name="ce3" table:formula="of:=SUBSTITUTE(SUBSTITUTE([.K91]; &quot;' &quot;; &quot;&quot;); &quot;′ &quot;; &quot;&quot;)" office:value-type="string" office:string-value="10×5" calcext:value-type="string">
            <text:p>10×5</text:p>
          </table:table-cell>
          <table:table-cell table:style-name="ce3" table:formula="of:=CONCATENATE(SUBSTITUTE([.T91]; &quot;×&quot;; &quot;+&quot;); &quot;i&quot;)" office:value-type="string" office:string-value="10+5i" calcext:value-type="string">
            <text:p>10+5i</text:p>
          </table:table-cell>
          <table:table-cell table:style-name="ce8" table:formula="of:=IMREAL([.U91])/60" office:value-type="float" office:value="0.166666666666667" calcext:value-type="float">
            <text:p>0.17</text:p>
          </table:table-cell>
          <table:table-cell table:style-name="ce8" table:formula="of:=IMAGINARY([.U91])/60" office:value-type="float" office:value="0.0833333333333333" calcext:value-type="float">
            <text:p>0.08</text:p>
          </table:table-cell>
          <table:table-cell table:style-name="ce8" table:formula="of:=IF([.V91]=0; [.W91]; [.V91])" office:value-type="float" office:value="0.166666666666667" calcext:value-type="float">
            <text:p>0.17</text:p>
          </table:table-cell>
          <table:table-cell/>
          <table:table-cell table:style-name="ce3" table:formula="of:=VLOOKUP([.E98];[Sheet3.A$1:.B$7];2)" office:value-type="string" office:string-value="darkgreen" calcext:value-type="string">
            <text:p>darkgreen</text:p>
          </table:table-cell>
          <table:table-cell/>
          <table:table-cell table:style-name="ce9" office:value-type="float" office:value="90" calcext:value-type="float">
            <text:p>090</text:p>
          </table:table-cell>
          <table:table-cell/>
          <table:table-cell table:formula="of:=SUBSTITUTE(TRIM([.D91]);&quot; &quot;;&quot;_&quot;)" office:value-type="string" office:string-value="Messier_object_090.jpg" calcext:value-type="string">
            <text:p>Messier_object_090.jpg</text:p>
          </table:table-cell>
          <table:table-cell/>
          <table:table-cell table:style-name="ce1" table:formula="of:=CONCATENATE(&quot;https://en.wikipedia.org/wiki/File:&quot;;[.AD91])" office:value-type="string" office:string-value="https://en.wikipedia.org/wiki/File:Messier_object_090.jpg" calcext:value-type="string">
            <text:p>https://en.wikipedia.org/wiki/File:Messier_object_090.jpg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91[92] </text:p>
          </table:table-cell>
          <table:table-cell office:value-type="string" calcext:value-type="string">
            <text:p>NGC 4548 </text:p>
          </table:table-cell>
          <table:table-cell office:value-type="string" calcext:value-type="string">
            <text:p>Мессьє 91 </text:p>
          </table:table-cell>
          <table:table-cell office:value-type="string" calcext:value-type="string">
            <text:p>Messier91.jpg </text:p>
          </table:table-cell>
          <table:table-cell office:value-type="string" calcext:value-type="string">
            <text:p>Спіральна галактика </text:p>
          </table:table-cell>
          <table:table-cell office:value-type="string" calcext:value-type="string">
            <text:p>Волосся Вероніки </text:p>
          </table:table-cell>
          <table:table-cell office:value-type="float" office:value="60000" calcext:value-type="float">
            <text:p>60000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12h 35,4m s </text:p>
          </table:table-cell>
          <table:table-cell office:value-type="string" calcext:value-type="string">
            <text:p>+14° 30′ ″ </text:p>
          </table:table-cell>
          <table:table-cell office:value-type="string" calcext:value-type="string">
            <text:p>5×4' </text:p>
          </table:table-cell>
          <table:table-cell table:number-columns-repeated="2"/>
          <table:table-cell table:style-name="ce6" table:formula="of:=SUBSTITUTE(SUBSTITUTE(SUBSTITUTE([.I92];&quot;h &quot;;&quot;:&quot;) ;&quot;m s&quot;;&quot;&quot;); &quot;,&quot;; &quot;:&quot;)" office:value-type="string" office:string-value="12:35:4 " calcext:value-type="string">
            <text:p>12:35:4 </text:p>
          </table:table-cell>
          <table:table-cell table:style-name="ce6" table:formula="of:=TIMEVALUE([.N92])" office:value-type="float" office:value="0.524351851851852" calcext:value-type="float">
            <text:p>0.5243518519</text:p>
          </table:table-cell>
          <table:table-cell table:style-name="ce6" table:formula="of:=SUBSTITUTE(SUBSTITUTE(SUBSTITUTE([.J92];&quot;° &quot;;&quot;.&quot;) ;&quot;′ ″ &quot;;&quot;&quot;); &quot;−&quot;; &quot;-&quot;)" office:value-type="string" office:string-value="+14.30" calcext:value-type="string">
            <text:p>+14.30</text:p>
          </table:table-cell>
          <table:table-cell table:style-name="ce6" table:formula="of:=([.P92]-ROUNDDOWN([.P92];0))" office:value-type="float" office:value="0.300000000000001" calcext:value-type="float">
            <text:p>0.3</text:p>
          </table:table-cell>
          <table:table-cell table:style-name="ce3" table:formula="of:=[.P92]+[.Q92]/6*4" office:value-type="float" office:value="14.5" calcext:value-type="float">
            <text:p>14.5</text:p>
          </table:table-cell>
          <table:table-cell table:style-name="ce3" table:formula="of:=ROUND([.R92]; 2)" office:value-type="float" office:value="14.5" calcext:value-type="float">
            <text:p>14.5</text:p>
          </table:table-cell>
          <table:table-cell table:style-name="ce3" table:formula="of:=SUBSTITUTE(SUBSTITUTE([.K92]; &quot;' &quot;; &quot;&quot;); &quot;′ &quot;; &quot;&quot;)" office:value-type="string" office:string-value="5×4" calcext:value-type="string">
            <text:p>5×4</text:p>
          </table:table-cell>
          <table:table-cell table:style-name="ce3" table:formula="of:=CONCATENATE(SUBSTITUTE([.T92]; &quot;×&quot;; &quot;+&quot;); &quot;i&quot;)" office:value-type="string" office:string-value="5+4i" calcext:value-type="string">
            <text:p>5+4i</text:p>
          </table:table-cell>
          <table:table-cell table:style-name="ce8" table:formula="of:=IMREAL([.U92])/60" office:value-type="float" office:value="0.0833333333333333" calcext:value-type="float">
            <text:p>0.08</text:p>
          </table:table-cell>
          <table:table-cell table:style-name="ce8" table:formula="of:=IMAGINARY([.U92])/60" office:value-type="float" office:value="0.0666666666666667" calcext:value-type="float">
            <text:p>0.07</text:p>
          </table:table-cell>
          <table:table-cell table:style-name="ce8" table:formula="of:=IF([.V92]=0; [.W92]; [.V92])" office:value-type="float" office:value="0.0833333333333333" calcext:value-type="float">
            <text:p>0.08</text:p>
          </table:table-cell>
          <table:table-cell/>
          <table:table-cell table:style-name="ce3" table:formula="of:=VLOOKUP([.E99];[Sheet3.A$1:.B$7];2)" office:value-type="string" office:string-value="darkviolet" calcext:value-type="string">
            <text:p>darkviolet</text:p>
          </table:table-cell>
          <table:table-cell/>
          <table:table-cell table:style-name="ce9" office:value-type="float" office:value="91" calcext:value-type="float">
            <text:p>091</text:p>
          </table:table-cell>
          <table:table-cell/>
          <table:table-cell table:formula="of:=SUBSTITUTE(TRIM([.D92]);&quot; &quot;;&quot;_&quot;)" office:value-type="string" office:string-value="Messier91.jpg" calcext:value-type="string">
            <text:p>Messier91.jpg</text:p>
          </table:table-cell>
          <table:table-cell/>
          <table:table-cell table:style-name="ce1" table:formula="of:=CONCATENATE(&quot;https://en.wikipedia.org/wiki/File:&quot;;[.AD92])" office:value-type="string" office:string-value="https://en.wikipedia.org/wiki/File:Messier91.jpg" calcext:value-type="string">
            <text:p>https://en.wikipedia.org/wiki/File:Messier91.jpg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92[93] </text:p>
          </table:table-cell>
          <table:table-cell office:value-type="string" calcext:value-type="string">
            <text:p>NGC 6341 </text:p>
          </table:table-cell>
          <table:table-cell office:value-type="string" calcext:value-type="string">
            <text:p>Мессьє 92 </text:p>
          </table:table-cell>
          <table:table-cell office:value-type="string" calcext:value-type="string">
            <text:p>Globular Cluster M92.JPG </text:p>
          </table:table-cell>
          <table:table-cell office:value-type="string" calcext:value-type="string">
            <text:p>Кулясте скупчення </text:p>
          </table:table-cell>
          <table:table-cell office:value-type="string" calcext:value-type="string">
            <text:p>Геркулес </text:p>
          </table:table-cell>
          <table:table-cell office:value-type="float" office:value="26" calcext:value-type="float">
            <text:p>26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17h 17,1m s </text:p>
          </table:table-cell>
          <table:table-cell office:value-type="string" calcext:value-type="string">
            <text:p>+43° 08′ ″ </text:p>
          </table:table-cell>
          <table:table-cell office:value-type="string" calcext:value-type="string">
            <text:p>11' </text:p>
          </table:table-cell>
          <table:table-cell table:number-columns-repeated="2"/>
          <table:table-cell table:style-name="ce6" table:formula="of:=SUBSTITUTE(SUBSTITUTE(SUBSTITUTE([.I93];&quot;h &quot;;&quot;:&quot;) ;&quot;m s&quot;;&quot;&quot;); &quot;,&quot;; &quot;:&quot;)" office:value-type="string" office:string-value="17:17:1 " calcext:value-type="string">
            <text:p>17:17:1 </text:p>
          </table:table-cell>
          <table:table-cell table:style-name="ce6" table:formula="of:=TIMEVALUE([.N93])" office:value-type="float" office:value="0.720150462962963" calcext:value-type="float">
            <text:p>0.720150463</text:p>
          </table:table-cell>
          <table:table-cell table:style-name="ce6" table:formula="of:=SUBSTITUTE(SUBSTITUTE(SUBSTITUTE([.J93];&quot;° &quot;;&quot;.&quot;) ;&quot;′ ″ &quot;;&quot;&quot;); &quot;−&quot;; &quot;-&quot;)" office:value-type="string" office:string-value="+43.08" calcext:value-type="string">
            <text:p>+43.08</text:p>
          </table:table-cell>
          <table:table-cell table:style-name="ce6" table:formula="of:=([.P93]-ROUNDDOWN([.P93];0))" office:value-type="float" office:value="0.0799999999999983" calcext:value-type="float">
            <text:p>0.08</text:p>
          </table:table-cell>
          <table:table-cell table:style-name="ce3" table:formula="of:=[.P93]+[.Q93]/6*4" office:value-type="float" office:value="43.1333333333333" calcext:value-type="float">
            <text:p>43.1333333333</text:p>
          </table:table-cell>
          <table:table-cell table:style-name="ce3" table:formula="of:=ROUND([.R93]; 2)" office:value-type="float" office:value="43.13" calcext:value-type="float">
            <text:p>43.13</text:p>
          </table:table-cell>
          <table:table-cell table:style-name="ce3" table:formula="of:=SUBSTITUTE(SUBSTITUTE([.K93]; &quot;' &quot;; &quot;&quot;); &quot;′ &quot;; &quot;&quot;)" office:value-type="string" office:string-value="11" calcext:value-type="string">
            <text:p>11</text:p>
          </table:table-cell>
          <table:table-cell table:style-name="ce3" table:formula="of:=CONCATENATE(SUBSTITUTE([.T93]; &quot;×&quot;; &quot;+&quot;); &quot;i&quot;)" office:value-type="string" office:string-value="11i" calcext:value-type="string">
            <text:p>11i</text:p>
          </table:table-cell>
          <table:table-cell table:style-name="ce8" table:formula="of:=IMREAL([.U93])/60" office:value-type="float" office:value="0" calcext:value-type="float">
            <text:p>0.00</text:p>
          </table:table-cell>
          <table:table-cell table:style-name="ce8" table:formula="of:=IMAGINARY([.U93])/60" office:value-type="float" office:value="0.183333333333333" calcext:value-type="float">
            <text:p>0.18</text:p>
          </table:table-cell>
          <table:table-cell table:style-name="ce8" table:formula="of:=IF([.V93]=0; [.W93]; [.V93])" office:value-type="float" office:value="0.183333333333333" calcext:value-type="float">
            <text:p>0.18</text:p>
          </table:table-cell>
          <table:table-cell/>
          <table:table-cell table:style-name="ce3" table:formula="of:=VLOOKUP([.E100];[Sheet3.A$1:.B$7];2)" office:value-type="string" office:string-value="darkviolet" calcext:value-type="string">
            <text:p>darkviolet</text:p>
          </table:table-cell>
          <table:table-cell/>
          <table:table-cell table:style-name="ce9" office:value-type="float" office:value="92" calcext:value-type="float">
            <text:p>092</text:p>
          </table:table-cell>
          <table:table-cell/>
          <table:table-cell table:formula="of:=SUBSTITUTE(TRIM([.D93]);&quot; &quot;;&quot;_&quot;)" office:value-type="string" office:string-value="Globular_Cluster_M92.JPG" calcext:value-type="string">
            <text:p>Globular_Cluster_M92.JPG</text:p>
          </table:table-cell>
          <table:table-cell/>
          <table:table-cell table:style-name="ce1" table:formula="of:=CONCATENATE(&quot;https://en.wikipedia.org/wiki/File:&quot;;[.AD93])" office:value-type="string" office:string-value="https://en.wikipedia.org/wiki/File:Globular_Cluster_M92.JPG" calcext:value-type="string">
            <text:p>https://en.wikipedia.org/wiki/File:Globular_Cluster_M92.JPG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93[94] </text:p>
          </table:table-cell>
          <table:table-cell office:value-type="string" calcext:value-type="string">
            <text:p>NGC 2447 </text:p>
          </table:table-cell>
          <table:table-cell office:value-type="string" calcext:value-type="string">
            <text:p>Мессьє 93 </text:p>
          </table:table-cell>
          <table:table-cell office:value-type="string" calcext:value-type="string">
            <text:p>Messier object 093.jpg </text:p>
          </table:table-cell>
          <table:table-cell office:value-type="string" calcext:value-type="string">
            <text:p>Розсіяне скупчення </text:p>
          </table:table-cell>
          <table:table-cell office:value-type="string" calcext:value-type="string">
            <text:p>Корма 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07h 44,6m s </text:p>
          </table:table-cell>
          <table:table-cell office:value-type="string" calcext:value-type="string">
            <text:p>-23° 52′ ″ </text:p>
          </table:table-cell>
          <table:table-cell office:value-type="string" calcext:value-type="string">
            <text:p>22' </text:p>
          </table:table-cell>
          <table:table-cell table:number-columns-repeated="2"/>
          <table:table-cell table:style-name="ce6" table:formula="of:=SUBSTITUTE(SUBSTITUTE(SUBSTITUTE([.I94];&quot;h &quot;;&quot;:&quot;) ;&quot;m s&quot;;&quot;&quot;); &quot;,&quot;; &quot;:&quot;)" office:value-type="string" office:string-value="07:44:6 " calcext:value-type="string">
            <text:p>07:44:6 </text:p>
          </table:table-cell>
          <table:table-cell table:style-name="ce6" table:formula="of:=TIMEVALUE([.N94])" office:value-type="float" office:value="0.322291666666667" calcext:value-type="float">
            <text:p>0.3222916667</text:p>
          </table:table-cell>
          <table:table-cell table:style-name="ce6" table:formula="of:=SUBSTITUTE(SUBSTITUTE(SUBSTITUTE([.J94];&quot;° &quot;;&quot;.&quot;) ;&quot;′ ″ &quot;;&quot;&quot;); &quot;−&quot;; &quot;-&quot;)" office:value-type="string" office:string-value="-23.52" calcext:value-type="string">
            <text:p>-23.52</text:p>
          </table:table-cell>
          <table:table-cell table:style-name="ce6" table:formula="of:=([.P94]-ROUNDDOWN([.P94];0))" office:value-type="float" office:value="-0.52" calcext:value-type="float">
            <text:p>-0.52</text:p>
          </table:table-cell>
          <table:table-cell table:style-name="ce3" table:formula="of:=[.P94]+[.Q94]/6*4" office:value-type="float" office:value="-23.8666666666667" calcext:value-type="float">
            <text:p>-23.8666666667</text:p>
          </table:table-cell>
          <table:table-cell table:style-name="ce3" table:formula="of:=ROUND([.R94]; 2)" office:value-type="float" office:value="-23.87" calcext:value-type="float">
            <text:p>-23.87</text:p>
          </table:table-cell>
          <table:table-cell table:style-name="ce3" table:formula="of:=SUBSTITUTE(SUBSTITUTE([.K94]; &quot;' &quot;; &quot;&quot;); &quot;′ &quot;; &quot;&quot;)" office:value-type="string" office:string-value="22" calcext:value-type="string">
            <text:p>22</text:p>
          </table:table-cell>
          <table:table-cell table:style-name="ce3" table:formula="of:=CONCATENATE(SUBSTITUTE([.T94]; &quot;×&quot;; &quot;+&quot;); &quot;i&quot;)" office:value-type="string" office:string-value="22i" calcext:value-type="string">
            <text:p>22i</text:p>
          </table:table-cell>
          <table:table-cell table:style-name="ce8" table:formula="of:=IMREAL([.U94])/60" office:value-type="float" office:value="0" calcext:value-type="float">
            <text:p>0.00</text:p>
          </table:table-cell>
          <table:table-cell table:style-name="ce8" table:formula="of:=IMAGINARY([.U94])/60" office:value-type="float" office:value="0.366666666666667" calcext:value-type="float">
            <text:p>0.37</text:p>
          </table:table-cell>
          <table:table-cell table:style-name="ce8" table:formula="of:=IF([.V94]=0; [.W94]; [.V94])" office:value-type="float" office:value="0.366666666666667" calcext:value-type="float">
            <text:p>0.37</text:p>
          </table:table-cell>
          <table:table-cell/>
          <table:table-cell table:style-name="ce3" table:formula="of:=VLOOKUP([.E101];[Sheet3.A$1:.B$7];2)" office:value-type="string" office:string-value="darkviolet" calcext:value-type="string">
            <text:p>darkviolet</text:p>
          </table:table-cell>
          <table:table-cell/>
          <table:table-cell table:style-name="ce9" office:value-type="float" office:value="93" calcext:value-type="float">
            <text:p>093</text:p>
          </table:table-cell>
          <table:table-cell/>
          <table:table-cell table:formula="of:=SUBSTITUTE(TRIM([.D94]);&quot; &quot;;&quot;_&quot;)" office:value-type="string" office:string-value="Messier_object_093.jpg" calcext:value-type="string">
            <text:p>Messier_object_093.jpg</text:p>
          </table:table-cell>
          <table:table-cell/>
          <table:table-cell table:style-name="ce1" table:formula="of:=CONCATENATE(&quot;https://en.wikipedia.org/wiki/File:&quot;;[.AD94])" office:value-type="string" office:string-value="https://en.wikipedia.org/wiki/File:Messier_object_093.jpg" calcext:value-type="string">
            <text:p>https://en.wikipedia.org/wiki/File:Messier_object_093.jpg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94[95] </text:p>
          </table:table-cell>
          <table:table-cell office:value-type="string" calcext:value-type="string">
            <text:p>NGC 4736 </text:p>
          </table:table-cell>
          <table:table-cell office:value-type="string" calcext:value-type="string">
            <text:p>Мессьє 94 </text:p>
          </table:table-cell>
          <table:table-cell office:value-type="string" calcext:value-type="string">
            <text:p>Messier object 094.jpg </text:p>
          </table:table-cell>
          <table:table-cell office:value-type="string" calcext:value-type="string">
            <text:p>Спіральна галактика </text:p>
          </table:table-cell>
          <table:table-cell office:value-type="string" calcext:value-type="string">
            <text:p>Гончі Пси </text:p>
          </table:table-cell>
          <table:table-cell office:value-type="float" office:value="14500" calcext:value-type="float">
            <text:p>14500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12h 50,9m s </text:p>
          </table:table-cell>
          <table:table-cell office:value-type="string" calcext:value-type="string">
            <text:p>+41° 07′ ″ </text:p>
          </table:table-cell>
          <table:table-cell office:value-type="string" calcext:value-type="string">
            <text:p>7×3' </text:p>
          </table:table-cell>
          <table:table-cell table:number-columns-repeated="2"/>
          <table:table-cell table:style-name="ce6" table:formula="of:=SUBSTITUTE(SUBSTITUTE(SUBSTITUTE([.I95];&quot;h &quot;;&quot;:&quot;) ;&quot;m s&quot;;&quot;&quot;); &quot;,&quot;; &quot;:&quot;)" office:value-type="string" office:string-value="12:50:9 " calcext:value-type="string">
            <text:p>12:50:9 </text:p>
          </table:table-cell>
          <table:table-cell table:style-name="ce6" table:formula="of:=TIMEVALUE([.N95])" office:value-type="float" office:value="0.534826388888889" calcext:value-type="float">
            <text:p>0.5348263889</text:p>
          </table:table-cell>
          <table:table-cell table:style-name="ce6" table:formula="of:=SUBSTITUTE(SUBSTITUTE(SUBSTITUTE([.J95];&quot;° &quot;;&quot;.&quot;) ;&quot;′ ″ &quot;;&quot;&quot;); &quot;−&quot;; &quot;-&quot;)" office:value-type="string" office:string-value="+41.07" calcext:value-type="string">
            <text:p>+41.07</text:p>
          </table:table-cell>
          <table:table-cell table:style-name="ce6" table:formula="of:=([.P95]-ROUNDDOWN([.P95];0))" office:value-type="float" office:value="0.0700000000000003" calcext:value-type="float">
            <text:p>0.07</text:p>
          </table:table-cell>
          <table:table-cell table:style-name="ce3" table:formula="of:=[.P95]+[.Q95]/6*4" office:value-type="float" office:value="41.1166666666667" calcext:value-type="float">
            <text:p>41.1166666667</text:p>
          </table:table-cell>
          <table:table-cell table:style-name="ce3" table:formula="of:=ROUND([.R95]; 2)" office:value-type="float" office:value="41.12" calcext:value-type="float">
            <text:p>41.12</text:p>
          </table:table-cell>
          <table:table-cell table:style-name="ce3" table:formula="of:=SUBSTITUTE(SUBSTITUTE([.K95]; &quot;' &quot;; &quot;&quot;); &quot;′ &quot;; &quot;&quot;)" office:value-type="string" office:string-value="7×3" calcext:value-type="string">
            <text:p>7×3</text:p>
          </table:table-cell>
          <table:table-cell table:style-name="ce3" table:formula="of:=CONCATENATE(SUBSTITUTE([.T95]; &quot;×&quot;; &quot;+&quot;); &quot;i&quot;)" office:value-type="string" office:string-value="7+3i" calcext:value-type="string">
            <text:p>7+3i</text:p>
          </table:table-cell>
          <table:table-cell table:style-name="ce8" table:formula="of:=IMREAL([.U95])/60" office:value-type="float" office:value="0.116666666666667" calcext:value-type="float">
            <text:p>0.12</text:p>
          </table:table-cell>
          <table:table-cell table:style-name="ce8" table:formula="of:=IMAGINARY([.U95])/60" office:value-type="float" office:value="0.05" calcext:value-type="float">
            <text:p>0.05</text:p>
          </table:table-cell>
          <table:table-cell table:style-name="ce8" table:formula="of:=IF([.V95]=0; [.W95]; [.V95])" office:value-type="float" office:value="0.116666666666667" calcext:value-type="float">
            <text:p>0.12</text:p>
          </table:table-cell>
          <table:table-cell/>
          <table:table-cell table:style-name="ce3" table:formula="of:=VLOOKUP([.E102];[Sheet3.A$1:.B$7];2)" office:value-type="string" office:string-value="yellowgreen" calcext:value-type="string">
            <text:p>yellowgreen</text:p>
          </table:table-cell>
          <table:table-cell/>
          <table:table-cell table:style-name="ce9" office:value-type="float" office:value="94" calcext:value-type="float">
            <text:p>094</text:p>
          </table:table-cell>
          <table:table-cell/>
          <table:table-cell table:formula="of:=SUBSTITUTE(TRIM([.D95]);&quot; &quot;;&quot;_&quot;)" office:value-type="string" office:string-value="Messier_object_094.jpg" calcext:value-type="string">
            <text:p>Messier_object_094.jpg</text:p>
          </table:table-cell>
          <table:table-cell/>
          <table:table-cell table:style-name="ce1" table:formula="of:=CONCATENATE(&quot;https://en.wikipedia.org/wiki/File:&quot;;[.AD95])" office:value-type="string" office:string-value="https://en.wikipedia.org/wiki/File:Messier_object_094.jpg" calcext:value-type="string">
            <text:p>https://en.wikipedia.org/wiki/File:Messier_object_094.jpg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95[96] </text:p>
          </table:table-cell>
          <table:table-cell office:value-type="string" calcext:value-type="string">
            <text:p>NGC 3351 </text:p>
          </table:table-cell>
          <table:table-cell office:value-type="string" calcext:value-type="string">
            <text:p>Мессьє 95 </text:p>
          </table:table-cell>
          <table:table-cell office:value-type="string" calcext:value-type="string">
            <text:p>Messier95 spitzer.jpg </text:p>
          </table:table-cell>
          <table:table-cell office:value-type="string" calcext:value-type="string">
            <text:p>Спіральна галактика </text:p>
          </table:table-cell>
          <table:table-cell office:value-type="string" calcext:value-type="string">
            <text:p>Лев </text:p>
          </table:table-cell>
          <table:table-cell office:value-type="float" office:value="38000" calcext:value-type="float">
            <text:p>38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h 44,0m s </text:p>
          </table:table-cell>
          <table:table-cell office:value-type="string" calcext:value-type="string">
            <text:p>+11° 42′ ″ </text:p>
          </table:table-cell>
          <table:table-cell office:value-type="string" calcext:value-type="string">
            <text:p>4×3' </text:p>
          </table:table-cell>
          <table:table-cell table:number-columns-repeated="2"/>
          <table:table-cell table:style-name="ce6" table:formula="of:=SUBSTITUTE(SUBSTITUTE(SUBSTITUTE([.I96];&quot;h &quot;;&quot;:&quot;) ;&quot;m s&quot;;&quot;&quot;); &quot;,&quot;; &quot;:&quot;)" office:value-type="string" office:string-value="10:44:0 " calcext:value-type="string">
            <text:p>10:44:0 </text:p>
          </table:table-cell>
          <table:table-cell table:style-name="ce6" table:formula="of:=TIMEVALUE([.N96])" office:value-type="float" office:value="0.447222222222222" calcext:value-type="float">
            <text:p>0.4472222222</text:p>
          </table:table-cell>
          <table:table-cell table:style-name="ce6" table:formula="of:=SUBSTITUTE(SUBSTITUTE(SUBSTITUTE([.J96];&quot;° &quot;;&quot;.&quot;) ;&quot;′ ″ &quot;;&quot;&quot;); &quot;−&quot;; &quot;-&quot;)" office:value-type="string" office:string-value="+11.42" calcext:value-type="string">
            <text:p>+11.42</text:p>
          </table:table-cell>
          <table:table-cell table:style-name="ce6" table:formula="of:=([.P96]-ROUNDDOWN([.P96];0))" office:value-type="float" office:value="0.42" calcext:value-type="float">
            <text:p>0.42</text:p>
          </table:table-cell>
          <table:table-cell table:style-name="ce3" table:formula="of:=[.P96]+[.Q96]/6*4" office:value-type="float" office:value="11.7" calcext:value-type="float">
            <text:p>11.7</text:p>
          </table:table-cell>
          <table:table-cell table:style-name="ce3" table:formula="of:=ROUND([.R96]; 2)" office:value-type="float" office:value="11.7" calcext:value-type="float">
            <text:p>11.7</text:p>
          </table:table-cell>
          <table:table-cell table:style-name="ce3" table:formula="of:=SUBSTITUTE(SUBSTITUTE([.K96]; &quot;' &quot;; &quot;&quot;); &quot;′ &quot;; &quot;&quot;)" office:value-type="string" office:string-value="4×3" calcext:value-type="string">
            <text:p>4×3</text:p>
          </table:table-cell>
          <table:table-cell table:style-name="ce3" table:formula="of:=CONCATENATE(SUBSTITUTE([.T96]; &quot;×&quot;; &quot;+&quot;); &quot;i&quot;)" office:value-type="string" office:string-value="4+3i" calcext:value-type="string">
            <text:p>4+3i</text:p>
          </table:table-cell>
          <table:table-cell table:style-name="ce8" table:formula="of:=IMREAL([.U96])/60" office:value-type="float" office:value="0.0666666666666667" calcext:value-type="float">
            <text:p>0.07</text:p>
          </table:table-cell>
          <table:table-cell table:style-name="ce8" table:formula="of:=IMAGINARY([.U96])/60" office:value-type="float" office:value="0.05" calcext:value-type="float">
            <text:p>0.05</text:p>
          </table:table-cell>
          <table:table-cell table:style-name="ce8" table:formula="of:=IF([.V96]=0; [.W96]; [.V96])" office:value-type="float" office:value="0.0666666666666667" calcext:value-type="float">
            <text:p>0.07</text:p>
          </table:table-cell>
          <table:table-cell/>
          <table:table-cell table:style-name="ce3" table:formula="of:=VLOOKUP([.E103];[Sheet3.A$1:.B$7];2)" office:value-type="string" office:string-value="darkslateblue" calcext:value-type="string">
            <text:p>darkslateblue</text:p>
          </table:table-cell>
          <table:table-cell/>
          <table:table-cell table:style-name="ce9" office:value-type="float" office:value="95" calcext:value-type="float">
            <text:p>095</text:p>
          </table:table-cell>
          <table:table-cell/>
          <table:table-cell table:formula="of:=SUBSTITUTE(TRIM([.D96]);&quot; &quot;;&quot;_&quot;)" office:value-type="string" office:string-value="Messier95_spitzer.jpg" calcext:value-type="string">
            <text:p>Messier95_spitzer.jpg</text:p>
          </table:table-cell>
          <table:table-cell/>
          <table:table-cell table:style-name="ce1" table:formula="of:=CONCATENATE(&quot;https://en.wikipedia.org/wiki/File:&quot;;[.AD96])" office:value-type="string" office:string-value="https://en.wikipedia.org/wiki/File:Messier95_spitzer.jpg" calcext:value-type="string">
            <text:p>https://en.wikipedia.org/wiki/File:Messier95_spitzer.jpg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96[97] </text:p>
          </table:table-cell>
          <table:table-cell office:value-type="string" calcext:value-type="string">
            <text:p>NGC 3368 </text:p>
          </table:table-cell>
          <table:table-cell office:value-type="string" calcext:value-type="string">
            <text:p>Мессьє 96 </text:p>
          </table:table-cell>
          <table:table-cell office:value-type="string" calcext:value-type="string">
            <text:p>Messier object 096.jpg </text:p>
          </table:table-cell>
          <table:table-cell office:value-type="string" calcext:value-type="string">
            <text:p>Спіральна галактика </text:p>
          </table:table-cell>
          <table:table-cell office:value-type="string" calcext:value-type="string">
            <text:p>Лев </text:p>
          </table:table-cell>
          <table:table-cell office:value-type="float" office:value="38000" calcext:value-type="float">
            <text:p>3800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10h 46,8m s </text:p>
          </table:table-cell>
          <table:table-cell office:value-type="string" calcext:value-type="string">
            <text:p>+11° 49′ ″ </text:p>
          </table:table-cell>
          <table:table-cell office:value-type="string" calcext:value-type="string">
            <text:p>6×4' </text:p>
          </table:table-cell>
          <table:table-cell table:number-columns-repeated="2"/>
          <table:table-cell table:style-name="ce6" table:formula="of:=SUBSTITUTE(SUBSTITUTE(SUBSTITUTE([.I97];&quot;h &quot;;&quot;:&quot;) ;&quot;m s&quot;;&quot;&quot;); &quot;,&quot;; &quot;:&quot;)" office:value-type="string" office:string-value="10:46:8 " calcext:value-type="string">
            <text:p>10:46:8 </text:p>
          </table:table-cell>
          <table:table-cell table:style-name="ce6" table:formula="of:=TIMEVALUE([.N97])" office:value-type="float" office:value="0.448703703703704" calcext:value-type="float">
            <text:p>0.4487037037</text:p>
          </table:table-cell>
          <table:table-cell table:style-name="ce6" table:formula="of:=SUBSTITUTE(SUBSTITUTE(SUBSTITUTE([.J97];&quot;° &quot;;&quot;.&quot;) ;&quot;′ ″ &quot;;&quot;&quot;); &quot;−&quot;; &quot;-&quot;)" office:value-type="string" office:string-value="+11.49" calcext:value-type="string">
            <text:p>+11.49</text:p>
          </table:table-cell>
          <table:table-cell table:style-name="ce6" table:formula="of:=([.P97]-ROUNDDOWN([.P97];0))" office:value-type="float" office:value="0.49" calcext:value-type="float">
            <text:p>0.49</text:p>
          </table:table-cell>
          <table:table-cell table:style-name="ce3" table:formula="of:=[.P97]+[.Q97]/6*4" office:value-type="float" office:value="11.8166666666667" calcext:value-type="float">
            <text:p>11.8166666667</text:p>
          </table:table-cell>
          <table:table-cell table:style-name="ce3" table:formula="of:=ROUND([.R97]; 2)" office:value-type="float" office:value="11.82" calcext:value-type="float">
            <text:p>11.82</text:p>
          </table:table-cell>
          <table:table-cell table:style-name="ce3" table:formula="of:=SUBSTITUTE(SUBSTITUTE([.K97]; &quot;' &quot;; &quot;&quot;); &quot;′ &quot;; &quot;&quot;)" office:value-type="string" office:string-value="6×4" calcext:value-type="string">
            <text:p>6×4</text:p>
          </table:table-cell>
          <table:table-cell table:style-name="ce3" table:formula="of:=CONCATENATE(SUBSTITUTE([.T97]; &quot;×&quot;; &quot;+&quot;); &quot;i&quot;)" office:value-type="string" office:string-value="6+4i" calcext:value-type="string">
            <text:p>6+4i</text:p>
          </table:table-cell>
          <table:table-cell table:style-name="ce8" table:formula="of:=IMREAL([.U97])/60" office:value-type="float" office:value="0.1" calcext:value-type="float">
            <text:p>0.10</text:p>
          </table:table-cell>
          <table:table-cell table:style-name="ce8" table:formula="of:=IMAGINARY([.U97])/60" office:value-type="float" office:value="0.0666666666666667" calcext:value-type="float">
            <text:p>0.07</text:p>
          </table:table-cell>
          <table:table-cell table:style-name="ce8" table:formula="of:=IF([.V97]=0; [.W97]; [.V97])" office:value-type="float" office:value="0.1" calcext:value-type="float">
            <text:p>0.10</text:p>
          </table:table-cell>
          <table:table-cell/>
          <table:table-cell table:style-name="ce3" table:formula="of:=VLOOKUP([.E104];[Sheet3.A$1:.B$7];2)" office:value-type="string" office:string-value="darkred" calcext:value-type="string">
            <text:p>darkred</text:p>
          </table:table-cell>
          <table:table-cell/>
          <table:table-cell table:style-name="ce9" office:value-type="float" office:value="96" calcext:value-type="float">
            <text:p>096</text:p>
          </table:table-cell>
          <table:table-cell/>
          <table:table-cell table:formula="of:=SUBSTITUTE(TRIM([.D97]);&quot; &quot;;&quot;_&quot;)" office:value-type="string" office:string-value="Messier_object_096.jpg" calcext:value-type="string">
            <text:p>Messier_object_096.jpg</text:p>
          </table:table-cell>
          <table:table-cell/>
          <table:table-cell table:style-name="ce1" table:formula="of:=CONCATENATE(&quot;https://en.wikipedia.org/wiki/File:&quot;;[.AD97])" office:value-type="string" office:string-value="https://en.wikipedia.org/wiki/File:Messier_object_096.jpg" calcext:value-type="string">
            <text:p>https://en.wikipedia.org/wiki/File:Messier_object_096.jpg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97[98] </text:p>
          </table:table-cell>
          <table:table-cell office:value-type="string" calcext:value-type="string">
            <text:p>NGC 3587 </text:p>
          </table:table-cell>
          <table:table-cell office:value-type="string" calcext:value-type="string">
            <text:p>Туманність Сова </text:p>
          </table:table-cell>
          <table:table-cell office:value-type="string" calcext:value-type="string">
            <text:p>M97 FTN.jpg </text:p>
          </table:table-cell>
          <table:table-cell office:value-type="string" calcext:value-type="string">
            <text:p>Планетарна туманність </text:p>
          </table:table-cell>
          <table:table-cell office:value-type="string" calcext:value-type="string">
            <text:p>Велика Ведмедиця </text:p>
          </table:table-cell>
          <table:table-cell office:value-type="float" office:value="2.6" calcext:value-type="float">
            <text:p>2.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1h 14,8m s </text:p>
          </table:table-cell>
          <table:table-cell office:value-type="string" calcext:value-type="string">
            <text:p>+55° 01′ ″ </text:p>
          </table:table-cell>
          <table:table-cell office:value-type="string" calcext:value-type="string">
            <text:p>3' </text:p>
          </table:table-cell>
          <table:table-cell table:number-columns-repeated="2"/>
          <table:table-cell table:style-name="ce6" table:formula="of:=SUBSTITUTE(SUBSTITUTE(SUBSTITUTE([.I98];&quot;h &quot;;&quot;:&quot;) ;&quot;m s&quot;;&quot;&quot;); &quot;,&quot;; &quot;:&quot;)" office:value-type="string" office:string-value="11:14:8 " calcext:value-type="string">
            <text:p>11:14:8 </text:p>
          </table:table-cell>
          <table:table-cell table:style-name="ce6" table:formula="of:=TIMEVALUE([.N98])" office:value-type="float" office:value="0.468148148148148" calcext:value-type="float">
            <text:p>0.4681481481</text:p>
          </table:table-cell>
          <table:table-cell table:style-name="ce6" table:formula="of:=SUBSTITUTE(SUBSTITUTE(SUBSTITUTE([.J98];&quot;° &quot;;&quot;.&quot;) ;&quot;′ ″ &quot;;&quot;&quot;); &quot;−&quot;; &quot;-&quot;)" office:value-type="string" office:string-value="+55.01" calcext:value-type="string">
            <text:p>+55.01</text:p>
          </table:table-cell>
          <table:table-cell table:style-name="ce6" table:formula="of:=([.P98]-ROUNDDOWN([.P98];0))" office:value-type="float" office:value="0.00999999999999801" calcext:value-type="float">
            <text:p>0.01</text:p>
          </table:table-cell>
          <table:table-cell table:style-name="ce3" table:formula="of:=[.P98]+[.Q98]/6*4" office:value-type="float" office:value="55.0166666666667" calcext:value-type="float">
            <text:p>55.0166666667</text:p>
          </table:table-cell>
          <table:table-cell table:style-name="ce3" table:formula="of:=ROUND([.R98]; 2)" office:value-type="float" office:value="55.02" calcext:value-type="float">
            <text:p>55.02</text:p>
          </table:table-cell>
          <table:table-cell table:style-name="ce3" table:formula="of:=SUBSTITUTE(SUBSTITUTE([.K98]; &quot;' &quot;; &quot;&quot;); &quot;′ &quot;; &quot;&quot;)" office:value-type="string" office:string-value="3" calcext:value-type="string">
            <text:p>3</text:p>
          </table:table-cell>
          <table:table-cell table:style-name="ce3" table:formula="of:=CONCATENATE(SUBSTITUTE([.T98]; &quot;×&quot;; &quot;+&quot;); &quot;i&quot;)" office:value-type="string" office:string-value="3i" calcext:value-type="string">
            <text:p>3i</text:p>
          </table:table-cell>
          <table:table-cell table:style-name="ce8" table:formula="of:=IMREAL([.U98])/60" office:value-type="float" office:value="0" calcext:value-type="float">
            <text:p>0.00</text:p>
          </table:table-cell>
          <table:table-cell table:style-name="ce8" table:formula="of:=IMAGINARY([.U98])/60" office:value-type="float" office:value="0.05" calcext:value-type="float">
            <text:p>0.05</text:p>
          </table:table-cell>
          <table:table-cell table:style-name="ce8" table:formula="of:=IF([.V98]=0; [.W98]; [.V98])" office:value-type="float" office:value="0.05" calcext:value-type="float">
            <text:p>0.05</text:p>
          </table:table-cell>
          <table:table-cell/>
          <table:table-cell table:style-name="ce3" table:formula="of:=VLOOKUP([.E105];[Sheet3.A$1:.B$7];2)" office:value-type="string" office:string-value="darkviolet" calcext:value-type="string">
            <text:p>darkviolet</text:p>
          </table:table-cell>
          <table:table-cell/>
          <table:table-cell table:style-name="ce9" office:value-type="float" office:value="97" calcext:value-type="float">
            <text:p>097</text:p>
          </table:table-cell>
          <table:table-cell/>
          <table:table-cell table:formula="of:=SUBSTITUTE(TRIM([.D98]);&quot; &quot;;&quot;_&quot;)" office:value-type="string" office:string-value="M97_FTN.jpg" calcext:value-type="string">
            <text:p>M97_FTN.jpg</text:p>
          </table:table-cell>
          <table:table-cell/>
          <table:table-cell table:style-name="ce1" table:formula="of:=CONCATENATE(&quot;https://en.wikipedia.org/wiki/File:&quot;;[.AD98])" office:value-type="string" office:string-value="https://en.wikipedia.org/wiki/File:M97_FTN.jpg" calcext:value-type="string">
            <text:p>https://en.wikipedia.org/wiki/File:M97_FTN.jpg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98[99] </text:p>
          </table:table-cell>
          <table:table-cell office:value-type="string" calcext:value-type="string">
            <text:p>NGC 4192 </text:p>
          </table:table-cell>
          <table:table-cell office:value-type="string" calcext:value-type="string">
            <text:p>Мессьє 98 </text:p>
          </table:table-cell>
          <table:table-cell office:value-type="string" calcext:value-type="string">
            <text:p>M-98.jpg </text:p>
          </table:table-cell>
          <table:table-cell office:value-type="string" calcext:value-type="string">
            <text:p>Спіральна галактика </text:p>
          </table:table-cell>
          <table:table-cell office:value-type="string" calcext:value-type="string">
            <text:p>Волосся Вероніки </text:p>
          </table:table-cell>
          <table:table-cell office:value-type="float" office:value="60000" calcext:value-type="float">
            <text:p>6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2h 13,8m s </text:p>
          </table:table-cell>
          <table:table-cell office:value-type="string" calcext:value-type="string">
            <text:p>+14° 54′ ″ </text:p>
          </table:table-cell>
          <table:table-cell office:value-type="string" calcext:value-type="string">
            <text:p>9×3' </text:p>
          </table:table-cell>
          <table:table-cell table:number-columns-repeated="2"/>
          <table:table-cell table:style-name="ce6" table:formula="of:=SUBSTITUTE(SUBSTITUTE(SUBSTITUTE([.I99];&quot;h &quot;;&quot;:&quot;) ;&quot;m s&quot;;&quot;&quot;); &quot;,&quot;; &quot;:&quot;)" office:value-type="string" office:string-value="12:13:8 " calcext:value-type="string">
            <text:p>12:13:8 </text:p>
          </table:table-cell>
          <table:table-cell table:style-name="ce6" table:formula="of:=TIMEVALUE([.N99])" office:value-type="float" office:value="0.50912037037037" calcext:value-type="float">
            <text:p>0.5091203704</text:p>
          </table:table-cell>
          <table:table-cell table:style-name="ce6" table:formula="of:=SUBSTITUTE(SUBSTITUTE(SUBSTITUTE([.J99];&quot;° &quot;;&quot;.&quot;) ;&quot;′ ″ &quot;;&quot;&quot;); &quot;−&quot;; &quot;-&quot;)" office:value-type="string" office:string-value="+14.54" calcext:value-type="string">
            <text:p>+14.54</text:p>
          </table:table-cell>
          <table:table-cell table:style-name="ce6" table:formula="of:=([.P99]-ROUNDDOWN([.P99];0))" office:value-type="float" office:value="0.539999999999999" calcext:value-type="float">
            <text:p>0.54</text:p>
          </table:table-cell>
          <table:table-cell table:style-name="ce3" table:formula="of:=[.P99]+[.Q99]/6*4" office:value-type="float" office:value="14.9" calcext:value-type="float">
            <text:p>14.9</text:p>
          </table:table-cell>
          <table:table-cell table:style-name="ce3" table:formula="of:=ROUND([.R99]; 2)" office:value-type="float" office:value="14.9" calcext:value-type="float">
            <text:p>14.9</text:p>
          </table:table-cell>
          <table:table-cell table:style-name="ce3" table:formula="of:=SUBSTITUTE(SUBSTITUTE([.K99]; &quot;' &quot;; &quot;&quot;); &quot;′ &quot;; &quot;&quot;)" office:value-type="string" office:string-value="9×3" calcext:value-type="string">
            <text:p>9×3</text:p>
          </table:table-cell>
          <table:table-cell table:style-name="ce3" table:formula="of:=CONCATENATE(SUBSTITUTE([.T99]; &quot;×&quot;; &quot;+&quot;); &quot;i&quot;)" office:value-type="string" office:string-value="9+3i" calcext:value-type="string">
            <text:p>9+3i</text:p>
          </table:table-cell>
          <table:table-cell table:style-name="ce8" table:formula="of:=IMREAL([.U99])/60" office:value-type="float" office:value="0.15" calcext:value-type="float">
            <text:p>0.15</text:p>
          </table:table-cell>
          <table:table-cell table:style-name="ce8" table:formula="of:=IMAGINARY([.U99])/60" office:value-type="float" office:value="0.05" calcext:value-type="float">
            <text:p>0.05</text:p>
          </table:table-cell>
          <table:table-cell table:style-name="ce8" table:formula="of:=IF([.V99]=0; [.W99]; [.V99])" office:value-type="float" office:value="0.15" calcext:value-type="float">
            <text:p>0.15</text:p>
          </table:table-cell>
          <table:table-cell/>
          <table:table-cell table:style-name="ce3" table:formula="of:=VLOOKUP([.E106];[Sheet3.A$1:.B$7];2)" office:value-type="string" office:string-value="" calcext:value-type="error">
            <text:p>#N/A</text:p>
          </table:table-cell>
          <table:table-cell/>
          <table:table-cell table:style-name="ce9" office:value-type="float" office:value="98" calcext:value-type="float">
            <text:p>098</text:p>
          </table:table-cell>
          <table:table-cell/>
          <table:table-cell table:formula="of:=SUBSTITUTE(TRIM([.D99]);&quot; &quot;;&quot;_&quot;)" office:value-type="string" office:string-value="M-98.jpg" calcext:value-type="string">
            <text:p>M-98.jpg</text:p>
          </table:table-cell>
          <table:table-cell/>
          <table:table-cell table:style-name="ce1" table:formula="of:=CONCATENATE(&quot;https://en.wikipedia.org/wiki/File:&quot;;[.AD99])" office:value-type="string" office:string-value="https://en.wikipedia.org/wiki/File:M-98.jpg" calcext:value-type="string">
            <text:p>https://en.wikipedia.org/wiki/File:M-98.jpg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99[100] </text:p>
          </table:table-cell>
          <table:table-cell office:value-type="string" calcext:value-type="string">
            <text:p>NGC 4254 </text:p>
          </table:table-cell>
          <table:table-cell office:value-type="string" calcext:value-type="string">
            <text:p>Мессьє 99 </text:p>
          </table:table-cell>
          <table:table-cell office:value-type="string" calcext:value-type="string">
            <text:p>M99.jpg </text:p>
          </table:table-cell>
          <table:table-cell office:value-type="string" calcext:value-type="string">
            <text:p>Спіральна галактика </text:p>
          </table:table-cell>
          <table:table-cell office:value-type="string" calcext:value-type="string">
            <text:p>Волосся Вероніки </text:p>
          </table:table-cell>
          <table:table-cell office:value-type="float" office:value="60000" calcext:value-type="float">
            <text:p>6000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12h 18,8m s </text:p>
          </table:table-cell>
          <table:table-cell office:value-type="string" calcext:value-type="string">
            <text:p>+14° 25′ ″ </text:p>
          </table:table-cell>
          <table:table-cell office:value-type="string" calcext:value-type="string">
            <text:p>5' </text:p>
          </table:table-cell>
          <table:table-cell table:number-columns-repeated="2"/>
          <table:table-cell table:style-name="ce6" table:formula="of:=SUBSTITUTE(SUBSTITUTE(SUBSTITUTE([.I100];&quot;h &quot;;&quot;:&quot;) ;&quot;m s&quot;;&quot;&quot;); &quot;,&quot;; &quot;:&quot;)" office:value-type="string" office:string-value="12:18:8 " calcext:value-type="string">
            <text:p>12:18:8 </text:p>
          </table:table-cell>
          <table:table-cell table:style-name="ce6" table:formula="of:=TIMEVALUE([.N100])" office:value-type="float" office:value="0.512592592592593" calcext:value-type="float">
            <text:p>0.5125925926</text:p>
          </table:table-cell>
          <table:table-cell table:style-name="ce6" table:formula="of:=SUBSTITUTE(SUBSTITUTE(SUBSTITUTE([.J100];&quot;° &quot;;&quot;.&quot;) ;&quot;′ ″ &quot;;&quot;&quot;); &quot;−&quot;; &quot;-&quot;)" office:value-type="string" office:string-value="+14.25" calcext:value-type="string">
            <text:p>+14.25</text:p>
          </table:table-cell>
          <table:table-cell table:style-name="ce6" table:formula="of:=([.P100]-ROUNDDOWN([.P100];0))" office:value-type="float" office:value="0.25" calcext:value-type="float">
            <text:p>0.25</text:p>
          </table:table-cell>
          <table:table-cell table:style-name="ce3" table:formula="of:=[.P100]+[.Q100]/6*4" office:value-type="float" office:value="14.4166666666667" calcext:value-type="float">
            <text:p>14.4166666667</text:p>
          </table:table-cell>
          <table:table-cell table:style-name="ce3" table:formula="of:=ROUND([.R100]; 2)" office:value-type="float" office:value="14.42" calcext:value-type="float">
            <text:p>14.42</text:p>
          </table:table-cell>
          <table:table-cell table:style-name="ce3" table:formula="of:=SUBSTITUTE(SUBSTITUTE([.K100]; &quot;' &quot;; &quot;&quot;); &quot;′ &quot;; &quot;&quot;)" office:value-type="string" office:string-value="5" calcext:value-type="string">
            <text:p>5</text:p>
          </table:table-cell>
          <table:table-cell table:style-name="ce3" table:formula="of:=CONCATENATE(SUBSTITUTE([.T100]; &quot;×&quot;; &quot;+&quot;); &quot;i&quot;)" office:value-type="string" office:string-value="5i" calcext:value-type="string">
            <text:p>5i</text:p>
          </table:table-cell>
          <table:table-cell table:style-name="ce8" table:formula="of:=IMREAL([.U100])/60" office:value-type="float" office:value="0" calcext:value-type="float">
            <text:p>0.00</text:p>
          </table:table-cell>
          <table:table-cell table:style-name="ce8" table:formula="of:=IMAGINARY([.U100])/60" office:value-type="float" office:value="0.0833333333333333" calcext:value-type="float">
            <text:p>0.08</text:p>
          </table:table-cell>
          <table:table-cell table:style-name="ce8" table:formula="of:=IF([.V100]=0; [.W100]; [.V100])" office:value-type="float" office:value="0.0833333333333333" calcext:value-type="float">
            <text:p>0.08</text:p>
          </table:table-cell>
          <table:table-cell/>
          <table:table-cell table:style-name="ce3" table:formula="of:=VLOOKUP([.E107];[Sheet3.A$1:.B$7];2)" office:value-type="string" office:string-value="darkviolet" calcext:value-type="string">
            <text:p>darkviolet</text:p>
          </table:table-cell>
          <table:table-cell/>
          <table:table-cell table:style-name="ce9" office:value-type="float" office:value="99" calcext:value-type="float">
            <text:p>099</text:p>
          </table:table-cell>
          <table:table-cell/>
          <table:table-cell table:formula="of:=SUBSTITUTE(TRIM([.D100]);&quot; &quot;;&quot;_&quot;)" office:value-type="string" office:string-value="M99.jpg" calcext:value-type="string">
            <text:p>M99.jpg</text:p>
          </table:table-cell>
          <table:table-cell/>
          <table:table-cell table:style-name="ce1" table:formula="of:=CONCATENATE(&quot;https://en.wikipedia.org/wiki/File:&quot;;[.AD100])" office:value-type="string" office:string-value="https://en.wikipedia.org/wiki/File:M99.jpg" calcext:value-type="string">
            <text:p>https://en.wikipedia.org/wiki/File:M99.jpg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100[101] </text:p>
          </table:table-cell>
          <table:table-cell office:value-type="string" calcext:value-type="string">
            <text:p>NGC 4321 </text:p>
          </table:table-cell>
          <table:table-cell office:value-type="string" calcext:value-type="string">
            <text:p>Мессьє 100 </text:p>
          </table:table-cell>
          <table:table-cell office:value-type="string" calcext:value-type="string">
            <text:p>Spiral Galaxy M100.jpg </text:p>
          </table:table-cell>
          <table:table-cell office:value-type="string" calcext:value-type="string">
            <text:p>Спіральна галактика </text:p>
          </table:table-cell>
          <table:table-cell office:value-type="string" calcext:value-type="string">
            <text:p>Волосся Вероніки </text:p>
          </table:table-cell>
          <table:table-cell office:value-type="float" office:value="60000" calcext:value-type="float">
            <text:p>6000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12h 22,9m s </text:p>
          </table:table-cell>
          <table:table-cell office:value-type="string" calcext:value-type="string">
            <text:p>+15° 49′ ″ </text:p>
          </table:table-cell>
          <table:table-cell office:value-type="string" calcext:value-type="string">
            <text:p>7×6' </text:p>
          </table:table-cell>
          <table:table-cell table:number-columns-repeated="2"/>
          <table:table-cell table:style-name="ce6" table:formula="of:=SUBSTITUTE(SUBSTITUTE(SUBSTITUTE([.I101];&quot;h &quot;;&quot;:&quot;) ;&quot;m s&quot;;&quot;&quot;); &quot;,&quot;; &quot;:&quot;)" office:value-type="string" office:string-value="12:22:9 " calcext:value-type="string">
            <text:p>12:22:9 </text:p>
          </table:table-cell>
          <table:table-cell table:style-name="ce6" table:formula="of:=TIMEVALUE([.N101])" office:value-type="float" office:value="0.515381944444444" calcext:value-type="float">
            <text:p>0.5153819444</text:p>
          </table:table-cell>
          <table:table-cell table:style-name="ce6" table:formula="of:=SUBSTITUTE(SUBSTITUTE(SUBSTITUTE([.J101];&quot;° &quot;;&quot;.&quot;) ;&quot;′ ″ &quot;;&quot;&quot;); &quot;−&quot;; &quot;-&quot;)" office:value-type="string" office:string-value="+15.49" calcext:value-type="string">
            <text:p>+15.49</text:p>
          </table:table-cell>
          <table:table-cell table:style-name="ce6" table:formula="of:=([.P101]-ROUNDDOWN([.P101];0))" office:value-type="float" office:value="0.49" calcext:value-type="float">
            <text:p>0.49</text:p>
          </table:table-cell>
          <table:table-cell table:style-name="ce3" table:formula="of:=[.P101]+[.Q101]/6*4" office:value-type="float" office:value="15.8166666666667" calcext:value-type="float">
            <text:p>15.8166666667</text:p>
          </table:table-cell>
          <table:table-cell table:style-name="ce3" table:formula="of:=ROUND([.R101]; 2)" office:value-type="float" office:value="15.82" calcext:value-type="float">
            <text:p>15.82</text:p>
          </table:table-cell>
          <table:table-cell table:style-name="ce3" table:formula="of:=SUBSTITUTE(SUBSTITUTE([.K101]; &quot;' &quot;; &quot;&quot;); &quot;′ &quot;; &quot;&quot;)" office:value-type="string" office:string-value="7×6" calcext:value-type="string">
            <text:p>7×6</text:p>
          </table:table-cell>
          <table:table-cell table:style-name="ce3" table:formula="of:=CONCATENATE(SUBSTITUTE([.T101]; &quot;×&quot;; &quot;+&quot;); &quot;i&quot;)" office:value-type="string" office:string-value="7+6i" calcext:value-type="string">
            <text:p>7+6i</text:p>
          </table:table-cell>
          <table:table-cell table:style-name="ce8" table:formula="of:=IMREAL([.U101])/60" office:value-type="float" office:value="0.116666666666667" calcext:value-type="float">
            <text:p>0.12</text:p>
          </table:table-cell>
          <table:table-cell table:style-name="ce8" table:formula="of:=IMAGINARY([.U101])/60" office:value-type="float" office:value="0.1" calcext:value-type="float">
            <text:p>0.10</text:p>
          </table:table-cell>
          <table:table-cell table:style-name="ce8" table:formula="of:=IF([.V101]=0; [.W101]; [.V101])" office:value-type="float" office:value="0.116666666666667" calcext:value-type="float">
            <text:p>0.12</text:p>
          </table:table-cell>
          <table:table-cell/>
          <table:table-cell table:style-name="ce3" table:formula="of:=VLOOKUP([.E108];[Sheet3.A$1:.B$7];2)" office:value-type="string" office:string-value="darkorange" calcext:value-type="string">
            <text:p>darkorange</text:p>
          </table:table-cell>
          <table:table-cell/>
          <table:table-cell table:style-name="ce9" office:value-type="float" office:value="100" calcext:value-type="float">
            <text:p>100</text:p>
          </table:table-cell>
          <table:table-cell/>
          <table:table-cell table:formula="of:=SUBSTITUTE(TRIM([.D101]);&quot; &quot;;&quot;_&quot;)" office:value-type="string" office:string-value="Spiral_Galaxy_M100.jpg" calcext:value-type="string">
            <text:p>Spiral_Galaxy_M100.jpg</text:p>
          </table:table-cell>
          <table:table-cell/>
          <table:table-cell table:style-name="ce1" table:formula="of:=CONCATENATE(&quot;https://en.wikipedia.org/wiki/File:&quot;;[.AD101])" office:value-type="string" office:string-value="https://en.wikipedia.org/wiki/File:Spiral_Galaxy_M100.jpg" calcext:value-type="string">
            <text:p>https://en.wikipedia.org/wiki/File:Spiral_Galaxy_M100.jpg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101[102] </text:p>
          </table:table-cell>
          <table:table-cell office:value-type="string" calcext:value-type="string">
            <text:p>NGC 5457 </text:p>
          </table:table-cell>
          <table:table-cell office:value-type="string" calcext:value-type="string">
            <text:p>Галактика Цівочне Колесо </text:p>
          </table:table-cell>
          <table:table-cell office:value-type="string" calcext:value-type="string">
            <text:p>M101 hires STScI-PRC2006-10a.jpg </text:p>
          </table:table-cell>
          <table:table-cell office:value-type="string" calcext:value-type="string">
            <text:p>Пекулярна галактика </text:p>
          </table:table-cell>
          <table:table-cell office:value-type="string" calcext:value-type="string">
            <text:p>Велика Ведмедиця </text:p>
          </table:table-cell>
          <table:table-cell office:value-type="float" office:value="24000" calcext:value-type="float">
            <text:p>24000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14h 03,2m s </text:p>
          </table:table-cell>
          <table:table-cell office:value-type="string" calcext:value-type="string">
            <text:p>+54° 21′ ″ </text:p>
          </table:table-cell>
          <table:table-cell office:value-type="string" calcext:value-type="string">
            <text:p>102' </text:p>
          </table:table-cell>
          <table:table-cell table:number-columns-repeated="2"/>
          <table:table-cell table:style-name="ce6" table:formula="of:=SUBSTITUTE(SUBSTITUTE(SUBSTITUTE([.I102];&quot;h &quot;;&quot;:&quot;) ;&quot;m s&quot;;&quot;&quot;); &quot;,&quot;; &quot;:&quot;)" office:value-type="string" office:string-value="14:03:2 " calcext:value-type="string">
            <text:p>14:03:2 </text:p>
          </table:table-cell>
          <table:table-cell table:style-name="ce6" table:formula="of:=TIMEVALUE([.N102])" office:value-type="float" office:value="0.585439814814815" calcext:value-type="float">
            <text:p>0.5854398148</text:p>
          </table:table-cell>
          <table:table-cell table:style-name="ce6" table:formula="of:=SUBSTITUTE(SUBSTITUTE(SUBSTITUTE([.J102];&quot;° &quot;;&quot;.&quot;) ;&quot;′ ″ &quot;;&quot;&quot;); &quot;−&quot;; &quot;-&quot;)" office:value-type="string" office:string-value="+54.21" calcext:value-type="string">
            <text:p>+54.21</text:p>
          </table:table-cell>
          <table:table-cell table:style-name="ce6" table:formula="of:=([.P102]-ROUNDDOWN([.P102];0))" office:value-type="float" office:value="0.210000000000001" calcext:value-type="float">
            <text:p>0.21</text:p>
          </table:table-cell>
          <table:table-cell table:style-name="ce3" table:formula="of:=[.P102]+[.Q102]/6*4" office:value-type="float" office:value="54.35" calcext:value-type="float">
            <text:p>54.35</text:p>
          </table:table-cell>
          <table:table-cell table:style-name="ce3" table:formula="of:=ROUND([.R102]; 2)" office:value-type="float" office:value="54.35" calcext:value-type="float">
            <text:p>54.35</text:p>
          </table:table-cell>
          <table:table-cell table:style-name="ce3" table:formula="of:=SUBSTITUTE(SUBSTITUTE([.K102]; &quot;' &quot;; &quot;&quot;); &quot;′ &quot;; &quot;&quot;)" office:value-type="string" office:string-value="102" calcext:value-type="string">
            <text:p>102</text:p>
          </table:table-cell>
          <table:table-cell table:style-name="ce3" table:formula="of:=CONCATENATE(SUBSTITUTE([.T102]; &quot;×&quot;; &quot;+&quot;); &quot;i&quot;)" office:value-type="string" office:string-value="102i" calcext:value-type="string">
            <text:p>102i</text:p>
          </table:table-cell>
          <table:table-cell table:style-name="ce8" table:formula="of:=IMREAL([.U102])/60" office:value-type="float" office:value="0" calcext:value-type="float">
            <text:p>0.00</text:p>
          </table:table-cell>
          <table:table-cell table:style-name="ce8" table:formula="of:=IMAGINARY([.U102])/60" office:value-type="float" office:value="1.7" calcext:value-type="float">
            <text:p>1.70</text:p>
          </table:table-cell>
          <table:table-cell table:style-name="ce8" table:formula="of:=IF([.V102]=0; [.W102]; [.V102])" office:value-type="float" office:value="1.7" calcext:value-type="float">
            <text:p>1.70</text:p>
          </table:table-cell>
          <table:table-cell/>
          <table:table-cell table:style-name="ce3" table:formula="of:=VLOOKUP([.E109];[Sheet3.A$1:.B$7];2)" office:value-type="string" office:string-value="darkviolet" calcext:value-type="string">
            <text:p>darkviolet</text:p>
          </table:table-cell>
          <table:table-cell/>
          <table:table-cell table:style-name="ce9" office:value-type="float" office:value="101" calcext:value-type="float">
            <text:p>101</text:p>
          </table:table-cell>
          <table:table-cell/>
          <table:table-cell table:formula="of:=SUBSTITUTE(TRIM([.D102]);&quot; &quot;;&quot;_&quot;)" office:value-type="string" office:string-value="M101_hires_STScI-PRC2006-10a.jpg" calcext:value-type="string">
            <text:p>M101_hires_STScI-PRC2006-10a.jpg</text:p>
          </table:table-cell>
          <table:table-cell/>
          <table:table-cell table:style-name="ce1" table:formula="of:=CONCATENATE(&quot;https://en.wikipedia.org/wiki/File:&quot;;[.AD102])" office:value-type="string" office:string-value="https://en.wikipedia.org/wiki/File:M101_hires_STScI-PRC2006-10a.jpg" calcext:value-type="string">
            <text:p>https://en.wikipedia.org/wiki/File:M101_hires_STScI-PRC2006-10a.jpg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102[103] </text:p>
          </table:table-cell>
          <table:table-cell office:value-type="string" calcext:value-type="string">
            <text:p>(NGC 5866)-?[104] </text:p>
          </table:table-cell>
          <table:table-cell office:value-type="string" calcext:value-type="string">
            <text:p>Мессьє 102 </text:p>
          </table:table-cell>
          <table:table-cell/>
          <table:table-cell office:value-type="string" calcext:value-type="string">
            <text:p>(Галактика)-? </text:p>
          </table:table-cell>
          <table:table-cell office:value-type="string" calcext:value-type="string">
            <text:p>Дракон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(10.5)-? </text:p>
          </table:table-cell>
          <table:table-cell office:value-type="string" calcext:value-type="string">
            <text:p>15h 06,5m s</text:p>
          </table:table-cell>
          <table:table-cell office:value-type="string" calcext:value-type="string">
            <text:p>+55° 46′ ″ </text:p>
          </table:table-cell>
          <table:table-cell office:value-type="string" calcext:value-type="string">
            <text:p>5×2' </text:p>
          </table:table-cell>
          <table:table-cell table:number-columns-repeated="2"/>
          <table:table-cell table:style-name="ce6" table:formula="of:=SUBSTITUTE(SUBSTITUTE(SUBSTITUTE([.I103];&quot;h &quot;;&quot;:&quot;) ;&quot;m s&quot;;&quot;&quot;); &quot;,&quot;; &quot;:&quot;)" office:value-type="string" office:string-value="15:06:5" calcext:value-type="string">
            <text:p>15:06:5</text:p>
          </table:table-cell>
          <table:table-cell table:style-name="ce6" table:formula="of:=TIMEVALUE([.N103])" office:value-type="float" office:value="0.629224537037037" calcext:value-type="float">
            <text:p>0.629224537</text:p>
          </table:table-cell>
          <table:table-cell table:style-name="ce6" table:formula="of:=SUBSTITUTE(SUBSTITUTE(SUBSTITUTE([.J103];&quot;° &quot;;&quot;.&quot;) ;&quot;′ ″ &quot;;&quot;&quot;); &quot;−&quot;; &quot;-&quot;)" office:value-type="string" office:string-value="+55.46" calcext:value-type="string">
            <text:p>+55.46</text:p>
          </table:table-cell>
          <table:table-cell table:style-name="ce6" table:formula="of:=([.P103]-ROUNDDOWN([.P103];0))" office:value-type="float" office:value="0.460000000000001" calcext:value-type="float">
            <text:p>0.46</text:p>
          </table:table-cell>
          <table:table-cell table:style-name="ce3" table:formula="of:=[.P103]+[.Q103]/6*4" office:value-type="float" office:value="55.7666666666667" calcext:value-type="float">
            <text:p>55.7666666667</text:p>
          </table:table-cell>
          <table:table-cell table:style-name="ce3" table:formula="of:=ROUND([.R103]; 2)" office:value-type="float" office:value="55.77" calcext:value-type="float">
            <text:p>55.77</text:p>
          </table:table-cell>
          <table:table-cell table:style-name="ce3" table:formula="of:=SUBSTITUTE(SUBSTITUTE([.K103]; &quot;' &quot;; &quot;&quot;); &quot;′ &quot;; &quot;&quot;)" office:value-type="string" office:string-value="5×2" calcext:value-type="string">
            <text:p>5×2</text:p>
          </table:table-cell>
          <table:table-cell table:style-name="ce3" table:formula="of:=CONCATENATE(SUBSTITUTE([.T103]; &quot;×&quot;; &quot;+&quot;); &quot;i&quot;)" office:value-type="string" office:string-value="5+2i" calcext:value-type="string">
            <text:p>5+2i</text:p>
          </table:table-cell>
          <table:table-cell table:style-name="ce8" table:formula="of:=IMREAL([.U103])/60" office:value-type="float" office:value="0.0833333333333333" calcext:value-type="float">
            <text:p>0.08</text:p>
          </table:table-cell>
          <table:table-cell table:style-name="ce8" table:formula="of:=IMAGINARY([.U103])/60" office:value-type="float" office:value="0.0333333333333333" calcext:value-type="float">
            <text:p>0.03</text:p>
          </table:table-cell>
          <table:table-cell table:style-name="ce8" table:formula="of:=IF([.V103]=0; [.W103]; [.V103])" office:value-type="float" office:value="0.0833333333333333" calcext:value-type="float">
            <text:p>0.08</text:p>
          </table:table-cell>
          <table:table-cell/>
          <table:table-cell table:style-name="ce3" table:formula="of:=VLOOKUP([.E110];[Sheet3.A$1:.B$7];2)" office:value-type="string" office:string-value="darkviolet" calcext:value-type="string">
            <text:p>darkviolet</text:p>
          </table:table-cell>
          <table:table-cell/>
          <table:table-cell table:style-name="ce9" office:value-type="float" office:value="102" calcext:value-type="float">
            <text:p>102</text:p>
          </table:table-cell>
          <table:table-cell/>
          <table:table-cell table:formula="of:=SUBSTITUTE(TRIM([.D103]);&quot; &quot;;&quot;_&quot;)">
            <text:p/>
          </table:table-cell>
          <table:table-cell/>
          <table:table-cell table:style-name="ce1" table:formula="of:=CONCATENATE(&quot;https://en.wikipedia.org/wiki/File:&quot;;[.AD103])" office:value-type="string" office:string-value="https://en.wikipedia.org/wiki/File:" calcext:value-type="string">
            <text:p>https://en.wikipedia.org/wiki/File: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103[105] </text:p>
          </table:table-cell>
          <table:table-cell office:value-type="string" calcext:value-type="string">
            <text:p>NGC 581 </text:p>
          </table:table-cell>
          <table:table-cell office:value-type="string" calcext:value-type="string">
            <text:p>Мессьє 103 </text:p>
          </table:table-cell>
          <table:table-cell office:value-type="string" calcext:value-type="string">
            <text:p>Messier object 103.jpg </text:p>
          </table:table-cell>
          <table:table-cell office:value-type="string" calcext:value-type="string">
            <text:p>Розсіяне скупчення </text:p>
          </table:table-cell>
          <table:table-cell office:value-type="string" calcext:value-type="string">
            <text:p>Кассіопея 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h 33,2m s </text:p>
          </table:table-cell>
          <table:table-cell office:value-type="string" calcext:value-type="string">
            <text:p>+60° 42′ ″ </text:p>
          </table:table-cell>
          <table:table-cell office:value-type="string" calcext:value-type="string">
            <text:p>6' </text:p>
          </table:table-cell>
          <table:table-cell table:number-columns-repeated="2"/>
          <table:table-cell table:style-name="ce6" table:formula="of:=SUBSTITUTE(SUBSTITUTE(SUBSTITUTE([.I104];&quot;h &quot;;&quot;:&quot;) ;&quot;m s&quot;;&quot;&quot;); &quot;,&quot;; &quot;:&quot;)" office:value-type="string" office:string-value="01:33:2 " calcext:value-type="string">
            <text:p>01:33:2 </text:p>
          </table:table-cell>
          <table:table-cell table:style-name="ce6" table:formula="of:=TIMEVALUE([.N104])" office:value-type="float" office:value="0.0646064814814815" calcext:value-type="float">
            <text:p>0.0646064815</text:p>
          </table:table-cell>
          <table:table-cell table:style-name="ce6" table:formula="of:=SUBSTITUTE(SUBSTITUTE(SUBSTITUTE([.J104];&quot;° &quot;;&quot;.&quot;) ;&quot;′ ″ &quot;;&quot;&quot;); &quot;−&quot;; &quot;-&quot;)" office:value-type="string" office:string-value="+60.42" calcext:value-type="string">
            <text:p>+60.42</text:p>
          </table:table-cell>
          <table:table-cell table:style-name="ce6" table:formula="of:=([.P104]-ROUNDDOWN([.P104];0))" office:value-type="float" office:value="0.420000000000002" calcext:value-type="float">
            <text:p>0.42</text:p>
          </table:table-cell>
          <table:table-cell table:style-name="ce3" table:formula="of:=[.P104]+[.Q104]/6*4" office:value-type="float" office:value="60.7" calcext:value-type="float">
            <text:p>60.7</text:p>
          </table:table-cell>
          <table:table-cell table:style-name="ce3" table:formula="of:=ROUND([.R104]; 2)" office:value-type="float" office:value="60.7" calcext:value-type="float">
            <text:p>60.7</text:p>
          </table:table-cell>
          <table:table-cell table:style-name="ce3" table:formula="of:=SUBSTITUTE(SUBSTITUTE([.K104]; &quot;' &quot;; &quot;&quot;); &quot;′ &quot;; &quot;&quot;)" office:value-type="string" office:string-value="6" calcext:value-type="string">
            <text:p>6</text:p>
          </table:table-cell>
          <table:table-cell table:style-name="ce3" table:formula="of:=CONCATENATE(SUBSTITUTE([.T104]; &quot;×&quot;; &quot;+&quot;); &quot;i&quot;)" office:value-type="string" office:string-value="6i" calcext:value-type="string">
            <text:p>6i</text:p>
          </table:table-cell>
          <table:table-cell table:style-name="ce8" table:formula="of:=IMREAL([.U104])/60" office:value-type="float" office:value="0" calcext:value-type="float">
            <text:p>0.00</text:p>
          </table:table-cell>
          <table:table-cell table:style-name="ce8" table:formula="of:=IMAGINARY([.U104])/60" office:value-type="float" office:value="0.1" calcext:value-type="float">
            <text:p>0.10</text:p>
          </table:table-cell>
          <table:table-cell table:style-name="ce8" table:formula="of:=IF([.V104]=0; [.W104]; [.V104])" office:value-type="float" office:value="0.1" calcext:value-type="float">
            <text:p>0.10</text:p>
          </table:table-cell>
          <table:table-cell/>
          <table:table-cell table:style-name="ce3" table:formula="of:=VLOOKUP([.E111];[Sheet3.A$1:.B$7];2)" office:value-type="string" office:string-value="" calcext:value-type="error">
            <text:p>#N/A</text:p>
          </table:table-cell>
          <table:table-cell/>
          <table:table-cell table:style-name="ce9" office:value-type="float" office:value="103" calcext:value-type="float">
            <text:p>103</text:p>
          </table:table-cell>
          <table:table-cell/>
          <table:table-cell table:formula="of:=SUBSTITUTE(TRIM([.D104]);&quot; &quot;;&quot;_&quot;)" office:value-type="string" office:string-value="Messier_object_103.jpg" calcext:value-type="string">
            <text:p>Messier_object_103.jpg</text:p>
          </table:table-cell>
          <table:table-cell/>
          <table:table-cell table:style-name="ce1" table:formula="of:=CONCATENATE(&quot;https://en.wikipedia.org/wiki/File:&quot;;[.AD104])" office:value-type="string" office:string-value="https://en.wikipedia.org/wiki/File:Messier_object_103.jpg" calcext:value-type="string">
            <text:p>https://en.wikipedia.org/wiki/File:Messier_object_103.jpg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104[106] </text:p>
          </table:table-cell>
          <table:table-cell office:value-type="string" calcext:value-type="string">
            <text:p>NGC 4594 </text:p>
          </table:table-cell>
          <table:table-cell office:value-type="string" calcext:value-type="string">
            <text:p>Галактика Сомбреро </text:p>
          </table:table-cell>
          <table:table-cell office:value-type="string" calcext:value-type="string">
            <text:p>M104 ngc4594 sombrero galaxy hi-res.jpg </text:p>
          </table:table-cell>
          <table:table-cell office:value-type="string" calcext:value-type="string">
            <text:p>Спіральна галактика </text:p>
          </table:table-cell>
          <table:table-cell office:value-type="string" calcext:value-type="string">
            <text:p>Діва </text:p>
          </table:table-cell>
          <table:table-cell office:value-type="float" office:value="50000" calcext:value-type="float">
            <text:p>50000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12h 40,0m s </text:p>
          </table:table-cell>
          <table:table-cell office:value-type="string" calcext:value-type="string">
            <text:p>-11° 37′ ″ </text:p>
          </table:table-cell>
          <table:table-cell office:value-type="string" calcext:value-type="string">
            <text:p>9×4' </text:p>
          </table:table-cell>
          <table:table-cell table:number-columns-repeated="2"/>
          <table:table-cell table:style-name="ce6" table:formula="of:=SUBSTITUTE(SUBSTITUTE(SUBSTITUTE([.I105];&quot;h &quot;;&quot;:&quot;) ;&quot;m s&quot;;&quot;&quot;); &quot;,&quot;; &quot;:&quot;)" office:value-type="string" office:string-value="12:40:0 " calcext:value-type="string">
            <text:p>12:40:0 </text:p>
          </table:table-cell>
          <table:table-cell table:style-name="ce6" table:formula="of:=TIMEVALUE([.N105])" office:value-type="float" office:value="0.527777777777778" calcext:value-type="float">
            <text:p>0.5277777778</text:p>
          </table:table-cell>
          <table:table-cell table:style-name="ce6" table:formula="of:=SUBSTITUTE(SUBSTITUTE(SUBSTITUTE([.J105];&quot;° &quot;;&quot;.&quot;) ;&quot;′ ″ &quot;;&quot;&quot;); &quot;−&quot;; &quot;-&quot;)" office:value-type="string" office:string-value="-11.37" calcext:value-type="string">
            <text:p>-11.37</text:p>
          </table:table-cell>
          <table:table-cell table:style-name="ce6" table:formula="of:=([.P105]-ROUNDDOWN([.P105];0))" office:value-type="float" office:value="-0.369999999999999" calcext:value-type="float">
            <text:p>-0.37</text:p>
          </table:table-cell>
          <table:table-cell table:style-name="ce3" table:formula="of:=[.P105]+[.Q105]/6*4" office:value-type="float" office:value="-11.6166666666667" calcext:value-type="float">
            <text:p>-11.6166666667</text:p>
          </table:table-cell>
          <table:table-cell table:style-name="ce3" table:formula="of:=ROUND([.R105]; 2)" office:value-type="float" office:value="-11.62" calcext:value-type="float">
            <text:p>-11.62</text:p>
          </table:table-cell>
          <table:table-cell table:style-name="ce3" table:formula="of:=SUBSTITUTE(SUBSTITUTE([.K105]; &quot;' &quot;; &quot;&quot;); &quot;′ &quot;; &quot;&quot;)" office:value-type="string" office:string-value="9×4" calcext:value-type="string">
            <text:p>9×4</text:p>
          </table:table-cell>
          <table:table-cell table:style-name="ce3" table:formula="of:=CONCATENATE(SUBSTITUTE([.T105]; &quot;×&quot;; &quot;+&quot;); &quot;i&quot;)" office:value-type="string" office:string-value="9+4i" calcext:value-type="string">
            <text:p>9+4i</text:p>
          </table:table-cell>
          <table:table-cell table:style-name="ce8" table:formula="of:=IMREAL([.U105])/60" office:value-type="float" office:value="0.15" calcext:value-type="float">
            <text:p>0.15</text:p>
          </table:table-cell>
          <table:table-cell table:style-name="ce8" table:formula="of:=IMAGINARY([.U105])/60" office:value-type="float" office:value="0.0666666666666667" calcext:value-type="float">
            <text:p>0.07</text:p>
          </table:table-cell>
          <table:table-cell table:style-name="ce8" table:formula="of:=IF([.V105]=0; [.W105]; [.V105])" office:value-type="float" office:value="0.15" calcext:value-type="float">
            <text:p>0.15</text:p>
          </table:table-cell>
          <table:table-cell/>
          <table:table-cell table:style-name="ce3" table:formula="of:=VLOOKUP([.E112];[Sheet3.A$1:.B$7];2)" office:value-type="string" office:string-value="" calcext:value-type="error">
            <text:p>#N/A</text:p>
          </table:table-cell>
          <table:table-cell/>
          <table:table-cell table:style-name="ce9" office:value-type="float" office:value="104" calcext:value-type="float">
            <text:p>104</text:p>
          </table:table-cell>
          <table:table-cell/>
          <table:table-cell table:formula="of:=SUBSTITUTE(TRIM([.D105]);&quot; &quot;;&quot;_&quot;)" office:value-type="string" office:string-value="M104_ngc4594_sombrero_galaxy_hi-res.jpg" calcext:value-type="string">
            <text:p>M104_ngc4594_sombrero_galaxy_hi-res.jpg</text:p>
          </table:table-cell>
          <table:table-cell/>
          <table:table-cell table:style-name="ce1" table:formula="of:=CONCATENATE(&quot;https://en.wikipedia.org/wiki/File:&quot;;[.AD105])" office:value-type="string" office:string-value="https://en.wikipedia.org/wiki/File:M104_ngc4594_sombrero_galaxy_hi-res.jpg" calcext:value-type="string">
            <text:p>https://en.wikipedia.org/wiki/File:M104_ngc4594_sombrero_galaxy_hi-res.jpg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105[107] </text:p>
          </table:table-cell>
          <table:table-cell office:value-type="string" calcext:value-type="string">
            <text:p>NGC 3379 </text:p>
          </table:table-cell>
          <table:table-cell office:value-type="string" calcext:value-type="string">
            <text:p>Мессьє 105 </text:p>
          </table:table-cell>
          <table:table-cell office:value-type="string" calcext:value-type="string">
            <text:p>Messier object 105.jpg </text:p>
          </table:table-cell>
          <table:table-cell office:value-type="string" calcext:value-type="string">
            <text:p>Еліптична галактика </text:p>
          </table:table-cell>
          <table:table-cell office:value-type="string" calcext:value-type="string">
            <text:p>Лев </text:p>
          </table:table-cell>
          <table:table-cell office:value-type="float" office:value="38000" calcext:value-type="float">
            <text:p>38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h 47,8m s </text:p>
          </table:table-cell>
          <table:table-cell office:value-type="string" calcext:value-type="string">
            <text:p>+12° 35′ ″ </text:p>
          </table:table-cell>
          <table:table-cell office:value-type="string" calcext:value-type="string">
            <text:p>2' </text:p>
          </table:table-cell>
          <table:table-cell table:number-columns-repeated="2"/>
          <table:table-cell table:style-name="ce6" table:formula="of:=SUBSTITUTE(SUBSTITUTE(SUBSTITUTE([.I106];&quot;h &quot;;&quot;:&quot;) ;&quot;m s&quot;;&quot;&quot;); &quot;,&quot;; &quot;:&quot;)" office:value-type="string" office:string-value="10:47:8 " calcext:value-type="string">
            <text:p>10:47:8 </text:p>
          </table:table-cell>
          <table:table-cell table:style-name="ce6" table:formula="of:=TIMEVALUE([.N106])" office:value-type="float" office:value="0.449398148148148" calcext:value-type="float">
            <text:p>0.4493981481</text:p>
          </table:table-cell>
          <table:table-cell table:style-name="ce6" table:formula="of:=SUBSTITUTE(SUBSTITUTE(SUBSTITUTE([.J106];&quot;° &quot;;&quot;.&quot;) ;&quot;′ ″ &quot;;&quot;&quot;); &quot;−&quot;; &quot;-&quot;)" office:value-type="string" office:string-value="+12.35" calcext:value-type="string">
            <text:p>+12.35</text:p>
          </table:table-cell>
          <table:table-cell table:style-name="ce6" table:formula="of:=([.P106]-ROUNDDOWN([.P106];0))" office:value-type="float" office:value="0.35" calcext:value-type="float">
            <text:p>0.35</text:p>
          </table:table-cell>
          <table:table-cell table:style-name="ce3" table:formula="of:=[.P106]+[.Q106]/6*4" office:value-type="float" office:value="12.5833333333333" calcext:value-type="float">
            <text:p>12.5833333333</text:p>
          </table:table-cell>
          <table:table-cell table:style-name="ce3" table:formula="of:=ROUND([.R106]; 2)" office:value-type="float" office:value="12.58" calcext:value-type="float">
            <text:p>12.58</text:p>
          </table:table-cell>
          <table:table-cell table:style-name="ce3" table:formula="of:=SUBSTITUTE(SUBSTITUTE([.K106]; &quot;' &quot;; &quot;&quot;); &quot;′ &quot;; &quot;&quot;)" office:value-type="string" office:string-value="2" calcext:value-type="string">
            <text:p>2</text:p>
          </table:table-cell>
          <table:table-cell table:style-name="ce3" table:formula="of:=CONCATENATE(SUBSTITUTE([.T106]; &quot;×&quot;; &quot;+&quot;); &quot;i&quot;)" office:value-type="string" office:string-value="2i" calcext:value-type="string">
            <text:p>2i</text:p>
          </table:table-cell>
          <table:table-cell table:style-name="ce8" table:formula="of:=IMREAL([.U106])/60" office:value-type="float" office:value="0" calcext:value-type="float">
            <text:p>0.00</text:p>
          </table:table-cell>
          <table:table-cell table:style-name="ce8" table:formula="of:=IMAGINARY([.U106])/60" office:value-type="float" office:value="0.0333333333333333" calcext:value-type="float">
            <text:p>0.03</text:p>
          </table:table-cell>
          <table:table-cell table:style-name="ce8" table:formula="of:=IF([.V106]=0; [.W106]; [.V106])" office:value-type="float" office:value="0.0333333333333333" calcext:value-type="float">
            <text:p>0.03</text:p>
          </table:table-cell>
          <table:table-cell/>
          <table:table-cell table:style-name="ce3" table:formula="of:=VLOOKUP([.E113];[Sheet3.A$1:.B$7];2)" office:value-type="string" office:string-value="" calcext:value-type="error">
            <text:p>#N/A</text:p>
          </table:table-cell>
          <table:table-cell/>
          <table:table-cell table:style-name="ce9" office:value-type="float" office:value="105" calcext:value-type="float">
            <text:p>105</text:p>
          </table:table-cell>
          <table:table-cell/>
          <table:table-cell table:formula="of:=SUBSTITUTE(TRIM([.D106]);&quot; &quot;;&quot;_&quot;)" office:value-type="string" office:string-value="Messier_object_105.jpg" calcext:value-type="string">
            <text:p>Messier_object_105.jpg</text:p>
          </table:table-cell>
          <table:table-cell/>
          <table:table-cell table:style-name="ce1" table:formula="of:=CONCATENATE(&quot;https://en.wikipedia.org/wiki/File:&quot;;[.AD106])" office:value-type="string" office:string-value="https://en.wikipedia.org/wiki/File:Messier_object_105.jpg" calcext:value-type="string">
            <text:p>https://en.wikipedia.org/wiki/File:Messier_object_105.jpg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106[108] </text:p>
          </table:table-cell>
          <table:table-cell office:value-type="string" calcext:value-type="string">
            <text:p>NGC 4258 </text:p>
          </table:table-cell>
          <table:table-cell office:value-type="string" calcext:value-type="string">
            <text:p>Мессьє 106 </text:p>
          </table:table-cell>
          <table:table-cell office:value-type="string" calcext:value-type="string">
            <text:p>Messier 106 by Spitzer.jpg </text:p>
          </table:table-cell>
          <table:table-cell office:value-type="string" calcext:value-type="string">
            <text:p>Спіральна галактика </text:p>
          </table:table-cell>
          <table:table-cell office:value-type="string" calcext:value-type="string">
            <text:p>Гончі Пси </text:p>
          </table:table-cell>
          <table:table-cell office:value-type="float" office:value="25000" calcext:value-type="float">
            <text:p>25000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12h 19,0m s </text:p>
          </table:table-cell>
          <table:table-cell office:value-type="string" calcext:value-type="string">
            <text:p>+47° 18′ ″ </text:p>
          </table:table-cell>
          <table:table-cell office:value-type="string" calcext:value-type="string">
            <text:p>19×8' </text:p>
          </table:table-cell>
          <table:table-cell table:number-columns-repeated="2"/>
          <table:table-cell table:style-name="ce6" table:formula="of:=SUBSTITUTE(SUBSTITUTE(SUBSTITUTE([.I107];&quot;h &quot;;&quot;:&quot;) ;&quot;m s&quot;;&quot;&quot;); &quot;,&quot;; &quot;:&quot;)" office:value-type="string" office:string-value="12:19:0 " calcext:value-type="string">
            <text:p>12:19:0 </text:p>
          </table:table-cell>
          <table:table-cell table:style-name="ce6" table:formula="of:=TIMEVALUE([.N107])" office:value-type="float" office:value="0.513194444444444" calcext:value-type="float">
            <text:p>0.5131944444</text:p>
          </table:table-cell>
          <table:table-cell table:style-name="ce6" table:formula="of:=SUBSTITUTE(SUBSTITUTE(SUBSTITUTE([.J107];&quot;° &quot;;&quot;.&quot;) ;&quot;′ ″ &quot;;&quot;&quot;); &quot;−&quot;; &quot;-&quot;)" office:value-type="string" office:string-value="+47.18" calcext:value-type="string">
            <text:p>+47.18</text:p>
          </table:table-cell>
          <table:table-cell table:style-name="ce6" table:formula="of:=([.P107]-ROUNDDOWN([.P107];0))" office:value-type="float" office:value="0.18" calcext:value-type="float">
            <text:p>0.18</text:p>
          </table:table-cell>
          <table:table-cell table:style-name="ce3" table:formula="of:=[.P107]+[.Q107]/6*4" office:value-type="float" office:value="47.3" calcext:value-type="float">
            <text:p>47.3</text:p>
          </table:table-cell>
          <table:table-cell table:style-name="ce3" table:formula="of:=ROUND([.R107]; 2)" office:value-type="float" office:value="47.3" calcext:value-type="float">
            <text:p>47.3</text:p>
          </table:table-cell>
          <table:table-cell table:style-name="ce3" table:formula="of:=SUBSTITUTE(SUBSTITUTE([.K107]; &quot;' &quot;; &quot;&quot;); &quot;′ &quot;; &quot;&quot;)" office:value-type="string" office:string-value="19×8" calcext:value-type="string">
            <text:p>19×8</text:p>
          </table:table-cell>
          <table:table-cell table:style-name="ce3" table:formula="of:=CONCATENATE(SUBSTITUTE([.T107]; &quot;×&quot;; &quot;+&quot;); &quot;i&quot;)" office:value-type="string" office:string-value="19+8i" calcext:value-type="string">
            <text:p>19+8i</text:p>
          </table:table-cell>
          <table:table-cell table:style-name="ce8" table:formula="of:=IMREAL([.U107])/60" office:value-type="float" office:value="0.316666666666667" calcext:value-type="float">
            <text:p>0.32</text:p>
          </table:table-cell>
          <table:table-cell table:style-name="ce8" table:formula="of:=IMAGINARY([.U107])/60" office:value-type="float" office:value="0.133333333333333" calcext:value-type="float">
            <text:p>0.13</text:p>
          </table:table-cell>
          <table:table-cell table:style-name="ce8" table:formula="of:=IF([.V107]=0; [.W107]; [.V107])" office:value-type="float" office:value="0.316666666666667" calcext:value-type="float">
            <text:p>0.32</text:p>
          </table:table-cell>
          <table:table-cell/>
          <table:table-cell table:style-name="ce3" table:formula="of:=VLOOKUP([.E114];[Sheet3.A$1:.B$7];2)" office:value-type="string" office:string-value="" calcext:value-type="error">
            <text:p>#N/A</text:p>
          </table:table-cell>
          <table:table-cell/>
          <table:table-cell table:style-name="ce9" office:value-type="float" office:value="106" calcext:value-type="float">
            <text:p>106</text:p>
          </table:table-cell>
          <table:table-cell/>
          <table:table-cell table:formula="of:=SUBSTITUTE(TRIM([.D107]);&quot; &quot;;&quot;_&quot;)" office:value-type="string" office:string-value="Messier_106_by_Spitzer.jpg" calcext:value-type="string">
            <text:p>Messier_106_by_Spitzer.jpg</text:p>
          </table:table-cell>
          <table:table-cell/>
          <table:table-cell table:style-name="ce1" table:formula="of:=CONCATENATE(&quot;https://en.wikipedia.org/wiki/File:&quot;;[.AD107])" office:value-type="string" office:string-value="https://en.wikipedia.org/wiki/File:Messier_106_by_Spitzer.jpg" calcext:value-type="string">
            <text:p>https://en.wikipedia.org/wiki/File:Messier_106_by_Spitzer.jpg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107[109] </text:p>
          </table:table-cell>
          <table:table-cell office:value-type="string" calcext:value-type="string">
            <text:p>NGC 6171 </text:p>
          </table:table-cell>
          <table:table-cell office:value-type="string" calcext:value-type="string">
            <text:p>Мессьє 107 </text:p>
          </table:table-cell>
          <table:table-cell office:value-type="string" calcext:value-type="string">
            <text:p>Messier object 107.jpg </text:p>
          </table:table-cell>
          <table:table-cell office:value-type="string" calcext:value-type="string">
            <text:p>Кулясте скупчення </text:p>
          </table:table-cell>
          <table:table-cell office:value-type="string" calcext:value-type="string">
            <text:p>Змієносець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6h 32,5m s </text:p>
          </table:table-cell>
          <table:table-cell office:value-type="string" calcext:value-type="string">
            <text:p>-13° 03′ ″ </text:p>
          </table:table-cell>
          <table:table-cell office:value-type="string" calcext:value-type="string">
            <text:p>10' </text:p>
          </table:table-cell>
          <table:table-cell table:number-columns-repeated="2"/>
          <table:table-cell table:style-name="ce6" table:formula="of:=SUBSTITUTE(SUBSTITUTE(SUBSTITUTE([.I108];&quot;h &quot;;&quot;:&quot;) ;&quot;m s&quot;;&quot;&quot;); &quot;,&quot;; &quot;:&quot;)" office:value-type="string" office:string-value="16:32:5 " calcext:value-type="string">
            <text:p>16:32:5 </text:p>
          </table:table-cell>
          <table:table-cell table:style-name="ce6" table:formula="of:=TIMEVALUE([.N108])" office:value-type="float" office:value="0.688946759259259" calcext:value-type="float">
            <text:p>0.6889467593</text:p>
          </table:table-cell>
          <table:table-cell table:style-name="ce6" table:formula="of:=SUBSTITUTE(SUBSTITUTE(SUBSTITUTE([.J108];&quot;° &quot;;&quot;.&quot;) ;&quot;′ ″ &quot;;&quot;&quot;); &quot;−&quot;; &quot;-&quot;)" office:value-type="string" office:string-value="-13.03" calcext:value-type="string">
            <text:p>-13.03</text:p>
          </table:table-cell>
          <table:table-cell table:style-name="ce6" table:formula="of:=([.P108]-ROUNDDOWN([.P108];0))" office:value-type="float" office:value="-0.0299999999999994" calcext:value-type="float">
            <text:p>-0.03</text:p>
          </table:table-cell>
          <table:table-cell table:style-name="ce3" table:formula="of:=[.P108]+[.Q108]/6*4" office:value-type="float" office:value="-13.05" calcext:value-type="float">
            <text:p>-13.05</text:p>
          </table:table-cell>
          <table:table-cell table:style-name="ce3" table:formula="of:=ROUND([.R108]; 2)" office:value-type="float" office:value="-13.05" calcext:value-type="float">
            <text:p>-13.05</text:p>
          </table:table-cell>
          <table:table-cell table:style-name="ce3" table:formula="of:=SUBSTITUTE(SUBSTITUTE([.K108]; &quot;' &quot;; &quot;&quot;); &quot;′ &quot;; &quot;&quot;)" office:value-type="string" office:string-value="10" calcext:value-type="string">
            <text:p>10</text:p>
          </table:table-cell>
          <table:table-cell table:style-name="ce3" table:formula="of:=CONCATENATE(SUBSTITUTE([.T108]; &quot;×&quot;; &quot;+&quot;); &quot;i&quot;)" office:value-type="string" office:string-value="10i" calcext:value-type="string">
            <text:p>10i</text:p>
          </table:table-cell>
          <table:table-cell table:style-name="ce8" table:formula="of:=IMREAL([.U108])/60" office:value-type="float" office:value="0" calcext:value-type="float">
            <text:p>0.00</text:p>
          </table:table-cell>
          <table:table-cell table:style-name="ce8" table:formula="of:=IMAGINARY([.U108])/60" office:value-type="float" office:value="0.166666666666667" calcext:value-type="float">
            <text:p>0.17</text:p>
          </table:table-cell>
          <table:table-cell table:style-name="ce8" table:formula="of:=IF([.V108]=0; [.W108]; [.V108])" office:value-type="float" office:value="0.166666666666667" calcext:value-type="float">
            <text:p>0.17</text:p>
          </table:table-cell>
          <table:table-cell/>
          <table:table-cell table:style-name="ce3" table:formula="of:=VLOOKUP([.E115];[Sheet3.A$1:.B$7];2)" office:value-type="string" office:string-value="" calcext:value-type="error">
            <text:p>#N/A</text:p>
          </table:table-cell>
          <table:table-cell/>
          <table:table-cell table:style-name="ce9" office:value-type="float" office:value="107" calcext:value-type="float">
            <text:p>107</text:p>
          </table:table-cell>
          <table:table-cell/>
          <table:table-cell table:formula="of:=SUBSTITUTE(TRIM([.D108]);&quot; &quot;;&quot;_&quot;)" office:value-type="string" office:string-value="Messier_object_107.jpg" calcext:value-type="string">
            <text:p>Messier_object_107.jpg</text:p>
          </table:table-cell>
          <table:table-cell/>
          <table:table-cell table:style-name="ce1" table:formula="of:=CONCATENATE(&quot;https://en.wikipedia.org/wiki/File:&quot;;[.AD108])" office:value-type="string" office:string-value="https://en.wikipedia.org/wiki/File:Messier_object_107.jpg" calcext:value-type="string">
            <text:p>https://en.wikipedia.org/wiki/File:Messier_object_107.jpg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108[110] </text:p>
          </table:table-cell>
          <table:table-cell office:value-type="string" calcext:value-type="string">
            <text:p>NGC 3556 </text:p>
          </table:table-cell>
          <table:table-cell office:value-type="string" calcext:value-type="string">
            <text:p>Мессьє 108 </text:p>
          </table:table-cell>
          <table:table-cell office:value-type="string" calcext:value-type="string">
            <text:p>Messier 108 Hubble WikiSky.jpg </text:p>
          </table:table-cell>
          <table:table-cell office:value-type="string" calcext:value-type="string">
            <text:p>Спіральна галактика </text:p>
          </table:table-cell>
          <table:table-cell office:value-type="string" calcext:value-type="string">
            <text:p>Велика Ведмедиця </text:p>
          </table:table-cell>
          <table:table-cell office:value-type="float" office:value="45000" calcext:value-type="float">
            <text:p>45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h 11,5m s </text:p>
          </table:table-cell>
          <table:table-cell office:value-type="string" calcext:value-type="string">
            <text:p>+55° 40′ ″ </text:p>
          </table:table-cell>
          <table:table-cell office:value-type="string" calcext:value-type="string">
            <text:p>8×1' </text:p>
          </table:table-cell>
          <table:table-cell table:number-columns-repeated="2"/>
          <table:table-cell table:style-name="ce6" table:formula="of:=SUBSTITUTE(SUBSTITUTE(SUBSTITUTE([.I109];&quot;h &quot;;&quot;:&quot;) ;&quot;m s&quot;;&quot;&quot;); &quot;,&quot;; &quot;:&quot;)" office:value-type="string" office:string-value="11:11:5 " calcext:value-type="string">
            <text:p>11:11:5 </text:p>
          </table:table-cell>
          <table:table-cell table:style-name="ce6" table:formula="of:=TIMEVALUE([.N109])" office:value-type="float" office:value="0.466030092592593" calcext:value-type="float">
            <text:p>0.4660300926</text:p>
          </table:table-cell>
          <table:table-cell table:style-name="ce6" table:formula="of:=SUBSTITUTE(SUBSTITUTE(SUBSTITUTE([.J109];&quot;° &quot;;&quot;.&quot;) ;&quot;′ ″ &quot;;&quot;&quot;); &quot;−&quot;; &quot;-&quot;)" office:value-type="string" office:string-value="+55.40" calcext:value-type="string">
            <text:p>+55.40</text:p>
          </table:table-cell>
          <table:table-cell table:style-name="ce6" table:formula="of:=([.P109]-ROUNDDOWN([.P109];0))" office:value-type="float" office:value="0.399999999999999" calcext:value-type="float">
            <text:p>0.4</text:p>
          </table:table-cell>
          <table:table-cell table:style-name="ce3" table:formula="of:=[.P109]+[.Q109]/6*4" office:value-type="float" office:value="55.6666666666667" calcext:value-type="float">
            <text:p>55.6666666667</text:p>
          </table:table-cell>
          <table:table-cell table:style-name="ce3" table:formula="of:=ROUND([.R109]; 2)" office:value-type="float" office:value="55.67" calcext:value-type="float">
            <text:p>55.67</text:p>
          </table:table-cell>
          <table:table-cell table:style-name="ce3" table:formula="of:=SUBSTITUTE(SUBSTITUTE([.K109]; &quot;' &quot;; &quot;&quot;); &quot;′ &quot;; &quot;&quot;)" office:value-type="string" office:string-value="8×1" calcext:value-type="string">
            <text:p>8×1</text:p>
          </table:table-cell>
          <table:table-cell table:style-name="ce3" table:formula="of:=CONCATENATE(SUBSTITUTE([.T109]; &quot;×&quot;; &quot;+&quot;); &quot;i&quot;)" office:value-type="string" office:string-value="8+1i" calcext:value-type="string">
            <text:p>8+1i</text:p>
          </table:table-cell>
          <table:table-cell table:style-name="ce8" table:formula="of:=IMREAL([.U109])/60" office:value-type="float" office:value="0.133333333333333" calcext:value-type="float">
            <text:p>0.13</text:p>
          </table:table-cell>
          <table:table-cell table:style-name="ce8" table:formula="of:=IMAGINARY([.U109])/60" office:value-type="float" office:value="0.0166666666666667" calcext:value-type="float">
            <text:p>0.02</text:p>
          </table:table-cell>
          <table:table-cell table:style-name="ce8" table:formula="of:=IF([.V109]=0; [.W109]; [.V109])" office:value-type="float" office:value="0.133333333333333" calcext:value-type="float">
            <text:p>0.13</text:p>
          </table:table-cell>
          <table:table-cell/>
          <table:table-cell table:style-name="ce3" table:formula="of:=VLOOKUP([.E116];[Sheet3.A$1:.B$7];2)" office:value-type="string" office:string-value="" calcext:value-type="error">
            <text:p>#N/A</text:p>
          </table:table-cell>
          <table:table-cell/>
          <table:table-cell table:style-name="ce9" office:value-type="float" office:value="108" calcext:value-type="float">
            <text:p>108</text:p>
          </table:table-cell>
          <table:table-cell/>
          <table:table-cell table:formula="of:=SUBSTITUTE(TRIM([.D109]);&quot; &quot;;&quot;_&quot;)" office:value-type="string" office:string-value="Messier_108_Hubble_WikiSky.jpg" calcext:value-type="string">
            <text:p>Messier_108_Hubble_WikiSky.jpg</text:p>
          </table:table-cell>
          <table:table-cell/>
          <table:table-cell table:style-name="ce1" table:formula="of:=CONCATENATE(&quot;https://en.wikipedia.org/wiki/File:&quot;;[.AD109])" office:value-type="string" office:string-value="https://en.wikipedia.org/wiki/File:Messier_108_Hubble_WikiSky.jpg" calcext:value-type="string">
            <text:p>https://en.wikipedia.org/wiki/File:Messier_108_Hubble_WikiSky.jpg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109[111] </text:p>
          </table:table-cell>
          <table:table-cell office:value-type="string" calcext:value-type="string">
            <text:p>NGC 3992 </text:p>
          </table:table-cell>
          <table:table-cell office:value-type="string" calcext:value-type="string">
            <text:p>Мессьє 109 </text:p>
          </table:table-cell>
          <table:table-cell office:value-type="string" calcext:value-type="string">
            <text:p>Messier object 109.jpg </text:p>
          </table:table-cell>
          <table:table-cell office:value-type="string" calcext:value-type="string">
            <text:p>Спіральна галактика </text:p>
          </table:table-cell>
          <table:table-cell office:value-type="string" calcext:value-type="string">
            <text:p>Велика Ведмедиця </text:p>
          </table:table-cell>
          <table:table-cell office:value-type="float" office:value="55000" calcext:value-type="float">
            <text:p>55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h 57,6m s </text:p>
          </table:table-cell>
          <table:table-cell office:value-type="string" calcext:value-type="string">
            <text:p>+53° 23′ ″ </text:p>
          </table:table-cell>
          <table:table-cell office:value-type="string" calcext:value-type="string">
            <text:p>7×4' </text:p>
          </table:table-cell>
          <table:table-cell table:number-columns-repeated="2"/>
          <table:table-cell table:style-name="ce6" table:formula="of:=SUBSTITUTE(SUBSTITUTE(SUBSTITUTE([.I110];&quot;h &quot;;&quot;:&quot;) ;&quot;m s&quot;;&quot;&quot;); &quot;,&quot;; &quot;:&quot;)" office:value-type="string" office:string-value="11:57:6 " calcext:value-type="string">
            <text:p>11:57:6 </text:p>
          </table:table-cell>
          <table:table-cell table:style-name="ce6" table:formula="of:=TIMEVALUE([.N110])" office:value-type="float" office:value="0.497986111111111" calcext:value-type="float">
            <text:p>0.4979861111</text:p>
          </table:table-cell>
          <table:table-cell table:style-name="ce6" table:formula="of:=SUBSTITUTE(SUBSTITUTE(SUBSTITUTE([.J110];&quot;° &quot;;&quot;.&quot;) ;&quot;′ ″ &quot;;&quot;&quot;); &quot;−&quot;; &quot;-&quot;)" office:value-type="string" office:string-value="+53.23" calcext:value-type="string">
            <text:p>+53.23</text:p>
          </table:table-cell>
          <table:table-cell table:style-name="ce6" table:formula="of:=([.P110]-ROUNDDOWN([.P110];0))" office:value-type="float" office:value="0.229999999999997" calcext:value-type="float">
            <text:p>0.23</text:p>
          </table:table-cell>
          <table:table-cell table:style-name="ce3" table:formula="of:=[.P110]+[.Q110]/6*4" office:value-type="float" office:value="53.3833333333333" calcext:value-type="float">
            <text:p>53.3833333333</text:p>
          </table:table-cell>
          <table:table-cell table:style-name="ce3" table:formula="of:=ROUND([.R110]; 2)" office:value-type="float" office:value="53.38" calcext:value-type="float">
            <text:p>53.38</text:p>
          </table:table-cell>
          <table:table-cell table:style-name="ce3" table:formula="of:=SUBSTITUTE(SUBSTITUTE([.K110]; &quot;' &quot;; &quot;&quot;); &quot;′ &quot;; &quot;&quot;)" office:value-type="string" office:string-value="7×4" calcext:value-type="string">
            <text:p>7×4</text:p>
          </table:table-cell>
          <table:table-cell table:style-name="ce3" table:formula="of:=CONCATENATE(SUBSTITUTE([.T110]; &quot;×&quot;; &quot;+&quot;); &quot;i&quot;)" office:value-type="string" office:string-value="7+4i" calcext:value-type="string">
            <text:p>7+4i</text:p>
          </table:table-cell>
          <table:table-cell table:style-name="ce8" table:formula="of:=IMREAL([.U110])/60" office:value-type="float" office:value="0.116666666666667" calcext:value-type="float">
            <text:p>0.12</text:p>
          </table:table-cell>
          <table:table-cell table:style-name="ce8" table:formula="of:=IMAGINARY([.U110])/60" office:value-type="float" office:value="0.0666666666666667" calcext:value-type="float">
            <text:p>0.07</text:p>
          </table:table-cell>
          <table:table-cell table:style-name="ce8" table:formula="of:=IF([.V110]=0; [.W110]; [.V110])" office:value-type="float" office:value="0.116666666666667" calcext:value-type="float">
            <text:p>0.12</text:p>
          </table:table-cell>
          <table:table-cell/>
          <table:table-cell table:style-name="ce3" table:formula="of:=VLOOKUP([.E117];[Sheet3.A$1:.B$7];2)" office:value-type="string" office:string-value="" calcext:value-type="error">
            <text:p>#N/A</text:p>
          </table:table-cell>
          <table:table-cell/>
          <table:table-cell table:style-name="ce9" office:value-type="float" office:value="109" calcext:value-type="float">
            <text:p>109</text:p>
          </table:table-cell>
          <table:table-cell/>
          <table:table-cell table:formula="of:=SUBSTITUTE(TRIM([.D110]);&quot; &quot;;&quot;_&quot;)" office:value-type="string" office:string-value="Messier_object_109.jpg" calcext:value-type="string">
            <text:p>Messier_object_109.jpg</text:p>
          </table:table-cell>
          <table:table-cell/>
          <table:table-cell table:style-name="ce1" table:formula="of:=CONCATENATE(&quot;https://en.wikipedia.org/wiki/File:&quot;;[.AD110])" office:value-type="string" office:string-value="https://en.wikipedia.org/wiki/File:Messier_object_109.jpg" calcext:value-type="string">
            <text:p>https://en.wikipedia.org/wiki/File:Messier_object_109.jpg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110[112] </text:p>
          </table:table-cell>
          <table:table-cell office:value-type="string" calcext:value-type="string">
            <text:p>NGC 205 </text:p>
          </table:table-cell>
          <table:table-cell office:value-type="string" calcext:value-type="string">
            <text:p>Мессьє 110 </text:p>
          </table:table-cell>
          <table:table-cell office:value-type="string" calcext:value-type="string">
            <text:p>Messier object 110.jpg </text:p>
          </table:table-cell>
          <table:table-cell office:value-type="string" calcext:value-type="string">
            <text:p>Еліптична галактика </text:p>
          </table:table-cell>
          <table:table-cell office:value-type="string" calcext:value-type="string">
            <text:p>Андромеда </text:p>
          </table:table-cell>
          <table:table-cell office:value-type="float" office:value="2200" calcext:value-type="float">
            <text:p>22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h 40,4m s </text:p>
          </table:table-cell>
          <table:table-cell office:value-type="string" calcext:value-type="string">
            <text:p>+41° 41′ ″ </text:p>
          </table:table-cell>
          <table:table-cell office:value-type="string" calcext:value-type="string">
            <text:p>17×10' </text:p>
          </table:table-cell>
          <table:table-cell table:number-columns-repeated="2"/>
          <table:table-cell table:style-name="ce6" table:formula="of:=SUBSTITUTE(SUBSTITUTE(SUBSTITUTE([.I111];&quot;h &quot;;&quot;:&quot;) ;&quot;m s&quot;;&quot;&quot;); &quot;,&quot;; &quot;:&quot;)" office:value-type="string" office:string-value="00:40:4 " calcext:value-type="string">
            <text:p>00:40:4 </text:p>
          </table:table-cell>
          <table:table-cell table:style-name="ce6" table:formula="of:=TIMEVALUE([.N111])" office:value-type="float" office:value="0.0278240740740741" calcext:value-type="float">
            <text:p>0.0278240741</text:p>
          </table:table-cell>
          <table:table-cell table:style-name="ce6" table:formula="of:=SUBSTITUTE(SUBSTITUTE(SUBSTITUTE([.J111];&quot;° &quot;;&quot;.&quot;) ;&quot;′ ″ &quot;;&quot;&quot;); &quot;−&quot;; &quot;-&quot;)" office:value-type="string" office:string-value="+41.41" calcext:value-type="string">
            <text:p>+41.41</text:p>
          </table:table-cell>
          <table:table-cell table:style-name="ce6" table:formula="of:=([.P111]-ROUNDDOWN([.P111];0))" office:value-type="float" office:value="0.409999999999997" calcext:value-type="float">
            <text:p>0.41</text:p>
          </table:table-cell>
          <table:table-cell table:style-name="ce3" table:formula="of:=[.P111]+[.Q111]/6*4" office:value-type="float" office:value="41.6833333333333" calcext:value-type="float">
            <text:p>41.6833333333</text:p>
          </table:table-cell>
          <table:table-cell table:style-name="ce3" table:formula="of:=ROUND([.R111]; 2)" office:value-type="float" office:value="41.68" calcext:value-type="float">
            <text:p>41.68</text:p>
          </table:table-cell>
          <table:table-cell table:style-name="ce3" table:formula="of:=SUBSTITUTE(SUBSTITUTE([.K111]; &quot;' &quot;; &quot;&quot;); &quot;′ &quot;; &quot;&quot;)" office:value-type="string" office:string-value="17×10" calcext:value-type="string">
            <text:p>17×10</text:p>
          </table:table-cell>
          <table:table-cell table:style-name="ce3" table:formula="of:=CONCATENATE(SUBSTITUTE([.T111]; &quot;×&quot;; &quot;+&quot;); &quot;i&quot;)" office:value-type="string" office:string-value="17+10i" calcext:value-type="string">
            <text:p>17+10i</text:p>
          </table:table-cell>
          <table:table-cell table:style-name="ce8" table:formula="of:=IMREAL([.U111])/60" office:value-type="float" office:value="0.283333333333333" calcext:value-type="float">
            <text:p>0.28</text:p>
          </table:table-cell>
          <table:table-cell table:style-name="ce8" table:formula="of:=IMAGINARY([.U111])/60" office:value-type="float" office:value="0.166666666666667" calcext:value-type="float">
            <text:p>0.17</text:p>
          </table:table-cell>
          <table:table-cell table:style-name="ce8" table:formula="of:=IF([.V111]=0; [.W111]; [.V111])" office:value-type="float" office:value="0.283333333333333" calcext:value-type="float">
            <text:p>0.28</text:p>
          </table:table-cell>
          <table:table-cell/>
          <table:table-cell table:style-name="ce3" table:formula="of:=VLOOKUP([.E118];[Sheet3.A$1:.B$7];2)" office:value-type="string" office:string-value="" calcext:value-type="error">
            <text:p>#N/A</text:p>
          </table:table-cell>
          <table:table-cell/>
          <table:table-cell table:style-name="ce9" office:value-type="float" office:value="110" calcext:value-type="float">
            <text:p>110</text:p>
          </table:table-cell>
          <table:table-cell/>
          <table:table-cell table:formula="of:=SUBSTITUTE(TRIM([.D111]);&quot; &quot;;&quot;_&quot;)" office:value-type="string" office:string-value="Messier_object_110.jpg" calcext:value-type="string">
            <text:p>Messier_object_110.jpg</text:p>
          </table:table-cell>
          <table:table-cell/>
          <table:table-cell table:style-name="ce1" table:formula="of:=CONCATENATE(&quot;https://en.wikipedia.org/wiki/File:&quot;;[.AD111])" office:value-type="string" office:string-value="https://en.wikipedia.org/wiki/File:Messier_object_110.jpg" calcext:value-type="string">
            <text:p>https://en.wikipedia.org/wiki/File:Messier_object_110.jpg</text:p>
          </table:table-cell>
          <table:table-cell table:number-columns-repeated="992"/>
        </table:table-row>
        <table:table-row table:style-name="ro1">
          <table:table-cell table:number-columns-repeated="7"/>
          <table:table-cell table:style-name="ce3" table:formula="of:=MAX([.H2:.H111])" office:value-type="float" office:value="12" calcext:value-type="float">
            <text:p>12</text:p>
          </table:table-cell>
          <table:table-cell/>
          <table:table-cell table:style-name="ce3"/>
          <table:table-cell table:number-columns-repeated="3"/>
          <table:table-cell table:style-name="ce6"/>
          <table:table-cell table:style-name="ce3" table:formula="of:=MAX([.O2:.O111])" office:value-type="float" office:value="0.975023148148148" calcext:value-type="float">
            <text:p>0.9750231481</text:p>
          </table:table-cell>
          <table:table-cell table:style-name="ce3" table:number-columns-repeated="3"/>
          <table:table-cell table:style-name="ce3" table:formula="of:=MAX([.S2:.S111])" office:value-type="float" office:value="69.68" calcext:value-type="float">
            <text:p>69.68</text:p>
          </table:table-cell>
          <table:table-cell table:number-columns-repeated="3"/>
          <table:table-cell table:style-name="ce3" table:formula="of:=MAX([.W2:.W111])" office:value-type="float" office:value="1.83333333333333" calcext:value-type="float">
            <text:p>1.8333333333</text:p>
          </table:table-cell>
          <table:table-cell table:style-name="ce3" table:formula="of:=MAX([.X2:.X111])" office:value-type="float" office:value="2.96666666666667" calcext:value-type="float">
            <text:p>2.9666666667</text:p>
          </table:table-cell>
          <table:table-cell/>
          <table:table-cell table:style-name="ce3"/>
          <table:table-cell table:number-columns-repeated="998"/>
        </table:table-row>
        <table:table-row table:style-name="ro1">
          <table:table-cell table:number-columns-repeated="7"/>
          <table:table-cell table:style-name="ce4" table:formula="of:=MIN([.H2:.H111])" office:value-type="float" office:value="1.4" calcext:value-type="float">
            <text:p>1.4</text:p>
          </table:table-cell>
          <table:table-cell table:number-columns-repeated="5"/>
          <table:table-cell table:style-name="ce6"/>
          <table:table-cell table:number-columns-repeated="4"/>
          <table:table-cell table:style-name="ce3" table:formula="of:=MIN([.S2:.S111])" office:value-type="float" office:value="-34.82" calcext:value-type="float">
            <text:p>-34.82</text:p>
          </table:table-cell>
          <table:table-cell table:number-columns-repeated="6"/>
          <table:table-cell table:style-name="ce3"/>
          <table:table-cell table:number-columns-repeated="998"/>
        </table:table-row>
        <table:table-row table:style-name="ro1" table:number-rows-repeated="3">
          <table:table-cell table:number-columns-repeated="13"/>
          <table:table-cell table:style-name="ce6"/>
          <table:table-cell table:number-columns-repeated="11"/>
          <table:table-cell table:style-name="ce3"/>
          <table:table-cell table:number-columns-repeated="998"/>
        </table:table-row>
        <table:table-row table:style-name="ro1" table:number-rows-repeated="3">
          <table:table-cell table:number-columns-repeated="13"/>
          <table:table-cell table:style-name="ce6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9"/>
          <table:table-cell table:style-name="ce1"/>
          <table:table-cell table:number-columns-repeated="994"/>
        </table:table-row>
        <table:table-row table:style-name="ro1" table:number-rows-repeated="10484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7" table:number-columns-repeated="2" table:default-cell-style-name="Default"/>
        <table:table-column table:style-name="co14" table:number-columns-repeated="8" table:default-cell-style-name="Default"/>
        <table:table-column table:style-name="co18" table:number-columns-repeated="2" table:default-cell-style-name="Default"/>
        <table:table-row table:style-name="ro1">
          <table:table-cell office:value-type="string" calcext:value-type="string">
            <text:p>Розсіяне скупчення </text:p>
          </table:table-cell>
          <table:table-cell office:value-type="string" calcext:value-type="string">
            <text:p>darkred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Кулясте скупчення </text:p>
          </table:table-cell>
          <table:table-cell office:value-type="string" calcext:value-type="string">
            <text:p>darkorang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Галактична туманність </text:p>
          </table:table-cell>
          <table:table-cell office:value-type="string" calcext:value-type="string">
            <text:p>yellowgre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Планетарна туманність </text:p>
          </table:table-cell>
          <table:table-cell office:value-type="string" calcext:value-type="string">
            <text:p>darkgre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Залишок наднової </text:p>
          </table:table-cell>
          <table:table-cell office:value-type="string" calcext:value-type="string">
            <text:p>darkblu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Галактика </text:p>
          </table:table-cell>
          <table:table-cell office:value-type="string" calcext:value-type="string">
            <text:p>darkslateblu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Інше</text:p>
          </table:table-cell>
          <table:table-cell office:value-type="string" calcext:value-type="string">
            <text:p>darkviolet</text:p>
          </table:table-cell>
          <table:table-cell table:number-columns-repeated="10"/>
        </table:table-row>
        <table:table-row table:style-name="ro1" table:number-rows-repeated="13">
          <table:table-cell table:number-columns-repeated="12"/>
        </table:table-row>
        <table:table-row table:style-name="ro1">
          <table:table-cell office:value-type="string" calcext:value-type="string">
            <text:p>all in gradus or in minute</text:p>
          </table:table-cell>
          <table:table-cell table:number-columns-repeated="11"/>
        </table:table-row>
        <table:table-row table:style-name="ro1" table:number-rows-repeated="17">
          <table:table-cell table:number-columns-repeated="12"/>
        </table:table-row>
        <table:table-row table:style-name="ro1">
          <table:table-cell table:number-columns-repeated="6"/>
          <table:table-cell office:value-type="float" office:value="178" calcext:value-type="float">
            <text:p>178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table:number-columns-repeated="5"/>
        </table:table-row>
      </table:table>
      <table:named-expressions>
        <table:named-range table:name="a" table:base-cell-address="$Sheet1.$I$2" table:cell-range-address="$Sheet1.$I$2:.$I$111"/>
        <table:named-range table:name="a_num" table:base-cell-address="$Sheet1.$N$2" table:cell-range-address="$Sheet1.$O$2:.$O$111"/>
        <table:named-range table:name="b" table:base-cell-address="$Sheet1.$J$2" table:cell-range-address="$Sheet1.$J$2:.$J$111"/>
        <table:named-range table:name="big_image" table:base-cell-address="$Sheet1.$AF$2" table:cell-range-address="$Sheet1.$AF$2:.$AF$111"/>
        <table:named-range table:name="b_num" table:base-cell-address="$Sheet1.$R$2" table:cell-range-address="$Sheet1.$S$2:.$S$111"/>
        <table:named-range table:name="color" table:base-cell-address="$Sheet1.$Z$111" table:cell-range-address="$Sheet1.$Z$2:.$Z$111"/>
        <table:named-range table:name="colors" table:base-cell-address="$Sheet1.$BB$1" table:cell-range-address="$Sheet1.$BA$1:.$BA$7"/>
        <table:named-range table:name="d" table:base-cell-address="$Sheet1.$K$2" table:cell-range-address="$Sheet1.$K$2:.$K$111"/>
        <table:named-range table:name="distance" table:base-cell-address="$Sheet1.$G$2" table:cell-range-address="$Sheet1.$G$2:.$G$111"/>
        <table:named-range table:name="image" table:base-cell-address="$Sheet1.$D$2" table:cell-range-address="$Sheet1.$D$2:.$D$111"/>
        <table:named-range table:name="image_" table:base-cell-address="$Sheet1.$AD$2" table:cell-range-address="$Sheet1.$AD$2:.$AD$111"/>
        <table:named-range table:name="m" table:base-cell-address="$Sheet1.$A$2" table:cell-range-address="$Sheet1.$A$2:.$A$111"/>
        <table:named-range table:name="name" table:base-cell-address="$Sheet1.$C$2" table:cell-range-address="$Sheet1.$C$2:.$C$111"/>
        <table:named-range table:name="ngc" table:base-cell-address="$Sheet1.$B$2" table:cell-range-address="$Sheet1.$B$2:.$B$111"/>
        <table:named-range table:name="num" table:base-cell-address="$Sheet1.$AB$111" table:cell-range-address="$Sheet1.$AB$2:.$AB$111"/>
        <table:named-range table:name="size" table:base-cell-address="$Sheet1.$H$2" table:cell-range-address="$Sheet1.$H$2:.$H$111"/>
        <table:named-range table:name="stars" table:base-cell-address="$Sheet1.$L$2" table:cell-range-address="$Sheet1.$L$2:.$L$111"/>
        <table:named-range table:name="type" table:base-cell-address="$Sheet1.$E$2" table:cell-range-address="$Sheet1.$E$2:.$E$111"/>
        <table:named-range table:name="x" table:base-cell-address="$Sheet1.$X$2" table:cell-range-address="$Sheet1.$X$2:.$X$111"/>
        <table:named-range table:name="y" table:base-cell-address="$Sheet1.$W$2" table:cell-range-address="$Sheet1.$W$2:.$W$111"/>
        <table:named-range table:name="zodiac" table:base-cell-address="$Sheet1.$F$2" table:cell-range-address="$Sheet1.$F$2:.$F$1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bdings" svg:font-family="Webdings" style:font-adornments="Regular" style:font-pitch="fixed" style:font-charset="x-symbol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4"/>
    </number:number-style>
    <number:number-style style:name="N123">
      <number:number number:decimal-places="0" loext:min-decimal-places="0" number:min-integer-digits="3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5">00/00/0000</text:date>, <text:time style:data-style-name="N2" text:time-value="20:23:38.8417412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8T13:18:37.236202076</meta:creation-date>
    <dc:date>2016-01-15T21:47:16.877963245</dc:date>
    <meta:editing-duration>PT5H13M40S</meta:editing-duration>
    <meta:editing-cycles>39</meta:editing-cycles>
    <meta:generator>LibreOffice/5.0.2.2$Linux_x86 LibreOffice_project/00m0$Build-2</meta:generator>
    <meta:document-statistic meta:table-count="2" meta:cell-count="2935" meta:object-count="0"/>
  </office:meta>
</office:document-meta>
</file>